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3"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4"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7"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34" style:family="graphic">
      <style:graphic-properties draw:stroke="none" draw:fill="solid" draw:fill-color="#ccffff" draw:textarea-horizontal-align="left" draw:textarea-vertical-align="middle" draw:auto-grow-height="false" fo:padding-top="0.127cm" fo:padding-bottom="0.127cm" fo:padding-left="0.255cm" fo:padding-right="0.255cm" fo:wrap-option="no-wrap" draw:shadow="visible" draw:shadow-offset-x="0.212cm" draw:shadow-offset-y="0.212cm" draw:shadow-color="#969696" draw:shadow-opacity="50%"/>
    </style:style>
    <style:style style:name="gr35"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36"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37"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38"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39" style:family="graphic">
      <style:graphic-properties draw:stroke="solid" svg:stroke-width="0.044cm" svg:stroke-color="#ff0000" draw:marker-end="Arrowheads_20_1"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0"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ffcc66" draw:textarea-horizontal-align="left" draw:textarea-vertical-align="middle" draw:auto-grow-height="false" fo:padding-top="0.127cm" fo:padding-bottom="0.127cm" fo:padding-left="0.255cm" fo:padding-right="0.255cm" fo:wrap-option="no-wrap" draw:shadow="visible" draw:shadow-offset-x="0.212cm" draw:shadow-offset-y="0.212cm" draw:shadow-color="#969696" draw:shadow-opacity="50%"/>
    </style:style>
    <style:style style:name="gr46" style:family="graphic">
      <style:graphic-properties draw:stroke="solid" svg:stroke-width="0.071cm" svg:stroke-color="#ff0000" draw:stroke-linejoin="miter" draw:fill="solid" draw:fill-color="#ffcc66"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line-height="80%" fo:text-indent="0cm"/>
    </style:style>
    <style:style style:name="P6" style:family="paragraph">
      <style:paragraph-properties fo:margin-left="1.27cm" fo:margin-right="0cm" fo:line-height="100%" fo:text-indent="-1.27cm"/>
    </style:style>
    <style:style style:name="P7" style:family="paragraph">
      <style:paragraph-properties fo:margin-left="0.635cm" fo:margin-right="0cm" fo:margin-top="0.158cm" fo:margin-bottom="0cm" fo:text-indent="-0.635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line-height="10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75%" fo:text-indent="0cm"/>
    </style:style>
    <style:style style:name="P12" style:family="paragraph">
      <style:paragraph-properties fo:margin-left="0cm" fo:margin-right="0cm" fo:margin-top="0.158cm" fo:margin-bottom="0cm" fo:text-indent="0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style:text-underline-style="solid" style:text-underline-width="auto" style:text-underline-color="font-color"/>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color="#000000" fo:font-family="'Courier New'" style:font-family-generic="modern" style:font-pitch="fixed" fo:language="en" fo:country="GB" fo:font-weight="bold" style:font-weight-asian="bold" style:font-weight-complex="bold"/>
    </style:style>
    <style:style style:name="T6" style:family="text">
      <style:text-properties fo:color="#000000" fo:font-family="'Courier New'" style:font-family-generic="modern" style:font-pitch="fixed" fo:font-weight="bold" style:font-weight-asian="bold" style:font-weight-complex="bold"/>
    </style:style>
    <style:style style:name="T7" style:family="text">
      <style:text-properties fo:color="#ffffff" fo:font-family="Arial" style:font-pitch="variable" fo:font-size="20pt" fo:text-shadow="1pt 1pt" style:font-size-asian="20pt" style:font-size-complex="20pt"/>
    </style:style>
    <style:style style:name="T8" style:family="text">
      <style:text-properties fo:language="en" fo:country="US"/>
    </style:style>
    <style:style style:name="T9" style:family="text">
      <style:text-properties fo:language="en" fo:country="GB"/>
    </style:style>
    <style:style style:name="T10" style:family="text">
      <style:text-properties fo:font-family="Arial" style:font-pitch="variable" fo:font-size="20pt" fo:font-weight="bold" style:font-size-asian="20pt" style:font-weight-asian="bold" style:font-size-complex="20pt" style:font-weight-complex="bold"/>
    </style:style>
    <style:style style:name="T11"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2"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15" style:family="text">
      <style:text-properties fo:color="#ffffff" fo:font-family="Arial" style:font-pitch="variable" fo:font-size="36pt" fo:text-shadow="1pt 1pt" style:font-size-asian="36pt" style:font-size-complex="36pt"/>
    </style:style>
    <style:style style:name="T16" style:family="text">
      <style:text-properties fo:color="#000066" fo:font-family="'Courier New'" style:font-family-generic="modern" style:font-pitch="fixed" fo:font-size="18pt" fo:font-weight="bold" style:font-size-asian="18pt" style:font-weight-asian="bold" style:font-size-complex="18pt" style:font-weight-complex="bold"/>
    </style:style>
    <style:style style:name="T17"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18" style:family="text">
      <style:text-properties fo:color="#006600" fo:font-family="'Courier New'" style:font-family-generic="modern" style:font-pitch="fixed" fo:font-size="18pt" fo:font-weight="bold" style:font-size-asian="18pt" style:font-weight-asian="bold" style:font-size-complex="18pt" style:font-weight-complex="bold"/>
    </style:style>
    <style:style style:name="T19" style:family="text">
      <style:text-properties fo:color="#ffffff" fo:font-family="Arial" style:font-pitch="variable" fo:font-size="18pt" fo:text-shadow="1pt 1pt" style:font-size-asian="18pt" style:font-size-complex="18pt"/>
    </style:style>
    <style:style style:name="T20" style:family="text">
      <style:text-properties fo:color="#ffffff" fo:font-family="Arial" style:font-pitch="variable" fo:font-size="18pt" fo:language="en" fo:country="GB" fo:text-shadow="1pt 1pt" fo:font-weight="bold" style:font-size-asian="18pt" style:font-weight-asian="bold" style:font-size-complex="18pt" style:font-weight-complex="bold"/>
    </style:style>
    <style:style style:name="T21" style:family="text">
      <style:text-properties fo:color="#000000"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22" style:family="text">
      <style:text-properties fo:color="#006600" fo:font-family="'Courier New'" style:font-family-generic="modern" style:font-pitch="fixed" fo:language="en" fo:country="US" fo:font-weight="bold" style:font-weight-asian="bold" style:font-weight-complex="bold"/>
    </style:style>
    <style:style style:name="T23" style:family="text">
      <style:text-properties fo:color="#000000" fo:font-family="'Courier New'" style:font-family-generic="modern" style:font-pitch="fixed" fo:language="en" fo:country="US" fo:font-weight="bold" style:font-weight-asian="bold" style:font-weight-complex="bold"/>
    </style:style>
    <style:style style:name="T24" style:family="text">
      <style:text-properties fo:color="#006600" fo:font-family="'Courier New'" style:font-family-generic="modern" style:font-pitch="fixed" fo:language="en" fo:country="GB" fo:font-weight="bold" style:font-weight-asian="bold" style:font-weight-complex="bold"/>
    </style:style>
    <style:style style:name="T25" style:family="text">
      <style:text-properties fo:color="#ff0000" fo:font-family="Arial" style:font-pitch="variable" fo:font-size="20pt" fo:language="en" fo:country="GB" fo:font-weight="bold" style:font-size-asian="20pt" style:font-weight-asian="bold" style:font-size-complex="20pt" style:font-weight-complex="bold"/>
    </style:style>
    <style:style style:name="T26" style:family="text">
      <style:text-properties fo:font-family="'Courier New'" style:font-family-generic="modern" style:font-pitch="fixed" fo:font-size="18pt" fo:text-shadow="1pt 1pt" style:font-size-asian="18pt" style:font-size-complex="18pt"/>
    </style:style>
    <style:style style:name="T27" style:family="text">
      <style:text-properties fo:font-family="'Courier New'" style:font-family-generic="modern" style:font-pitch="fixed" fo:font-size="18pt" fo:language="en" fo:country="GB" fo:text-shadow="1pt 1pt" style:font-size-asian="18pt" style:font-size-complex="18pt"/>
    </style:style>
    <style:style style:name="T28" style:family="text">
      <style:text-properties fo:font-family="Arial" style:font-pitch="variable" fo:font-size="20pt" fo:language="en" fo:country="GB" fo:font-weight="bold" style:font-size-asian="20pt" style:font-weight-asian="bold" style:font-size-complex="20pt" style:font-weight-complex="bold"/>
    </style:style>
    <style:style style:name="T29" style:family="text">
      <style:text-properties fo:color="#00ff00" fo:font-family="Wingdings" style:font-pitch="variable" style:font-charset="x-symbol" fo:font-size="72pt" fo:language="en" fo:country="US" fo:text-shadow="1pt 1pt" style:font-size-asian="72pt" style:font-size-complex="72pt"/>
    </style:style>
    <style:style style:name="T30" style:family="text">
      <style:text-properties fo:color="#ff3300" fo:font-family="Wingdings" style:font-pitch="variable" style:font-charset="x-symbol" fo:font-size="60pt" fo:language="en" fo:country="US" fo:text-shadow="1pt 1pt" style:font-size-asian="60pt" style:font-size-complex="60pt"/>
    </style:style>
    <style:style style:name="T31" style:family="text">
      <style:text-properties fo:color="#000066" fo:font-family="'Courier New'" style:font-family-generic="modern" style:font-pitch="fixed" fo:font-size="28pt" fo:language="en" fo:country="GB" fo:font-weight="bold" style:font-size-asian="28pt" style:font-weight-asian="bold" style:font-size-complex="28pt" style:font-weight-complex="bold"/>
    </style:style>
    <style:style style:name="T32" style:family="text">
      <style:text-properties fo:color="#000000" fo:font-family="'Courier New'" style:font-family-generic="modern" style:font-pitch="fixed" fo:font-size="28pt" fo:language="en" fo:country="GB" fo:font-weight="bold" style:font-size-asian="28pt" style:font-weight-asian="bold" style:font-size-complex="28pt" style:font-weight-complex="bold"/>
    </style:style>
    <style:style style:name="T33" style:family="text">
      <style:text-properties fo:font-family="'Courier New'" style:font-family-generic="modern" style:font-pitch="fixed" fo:font-size="28pt" fo:language="en" fo:country="GB" fo:font-weight="bold" style:font-size-asian="28pt" style:font-weight-asian="bold" style:font-size-complex="28pt" style:font-weight-complex="bold"/>
    </style:style>
    <style:style style:name="T34" style:family="text">
      <style:text-properties fo:color="#ff0000" fo:font-size="60pt" fo:text-shadow="1pt 1pt" style:font-size-asian="60pt" style:font-size-complex="60pt"/>
    </style:style>
    <style:style style:name="T35" style:family="text">
      <style:text-properties fo:color="#ffffff" fo:font-family="Arial" style:font-pitch="variable" fo:font-size="32pt" fo:text-shadow="1pt 1pt" style:font-size-asian="32pt" style:font-size-complex="32pt"/>
    </style:style>
    <style:style style:name="T36" style:family="text">
      <style:text-properties fo:color="#ffffff" fo:font-family="Arial" style:font-pitch="variable" fo:font-size="32pt" fo:language="en" fo:country="GB" fo:text-shadow="1pt 1pt" fo:font-weight="bold" style:font-size-asian="32pt" style:font-weight-asian="bold" style:font-size-complex="32pt" style:font-weight-complex="bold"/>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family="'Courier New'" style:font-family-generic="modern" style:font-pitch="fixed" fo:language="en" fo:country="GB" fo:font-weight="bold" style:font-weight-asian="bold" style:font-weight-complex="bold"/>
    </style:style>
    <style:style style:name="T39" style:family="text">
      <style:text-properties fo:color="#ffffff" fo:font-family="Arial" style:font-pitch="variable" fo:font-size="44pt" fo:text-shadow="1pt 1pt" style:font-size-asian="44pt" style:font-size-complex="44pt"/>
    </style:style>
    <style:style style:name="T40" style:family="text">
      <style:text-properties fo:language="en" fo:country="GB" fo:font-style="italic" style:text-underline-style="solid" style:text-underline-width="auto" style:text-underline-color="font-color" style:font-style-asian="italic" style:font-style-complex="italic"/>
    </style:style>
    <style:style style:name="T41"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42"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43"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44" style:family="text">
      <style:text-properties fo:color="#ffff00" fo:font-family="Wingdings" style:font-pitch="variable" style:font-charset="x-symbol" fo:font-size="60pt" fo:text-shadow="1pt 1pt" style:font-size-asian="60pt" style:font-size-complex="60pt"/>
    </style:style>
    <text:list-style style:name="L1">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Courier New'" style:font-family-generic="modern" style:font-pitch="fixed"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1.27cm"/>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635cm"/>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Wingdings" style:font-pitch="variable" style:font-charset="x-symbol" fo:color="#00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Wingdings" style:font-pitch="variable" style:font-charset="x-symbol" fo:color="#ff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1.27cm"/>
        <style:text-properties fo:font-family="Wingdings" style:font-pitch="variable" style:font-charset="x-symbol"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10.664cm" svg:height="3.309cm" svg:x="8.96cm" svg:y="7.02cm">
          <text:p text:style-name="P1"><text:span text:style-name="T1">Pointer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list text:style-name="L12">
                <text:list-header>
                  <text:p text:style-name="P12"><text:span text:style-name="T8"/></text:p>
                </text:list-header>
              </text:list>
            </draw:text-box>
          </draw:frame>
        </presentation:notes>
      </draw:page>
      <draw:page draw:name="pointers =~= array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pointers =~= array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n array expression <text:span text:style-name="T3">usually</text:span> "decays" into a pointer to element zero</text:p>
              </text:list-item>
            </text:list>
          </draw:text-box>
        </draw:frame>
        <draw:custom-shape draw:style-name="gr2" draw:text-style-name="P2" draw:layer="layout" svg:width="22.406cm" svg:height="1.881cm" svg:x="4.555cm" svg:y="5.768cm">
          <text:p text:style-name="P5"><text:span text:style-name="T4">void</text:span><text:span text:style-name="T5"> display(size_t size, wibble * first);</text:span></text:p>
          <text:p text:style-name="P5"><text:span text:style-name="T4">void</text:span><text:span text:style-name="T5"> display(size_t size, wibble first[]);</text:span></text:p>
          <draw:enhanced-geometry svg:viewBox="0 0 21600 21600" draw:type="mso-spt202" draw:enhanced-path="M 0 0 L 21600 0 21600 21600 0 21600 0 0 Z N"/>
        </draw:custom-shape>
        <draw:custom-shape draw:style-name="gr2" draw:text-style-name="P2" draw:layer="layout" svg:width="22.406cm" svg:height="1.881cm" svg:x="4.555cm" svg:y="13.247cm">
          <text:p text:style-name="P5"><text:span text:style-name="T6">display(42, table);</text:span></text:p>
          <text:p text:style-name="P5"><text:span text:style-name="T6">display(42, &amp;table[0]);</text:span></text:p>
          <draw:enhanced-geometry svg:viewBox="0 0 21600 21600" draw:type="mso-spt202" draw:enhanced-path="M 0 0 L 21600 0 21600 21600 0 21600 0 0 Z N"/>
        </draw:custom-shape>
        <draw:custom-shape draw:style-name="gr3" draw:text-style-name="P2" draw:layer="layout" svg:width="18.199cm" svg:height="1.108cm" svg:x="4.56cm" svg:y="7.726cm">
          <text:p text:style-name="P6"><text:span text:style-name="T7">these two declarations are equivalent*</text:span></text:p>
          <draw:enhanced-geometry svg:viewBox="0 0 21600 21600" draw:type="mso-spt202" draw:enhanced-path="M 0 0 L 21600 0 21600 21600 0 21600 0 0 Z N"/>
        </draw:custom-shape>
        <draw:custom-shape draw:style-name="gr3" draw:text-style-name="P2" draw:layer="layout" svg:width="18.556cm" svg:height="1.108cm" svg:x="4.357cm" svg:y="15.425cm">
          <text:p text:style-name="P6"><text:span text:style-name="T7">these two statements are equivalent</text:span></text:p>
          <draw:enhanced-geometry svg:viewBox="0 0 21600 21600" draw:type="mso-spt202" draw:enhanced-path="M 0 0 L 21600 0 21600 21600 0 21600 0 0 Z N"/>
        </draw:custom-shape>
        <draw:custom-shape draw:style-name="gr2" draw:text-style-name="P2" draw:layer="layout" svg:width="22.405cm" svg:height="1.069cm" svg:x="4.56cm" svg:y="10.019cm">
          <text:p text:style-name="P5"><text:span text:style-name="T5">wibble table[42] = { ... };</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7"><text:span text:style-name="T8">These two are not quite equivalent:</text:span></text:p>
              <text:p text:style-name="P7"><text:span text:style-name="T8">void display(size_t size, wibble * first);</text:span></text:p>
              <text:p text:style-name="P7"><text:span text:style-name="T8">void display(size_t size, wibble first[]);</text:span></text:p>
              <text:p text:style-name="P7"><text:span text:style-name="T8">The latter is not allowed when wibble is an incomplete type. This is explained in detail in the Incomplete Types chapter. </text:span></text:p>
            </draw:text-box>
          </draw:frame>
        </presentation:notes>
      </draw:page>
      <draw:page draw:name="array decay"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rray decay</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6.3.2.1 Lvalues, arrays, and function designators</text:span></text:p>
                <text:list text:style-name="L8">
                  <text:list-item>
                    <text:p text:style-name="P8"><text:span text:style-name="T9">para 3 - Except when it is the operand of </text:span></text:p>
                    <text:list>
                      <text:list-item>
                        <text:p text:style-name="P8"><text:span text:style-name="T9">the sizeof operator </text:span></text:p>
                      </text:list-item>
                      <text:list-item>
                        <text:p text:style-name="P8"><text:span text:style-name="T9">or the unary &amp; operator, </text:span></text:p>
                      </text:list-item>
                      <text:list-item>
                        <text:p text:style-name="P8"><text:span text:style-name="T9">or is a string literal used to initialize an array,</text:span></text:p>
                      </text:list-item>
                    </text:list>
                  </text:list-item>
                  <text:list-item>
                    <text:p text:style-name="P8"><text:span text:style-name="T9">an expression that has type "array of type" is converted to an expression with type "pointer to type" and points to the initial element of the array object and is not an lvalue</text:span></text:p>
                  </text:list-item>
                </text:list>
              </text:list-item>
            </text:list>
          </draw:text-box>
        </draw:frame>
        <draw:custom-shape draw:style-name="gr4" draw:text-style-name="P2" draw:layer="layout" svg:width="10.804cm" svg:height="1.108cm" svg:x="6.756cm" svg:y="15.218cm">
          <text:p text:style-name="P9"><text:span text:style-name="T10">There are three exceptions</text:span></text:p>
          <draw:enhanced-geometry svg:viewBox="0 0 21600 21600" draw:type="mso-spt202" draw:enhanced-path="M 0 0 L 21600 0 21600 21600 0 21600 0 0 Z N"/>
        </draw:custom-shape>
        <draw:custom-shape draw:style-name="gr5" draw:text-style-name="P2" draw:layer="layout" svg:width="1.367cm" svg:height="1.998cm" svg:x="17.59cm" svg:y="14.927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line draw:style-name="gr6" draw:text-style-name="P10" draw:layer="layout" svg:x1="6.358cm" svg:y1="15.725cm" svg:x2="4.157cm" svg:y2="15.725cm">
          <text:p/>
        </draw:line>
        <draw:line draw:style-name="gr6" draw:text-style-name="P10" draw:layer="layout" svg:x1="4.158cm" svg:y1="15.725cm" svg:x2="4.158cm" svg:y2="5.525cm">
          <text:p/>
        </draw:line>
        <draw:line draw:style-name="gr7" draw:text-style-name="P10" draw:layer="layout" svg:x1="4.158cm" svg:y1="5.525cm" svg:x2="5.759cm" svg:y2="5.525cm">
          <text:p/>
        </draw:line>
        <draw:line draw:style-name="gr7" draw:text-style-name="P10" draw:layer="layout" svg:x1="4.158cm" svg:y1="6.725cm" svg:x2="5.759cm" svg:y2="6.725cm">
          <text:p/>
        </draw:line>
        <draw:line draw:style-name="gr7" draw:text-style-name="P10" draw:layer="layout" svg:x1="4.158cm" svg:y1="7.924cm" svg:x2="5.759cm" svg:y2="7.924cm">
          <text:p/>
        </draw:line>
        <presentation:notes draw:style-name="dp2">
          <draw:page-thumbnail draw:layer="layout" svg:width="13.472cm" svg:height="9.327cm" svg:x="3.126cm" svg:y="1.896cm" draw:page-number="3"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what does this program print?</text:span></text:p>
                <text:list text:style-name="L8">
                  <text:list-item>
                    <text:p text:style-name="P8"><text:span text:style-name="T9">assume sizeof(char*) == 8</text:span></text:p>
                  </text:list-item>
                </text:list>
              </text:list-item>
            </text:list>
          </draw:text-box>
        </draw:frame>
        <draw:custom-shape draw:style-name="gr4" draw:text-style-name="P2" draw:layer="layout" svg:width="17.004cm" svg:height="11.056cm" svg:x="5.556cm" svg:y="5.345cm">
          <text:p text:style-name="P11"><text:span text:style-name="T11">typedef 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 wibble;</text:span></text:p>
          <text:p text:style-name="P11"><text:span text:style-name="T12"/></text:p>
          <text:p text:style-name="P11"><text:span text:style-name="T12">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3">{</text:span></text:p>
          <text:p text:style-name="P11"><text:span text:style-name="T13"><text:s text:c="4"/></text:span><text:span text:style-name="T11">char</text:span><text:span text:style-name="T13"> x[42];</text:span></text:p>
          <text:p text:style-name="P11"><text:span text:style-name="T13"/></text:p>
          <text:p text:style-name="P11"><text:span text:style-name="T13"><text:s text:c="4"/></text:span><text:span text:style-name="T13">printf(</text:span><text:span text:style-name="T14">"%zd\n"</text:span><text:span text:style-name="T13">, </text:span><text:span text:style-name="T11">sizeof</text:span><text:span text:style-name="T13">(f().x));</text:span></text:p>
          <text:p text:style-name="P11"><text:span text:style-name="T13"/></text:p>
          <text:p text:style-name="P11"><text:span text:style-name="T13"><text:s text:c="4"/></text:span><text:span text:style-name="T13">printf(</text:span><text:span text:style-name="T14">"%zd\n"</text:span><text:span text:style-name="T13">, </text:span><text:span text:style-name="T11">sizeof</text:span><text:span text:style-name="T13">(x));</text:span></text:p>
          <text:p text:style-name="P11"><text:span text:style-name="T13"/></text:p>
          <text:p text:style-name="P11"><text:span text:style-name="T13"><text:s text:c="4"/></text:span><text:span text:style-name="T13">printf(</text:span><text:span text:style-name="T14">"%zd\n"</text:span><text:span text:style-name="T13">, </text:span><text:span text:style-name="T11">sizeof</text:span><text:span text:style-name="T13">(0, x));</text:span></text:p>
          <text:p text:style-name="P11"><text:span text:style-name="T13">}</text:span></text:p>
          <draw:enhanced-geometry svg:viewBox="0 0 21600 21600" draw:type="mso-spt202" draw:enhanced-path="M 0 0 L 21600 0 21600 21600 0 21600 0 0 Z N"/>
        </draw:custom-shape>
        <draw:g>
          <draw:rect draw:style-name="gr8" draw:text-style-name="P10" draw:layer="layout" svg:width="6.001cm" svg:height="5.636cm" svg:x="20.757cm" svg:y="11.527cm">
            <text:p/>
          </draw:rect>
          <draw:g>
            <draw:custom-shape draw:style-name="gr9" draw:text-style-name="P2" draw:layer="layout" svg:width="0.214cm" svg:height="0.267cm" svg:x="24.51cm" svg:y="12.912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10" draw:text-style-name="P2" draw:layer="layout" svg:width="0.159cm" svg:height="0.135cm" svg:x="21.857cm" svg:y="15.54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11" draw:text-style-name="P2" draw:layer="layout" svg:width="0.852cm" svg:height="0.685cm" svg:x="21.886cm" svg:y="15.487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12" draw:text-style-name="P2" draw:layer="layout" svg:width="0.852cm" svg:height="0.685cm" svg:x="21.886cm" svg:y="15.487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13" draw:text-style-name="P10" draw:layer="layout" svg:x1="22.208cm" svg:y1="15.664cm" svg:x2="22.14cm" svg:y2="15.733cm">
              <text:p/>
            </draw:line>
            <draw:custom-shape draw:style-name="gr14" draw:text-style-name="P2" draw:layer="layout" svg:width="1.937cm" svg:height="1.595cm" svg:x="20.764cm" svg:y="15.558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12" draw:text-style-name="P2" draw:layer="layout" svg:width="1.937cm" svg:height="1.595cm" svg:x="20.764cm" svg:y="15.558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15" draw:text-style-name="P2" draw:layer="layout" svg:width="1.233cm" svg:height="1.095cm" svg:x="20.944cm" svg:y="15.762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12" draw:text-style-name="P2" draw:layer="layout" svg:width="0.256cm" svg:height="0.184cm" svg:x="22.405cm" svg:y="16.622cm">
              <text:p/>
              <draw:enhanced-geometry svg:viewBox="0 0 486 353" draw:type="non-primitive" draw:enhanced-path="M 486 0  L 459 30  L 424 62  L 380 97  L 331 135  L 277 173  L 220 212  L 163 250  L 105 288  L 51 322  L 0 353  N"/>
            </draw:custom-shape>
            <draw:custom-shape draw:style-name="gr12" draw:text-style-name="P2" draw:layer="layout" svg:width="0.587cm" svg:height="0.241cm" svg:x="21.817cm" svg:y="16.807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12" draw:text-style-name="P2" draw:layer="layout" svg:width="0.521cm" svg:height="0.023cm" svg:x="21.295cm" svg:y="17.035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12" draw:text-style-name="P2" draw:layer="layout" svg:width="0.338cm" svg:height="0.164cm" svg:x="20.957cm" svg:y="16.871cm">
              <text:p/>
              <draw:enhanced-geometry svg:viewBox="0 0 641 307" draw:type="non-primitive" draw:enhanced-path="M 641 307  L 595 295  L 546 281  L 492 264  L 436 245  L 377 223  L 318 200  L 260 176  L 205 148  L 153 121  L 104 92  L 62 62  L 27 32  L 0 0  N"/>
            </draw:custom-shape>
            <draw:custom-shape draw:style-name="gr12" draw:text-style-name="P2" draw:layer="layout" svg:width="0.285cm" svg:height="0.28cm" svg:x="22.394cm" svg:y="16.151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12" draw:text-style-name="P2" draw:layer="layout" svg:width="0.277cm" svg:height="0.137cm" svg:x="22.116cm" svg:y="16.292cm">
              <text:p/>
              <draw:enhanced-geometry svg:viewBox="0 0 524 264" draw:type="non-primitive" draw:enhanced-path="M 524 264  L 469 249  L 407 225  L 338 195  L 269 159  L 200 121  L 137 85  L 82 52  L 38 25  L 10 7  L 0 0  N"/>
            </draw:custom-shape>
            <draw:custom-shape draw:style-name="gr12" draw:text-style-name="P2" draw:layer="layout" svg:width="0.079cm" svg:height="0.42cm" svg:x="22.116cm" svg:y="16.292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12" draw:text-style-name="P2" draw:layer="layout" svg:width="0.357cm" svg:height="0.1cm" svg:x="21.759cm" svg:y="16.625cm">
              <text:p/>
              <draw:enhanced-geometry svg:viewBox="0 0 678 190" draw:type="non-primitive" draw:enhanced-path="M 678 164  L 631 175  L 583 183  L 533 188  L 481 190  L 429 188  L 376 181  L 323 171  L 268 156  L 214 136  L 160 110  L 106 79  L 53 43  L 0 0  N"/>
            </draw:custom-shape>
            <draw:custom-shape draw:style-name="gr12" draw:text-style-name="P2" draw:layer="layout" svg:width="0.076cm" svg:height="0.24cm" svg:x="21.746cm" svg:y="16.625cm">
              <text:p/>
              <draw:enhanced-geometry svg:viewBox="0 0 145 454" draw:type="non-primitive" draw:enhanced-path="M 26 0  L 63 45  L 94 93  L 118 142  L 135 191  L 144 240  L 145 286  L 140 329  L 127 368  L 106 401  L 78 427  L 43 445  L 0 454  N"/>
            </draw:custom-shape>
            <draw:custom-shape draw:style-name="gr12" draw:text-style-name="P2" draw:layer="layout" svg:width="0.484cm" svg:height="0.018cm" svg:x="21.261cm" svg:y="16.86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12" draw:text-style-name="P2" draw:layer="layout" svg:width="0.127cm" svg:height="0.121cm" svg:x="21.134cm" svg:y="16.739cm">
              <text:p/>
              <draw:enhanced-geometry svg:viewBox="0 0 242 234" draw:type="non-primitive" draw:enhanced-path="M 242 234  L 181 204  L 128 172  L 80 134  L 43 94  L 16 48  L 0 0  N"/>
            </draw:custom-shape>
            <draw:custom-shape draw:style-name="gr12" draw:text-style-name="P2" draw:layer="layout" svg:width="0.127cm" svg:height="0.19cm" svg:x="21.515cm" svg:y="16.587cm">
              <text:p/>
              <draw:enhanced-geometry svg:viewBox="0 0 242 362" draw:type="non-primitive" draw:enhanced-path="M 0 0  L 46 42  L 92 82  L 137 123  L 175 163  L 208 202  L 231 238  L 242 274  L 241 306  L 225 336  L 191 362  N"/>
            </draw:custom-shape>
            <draw:custom-shape draw:style-name="gr12" draw:text-style-name="P2" draw:layer="layout" svg:width="0.373cm" svg:height="0.071cm" svg:x="21.243cm" svg:y="16.778cm">
              <text:p/>
              <draw:enhanced-geometry svg:viewBox="0 0 705 131" draw:type="non-primitive" draw:enhanced-path="M 705 0  L 669 19  L 628 37  L 584 53  L 536 69  L 485 84  L 431 96  L 375 107  L 316 116  L 255 124  L 192 129  L 129 131  L 66 131  L 0 128  N"/>
            </draw:custom-shape>
            <draw:custom-shape draw:style-name="gr12" draw:text-style-name="P2" draw:layer="layout" svg:width="0.227cm" svg:height="0.079cm" svg:x="22.294cm" svg:y="15.974cm">
              <text:p/>
              <draw:enhanced-geometry svg:viewBox="0 0 430 154" draw:type="non-primitive" draw:enhanced-path="M 430 154  L 373 124  L 313 94  L 252 65  L 193 40  L 136 20  L 84 6  L 38 0  L 0 5  N"/>
            </draw:custom-shape>
            <draw:custom-shape draw:style-name="gr12" draw:text-style-name="P2" draw:layer="layout" svg:width="0.106cm" svg:height="0.055cm" svg:x="22.188cm" svg:y="15.977cm">
              <text:p/>
              <draw:enhanced-geometry svg:viewBox="0 0 200 105" draw:type="non-primitive" draw:enhanced-path="M 200 0  L 110 40  L 33 84  L 0 105  N"/>
            </draw:custom-shape>
            <draw:custom-shape draw:style-name="gr12" draw:text-style-name="P2" draw:layer="layout" svg:width="0.047cm" svg:height="0.097cm" svg:x="22.14cm" svg:y="15.934cm">
              <text:p/>
              <draw:enhanced-geometry svg:viewBox="0 0 86 183" draw:type="non-primitive" draw:enhanced-path="M 86 183  L 41 86  L 10 22  L 0 0  N"/>
            </draw:custom-shape>
            <draw:custom-shape draw:style-name="gr12" draw:text-style-name="P2" draw:layer="layout" svg:width="0.124cm" svg:height="0.317cm" svg:x="22.275cm" svg:y="15.998cm">
              <text:p/>
              <draw:enhanced-geometry svg:viewBox="0 0 235 600" draw:type="non-primitive" draw:enhanced-path="M 0 0  L 4 38  L 17 93  L 40 157  L 67 228  L 99 303  L 131 378  L 162 447  L 190 508  L 214 556  L 229 588  L 235 600  N"/>
            </draw:custom-shape>
            <draw:custom-shape draw:style-name="gr12" draw:text-style-name="P2" draw:layer="layout" svg:width="0.346cm" svg:height="0.071cm" svg:x="22.052cm" svg:y="16.244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12" draw:text-style-name="P2" draw:layer="layout" svg:width="0.039cm" svg:height="0.34cm" svg:x="22.055cm" svg:y="16.305cm">
              <text:p/>
              <draw:enhanced-geometry svg:viewBox="0 0 73 643" draw:type="non-primitive" draw:enhanced-path="M 0 0  L 12 54  L 23 119  L 32 192  L 41 270  L 49 348  L 56 424  L 63 494  L 67 554  L 70 601  L 72 632  L 73 643  N"/>
            </draw:custom-shape>
            <draw:custom-shape draw:style-name="gr12" draw:text-style-name="P2" draw:layer="layout" svg:width="0.423cm" svg:height="0.097cm" svg:x="21.671cm" svg:y="16.553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12" draw:text-style-name="P2" draw:layer="layout" svg:width="0.161cm" svg:height="0.129cm" svg:x="21.515cm" svg:y="16.521cm">
              <text:p/>
              <draw:enhanced-geometry svg:viewBox="0 0 306 244" draw:type="non-primitive" draw:enhanced-path="M 306 244  L 231 160  L 159 96  L 96 50  L 45 20  L 12 5  L 0 0  N"/>
            </draw:custom-shape>
            <draw:custom-shape draw:style-name="gr12" draw:text-style-name="P2" draw:layer="layout" svg:width="0.36cm" svg:height="0.193cm" svg:x="22.341cm" svg:y="16.323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12" draw:text-style-name="P2" draw:layer="layout" svg:width="0.103cm" svg:height="0.073cm" svg:x="22.238cm" svg:y="16.429cm">
              <text:p/>
              <draw:enhanced-geometry svg:viewBox="0 0 197 136" draw:type="non-primitive" draw:enhanced-path="M 197 136  L 80 79  L 21 41  L 0 16  L 2 3  L 6 0  N"/>
            </draw:custom-shape>
            <draw:custom-shape draw:style-name="gr12" draw:text-style-name="P2" draw:layer="layout" svg:width="0.04cm" svg:height="0.246cm" svg:x="22.24cm" svg:y="16.429cm">
              <text:p/>
              <draw:enhanced-geometry svg:viewBox="0 0 75 462" draw:type="non-primitive" draw:enhanced-path="M 0 0  L 28 74  L 50 140  L 65 201  L 72 258  L 75 311  L 69 362  L 57 412  L 36 462  N"/>
            </draw:custom-shape>
            <draw:custom-shape draw:style-name="gr12" draw:text-style-name="P2" draw:layer="layout" svg:width="0.23cm" svg:height="0.076cm" svg:x="22.259cm" svg:y="16.675cm">
              <text:p/>
              <draw:enhanced-geometry svg:viewBox="0 0 434 145" draw:type="non-primitive" draw:enhanced-path="M 0 0  L 76 0  L 142 1  L 199 5  L 251 14  L 299 31  L 343 57  L 387 95  L 434 145  N"/>
            </draw:custom-shape>
            <draw:custom-shape draw:style-name="gr12" draw:text-style-name="P2" draw:layer="layout" svg:width="0.28cm" svg:height="0.087cm" svg:x="20.914cm" svg:y="16.559cm">
              <text:p/>
              <draw:enhanced-geometry svg:viewBox="0 0 531 165" draw:type="non-primitive" draw:enhanced-path="M 531 162  L 452 165  L 375 162  L 303 155  L 236 145  L 175 131  L 122 114  L 77 94  L 40 73  L 15 49  L 1 25  L 0 0  N"/>
            </draw:custom-shape>
            <draw:custom-shape draw:style-name="gr12" draw:text-style-name="P2" draw:layer="layout" svg:width="0.142cm" svg:height="0.1cm" svg:x="21.248cm" svg:y="16.426cm">
              <text:p/>
              <draw:enhanced-geometry svg:viewBox="0 0 271 190" draw:type="non-primitive" draw:enhanced-path="M 0 0  L 55 33  L 119 67  L 179 102  L 231 136  L 264 165  L 271 190  N"/>
            </draw:custom-shape>
            <draw:custom-shape draw:style-name="gr12" draw:text-style-name="P2" draw:layer="layout" svg:width="0.426cm" svg:height="0.145cm" svg:x="21.735cm" svg:y="16.731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12" draw:text-style-name="P2" draw:layer="layout" svg:width="0.27cm" svg:height="0.081cm" svg:x="22.161cm" svg:y="16.718cm">
              <text:p/>
              <draw:enhanced-geometry svg:viewBox="0 0 514 155" draw:type="non-primitive" draw:enhanced-path="M 0 29  L 50 11  L 106 2  L 163 0  L 222 3  L 280 14  L 335 29  L 387 49  L 433 72  L 470 98  L 497 127  L 514 155  N"/>
            </draw:custom-shape>
            <draw:custom-shape draw:style-name="gr12" draw:text-style-name="P2" draw:layer="layout" svg:width="0.261cm" svg:height="0.039cm" svg:x="21.899cm" svg:y="15.738cm">
              <text:p/>
              <draw:enhanced-geometry svg:viewBox="0 0 495 73" draw:type="non-primitive" draw:enhanced-path="M 495 73  L 439 53  L 378 34  L 313 18  L 249 6  L 186 0  L 129 0  L 77 9  L 33 26  L 0 54  N"/>
            </draw:custom-shape>
            <draw:custom-shape draw:style-name="gr12" draw:text-style-name="P2" draw:layer="layout" svg:width="0.074cm" svg:height="0.094cm" svg:x="21.825cm" svg:y="15.672cm">
              <text:p/>
              <draw:enhanced-geometry svg:viewBox="0 0 136 180" draw:type="non-primitive" draw:enhanced-path="M 136 180  L 71 90  L 21 25  L 0 0  N"/>
            </draw:custom-shape>
            <draw:custom-shape draw:style-name="gr12" draw:text-style-name="P2" draw:layer="layout" svg:width="0.193cm" svg:height="0.098cm" svg:x="20.771cm" svg:y="16.704cm">
              <text:p/>
              <draw:enhanced-geometry svg:viewBox="0 0 365 187" draw:type="non-primitive" draw:enhanced-path="M 365 187  L 304 174  L 237 152  L 170 122  L 108 88  L 56 55  L 18 24  L 0 0  N"/>
            </draw:custom-shape>
            <draw:custom-shape draw:style-name="gr16" draw:text-style-name="P2" draw:layer="layout" svg:width="0.183cm" svg:height="0.076cm" svg:x="21.285cm" svg:y="16.323cm">
              <text:p/>
              <draw:enhanced-geometry svg:viewBox="0 0 344 145" draw:type="non-primitive" draw:enhanced-path="M 344 145  L 297 91  L 237 53  L 171 27  L 108 11  L 54 3  L 15 0  L 0 0  N"/>
            </draw:custom-shape>
            <draw:custom-shape draw:style-name="gr16" draw:text-style-name="P2" draw:layer="layout" svg:width="0.135cm" svg:height="0.097cm" svg:x="21.372cm" svg:y="16.247cm">
              <text:p/>
              <draw:enhanced-geometry svg:viewBox="0 0 254 181" draw:type="non-primitive" draw:enhanced-path="M 254 181  L 203 128  L 137 78  L 70 37  L 21 10  L 0 0  N"/>
            </draw:custom-shape>
            <draw:custom-shape draw:style-name="gr16" draw:text-style-name="P2" draw:layer="layout" svg:width="0.158cm" svg:height="0.069cm" svg:x="21.409cm" svg:y="16.199cm">
              <text:p/>
              <draw:enhanced-geometry svg:viewBox="0 0 297 126" draw:type="non-primitive" draw:enhanced-path="M 297 126  L 238 82  L 160 47  L 83 21  L 23 5  L 0 0  N"/>
            </draw:custom-shape>
            <draw:custom-shape draw:style-name="gr16" draw:text-style-name="P2" draw:layer="layout" svg:width="0.148cm" svg:height="0.087cm" svg:x="21.473cm" svg:y="16.127cm">
              <text:p/>
              <draw:enhanced-geometry svg:viewBox="0 0 279 161" draw:type="non-primitive" draw:enhanced-path="M 279 161  L 222 113  L 150 69  L 77 32  L 23 9  L 0 0  N"/>
            </draw:custom-shape>
            <draw:custom-shape draw:style-name="gr16" draw:text-style-name="P2" draw:layer="layout" svg:width="0.172cm" svg:height="0.071cm" svg:x="21.515cm" svg:y="16.072cm">
              <text:p/>
              <draw:enhanced-geometry svg:viewBox="0 0 324 135" draw:type="non-primitive" draw:enhanced-path="M 324 135  L 278 100  L 212 68  L 138 41  L 70 19  L 19 4  L 0 0  N"/>
            </draw:custom-shape>
            <draw:custom-shape draw:style-name="gr16" draw:text-style-name="P2" draw:layer="layout" svg:width="0.159cm" svg:height="0.076cm" svg:x="21.563cm" svg:y="16.022cm">
              <text:p/>
              <draw:enhanced-geometry svg:viewBox="0 0 300 145" draw:type="non-primitive" draw:enhanced-path="M 300 145  L 248 95  L 171 56  L 89 25  L 26 6  L 0 0  N"/>
            </draw:custom-shape>
            <draw:custom-shape draw:style-name="gr16" draw:text-style-name="P2" draw:layer="layout" svg:width="0.151cm" svg:height="0.073cm" svg:x="21.626cm" svg:y="15.958cm">
              <text:p/>
              <draw:enhanced-geometry svg:viewBox="0 0 287 138" draw:type="non-primitive" draw:enhanced-path="M 287 138  L 233 95  L 159 58  L 82 28  L 24 8  L 0 0  N"/>
            </draw:custom-shape>
            <draw:custom-shape draw:style-name="gr16" draw:text-style-name="P2" draw:layer="layout" svg:width="0.137cm" svg:height="0.068cm" svg:x="21.687cm" svg:y="15.897cm">
              <text:p/>
              <draw:enhanced-geometry svg:viewBox="0 0 263 127" draw:type="non-primitive" draw:enhanced-path="M 263 127  L 187 80  L 101 39  L 30 11  L 0 0  N"/>
            </draw:custom-shape>
            <draw:custom-shape draw:style-name="gr16" draw:text-style-name="P2" draw:layer="layout" svg:width="0.148cm" svg:height="0.063cm" svg:x="21.724cm" svg:y="15.839cm">
              <text:p/>
              <draw:enhanced-geometry svg:viewBox="0 0 279 117" draw:type="non-primitive" draw:enhanced-path="M 279 117  L 226 74  L 154 41  L 80 18  L 22 5  L 0 0  N"/>
            </draw:custom-shape>
            <draw:custom-shape draw:style-name="gr16" draw:text-style-name="P2" draw:layer="layout" svg:width="0.148cm" svg:height="0.071cm" svg:x="21.764cm" svg:y="15.778cm">
              <text:p/>
              <draw:enhanced-geometry svg:viewBox="0 0 281 135" draw:type="non-primitive" draw:enhanced-path="M 281 135  L 223 90  L 151 53  L 78 24  L 22 6  L 0 0  N"/>
            </draw:custom-shape>
            <draw:custom-shape draw:style-name="gr16" draw:text-style-name="P2" draw:layer="layout" svg:width="0.026cm" svg:height="0.417cm" svg:x="21.868cm" svg:y="15.744cm">
              <text:p/>
              <draw:enhanced-geometry svg:viewBox="0 0 49 788" draw:type="non-primitive" draw:enhanced-path="M 0 0  L 10 28  L 21 67  L 29 116  L 35 172  L 41 234  L 46 301  L 48 369  L 49 439  L 48 507  L 44 572  L 40 632  L 33 685  L 25 730  L 14 765  L 0 788  N"/>
            </draw:custom-shape>
            <draw:custom-shape draw:style-name="gr16" draw:text-style-name="P2" draw:layer="layout" svg:width="0.108cm" svg:height="0.166cm" svg:x="21.759cm" svg:y="16.008cm">
              <text:p/>
              <draw:enhanced-geometry svg:viewBox="0 0 208 317" draw:type="non-primitive" draw:enhanced-path="M 208 290  L 182 310  L 155 317  L 126 310  L 97 290  L 70 257  L 45 211  L 25 153  L 9 83  L 0 0  N"/>
            </draw:custom-shape>
            <draw:custom-shape draw:style-name="gr16" draw:text-style-name="P2" draw:layer="layout" svg:width="0.076cm" svg:height="0.254cm" svg:x="21.759cm" svg:y="15.754cm">
              <text:p/>
              <draw:enhanced-geometry svg:viewBox="0 0 145 481" draw:type="non-primitive" draw:enhanced-path="M 0 481  L 1 395  L 11 315  L 31 240  L 53 172  L 79 114  L 104 67  L 126 31  L 140 8  L 145 0  N"/>
            </draw:custom-shape>
            <draw:custom-shape draw:style-name="gr16" draw:text-style-name="P2" draw:layer="layout" svg:width="0.206cm" svg:height="0.259cm" svg:x="21.629cm" svg:y="15.754cm">
              <text:p/>
              <draw:enhanced-geometry svg:viewBox="0 0 387 491" draw:type="non-primitive" draw:enhanced-path="M 387 0  L 355 61  L 324 121  L 292 179  L 259 234  L 227 286  L 195 334  L 162 377  L 129 414  L 97 445  L 64 469  L 32 484  L 0 491  N"/>
            </draw:custom-shape>
            <draw:custom-shape draw:style-name="gr16" draw:text-style-name="P2" draw:layer="layout" svg:width="0.066cm" svg:height="0.145cm" svg:x="21.563cm" svg:y="15.868cm">
              <text:p/>
              <draw:enhanced-geometry svg:viewBox="0 0 128 274" draw:type="non-primitive" draw:enhanced-path="M 128 274  L 78 269  L 41 247  L 14 212  L 0 168  L 1 116  L 16 59  L 46 0  N"/>
            </draw:custom-shape>
            <draw:custom-shape draw:style-name="gr16" draw:text-style-name="P2" draw:layer="layout" svg:width="0.243cm" svg:height="0.153cm" svg:x="21.587cm" svg:y="15.714cm">
              <text:p/>
              <draw:enhanced-geometry svg:viewBox="0 0 460 289" draw:type="non-primitive" draw:enhanced-path="M 0 289  L 39 244  L 94 199  L 159 155  L 229 113  L 298 77  L 360 45  L 412 21  L 447 5  L 460 0  N"/>
            </draw:custom-shape>
            <draw:custom-shape draw:style-name="gr16" draw:text-style-name="P2" draw:layer="layout" svg:width="0.156cm" svg:height="0.085cm" svg:x="21.592cm" svg:y="16.426cm">
              <text:p/>
              <draw:enhanced-geometry svg:viewBox="0 0 297 162" draw:type="non-primitive" draw:enhanced-path="M 297 162  L 253 112  L 192 71  L 125 40  L 63 17  L 18 4  L 0 0  N"/>
            </draw:custom-shape>
            <draw:custom-shape draw:style-name="gr16" draw:text-style-name="P2" draw:layer="layout" svg:width="0.137cm" svg:height="0.103cm" svg:x="21.687cm" svg:y="16.347cm">
              <text:p/>
              <draw:enhanced-geometry svg:viewBox="0 0 263 191" draw:type="non-primitive" draw:enhanced-path="M 263 191  L 184 119  L 112 64  L 54 28  L 14 7  L 0 0  N"/>
            </draw:custom-shape>
            <draw:custom-shape draw:style-name="gr16" draw:text-style-name="P2" draw:layer="layout" svg:width="0.158cm" svg:height="0.084cm" svg:x="21.759cm" svg:y="16.302cm">
              <text:p/>
              <draw:enhanced-geometry svg:viewBox="0 0 300 161" draw:type="non-primitive" draw:enhanced-path="M 300 161  L 243 107  L 166 62  L 87 28  L 25 7  L 0 0  N"/>
            </draw:custom-shape>
            <draw:custom-shape draw:style-name="gr16" draw:text-style-name="P2" draw:layer="layout" svg:width="0.156cm" svg:height="0.071cm" svg:x="21.823cm" svg:y="16.238cm">
              <text:p/>
              <draw:enhanced-geometry svg:viewBox="0 0 297 134" draw:type="non-primitive" draw:enhanced-path="M 297 134  L 228 82  L 149 44  L 76 19  L 21 4  L 0 0  N"/>
            </draw:custom-shape>
            <draw:custom-shape draw:style-name="gr16" draw:text-style-name="P2" draw:layer="layout" svg:width="0.124cm" svg:height="0.066cm" svg:x="21.902cm" svg:y="16.18cm">
              <text:p/>
              <draw:enhanced-geometry svg:viewBox="0 0 234 126" draw:type="non-primitive" draw:enhanced-path="M 234 126  L 170 75  L 94 35  L 27 9  L 0 0  N"/>
            </draw:custom-shape>
            <draw:custom-shape draw:style-name="gr16" draw:text-style-name="P2" draw:layer="layout" svg:width="0.124cm" svg:height="0.06cm" svg:x="21.965cm" svg:y="16.133cm">
              <text:p/>
              <draw:enhanced-geometry svg:viewBox="0 0 236 118" draw:type="non-primitive" draw:enhanced-path="M 236 118  L 176 70  L 98 32  L 30 8  L 0 0  N"/>
            </draw:custom-shape>
            <draw:custom-shape draw:style-name="gr16" draw:text-style-name="P2" draw:layer="layout" svg:width="0.137cm" svg:height="0.071cm" svg:x="22.018cm" svg:y="16.08cm">
              <text:p/>
              <draw:enhanced-geometry svg:viewBox="0 0 261 136" draw:type="non-primitive" draw:enhanced-path="M 261 136  L 185 84  L 99 41  L 29 11  L 0 0  N"/>
            </draw:custom-shape>
            <draw:custom-shape draw:style-name="gr16" draw:text-style-name="P2" draw:layer="layout" svg:width="0.156cm" svg:height="0.081cm" svg:x="22.061cm" svg:y="16.022cm">
              <text:p/>
              <draw:enhanced-geometry svg:viewBox="0 0 299 154" draw:type="non-primitive" draw:enhanced-path="M 299 154  L 237 103  L 159 60  L 82 29  L 23 7  L 0 0  N"/>
            </draw:custom-shape>
            <draw:custom-shape draw:style-name="gr16" draw:text-style-name="P2" draw:layer="layout" svg:width="0.031cm" svg:height="0.198cm" svg:x="21.96cm" svg:y="16.373cm">
              <text:p/>
              <draw:enhanced-geometry svg:viewBox="0 0 62 379" draw:type="non-primitive" draw:enhanced-path="M 0 379  L 23 333  L 40 271  L 51 201  L 59 127  L 62 58  L 62 0  N"/>
            </draw:custom-shape>
            <draw:custom-shape draw:style-name="gr16" draw:text-style-name="P2" draw:layer="layout" svg:width="0.163cm" svg:height="0.37cm" svg:x="21.992cm" svg:y="16.003cm">
              <text:p/>
              <draw:enhanced-geometry svg:viewBox="0 0 308 698" draw:type="non-primitive" draw:enhanced-path="M 0 698  L 4 675  L 12 647  L 24 616  L 41 579  L 62 540  L 85 496  L 111 448  L 139 396  L 167 340  L 196 280  L 226 215  L 254 147  L 282 76  L 308 0  N"/>
            </draw:custom-shape>
            <draw:custom-shape draw:style-name="gr16" draw:text-style-name="P2" draw:layer="layout" svg:width="0.023cm" svg:height="0.402cm" svg:x="22.132cm" svg:y="16.003cm">
              <text:p/>
              <draw:enhanced-geometry svg:viewBox="0 0 45 762" draw:type="non-primitive" draw:enhanced-path="M 45 0  L 44 9  L 41 36  L 35 78  L 29 131  L 23 195  L 16 265  L 9 340  L 4 415  L 1 491  L 0 563  L 1 628  L 6 685  L 15 730  L 28 762  N"/>
            </draw:custom-shape>
            <draw:custom-shape draw:style-name="gr16" draw:text-style-name="P2" draw:layer="layout" svg:width="0.094cm" svg:height="0.082cm" svg:x="22.145cm" svg:y="16.347cm">
              <text:p/>
              <draw:enhanced-geometry svg:viewBox="0 0 179 154" draw:type="non-primitive" draw:enhanced-path="M 0 110  L 32 146  L 59 154  L 83 137  L 109 101  L 139 54  L 179 0  N"/>
            </draw:custom-shape>
            <draw:custom-shape draw:style-name="gr16" draw:text-style-name="P2" draw:layer="layout" svg:width="0.058cm" svg:height="0.357cm" svg:x="22.198cm" svg:y="15.99cm">
              <text:p/>
              <draw:enhanced-geometry svg:viewBox="0 0 111 679" draw:type="non-primitive" draw:enhanced-path="M 80 679  L 97 648  L 107 606  L 111 556  L 109 498  L 103 434  L 94 369  L 81 303  L 66 238  L 52 176  L 37 119  L 22 70  L 10 29  L 0 0  N"/>
            </draw:custom-shape>
            <draw:custom-shape draw:style-name="gr16" draw:text-style-name="P2" draw:layer="layout" svg:width="0.137cm" svg:height="0.048cm" svg:x="22.061cm" svg:y="15.942cm">
              <text:p/>
              <draw:enhanced-geometry svg:viewBox="0 0 263 86" draw:type="non-primitive" draw:enhanced-path="M 263 86  L 217 45  L 168 15  L 114 0  L 58 7  L 0 41  N"/>
            </draw:custom-shape>
            <draw:custom-shape draw:style-name="gr16" draw:text-style-name="P2" draw:layer="layout" svg:width="0.304cm" svg:height="0.315cm" svg:x="21.756cm" svg:y="15.966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16" draw:text-style-name="P2" draw:layer="layout" svg:width="0.158cm" svg:height="0.061cm" svg:x="21.759cm" svg:y="16.244cm">
              <text:p/>
              <draw:enhanced-geometry svg:viewBox="0 0 300 114" draw:type="non-primitive" draw:enhanced-path="M 0 72  L 31 96  L 75 112  L 127 114  L 184 99  L 243 63  L 300 0  N"/>
            </draw:custom-shape>
            <draw:custom-shape draw:style-name="gr16" draw:text-style-name="P2" draw:layer="layout" svg:width="0.198cm" svg:height="0.27cm" svg:x="21.917cm" svg:y="15.974cm">
              <text:p/>
              <draw:enhanced-geometry svg:viewBox="0 0 378 507" draw:type="non-primitive" draw:enhanced-path="M 0 507  L 33 460  L 72 406  L 115 347  L 161 286  L 207 225  L 251 166  L 291 113  L 326 67  L 353 32  L 371 8  L 378 0  N"/>
            </draw:custom-shape>
            <draw:custom-shape draw:style-name="gr16" draw:text-style-name="P2" draw:layer="layout" svg:width="0.19cm" svg:height="0.394cm" svg:x="21.926cm" svg:y="15.974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17" draw:text-style-name="P2" draw:layer="layout" svg:width="1.034cm" svg:height="1.306cm" svg:x="23.392cm" svg:y="14.995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18" draw:text-style-name="P2" draw:layer="layout" svg:width="2.221cm" svg:height="3.252cm" svg:x="24.531cm" svg:y="12.465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19" draw:text-style-name="P2" draw:layer="layout" svg:width="2.215cm" svg:height="3.252cm" svg:x="24.531cm" svg:y="12.465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9" draw:text-style-name="P2" draw:layer="layout" svg:width="0.232cm" svg:height="0.346cm" svg:x="26.053cm" svg:y="13.373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20" draw:text-style-name="P2" draw:layer="layout" svg:width="0.291cm" svg:height="0.09cm" svg:x="25.727cm" svg:y="15.347cm">
              <text:p/>
              <draw:enhanced-geometry svg:viewBox="0 0 550 167" draw:type="non-primitive" draw:enhanced-path="M 0 149  L 44 157  L 94 163  L 148 166  L 205 167  L 263 163  L 320 154  L 376 139  L 428 116  L 475 87  L 516 48  L 550 0  N"/>
            </draw:custom-shape>
            <draw:custom-shape draw:style-name="gr20" draw:text-style-name="P2" draw:layer="layout" svg:width="0.195cm" svg:height="0.159cm" svg:x="25.823cm" svg:y="15.347cm">
              <text:p/>
              <draw:enhanced-geometry svg:viewBox="0 0 372 300" draw:type="non-primitive" draw:enhanced-path="M 372 0  L 322 93  L 279 164  L 241 218  L 207 257  L 175 280  L 144 294  L 112 300  L 78 297  L 42 291  L 0 283  N"/>
            </draw:custom-shape>
            <draw:custom-shape draw:style-name="gr20" draw:text-style-name="P2" draw:layer="layout" svg:width="0.132cm" svg:height="0.055cm" svg:x="25.69cm" svg:y="15.442cm">
              <text:p/>
              <draw:enhanced-geometry svg:viewBox="0 0 252 103" draw:type="non-primitive" draw:enhanced-path="M 252 103  L 150 74  L 70 40  L 19 12  L 0 0  N"/>
            </draw:custom-shape>
            <draw:custom-shape draw:style-name="gr20" draw:text-style-name="P2" draw:layer="layout" svg:width="0.566cm" svg:height="0.085cm" svg:x="25.547cm" svg:y="15.166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20" draw:text-style-name="P2" draw:layer="layout" svg:width="0.354cm" svg:height="0.121cm" svg:x="25.547cm" svg:y="15.243cm">
              <text:p/>
              <draw:enhanced-geometry svg:viewBox="0 0 669 228" draw:type="non-primitive" draw:enhanced-path="M 0 0  L 71 28  L 138 57  L 204 84  L 266 110  L 325 135  L 381 157  L 433 178  L 481 196  L 527 209  L 568 220  L 606 226  L 640 228  L 669 224  N"/>
            </draw:custom-shape>
            <draw:custom-shape draw:style-name="gr20" draw:text-style-name="P2" draw:layer="layout" svg:width="0.18cm" svg:height="0.119cm" svg:x="25.902cm" svg:y="15.243cm">
              <text:p/>
              <draw:enhanced-geometry svg:viewBox="0 0 344 224" draw:type="non-primitive" draw:enhanced-path="M 0 224  L 58 203  L 121 166  L 186 123  L 247 79  L 297 40  L 332 11  L 344 0  N"/>
            </draw:custom-shape>
            <draw:custom-shape draw:style-name="gr20" draw:text-style-name="P2" draw:layer="layout" svg:width="0.163cm" svg:height="0.433cm" svg:x="25.052cm" svg:y="13.524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20" draw:text-style-name="P2" draw:layer="layout" svg:width="0.124cm" svg:height="0.349cm" svg:x="25.216cm" svg:y="13.174cm">
              <text:p/>
              <draw:enhanced-geometry svg:viewBox="0 0 237 656" draw:type="non-primitive" draw:enhanced-path="M 0 656  L 26 618  L 54 574  L 82 524  L 111 471  L 138 414  L 164 358  L 187 301  L 207 244  L 222 191  L 233 141  L 237 95  L 235 56  L 226 24  L 208 0  N"/>
            </draw:custom-shape>
            <draw:custom-shape draw:style-name="gr20" draw:text-style-name="P2" draw:layer="layout" svg:width="0.203cm" svg:height="0.23cm" svg:x="25.468cm" svg:y="13.253cm">
              <text:p/>
              <draw:enhanced-geometry svg:viewBox="0 0 385 433" draw:type="non-primitive" draw:enhanced-path="M 385 0  L 332 52  L 278 109  L 224 167  L 173 223  L 126 278  L 84 328  L 50 371  L 23 403  L 6 425  L 0 433  N"/>
            </draw:custom-shape>
            <draw:custom-shape draw:style-name="gr20" draw:text-style-name="P2" draw:layer="layout" svg:width="0.18cm" svg:height="0.267cm" svg:x="25.288cm" svg:y="13.484cm">
              <text:p/>
              <draw:enhanced-geometry svg:viewBox="0 0 344 507" draw:type="non-primitive" draw:enhanced-path="M 344 0  L 312 84  L 279 158  L 246 224  L 214 282  L 181 331  L 150 374  L 119 411  L 89 442  L 58 467  L 29 489  L 0 507  N"/>
            </draw:custom-shape>
            <draw:custom-shape draw:style-name="gr20" draw:text-style-name="P2" draw:layer="layout" svg:width="0.439cm" svg:height="0.6cm" svg:x="25.312cm" svg:y="13.293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20" draw:text-style-name="P2" draw:layer="layout" svg:width="0.598cm" svg:height="0.489cm" svg:x="24.713cm" svg:y="13.894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20" draw:text-style-name="P2" draw:layer="layout" svg:width="0.039cm" svg:height="0.497cm" svg:x="24.79cm" svg:y="12.772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20" draw:text-style-name="P2" draw:layer="layout" svg:width="0.039cm" svg:height="0.299cm" svg:x="24.798cm" svg:y="12.473cm">
              <text:p/>
              <draw:enhanced-geometry svg:viewBox="0 0 71 566" draw:type="non-primitive" draw:enhanced-path="M 59 566  L 68 496  L 71 422  L 66 346  L 57 271  L 47 200  L 33 135  L 21 80  L 11 38  L 3 9  L 0 0  N"/>
            </draw:custom-shape>
            <draw:custom-shape draw:style-name="gr20" draw:text-style-name="P2" draw:layer="layout" svg:width="0.148cm" svg:height="0.693cm" svg:x="24.65cm" svg:y="12.473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20" draw:text-style-name="P2" draw:layer="layout" svg:width="0.079cm" svg:height="0.267cm" svg:x="24.957cm" svg:y="12.679cm">
              <text:p/>
              <draw:enhanced-geometry svg:viewBox="0 0 148 507" draw:type="non-primitive" draw:enhanced-path="M 148 0  L 141 56  L 129 117  L 113 181  L 95 244  L 76 306  L 55 366  L 35 421  L 17 468  L 0 507  N"/>
            </draw:custom-shape>
            <draw:custom-shape draw:style-name="gr20" draw:text-style-name="P2" draw:layer="layout" svg:width="0.166cm" svg:height="0.378cm" svg:x="24.79cm" svg:y="12.947cm">
              <text:p/>
              <draw:enhanced-geometry svg:viewBox="0 0 313 715" draw:type="non-primitive" draw:enhanced-path="M 313 0  L 301 26  L 282 59  L 260 98  L 234 142  L 205 192  L 175 245  L 145 301  L 115 360  L 87 420  L 61 481  L 38 542  L 20 602  L 6 660  L 0 715  N"/>
            </draw:custom-shape>
            <draw:custom-shape draw:style-name="gr20" draw:text-style-name="P2" draw:layer="layout" svg:width="0.095cm" svg:height="0.52cm" svg:x="24.79cm" svg:y="12.804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20" draw:text-style-name="P2" draw:layer="layout" svg:width="0.031cm" svg:height="0.243cm" svg:x="24.885cm" svg:y="12.56cm">
              <text:p/>
              <draw:enhanced-geometry svg:viewBox="0 0 59 463" draw:type="non-primitive" draw:enhanced-path="M 0 463  L 20 409  L 34 341  L 45 264  L 52 187  L 56 115  L 58 56  L 59 15  L 59 0  N"/>
            </draw:custom-shape>
            <draw:custom-shape draw:style-name="gr20" draw:text-style-name="P2" draw:layer="layout" svg:width="0.219cm" svg:height="0.235cm" svg:x="25.012cm" svg:y="13.082cm">
              <text:p/>
              <draw:enhanced-geometry svg:viewBox="0 0 417 448" draw:type="non-primitive" draw:enhanced-path="M 417 0  L 347 44  L 283 94  L 225 147  L 173 202  L 128 255  L 89 306  L 58 352  L 33 391  L 15 421  L 3 441  L 0 448  N"/>
            </draw:custom-shape>
            <draw:custom-shape draw:style-name="gr20" draw:text-style-name="P2" draw:layer="layout" svg:width="0.158cm" svg:height="0.135cm" svg:x="24.854cm" svg:y="13.317cm">
              <text:p/>
              <draw:enhanced-geometry svg:viewBox="0 0 298 254" draw:type="non-primitive" draw:enhanced-path="M 298 0  L 226 33  L 161 76  L 107 125  L 61 172  L 29 214  L 7 244  L 0 254  N"/>
            </draw:custom-shape>
            <draw:custom-shape draw:style-name="gr20" draw:text-style-name="P2" draw:layer="layout" svg:width="0.222cm" svg:height="0.473cm" svg:x="24.854cm" svg:y="12.979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20" draw:text-style-name="P2" draw:layer="layout" svg:width="0.296cm" svg:height="0.306cm" svg:x="25.722cm" svg:y="14.646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20" draw:text-style-name="P2" draw:layer="layout" svg:width="0.074cm" svg:height="0.783cm" svg:x="26.018cm" svg:y="13.862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20" draw:text-style-name="P2" draw:layer="layout" svg:width="0.087cm" svg:height="0.727cm" svg:x="25.986cm" svg:y="13.13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20" draw:text-style-name="P2" draw:layer="layout" svg:width="0.116cm" svg:height="0.174cm" svg:x="25.91cm" svg:y="13.111cm">
              <text:p/>
              <draw:enhanced-geometry svg:viewBox="0 0 221 331" draw:type="non-primitive" draw:enhanced-path="M 192 46  L 212 17  L 221 1  L 219 0  L 209 9  L 193 28  L 172 55  L 147 88  L 120 125  L 93 164  L 66 205  L 42 242  L 21 278  L 7 308  L 0 331  N"/>
            </draw:custom-shape>
            <draw:custom-shape draw:style-name="gr20" draw:text-style-name="P2" draw:layer="layout" svg:width="0.005cm" svg:height="0.294cm" svg:x="25.904cm" svg:y="13.285cm">
              <text:p/>
              <draw:enhanced-geometry svg:viewBox="0 0 7 552" draw:type="non-primitive" draw:enhanced-path="M 7 0  L 2 42  L 0 106  L 0 183  L 0 268  L 1 351  L 4 428  L 5 493  L 6 536  L 7 552  N"/>
            </draw:custom-shape>
            <draw:custom-shape draw:style-name="gr20" draw:text-style-name="P2" draw:layer="layout" svg:width="0.082cm" svg:height="0.474cm" svg:x="25.875cm" svg:y="13.105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20" draw:text-style-name="P2" draw:layer="layout" svg:width="0.148cm" svg:height="0.656cm" svg:x="25.809cm" svg:y="13.105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20" draw:text-style-name="P2" draw:layer="layout" svg:width="0.037cm" svg:height="0.46cm" svg:x="25.778cm" svg:y="13.301cm">
              <text:p/>
              <draw:enhanced-geometry svg:viewBox="0 0 73 867" draw:type="non-primitive" draw:enhanced-path="M 73 867  L 62 768  L 51 675  L 41 589  L 31 509  L 24 435  L 17 368  L 11 304  L 7 248  L 3 197  L 1 150  L 0 109  L 1 74  L 3 45  L 7 20  L 12 0  N"/>
            </draw:custom-shape>
            <draw:custom-shape draw:style-name="gr20" draw:text-style-name="P2" draw:layer="layout" svg:width="0.174cm" svg:height="0.243cm" svg:x="25.783cm" svg:y="13.058cm">
              <text:p/>
              <draw:enhanced-geometry svg:viewBox="0 0 328 462" draw:type="non-primitive" draw:enhanced-path="M 0 462  L 17 428  L 47 380  L 85 324  L 129 261  L 176 198  L 222 137  L 264 83  L 297 40  L 320 10  L 328 0  N"/>
            </draw:custom-shape>
            <draw:custom-shape draw:style-name="gr20" draw:text-style-name="P2" draw:layer="layout" svg:width="0.576cm" svg:height="0.208cm" svg:x="25.357cm" svg:y="13.018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20" draw:text-style-name="P2" draw:layer="layout" svg:width="0.111cm" svg:height="0.142cm" svg:x="26.397cm" svg:y="13.767cm">
              <text:p/>
              <draw:enhanced-geometry svg:viewBox="0 0 210 274" draw:type="non-primitive" draw:enhanced-path="M 210 274  L 176 196  L 149 130  L 127 77  L 104 37  L 78 11  L 44 0  L 0 4  N"/>
            </draw:custom-shape>
            <draw:custom-shape draw:style-name="gr20" draw:text-style-name="P2" draw:layer="layout" svg:width="0.124cm" svg:height="0.055cm" svg:x="26.272cm" svg:y="13.711cm">
              <text:p/>
              <draw:enhanced-geometry svg:viewBox="0 0 236 105" draw:type="non-primitive" draw:enhanced-path="M 236 105  L 149 101  L 73 63  L 20 20  L 0 0  N"/>
            </draw:custom-shape>
            <draw:custom-shape draw:style-name="gr20" draw:text-style-name="P2" draw:layer="layout" svg:width="0.235cm" svg:height="0.592cm" svg:x="26.098cm" svg:y="13.831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20" draw:text-style-name="P2" draw:layer="layout" svg:width="0.142cm" svg:height="0.237cm" svg:x="26.098cm" svg:y="13.831cm">
              <text:p/>
              <draw:enhanced-geometry svg:viewBox="0 0 270 448" draw:type="non-primitive" draw:enhanced-path="M 0 0  L 48 68  L 86 130  L 116 188  L 138 239  L 158 285  L 176 327  L 193 364  L 213 396  L 238 423  L 270 448  N"/>
            </draw:custom-shape>
            <draw:custom-shape draw:style-name="gr20" draw:text-style-name="P2" draw:layer="layout" svg:width="0.156cm" svg:height="0.283cm" svg:x="26.24cm" svg:y="14.068cm">
              <text:p/>
              <draw:enhanced-geometry svg:viewBox="0 0 295 536" draw:type="non-primitive" draw:enhanced-path="M 0 0  L 31 25  L 62 59  L 92 101  L 122 149  L 150 202  L 177 257  L 203 315  L 228 373  L 252 430  L 275 485  L 295 536  N"/>
            </draw:custom-shape>
            <draw:custom-shape draw:style-name="gr21" draw:text-style-name="P2" draw:layer="layout" svg:width="2.854cm" svg:height="2.103cm" svg:x="23.776cm" svg:y="11.6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22" draw:text-style-name="P2" draw:layer="layout" svg:width="0.473cm" svg:height="0.476cm" svg:x="25.431cm" svg:y="12.685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23" draw:text-style-name="P2" draw:layer="layout" svg:width="0.415cm" svg:height="0.325cm" svg:x="25.431cm" svg:y="12.685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22" draw:text-style-name="P2" draw:layer="layout" svg:width="0.685cm" svg:height="0.711cm" svg:x="24.078cm" svg:y="12.238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24" draw:text-style-name="P2" draw:layer="layout" svg:width="0.346cm" svg:height="0.135cm" svg:x="26.018cm" svg:y="12.018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22" draw:text-style-name="P2" draw:layer="layout" svg:width="1.135cm" svg:height="0.383cm" svg:x="23.932cm" svg:y="11.909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22" draw:text-style-name="P2" draw:layer="layout" svg:width="0.45cm" svg:height="0.518cm" svg:x="25.838cm" svg:y="12.161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23" draw:text-style-name="P2" draw:layer="layout" svg:width="0.029cm" svg:height="0.301cm" svg:x="25.838cm" svg:y="12.378cm">
              <text:p/>
              <draw:enhanced-geometry svg:viewBox="0 0 57 567" draw:type="non-primitive" draw:enhanced-path="M 0 567  L 0 502  L 3 439  L 5 377  L 10 317  L 14 259  L 21 202  L 29 148  L 37 96  L 47 46  L 57 0  N"/>
            </draw:custom-shape>
            <draw:custom-shape draw:style-name="gr22" draw:text-style-name="P2" draw:layer="layout" svg:width="0.519cm" svg:height="1.071cm" svg:x="25.949cm" svg:y="12.499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23" draw:text-style-name="P2" draw:layer="layout" svg:width="0.066cm" svg:height="0.204cm" svg:x="25.052cm" svg:y="12.343cm">
              <text:p/>
              <draw:enhanced-geometry svg:viewBox="0 0 125 386" draw:type="non-primitive" draw:enhanced-path="M 0 386  L 29 309  L 59 235  L 86 166  L 107 105  L 122 54  L 125 19  L 115 0  N"/>
            </draw:custom-shape>
            <draw:custom-shape draw:style-name="gr25" draw:text-style-name="P2" draw:layer="layout" svg:width="0.097cm" svg:height="0.068cm" svg:x="25.015cm" svg:y="12.275cm">
              <text:p/>
              <draw:enhanced-geometry svg:viewBox="0 0 185 128" draw:type="non-primitive" draw:enhanced-path="M 185 128  L 151 74  L 89 34  L 27 9  L 0 0  N"/>
            </draw:custom-shape>
            <draw:custom-shape draw:style-name="gr25" draw:text-style-name="P2" draw:layer="layout" svg:width="0.288cm" svg:height="0.039cm" svg:x="25.229cm" svg:y="12.304cm">
              <text:p/>
              <draw:enhanced-geometry svg:viewBox="0 0 547 73" draw:type="non-primitive" draw:enhanced-path="M 0 31  L 75 15  L 148 5  L 217 0  L 280 1  L 340 6  L 394 15  L 443 26  L 485 40  L 520 56  L 547 73  N"/>
            </draw:custom-shape>
            <draw:custom-shape draw:style-name="gr26" draw:text-style-name="P2" draw:layer="layout" svg:width="0.222cm" svg:height="0.066cm" svg:x="25.243cm" svg:y="12.351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27" draw:text-style-name="P2" draw:layer="layout" svg:width="0.222cm" svg:height="0.066cm" svg:x="25.243cm" svg:y="12.351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23" draw:text-style-name="P2" draw:layer="layout" svg:width="0.092cm" svg:height="0.004cm" svg:x="25.118cm" svg:y="12.83cm">
              <text:p/>
              <draw:enhanced-geometry svg:viewBox="0 0 172 14" draw:type="non-primitive" draw:enhanced-path="M 172 14  L 92 11  L 27 3  L 0 0  N"/>
            </draw:custom-shape>
            <draw:custom-shape draw:style-name="gr23" draw:text-style-name="P2" draw:layer="layout" svg:width="0.153cm" svg:height="0.005cm" svg:x="25.115cm" svg:y="12.761cm">
              <text:p/>
              <draw:enhanced-geometry svg:viewBox="0 0 291 11" draw:type="non-primitive" draw:enhanced-path="M 0 0  L 81 10  L 176 11  L 257 9  L 291 8  N"/>
            </draw:custom-shape>
            <draw:custom-shape draw:style-name="gr23" draw:text-style-name="P2" draw:layer="layout" svg:width="0.06cm" svg:height="0.01cm" svg:x="25.113cm" svg:y="12.645cm">
              <text:p/>
              <draw:enhanced-geometry svg:viewBox="0 0 114 21" draw:type="non-primitive" draw:enhanced-path="M 114 21  L 68 0  L 22 7  L 0 15  N"/>
            </draw:custom-shape>
            <draw:custom-shape draw:style-name="gr23" draw:text-style-name="P2" draw:layer="layout" svg:width="0.05cm" svg:height="0.069cm" svg:x="25.179cm" svg:y="12.595cm">
              <text:p/>
              <draw:enhanced-geometry svg:viewBox="0 0 94 128" draw:type="non-primitive" draw:enhanced-path="M 0 0  L 69 33  L 94 76  L 58 128  N"/>
            </draw:custom-shape>
            <draw:custom-shape draw:style-name="gr23" draw:text-style-name="P2" draw:layer="layout" svg:width="0.105cm" svg:height="0.132cm" svg:x="25.243cm" svg:y="12.592cm">
              <text:p/>
              <draw:enhanced-geometry svg:viewBox="0 0 200 249" draw:type="non-primitive" draw:enhanced-path="M 0 0  L 63 39  L 121 92  L 166 151  L 196 207  L 200 249  N"/>
            </draw:custom-shape>
            <draw:custom-shape draw:style-name="gr23" draw:text-style-name="P2" draw:layer="layout" svg:width="0.055cm" svg:height="0.138cm" svg:x="25.293cm" svg:y="12.724cm">
              <text:p/>
              <draw:enhanced-geometry svg:viewBox="0 0 107 263" draw:type="non-primitive" draw:enhanced-path="M 107 0  L 83 64  L 47 152  L 14 230  L 0 263  N"/>
            </draw:custom-shape>
            <draw:custom-shape draw:style-name="gr28" draw:text-style-name="P2" draw:layer="layout" svg:width="1.257cm" svg:height="0.859cm" svg:x="24.989cm" svg:y="11.542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26" draw:text-style-name="P2" draw:layer="layout" svg:width="0.058cm" svg:height="0.073cm" svg:x="25.055cm" svg:y="12.335cm">
              <text:p/>
              <draw:enhanced-geometry svg:viewBox="0 0 107 141" draw:type="non-primitive" draw:enhanced-path="M 13 141  L 99 128  L 107 63  L 0 0  L 13 141  L 13 141  Z N"/>
            </draw:custom-shape>
            <draw:custom-shape draw:style-name="gr27" draw:text-style-name="P2" draw:layer="layout" svg:width="0.058cm" svg:height="0.073cm" svg:x="25.055cm" svg:y="12.335cm">
              <text:p/>
              <draw:enhanced-geometry svg:viewBox="0 0 107 141" draw:type="non-primitive" draw:enhanced-path="M 13 141  L 99 128  L 107 63  L 0 0  L 13 141  L 13 141  N"/>
            </draw:custom-shape>
            <draw:custom-shape draw:style-name="gr17" draw:text-style-name="P2" draw:layer="layout" svg:width="0.632cm" svg:height="0.97cm" svg:x="25.174cm" svg:y="15.058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29" draw:text-style-name="P2" draw:layer="layout" svg:width="3.825cm" svg:height="2.934cm" svg:x="21.926cm" svg:y="13.447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30" draw:text-style-name="P2" draw:layer="layout" svg:width="0.082cm" svg:height="0.129cm" svg:x="25.2cm" svg:y="15.048cm">
              <text:p/>
              <draw:enhanced-geometry svg:viewBox="0 0 156 247" draw:type="non-primitive" draw:enhanced-path="M 0 0  L 53 71  L 100 138  L 135 198  L 156 247  N"/>
            </draw:custom-shape>
            <draw:custom-shape draw:style-name="gr30" draw:text-style-name="P2" draw:layer="layout" svg:width="0.161cm" svg:height="0.238cm" svg:x="25.282cm" svg:y="15.177cm">
              <text:p/>
              <draw:enhanced-geometry svg:viewBox="0 0 307 451" draw:type="non-primitive" draw:enhanced-path="M 0 0  L 15 37  L 39 75  L 68 115  L 102 155  L 140 200  L 178 245  L 216 292  L 252 343  L 282 395  L 307 451  N"/>
            </draw:custom-shape>
            <draw:custom-shape draw:style-name="gr30" draw:text-style-name="P2" draw:layer="layout" svg:width="0.164cm" svg:height="0.426cm" svg:x="25.444cm" svg:y="15.416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30" draw:text-style-name="P2" draw:layer="layout" svg:width="0.142cm" svg:height="0.132cm" svg:x="25.608cm" svg:y="15.842cm">
              <text:p/>
              <draw:enhanced-geometry svg:viewBox="0 0 270 248" draw:type="non-primitive" draw:enhanced-path="M 0 0  L 80 46  L 148 100  L 201 154  L 238 201  L 262 235  L 270 248  N"/>
            </draw:custom-shape>
            <draw:custom-shape draw:style-name="gr30" draw:text-style-name="P2" draw:layer="layout" svg:width="0.312cm" svg:height="0.632cm" svg:x="23.99cm" svg:y="15.635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30" draw:text-style-name="P2" draw:layer="layout" svg:width="0.243cm" svg:height="0.544cm" svg:x="23.747cm" svg:y="15.09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30" draw:text-style-name="P2" draw:layer="layout" svg:width="0.405cm" svg:height="0.42cm" svg:x="23.342cm" svg:y="15.09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17" draw:text-style-name="P2" draw:layer="layout" svg:width="1.416cm" svg:height="1.961cm" svg:x="22.193cm" svg:y="13.756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30" draw:text-style-name="P2" draw:layer="layout" svg:width="0.341cm" svg:height="0.307cm" svg:x="23.268cm" svg:y="13.756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30" draw:text-style-name="P2" draw:layer="layout" svg:width="0.269cm" svg:height="0.449cm" svg:x="22.998cm" svg:y="14.064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30" draw:text-style-name="P2" draw:layer="layout" svg:width="0.299cm" svg:height="0.471cm" svg:x="22.698cm" svg:y="14.513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30" draw:text-style-name="P2" draw:layer="layout" svg:width="0.169cm" svg:height="0.343cm" svg:x="22.529cm" svg:y="14.984cm">
              <text:p/>
              <draw:enhanced-geometry svg:viewBox="0 0 319 651" draw:type="non-primitive" draw:enhanced-path="M 319 0  L 297 34  L 271 74  L 245 121  L 217 172  L 188 226  L 161 283  L 133 340  L 106 399  L 81 456  L 57 511  L 35 562  L 16 610  L 0 651  N"/>
            </draw:custom-shape>
            <draw:custom-shape draw:style-name="gr30" draw:text-style-name="P2" draw:layer="layout" svg:width="0.142cm" svg:height="0.161cm" svg:x="22.386cm" svg:y="15.328cm">
              <text:p/>
              <draw:enhanced-geometry svg:viewBox="0 0 270 307" draw:type="non-primitive" draw:enhanced-path="M 270 0  L 241 65  L 206 118  L 165 164  L 122 203  L 79 238  L 37 272  L 0 307  N"/>
            </draw:custom-shape>
            <draw:custom-shape draw:style-name="gr30" draw:text-style-name="P2" draw:layer="layout" svg:width="0.105cm" svg:height="0.228cm" svg:x="22.281cm" svg:y="15.489cm">
              <text:p/>
              <draw:enhanced-geometry svg:viewBox="0 0 200 428" draw:type="non-primitive" draw:enhanced-path="M 200 0  L 168 42  L 134 102  L 100 172  L 69 245  L 42 315  L 19 373  L 5 412  L 0 428  N"/>
            </draw:custom-shape>
            <draw:custom-shape draw:style-name="gr31" draw:text-style-name="P2" draw:layer="layout" svg:width="2.141cm" svg:height="1.341cm" svg:x="23.329cm" svg:y="14.161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32" draw:text-style-name="P2" draw:layer="layout" svg:width="0.243cm" svg:height="0.182cm" svg:x="25.476cm" svg:y="15.365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30" draw:text-style-name="P2" draw:layer="layout" svg:width="0.256cm" svg:height="0.198cm" svg:x="25.269cm" svg:y="15.153cm">
              <text:p/>
              <draw:enhanced-geometry svg:viewBox="0 0 483 377" draw:type="non-primitive" draw:enhanced-path="M 0 0  L 86 44  L 164 87  L 234 130  L 296 171  L 349 210  L 395 246  L 430 280  L 457 309  L 475 336  L 483 359  L 482 377  N"/>
            </draw:custom-shape>
            <draw:custom-shape draw:style-name="gr30" draw:text-style-name="P2" draw:layer="layout" svg:width="0.1cm" svg:height="0.076cm" svg:x="25.425cm" svg:y="15.286cm">
              <text:p/>
              <draw:enhanced-geometry svg:viewBox="0 0 189 148" draw:type="non-primitive" draw:enhanced-path="M 189 129  L 169 148  L 139 137  L 100 104  L 53 55  L 0 0  N"/>
            </draw:custom-shape>
            <draw:custom-shape draw:style-name="gr30" draw:text-style-name="P2" draw:layer="layout" svg:width="0.129cm" svg:height="0.09cm" svg:x="25.295cm" svg:y="15.196cm">
              <text:p/>
              <draw:enhanced-geometry svg:viewBox="0 0 246 166" draw:type="non-primitive" draw:enhanced-path="M 246 166  L 168 99  L 87 47  L 25 12  L 0 0  N"/>
            </draw:custom-shape>
            <draw:custom-shape draw:style-name="gr30" draw:text-style-name="P2" draw:layer="layout" svg:width="0.174cm" svg:height="0.232cm" svg:x="25.457cm" svg:y="15.678cm">
              <text:p/>
              <draw:enhanced-geometry svg:viewBox="0 0 330 439" draw:type="non-primitive" draw:enhanced-path="M 330 439  L 295 399  L 253 353  L 208 301  L 161 246  L 116 191  L 75 137  L 40 86  L 14 39  L 0 0  N"/>
            </draw:custom-shape>
            <draw:custom-shape draw:style-name="gr30" draw:text-style-name="P2" draw:layer="layout" svg:width="0.045cm" svg:height="0.069cm" svg:x="25.412cm" svg:y="15.617cm">
              <text:p/>
              <draw:enhanced-geometry svg:viewBox="0 0 83 130" draw:type="non-primitive" draw:enhanced-path="M 83 117  L 71 78  L 55 43  L 38 16  L 21 1  L 8 0  L 0 19  L 1 61  L 12 130  N"/>
            </draw:custom-shape>
            <draw:custom-shape draw:style-name="gr30" draw:text-style-name="P2" draw:layer="layout" svg:width="0.156cm" svg:height="0.256cm" svg:x="25.42cm" svg:y="15.686cm">
              <text:p/>
              <draw:enhanced-geometry svg:viewBox="0 0 296 486" draw:type="non-primitive" draw:enhanced-path="M 0 0  L 14 61  L 30 119  L 49 176  L 69 230  L 92 281  L 118 327  L 146 370  L 179 408  L 214 439  L 254 465  L 296 486  N"/>
            </draw:custom-shape>
            <draw:custom-shape draw:style-name="gr30" draw:text-style-name="P2" draw:layer="layout" svg:width="0.232cm" svg:height="0.028cm" svg:x="25.444cm" svg:y="16.016cm">
              <text:p/>
              <draw:enhanced-geometry svg:viewBox="0 0 437 54" draw:type="non-primitive" draw:enhanced-path="M 437 0  L 367 23  L 296 40  L 230 50  L 165 54  L 104 51  L 50 42  L 0 25  N"/>
            </draw:custom-shape>
            <draw:custom-shape draw:style-name="gr30" draw:text-style-name="P2" draw:layer="layout" svg:width="0.113cm" svg:height="0.148cm" svg:x="25.595cm" svg:y="15.392cm">
              <text:p/>
              <draw:enhanced-geometry svg:viewBox="0 0 214 284" draw:type="non-primitive" draw:enhanced-path="M 0 0  L 68 59  L 119 110  L 156 155  L 182 197  L 200 239  L 214 284  N"/>
            </draw:custom-shape>
            <draw:custom-shape draw:style-name="gr30" draw:text-style-name="P2" draw:layer="layout" svg:width="0.016cm" svg:height="0.251cm" svg:x="25.709cm" svg:y="15.54cm">
              <text:p/>
              <draw:enhanced-geometry svg:viewBox="0 0 34 473" draw:type="non-primitive" draw:enhanced-path="M 0 0  L 8 48  L 14 115  L 20 192  L 25 273  L 29 349  L 31 414  L 32 458  L 34 473  N"/>
            </draw:custom-shape>
            <draw:custom-shape draw:style-name="gr30" draw:text-style-name="P2" draw:layer="layout" svg:width="0.063cm" svg:height="0.346cm" svg:x="24.17cm" svg:y="14.445cm">
              <text:p/>
              <draw:enhanced-geometry svg:viewBox="0 0 119 651" draw:type="non-primitive" draw:enhanced-path="M 0 0  L 23 33  L 45 74  L 63 120  L 79 171  L 92 227  L 103 286  L 111 346  L 117 408  L 119 470  L 119 532  L 115 592  L 108 651  N"/>
            </draw:custom-shape>
            <draw:custom-shape draw:style-name="gr30" draw:text-style-name="P2" draw:layer="layout" svg:width="0.063cm" svg:height="0.825cm" svg:x="24.165cm" svg:y="14.791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30" draw:text-style-name="P2" draw:layer="layout" svg:width="0.156cm" svg:height="0.656cm" svg:x="23.329cm" svg:y="14.209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30" draw:text-style-name="P2" draw:layer="layout" svg:width="0.055cm" svg:height="0.28cm" svg:x="23.273cm" svg:y="14.865cm">
              <text:p/>
              <draw:enhanced-geometry svg:viewBox="0 0 107 533" draw:type="non-primitive" draw:enhanced-path="M 107 0  L 93 53  L 78 121  L 63 196  L 47 276  L 32 354  L 20 424  L 9 481  L 3 518  L 0 533  N"/>
            </draw:custom-shape>
            <draw:custom-shape draw:style-name="gr30" draw:text-style-name="P2" draw:layer="layout" svg:width="0.037cm" svg:height="0.331cm" svg:x="22.794cm" svg:y="15.566cm">
              <text:p/>
              <draw:enhanced-geometry svg:viewBox="0 0 73 626" draw:type="non-primitive" draw:enhanced-path="M 0 626  L 10 571  L 22 517  L 33 462  L 44 406  L 54 351  L 62 294  L 69 238  L 73 180  L 71 121  L 67 61  L 57 0  N"/>
            </draw:custom-shape>
            <draw:custom-shape draw:style-name="gr30" draw:text-style-name="P2" draw:layer="layout" svg:width="0.222cm" svg:height="0.724cm" svg:x="22.82cm" svg:y="14.841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30" draw:text-style-name="P2" draw:layer="layout" svg:width="0.137cm" svg:height="0.322cm" svg:x="23.159cm" svg:y="14.09cm">
              <text:p/>
              <draw:enhanced-geometry svg:viewBox="0 0 260 613" draw:type="non-primitive" draw:enhanced-path="M 260 0  L 252 32  L 242 61  L 228 92  L 211 122  L 192 157  L 171 197  L 146 242  L 120 295  L 92 358  L 63 430  L 33 515  L 0 613  N"/>
            </draw:custom-shape>
            <draw:custom-shape draw:style-name="gr30" draw:text-style-name="P2" draw:layer="layout" svg:width="0.423cm" svg:height="0.939cm" svg:x="22.736cm" svg:y="14.413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30" draw:text-style-name="P2" draw:layer="layout" svg:width="0.137cm" svg:height="0.365cm" svg:x="22.598cm" svg:y="15.352cm">
              <text:p/>
              <draw:enhanced-geometry svg:viewBox="0 0 262 688" draw:type="non-primitive" draw:enhanced-path="M 262 0  L 240 45  L 216 89  L 191 132  L 164 174  L 138 217  L 112 260  L 87 304  L 65 351  L 44 398  L 27 449  L 14 504  L 5 560  L 0 621  L 3 688  N"/>
            </draw:custom-shape>
            <draw:custom-shape draw:style-name="gr30" draw:text-style-name="P2" draw:layer="layout" svg:width="0.063cm" svg:height="0.224cm" svg:x="22.537cm" svg:y="15.717cm">
              <text:p/>
              <draw:enhanced-geometry svg:viewBox="0 0 123 426" draw:type="non-primitive" draw:enhanced-path="M 118 0  L 123 107  L 122 193  L 115 258  L 102 310  L 84 349  L 61 378  L 33 403  L 0 426  N"/>
            </draw:custom-shape>
            <draw:custom-shape draw:style-name="gr30" draw:text-style-name="P2" draw:layer="layout" svg:width="0.031cm" svg:height="0.187cm" svg:x="22.537cm" svg:y="15.754cm">
              <text:p/>
              <draw:enhanced-geometry svg:viewBox="0 0 63 356" draw:type="non-primitive" draw:enhanced-path="M 0 356  L 22 300  L 43 237  L 58 169  L 63 102  L 56 44  L 36 0  N"/>
            </draw:custom-shape>
            <draw:custom-shape draw:style-name="gr30" draw:text-style-name="P2" draw:layer="layout" svg:width="0.074cm" svg:height="0.124cm" svg:x="23.016cm" svg:y="15.892cm">
              <text:p/>
              <draw:enhanced-geometry svg:viewBox="0 0 141 236" draw:type="non-primitive" draw:enhanced-path="M 0 236  L 64 167  L 110 119  L 136 83  L 141 47  L 119 0  N"/>
            </draw:custom-shape>
            <draw:custom-shape draw:style-name="gr30" draw:text-style-name="P2" draw:layer="layout" svg:width="0.058cm" svg:height="0.193cm" svg:x="23.072cm" svg:y="15.699cm">
              <text:p/>
              <draw:enhanced-geometry svg:viewBox="0 0 106 367" draw:type="non-primitive" draw:enhanced-path="M 13 367  L 0 317  L 5 253  L 24 183  L 50 115  L 78 56  L 98 16  L 106 0  N"/>
            </draw:custom-shape>
            <draw:custom-shape draw:style-name="gr30" draw:text-style-name="P2" draw:layer="layout" svg:width="0.116cm" svg:height="0.193cm" svg:x="23.014cm" svg:y="15.699cm">
              <text:p/>
              <draw:enhanced-geometry svg:viewBox="0 0 220 367" draw:type="non-primitive" draw:enhanced-path="M 220 0  L 159 69  L 108 125  L 66 173  L 34 215  L 13 252  L 1 287  L 0 326  L 8 367  N"/>
            </draw:custom-shape>
            <draw:custom-shape draw:style-name="gr30" draw:text-style-name="P2" draw:layer="layout" svg:width="0.129cm" svg:height="0.137cm" svg:x="22.886cm" svg:y="15.892cm">
              <text:p/>
              <draw:enhanced-geometry svg:viewBox="0 0 248 261" draw:type="non-primitive" draw:enhanced-path="M 248 0  L 246 52  L 215 104  L 166 152  L 109 195  L 56 230  L 16 253  L 0 261  N"/>
            </draw:custom-shape>
            <draw:custom-shape draw:style-name="gr30" draw:text-style-name="P2" draw:layer="layout" svg:width="0.068cm" svg:height="0.333cm" svg:x="22.617cm" svg:y="15.672cm">
              <text:p/>
              <draw:enhanced-geometry svg:viewBox="0 0 131 628" draw:type="non-primitive" draw:enhanced-path="M 0 628  L 28 576  L 51 513  L 71 442  L 88 367  L 100 290  L 110 215  L 118 147  L 124 89  L 128 42  L 131 12  L 131 0  N"/>
            </draw:custom-shape>
            <draw:custom-shape draw:style-name="gr30" draw:text-style-name="P2" draw:layer="layout" svg:width="0.055cm" svg:height="0.343cm" svg:x="22.667cm" svg:y="15.672cm">
              <text:p/>
              <draw:enhanced-geometry svg:viewBox="0 0 105 651" draw:type="non-primitive" draw:enhanced-path="M 34 0  L 60 57  L 80 115  L 94 173  L 101 233  L 105 292  L 104 351  L 97 407  L 88 460  L 74 508  L 58 554  L 40 592  L 21 625  L 0 651  N"/>
            </draw:custom-shape>
            <draw:custom-shape draw:style-name="gr30" draw:text-style-name="P2" draw:layer="layout" svg:width="0.076cm" svg:height="0.169cm" svg:x="22.452cm" svg:y="15.717cm">
              <text:p/>
              <draw:enhanced-geometry svg:viewBox="0 0 146 318" draw:type="non-primitive" draw:enhanced-path="M 146 0  L 81 23  L 37 58  L 11 103  L 0 152  L 0 200  L 7 246  L 16 283  L 25 309  L 29 318  N"/>
            </draw:custom-shape>
            <draw:custom-shape draw:style-name="gr30" draw:text-style-name="P2" draw:layer="layout" svg:width="0.06cm" svg:height="0.169cm" svg:x="22.468cm" svg:y="15.717cm">
              <text:p/>
              <draw:enhanced-geometry svg:viewBox="0 0 117 318" draw:type="non-primitive" draw:enhanced-path="M 0 318  L 21 231  L 52 145  L 83 71  L 108 19  L 117 0  N"/>
            </draw:custom-shape>
            <draw:custom-shape draw:style-name="gr30" draw:text-style-name="P2" draw:layer="layout" svg:width="0.048cm" svg:height="0.137cm" svg:x="22.37cm" svg:y="15.691cm">
              <text:p/>
              <draw:enhanced-geometry svg:viewBox="0 0 88 261" draw:type="non-primitive" draw:enhanced-path="M 52 261  L 28 221  L 11 195  L 1 178  L 0 162  L 6 143  L 22 114  L 49 68  L 88 0  N"/>
            </draw:custom-shape>
            <draw:custom-shape draw:style-name="gr30" draw:text-style-name="P2" draw:layer="layout" svg:width="0.174cm" svg:height="0.331cm" svg:x="22.418cm" svg:y="15.36cm">
              <text:p/>
              <draw:enhanced-geometry svg:viewBox="0 0 330 627" draw:type="non-primitive" draw:enhanced-path="M 0 627  L 30 574  L 62 520  L 94 465  L 125 409  L 157 355  L 188 300  L 217 247  L 244 194  L 270 143  L 293 93  L 313 46  L 330 0  N"/>
            </draw:custom-shape>
            <draw:custom-shape draw:style-name="gr30" draw:text-style-name="P2" draw:layer="layout" svg:width="0.118cm" svg:height="0.274cm" svg:x="22.593cm" svg:y="15.085cm">
              <text:p/>
              <draw:enhanced-geometry svg:viewBox="0 0 223 521" draw:type="non-primitive" draw:enhanced-path="M 0 521  L 23 456  L 52 383  L 84 308  L 118 231  L 150 159  L 179 96  L 202 45  L 217 12  L 223 0  N"/>
            </draw:custom-shape>
            <draw:custom-shape draw:style-name="gr30" draw:text-style-name="P2" draw:layer="layout" svg:width="0.031cm" svg:height="0.15cm" svg:x="23.316cm" svg:y="13.82cm">
              <text:p/>
              <draw:enhanced-geometry svg:viewBox="0 0 60 284" draw:type="non-primitive" draw:enhanced-path="M 60 284  L 20 199  L 3 106  L 0 30  L 1 0  N"/>
            </draw:custom-shape>
            <draw:custom-shape draw:style-name="gr30" draw:text-style-name="P2" draw:layer="layout" svg:width="0.021cm" svg:height="0.156cm" svg:x="23.228cm" svg:y="13.92cm">
              <text:p/>
              <draw:enhanced-geometry svg:viewBox="0 0 36 295" draw:type="non-primitive" draw:enhanced-path="M 36 295  L 16 205  L 4 107  L 1 31  L 0 0  N"/>
            </draw:custom-shape>
            <draw:custom-shape draw:style-name="gr30" draw:text-style-name="P2" draw:layer="layout" svg:width="0.024cm" svg:height="0.447cm" svg:x="23.117cm" svg:y="13.862cm">
              <text:p/>
              <draw:enhanced-geometry svg:viewBox="0 0 44 841" draw:type="non-primitive" draw:enhanced-path="M 23 0  L 33 83  L 40 166  L 43 246  L 44 325  L 43 402  L 41 475  L 36 544  L 31 607  L 25 665  L 19 716  L 14 759  L 8 794  L 4 820  L 1 836  L 0 841  N"/>
            </draw:custom-shape>
            <draw:custom-shape draw:style-name="gr30" draw:text-style-name="P2" draw:layer="layout" svg:width="0.042cm" svg:height="0.375cm" svg:x="22.9cm" svg:y="14.177cm">
              <text:p/>
              <draw:enhanced-geometry svg:viewBox="0 0 79 710" draw:type="non-primitive" draw:enhanced-path="M 31 710  L 14 655  L 4 594  L 0 526  L 1 455  L 6 383  L 15 311  L 26 241  L 38 177  L 51 119  L 61 70  L 71 33  L 77 9  L 79 0  N"/>
            </draw:custom-shape>
            <draw:custom-shape draw:style-name="gr30" draw:text-style-name="P2" draw:layer="layout" svg:width="0.137cm" svg:height="0.537cm" svg:x="22.662cm" svg:y="14.466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30" draw:text-style-name="P2" draw:layer="layout" svg:width="0.031cm" svg:height="0.251cm" svg:x="22.51cm" svg:y="15.04cm">
              <text:p/>
              <draw:enhanced-geometry svg:viewBox="0 0 60 473" draw:type="non-primitive" draw:enhanced-path="M 60 0  L 44 116  L 31 214  L 21 296  L 13 361  L 7 411  L 4 446  L 1 467  L 0 473  N"/>
            </draw:custom-shape>
            <draw:custom-shape draw:style-name="gr30" draw:text-style-name="P2" draw:layer="layout" svg:width="0.18cm" svg:height="0.18cm" svg:x="22.33cm" svg:y="15.291cm">
              <text:p/>
              <draw:enhanced-geometry svg:viewBox="0 0 340 343" draw:type="non-primitive" draw:enhanced-path="M 340 0  L 269 73  L 203 138  L 144 197  L 95 247  L 54 288  L 25 318  L 5 338  L 0 343  N"/>
            </draw:custom-shape>
            <draw:custom-shape draw:style-name="gr30" draw:text-style-name="P2" draw:layer="layout" svg:width="0.092cm" svg:height="0.163cm" svg:x="22.238cm" svg:y="15.471cm">
              <text:p/>
              <draw:enhanced-geometry svg:viewBox="0 0 177 308" draw:type="non-primitive" draw:enhanced-path="M 177 0  L 149 73  L 126 135  L 102 189  L 76 236  L 43 275  L 0 308  N"/>
            </draw:custom-shape>
            <draw:custom-shape draw:style-name="gr30" draw:text-style-name="P2" draw:layer="layout" svg:width="0.183cm" svg:height="0.42cm" svg:x="22.473cm" svg:y="13.825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30" draw:text-style-name="P2" draw:layer="layout" svg:width="0.267cm" svg:height="0.606cm" svg:x="22.206cm" svg:y="14.246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30" draw:text-style-name="P2" draw:layer="layout" svg:width="0.097cm" svg:height="0.095cm" svg:x="23.742cm" svg:y="15.003cm">
              <text:p/>
              <draw:enhanced-geometry svg:viewBox="0 0 188 178" draw:type="non-primitive" draw:enhanced-path="M 0 178  L 34 127  L 56 93  L 69 70  L 83 54  L 102 42  L 135 25  L 188 0  N"/>
            </draw:custom-shape>
            <draw:custom-shape draw:style-name="gr30" draw:text-style-name="P2" draw:layer="layout" svg:width="0.174cm" svg:height="0.193cm" svg:x="23.84cm" svg:y="14.809cm">
              <text:p/>
              <draw:enhanced-geometry svg:viewBox="0 0 330 366" draw:type="non-primitive" draw:enhanced-path="M 0 366  L 58 331  L 115 279  L 171 219  L 222 157  L 266 98  L 300 47  L 323 13  L 330 0  N"/>
            </draw:custom-shape>
            <draw:custom-shape draw:style-name="gr30" draw:text-style-name="P2" draw:layer="layout" svg:width="0.069cm" svg:height="0.655cm" svg:x="23.953cm" svg:y="14.154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30" draw:text-style-name="P2" draw:layer="layout" svg:width="0.052cm" svg:height="0.251cm" svg:x="24.005cm" svg:y="14.702cm">
            <text:p/>
            <draw:enhanced-geometry svg:viewBox="0 0 100 473" draw:type="non-primitive" draw:enhanced-path="M 83 0  L 96 84  L 100 157  L 98 222  L 89 280  L 74 334  L 53 382  L 28 429  L 0 473  N"/>
          </draw:custom-shape>
          <draw:custom-shape draw:style-name="gr30" draw:text-style-name="P2" draw:layer="layout" svg:width="0.076cm" svg:height="0.187cm" svg:x="23.928cm" svg:y="14.953cm">
            <text:p/>
            <draw:enhanced-geometry svg:viewBox="0 0 142 355" draw:type="non-primitive" draw:enhanced-path="M 142 0  L 112 53  L 94 110  L 80 167  L 69 223  L 54 274  L 33 319  L 0 355  N"/>
          </draw:custom-shape>
          <draw:custom-shape draw:style-name="gr30" draw:text-style-name="P2" draw:layer="layout" svg:width="0.174cm" svg:height="0.034cm" svg:x="23.753cm" svg:y="15.118cm">
            <text:p/>
            <draw:enhanced-geometry svg:viewBox="0 0 329 68" draw:type="non-primitive" draw:enhanced-path="M 329 47  L 273 68  L 202 65  L 129 50  L 63 27  L 17 8  L 0 0  N"/>
          </draw:custom-shape>
          <draw:custom-shape draw:style-name="gr30" draw:text-style-name="P2" draw:layer="layout" svg:width="0.026cm" svg:height="0.33cm" svg:x="24.272cm" svg:y="14.692cm">
            <text:p/>
            <draw:enhanced-geometry svg:viewBox="0 0 51 626" draw:type="non-primitive" draw:enhanced-path="M 0 0  L 13 83  L 24 154  L 34 214  L 42 267  L 49 316  L 51 361  L 51 405  L 48 452  L 41 503  L 29 559  L 12 626  N"/>
          </draw:custom-shape>
          <draw:custom-shape draw:style-name="gr30" draw:text-style-name="P2" draw:layer="layout" svg:width="0.087cm" svg:height="0.558cm" svg:x="24.19cm" svg:y="15.022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31" draw:text-style-name="P2" draw:layer="layout" svg:width="0.561cm" svg:height="0.931cm" svg:x="22.713cm" svg:y="15.136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30" draw:text-style-name="P2" draw:layer="layout" svg:width="0.312cm" svg:height="0.931cm" svg:x="22.543cm" svg:y="13.903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30" draw:text-style-name="P2" draw:layer="layout" svg:width="0.362cm" svg:height="0.507cm" svg:x="22.181cm" svg:y="14.834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30" draw:text-style-name="P2" draw:layer="layout" svg:width="0.087cm" svg:height="0.27cm" svg:x="22.093cm" svg:y="15.342cm">
            <text:p/>
            <draw:enhanced-geometry svg:viewBox="0 0 167 509" draw:type="non-primitive" draw:enhanced-path="M 167 0  L 121 47  L 85 103  L 58 168  L 37 236  L 22 304  L 12 367  L 5 424  L 3 468  L 2 497  L 0 509  N"/>
          </draw:custom-shape>
          <draw:custom-shape draw:style-name="gr30" draw:text-style-name="P2" draw:layer="layout" svg:width="0.063cm" svg:height="0.364cm" svg:x="22.093cm" svg:y="15.247cm">
            <text:p/>
            <draw:enhanced-geometry svg:viewBox="0 0 120 686" draw:type="non-primitive" draw:enhanced-path="M 1 686  L 0 623  L 0 562  L 3 500  L 6 440  L 13 380  L 21 321  L 32 263  L 44 208  L 60 153  L 77 100  L 98 50  L 120 0  N"/>
          </draw:custom-shape>
          <draw:custom-shape draw:style-name="gr30" draw:text-style-name="P2" draw:layer="layout" svg:width="0.326cm" svg:height="0.587cm" svg:x="22.157cm" svg:y="14.66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30" draw:text-style-name="P2" draw:layer="layout" svg:width="0.193cm" svg:height="0.555cm" svg:x="22.483cm" svg:y="14.104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30" draw:text-style-name="P2" draw:layer="layout" svg:width="0.262cm" svg:height="0.61cm" svg:x="22.414cm" svg:y="14.104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30" draw:text-style-name="P2" draw:layer="layout" svg:width="0.288cm" svg:height="0.495cm" svg:x="22.125cm" svg:y="14.715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30" draw:text-style-name="P2" draw:layer="layout" svg:width="0.079cm" svg:height="0.312cm" svg:x="22.046cm" svg:y="15.21cm">
            <text:p/>
            <draw:enhanced-geometry svg:viewBox="0 0 152 592" draw:type="non-primitive" draw:enhanced-path="M 152 0  L 128 53  L 105 107  L 83 160  L 65 214  L 48 270  L 34 324  L 21 378  L 12 433  L 5 487  L 1 540  L 0 592  N"/>
          </draw:custom-shape>
          <draw:custom-shape draw:style-name="gr28" draw:text-style-name="P2" draw:layer="layout" svg:width="0.073cm" svg:height="0.063cm" svg:x="25.273cm" svg:y="12.352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28" draw:text-style-name="P2" draw:layer="layout" svg:width="0.039cm" svg:height="0.063cm" svg:x="25.05cm" svg:y="12.347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answe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s</text:p>
          </draw:text-box>
        </draw:frame>
        <draw:frame presentation:style-name="pr6" draw:layer="layout" svg:width="22.649cm" svg:height="17.185cm" svg:x="3.597cm" svg:y="1.058cm" presentation:class="outline" presentation:placeholder="true" presentation:user-transformed="true">
          <draw:text-box/>
        </draw:frame>
        <draw:custom-shape draw:style-name="gr4" draw:text-style-name="P2" draw:layer="layout" svg:width="17.401cm" svg:height="11.056cm" svg:x="5.159cm" svg:y="5.323cm">
          <text:p text:style-name="P11"><text:span text:style-name="T11">typedef 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 wibble;</text:span></text:p>
          <text:p text:style-name="P11"><text:span text:style-name="T12"/></text:p>
          <text:p text:style-name="P11"><text:span text:style-name="T12">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3">{</text:span></text:p>
          <text:p text:style-name="P11"><text:span text:style-name="T13"><text:s text:c="4"/></text:span><text:span text:style-name="T11">char</text:span><text:span text:style-name="T13"> x[42];</text:span></text:p>
          <text:p text:style-name="P11"><text:span text:style-name="T13"/></text:p>
          <text:p text:style-name="P11"><text:span text:style-name="T13"><text:s text:c="4"/></text:span><text:span text:style-name="T13">printf(</text:span><text:span text:style-name="T14">"%zd\n"</text:span><text:span text:style-name="T13">, </text:span><text:span text:style-name="T11">sizeof</text:span><text:span text:style-name="T13">(f().x));</text:span></text:p>
          <text:p text:style-name="P11"><text:span text:style-name="T13"/></text:p>
          <text:p text:style-name="P11"><text:span text:style-name="T13"><text:s text:c="4"/></text:span><text:span text:style-name="T13">printf(</text:span><text:span text:style-name="T14">"%zd\n"</text:span><text:span text:style-name="T13">, </text:span><text:span text:style-name="T11">sizeof</text:span><text:span text:style-name="T13">(x));</text:span></text:p>
          <text:p text:style-name="P11"><text:span text:style-name="T13"/></text:p>
          <text:p text:style-name="P11"><text:span text:style-name="T13"><text:s text:c="4"/></text:span><text:span text:style-name="T13">printf(</text:span><text:span text:style-name="T14">"%zd\n"</text:span><text:span text:style-name="T13">, </text:span><text:span text:style-name="T11">sizeof</text:span><text:span text:style-name="T13">(0, x));</text:span></text:p>
          <text:p text:style-name="P11"><text:span text:style-name="T13">}</text:span></text:p>
          <draw:enhanced-geometry svg:viewBox="0 0 21600 21600" draw:type="mso-spt202" draw:enhanced-path="M 0 0 L 21600 0 21600 21600 0 21600 0 0 Z N"/>
        </draw:custom-shape>
        <draw:line draw:style-name="gr7" draw:text-style-name="P10" draw:layer="layout" svg:x1="19.359cm" svg:y1="14.142cm" svg:x2="23.76cm" svg:y2="14.146cm">
          <text:p/>
        </draw:line>
        <draw:custom-shape draw:style-name="gr3" draw:text-style-name="P2" draw:layer="layout" svg:width="2.403cm" svg:height="1.785cm" svg:x="23.958cm" svg:y="13.145cm">
          <text:p text:style-name="P9"><text:span text:style-name="T15">42</text:span></text:p>
          <draw:enhanced-geometry svg:viewBox="0 0 21600 21600" draw:type="mso-spt202" draw:enhanced-path="M 0 0 L 21600 0 21600 21600 0 21600 0 0 Z N"/>
        </draw:custom-shape>
        <draw:line draw:style-name="gr7" draw:text-style-name="P10" draw:layer="layout" svg:x1="20.558cm" svg:y1="15.324cm" svg:x2="23.76cm" svg:y2="15.328cm">
          <text:p/>
        </draw:line>
        <draw:custom-shape draw:style-name="gr3" draw:text-style-name="P2" draw:layer="layout" svg:width="2.201cm" svg:height="1.785cm" svg:x="23.962cm" svg:y="14.327cm">
          <text:p text:style-name="P9"><text:span text:style-name="T15">8</text:span></text:p>
          <draw:enhanced-geometry svg:viewBox="0 0 21600 21600" draw:type="mso-spt202" draw:enhanced-path="M 0 0 L 21600 0 21600 21600 0 21600 0 0 Z N"/>
        </draw:custom-shape>
        <draw:line draw:style-name="gr7" draw:text-style-name="P10" draw:layer="layout" svg:x1="21.162cm" svg:y1="12.744cm" svg:x2="23.76cm" svg:y2="12.744cm">
          <text:p/>
        </draw:line>
        <draw:custom-shape draw:style-name="gr3" draw:text-style-name="P2" draw:layer="layout" svg:width="2.403cm" svg:height="1.785cm" svg:x="23.958cm" svg:y="11.748cm">
          <text:p text:style-name="P9"><text:span text:style-name="T15">42</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string literal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tring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trings are arrays of char</text:p>
                <text:list text:style-name="L8">
                  <text:list-item>
                    <text:p text:style-name="P8">automatically terminated with a null character, '\0'</text:p>
                  </text:list-item>
                  <text:list-item>
                    <text:p text:style-name="P8">a convenient string literal syntax</text:p>
                  </text:list-item>
                </text:list>
              </text:list-item>
            </text:list>
          </draw:text-box>
        </draw:frame>
        <draw:custom-shape draw:style-name="gr2" draw:text-style-name="P2" draw:layer="layout" svg:width="19.804cm" svg:height="2.084cm" svg:x="5.759cm" svg:y="6.324cm">
          <text:p text:style-name="P5"><text:span text:style-name="T16"/></text:p>
          <text:p text:style-name="P5"><text:span text:style-name="T16">char</text:span><text:span text:style-name="T17"> greeting[] = </text:span><text:span text:style-name="T18">"Bonjour"</text:span><text:span text:style-name="T17">;</text:span></text:p>
          <text:p text:style-name="P5"><text:span text:style-name="T17"/></text:p>
          <draw:enhanced-geometry svg:viewBox="0 0 21600 21600" draw:type="mso-spt202" draw:enhanced-path="M 0 0 L 21600 0 21600 21600 0 21600 0 0 Z N"/>
        </draw:custom-shape>
        <draw:custom-shape draw:style-name="gr2" draw:text-style-name="P2" draw:layer="layout" svg:width="19.804cm" svg:height="3.302cm" svg:x="5.759cm" svg:y="11.245cm">
          <text:p text:style-name="P5"><text:span text:style-name="T16"/></text:p>
          <text:p text:style-name="P5"><text:span text:style-name="T16">char</text:span><text:span text:style-name="T17"> greeting[] =</text:span><text:span text:style-name="T17"><text:line-break/></text:span><text:span text:style-name="T17"/></text:p>
          <text:p text:style-name="P5"><text:span text:style-name="T17"><text:s text:c="4"/></text:span><text:span text:style-name="T17">{ </text:span><text:span text:style-name="T18">'B'</text:span><text:span text:style-name="T17">, </text:span><text:span text:style-name="T18">'o'</text:span><text:span text:style-name="T17">, </text:span><text:span text:style-name="T18">'n'</text:span><text:span text:style-name="T17">, </text:span><text:span text:style-name="T18">'j'</text:span><text:span text:style-name="T17">, </text:span><text:span text:style-name="T18">'o'</text:span><text:span text:style-name="T17">, </text:span><text:span text:style-name="T18">'u'</text:span><text:span text:style-name="T17">, </text:span><text:span text:style-name="T18">'r'</text:span><text:span text:style-name="T17">, </text:span><text:span text:style-name="T18">'\0'</text:span><text:span text:style-name="T17"> };</text:span></text:p>
          <text:p text:style-name="P5"><text:span text:style-name="T17"/></text:p>
          <draw:enhanced-geometry svg:viewBox="0 0 21600 21600" draw:type="mso-spt202" draw:enhanced-path="M 0 0 L 21600 0 21600 21600 0 21600 0 0 Z N"/>
        </draw:custom-shape>
        <draw:custom-shape draw:style-name="gr3" draw:text-style-name="P2" draw:layer="layout" svg:width="4.604cm" svg:height="1.023cm" svg:x="9.754cm" svg:y="9.225cm">
          <text:p text:style-name="P6"><text:span text:style-name="T19">equivalent to</text:span></text:p>
          <draw:enhanced-geometry svg:viewBox="0 0 21600 21600" draw:type="mso-spt202" draw:enhanced-path="M 0 0 L 21600 0 21600 21600 0 21600 0 0 Z N"/>
        </draw:custom-shape>
        <draw:custom-shape draw:style-name="gr33" draw:text-style-name="P2" draw:layer="layout" svg:width="1.998cm" svg:height="2.2cm" svg:x="13.56cm" svg:y="8.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804cm" svg:height="1.108cm" svg:x="8.356cm" svg:y="16.245cm">
          <text:p text:style-name="P9"><text:span text:style-name="T10">There is no decay in this case</text:span></text:p>
          <draw:enhanced-geometry svg:viewBox="0 0 21600 21600" draw:type="mso-spt202" draw:enhanced-path="M 0 0 L 21600 0 21600 21600 0 21600 0 0 Z N"/>
        </draw:custom-shape>
        <draw:custom-shape draw:style-name="gr5" draw:text-style-name="P2" draw:layer="layout" svg:width="1.367cm" svg:height="1.998cm" svg:x="6.359cm" svg:y="15.447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page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at does this program print?</text:p>
              </text:list-item>
            </text:list>
          </draw:text-box>
        </draw:frame>
        <draw:custom-shape draw:style-name="gr4" draw:text-style-name="P2" draw:layer="layout" svg:width="16.603cm" svg:height="12.961cm" svg:x="5.556cm" svg:y="4.326cm">
          <text:p text:style-name="P11"><text:span text:style-name="T11">typedef 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 wibble;</text:span></text:p>
          <text:p text:style-name="P11"><text:span text:style-name="T12"/></text:p>
          <text:p text:style-name="P11"><text:span text:style-name="T12">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3">{</text:span></text:p>
          <text:p text:style-name="P11"><text:span text:style-name="T13"><text:s text:c="4"/></text:span><text:span text:style-name="T11">char</text:span><text:span text:style-name="T13"> x[42];</text:span></text:p>
          <text:p text:style-name="P11"><text:span text:style-name="T13"/></text:p>
          <text:p text:style-name="P11"><text:span text:style-name="T13"><text:s text:c="4"/></text:span><text:span text:style-name="T13">printf(</text:span><text:span text:style-name="T14">"%zd\n"</text:span><text:span text:style-name="T13">, </text:span></text:p>
          <text:p text:style-name="P11"><text:span text:style-name="T13"><text:s text:c="8"/></text:span><text:span text:style-name="T13">(</text:span><text:span text:style-name="T11">char</text:span><text:span text:style-name="T13">*)( x+1) – (</text:span><text:span text:style-name="T11">char</text:span><text:span text:style-name="T13">*) x);</text:span></text:p>
          <text:p text:style-name="P11"><text:span text:style-name="T13"/></text:p>
          <text:p text:style-name="P11"><text:span text:style-name="T13"><text:s text:c="4"/></text:span><text:span text:style-name="T13">printf(</text:span><text:span text:style-name="T14">"%zd\n"</text:span><text:span text:style-name="T13">, </text:span></text:p>
          <text:p text:style-name="P11"><text:span text:style-name="T13"><text:s text:c="8"/></text:span><text:span text:style-name="T13">(</text:span><text:span text:style-name="T11">char</text:span><text:span text:style-name="T13">*)(&amp;x+1) – (</text:span><text:span text:style-name="T11">char</text:span><text:span text:style-name="T13">*)&amp;x);</text:span></text:p>
          <text:p text:style-name="P11"><text:span text:style-name="T13"/></text:p>
          <text:p text:style-name="P11"><text:span text:style-name="T13"><text:s text:c="4"/></text:span><text:span text:style-name="T13">printf(</text:span><text:span text:style-name="T14">"%zd\n"</text:span><text:span text:style-name="T13">,</text:span></text:p>
          <text:p text:style-name="P11"><text:span text:style-name="T13"><text:s text:c="15"/></text:span><text:span text:style-name="T13">(&amp;x+1) - <text:s text:c="7"/>&amp;x);</text:span></text:p>
          <text:p text:style-name="P11"><text:span text:style-name="T13">}</text:span></text:p>
          <draw:enhanced-geometry svg:viewBox="0 0 21600 21600" draw:type="mso-spt202" draw:enhanced-path="M 0 0 L 21600 0 21600 21600 0 21600 0 0 Z N"/>
        </draw:custom-shape>
        <draw:g>
          <draw:rect draw:style-name="gr8" draw:text-style-name="P10" draw:layer="layout" svg:width="6.001cm" svg:height="5.636cm" svg:x="20.757cm" svg:y="11.527cm">
            <text:p/>
          </draw:rect>
          <draw:g>
            <draw:custom-shape draw:style-name="gr9" draw:text-style-name="P2" draw:layer="layout" svg:width="0.214cm" svg:height="0.267cm" svg:x="24.51cm" svg:y="12.912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10" draw:text-style-name="P2" draw:layer="layout" svg:width="0.159cm" svg:height="0.135cm" svg:x="21.857cm" svg:y="15.54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11" draw:text-style-name="P2" draw:layer="layout" svg:width="0.852cm" svg:height="0.685cm" svg:x="21.886cm" svg:y="15.487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12" draw:text-style-name="P2" draw:layer="layout" svg:width="0.852cm" svg:height="0.685cm" svg:x="21.886cm" svg:y="15.487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13" draw:text-style-name="P10" draw:layer="layout" svg:x1="22.208cm" svg:y1="15.664cm" svg:x2="22.14cm" svg:y2="15.733cm">
              <text:p/>
            </draw:line>
            <draw:custom-shape draw:style-name="gr14" draw:text-style-name="P2" draw:layer="layout" svg:width="1.937cm" svg:height="1.595cm" svg:x="20.764cm" svg:y="15.558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12" draw:text-style-name="P2" draw:layer="layout" svg:width="1.937cm" svg:height="1.595cm" svg:x="20.764cm" svg:y="15.558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15" draw:text-style-name="P2" draw:layer="layout" svg:width="1.233cm" svg:height="1.095cm" svg:x="20.944cm" svg:y="15.762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12" draw:text-style-name="P2" draw:layer="layout" svg:width="0.256cm" svg:height="0.184cm" svg:x="22.405cm" svg:y="16.622cm">
              <text:p/>
              <draw:enhanced-geometry svg:viewBox="0 0 486 353" draw:type="non-primitive" draw:enhanced-path="M 486 0  L 459 30  L 424 62  L 380 97  L 331 135  L 277 173  L 220 212  L 163 250  L 105 288  L 51 322  L 0 353  N"/>
            </draw:custom-shape>
            <draw:custom-shape draw:style-name="gr12" draw:text-style-name="P2" draw:layer="layout" svg:width="0.587cm" svg:height="0.241cm" svg:x="21.817cm" svg:y="16.807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12" draw:text-style-name="P2" draw:layer="layout" svg:width="0.521cm" svg:height="0.023cm" svg:x="21.295cm" svg:y="17.035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12" draw:text-style-name="P2" draw:layer="layout" svg:width="0.338cm" svg:height="0.164cm" svg:x="20.957cm" svg:y="16.871cm">
              <text:p/>
              <draw:enhanced-geometry svg:viewBox="0 0 641 307" draw:type="non-primitive" draw:enhanced-path="M 641 307  L 595 295  L 546 281  L 492 264  L 436 245  L 377 223  L 318 200  L 260 176  L 205 148  L 153 121  L 104 92  L 62 62  L 27 32  L 0 0  N"/>
            </draw:custom-shape>
            <draw:custom-shape draw:style-name="gr12" draw:text-style-name="P2" draw:layer="layout" svg:width="0.285cm" svg:height="0.28cm" svg:x="22.394cm" svg:y="16.151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12" draw:text-style-name="P2" draw:layer="layout" svg:width="0.277cm" svg:height="0.137cm" svg:x="22.116cm" svg:y="16.292cm">
              <text:p/>
              <draw:enhanced-geometry svg:viewBox="0 0 524 264" draw:type="non-primitive" draw:enhanced-path="M 524 264  L 469 249  L 407 225  L 338 195  L 269 159  L 200 121  L 137 85  L 82 52  L 38 25  L 10 7  L 0 0  N"/>
            </draw:custom-shape>
            <draw:custom-shape draw:style-name="gr12" draw:text-style-name="P2" draw:layer="layout" svg:width="0.079cm" svg:height="0.42cm" svg:x="22.116cm" svg:y="16.292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12" draw:text-style-name="P2" draw:layer="layout" svg:width="0.357cm" svg:height="0.1cm" svg:x="21.759cm" svg:y="16.625cm">
              <text:p/>
              <draw:enhanced-geometry svg:viewBox="0 0 678 190" draw:type="non-primitive" draw:enhanced-path="M 678 164  L 631 175  L 583 183  L 533 188  L 481 190  L 429 188  L 376 181  L 323 171  L 268 156  L 214 136  L 160 110  L 106 79  L 53 43  L 0 0  N"/>
            </draw:custom-shape>
            <draw:custom-shape draw:style-name="gr12" draw:text-style-name="P2" draw:layer="layout" svg:width="0.076cm" svg:height="0.24cm" svg:x="21.746cm" svg:y="16.625cm">
              <text:p/>
              <draw:enhanced-geometry svg:viewBox="0 0 145 454" draw:type="non-primitive" draw:enhanced-path="M 26 0  L 63 45  L 94 93  L 118 142  L 135 191  L 144 240  L 145 286  L 140 329  L 127 368  L 106 401  L 78 427  L 43 445  L 0 454  N"/>
            </draw:custom-shape>
            <draw:custom-shape draw:style-name="gr12" draw:text-style-name="P2" draw:layer="layout" svg:width="0.484cm" svg:height="0.018cm" svg:x="21.261cm" svg:y="16.86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12" draw:text-style-name="P2" draw:layer="layout" svg:width="0.127cm" svg:height="0.121cm" svg:x="21.134cm" svg:y="16.739cm">
              <text:p/>
              <draw:enhanced-geometry svg:viewBox="0 0 242 234" draw:type="non-primitive" draw:enhanced-path="M 242 234  L 181 204  L 128 172  L 80 134  L 43 94  L 16 48  L 0 0  N"/>
            </draw:custom-shape>
            <draw:custom-shape draw:style-name="gr12" draw:text-style-name="P2" draw:layer="layout" svg:width="0.127cm" svg:height="0.19cm" svg:x="21.515cm" svg:y="16.587cm">
              <text:p/>
              <draw:enhanced-geometry svg:viewBox="0 0 242 362" draw:type="non-primitive" draw:enhanced-path="M 0 0  L 46 42  L 92 82  L 137 123  L 175 163  L 208 202  L 231 238  L 242 274  L 241 306  L 225 336  L 191 362  N"/>
            </draw:custom-shape>
            <draw:custom-shape draw:style-name="gr12" draw:text-style-name="P2" draw:layer="layout" svg:width="0.373cm" svg:height="0.071cm" svg:x="21.243cm" svg:y="16.778cm">
              <text:p/>
              <draw:enhanced-geometry svg:viewBox="0 0 705 131" draw:type="non-primitive" draw:enhanced-path="M 705 0  L 669 19  L 628 37  L 584 53  L 536 69  L 485 84  L 431 96  L 375 107  L 316 116  L 255 124  L 192 129  L 129 131  L 66 131  L 0 128  N"/>
            </draw:custom-shape>
            <draw:custom-shape draw:style-name="gr12" draw:text-style-name="P2" draw:layer="layout" svg:width="0.227cm" svg:height="0.079cm" svg:x="22.294cm" svg:y="15.974cm">
              <text:p/>
              <draw:enhanced-geometry svg:viewBox="0 0 430 154" draw:type="non-primitive" draw:enhanced-path="M 430 154  L 373 124  L 313 94  L 252 65  L 193 40  L 136 20  L 84 6  L 38 0  L 0 5  N"/>
            </draw:custom-shape>
            <draw:custom-shape draw:style-name="gr12" draw:text-style-name="P2" draw:layer="layout" svg:width="0.106cm" svg:height="0.055cm" svg:x="22.188cm" svg:y="15.977cm">
              <text:p/>
              <draw:enhanced-geometry svg:viewBox="0 0 200 105" draw:type="non-primitive" draw:enhanced-path="M 200 0  L 110 40  L 33 84  L 0 105  N"/>
            </draw:custom-shape>
            <draw:custom-shape draw:style-name="gr12" draw:text-style-name="P2" draw:layer="layout" svg:width="0.047cm" svg:height="0.097cm" svg:x="22.14cm" svg:y="15.934cm">
              <text:p/>
              <draw:enhanced-geometry svg:viewBox="0 0 86 183" draw:type="non-primitive" draw:enhanced-path="M 86 183  L 41 86  L 10 22  L 0 0  N"/>
            </draw:custom-shape>
            <draw:custom-shape draw:style-name="gr12" draw:text-style-name="P2" draw:layer="layout" svg:width="0.124cm" svg:height="0.317cm" svg:x="22.275cm" svg:y="15.998cm">
              <text:p/>
              <draw:enhanced-geometry svg:viewBox="0 0 235 600" draw:type="non-primitive" draw:enhanced-path="M 0 0  L 4 38  L 17 93  L 40 157  L 67 228  L 99 303  L 131 378  L 162 447  L 190 508  L 214 556  L 229 588  L 235 600  N"/>
            </draw:custom-shape>
            <draw:custom-shape draw:style-name="gr12" draw:text-style-name="P2" draw:layer="layout" svg:width="0.346cm" svg:height="0.071cm" svg:x="22.052cm" svg:y="16.244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12" draw:text-style-name="P2" draw:layer="layout" svg:width="0.039cm" svg:height="0.34cm" svg:x="22.055cm" svg:y="16.305cm">
              <text:p/>
              <draw:enhanced-geometry svg:viewBox="0 0 73 643" draw:type="non-primitive" draw:enhanced-path="M 0 0  L 12 54  L 23 119  L 32 192  L 41 270  L 49 348  L 56 424  L 63 494  L 67 554  L 70 601  L 72 632  L 73 643  N"/>
            </draw:custom-shape>
            <draw:custom-shape draw:style-name="gr12" draw:text-style-name="P2" draw:layer="layout" svg:width="0.423cm" svg:height="0.097cm" svg:x="21.671cm" svg:y="16.553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12" draw:text-style-name="P2" draw:layer="layout" svg:width="0.161cm" svg:height="0.129cm" svg:x="21.515cm" svg:y="16.521cm">
              <text:p/>
              <draw:enhanced-geometry svg:viewBox="0 0 306 244" draw:type="non-primitive" draw:enhanced-path="M 306 244  L 231 160  L 159 96  L 96 50  L 45 20  L 12 5  L 0 0  N"/>
            </draw:custom-shape>
            <draw:custom-shape draw:style-name="gr12" draw:text-style-name="P2" draw:layer="layout" svg:width="0.36cm" svg:height="0.193cm" svg:x="22.341cm" svg:y="16.323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12" draw:text-style-name="P2" draw:layer="layout" svg:width="0.103cm" svg:height="0.073cm" svg:x="22.238cm" svg:y="16.429cm">
              <text:p/>
              <draw:enhanced-geometry svg:viewBox="0 0 197 136" draw:type="non-primitive" draw:enhanced-path="M 197 136  L 80 79  L 21 41  L 0 16  L 2 3  L 6 0  N"/>
            </draw:custom-shape>
            <draw:custom-shape draw:style-name="gr12" draw:text-style-name="P2" draw:layer="layout" svg:width="0.04cm" svg:height="0.246cm" svg:x="22.24cm" svg:y="16.429cm">
              <text:p/>
              <draw:enhanced-geometry svg:viewBox="0 0 75 462" draw:type="non-primitive" draw:enhanced-path="M 0 0  L 28 74  L 50 140  L 65 201  L 72 258  L 75 311  L 69 362  L 57 412  L 36 462  N"/>
            </draw:custom-shape>
            <draw:custom-shape draw:style-name="gr12" draw:text-style-name="P2" draw:layer="layout" svg:width="0.23cm" svg:height="0.076cm" svg:x="22.259cm" svg:y="16.675cm">
              <text:p/>
              <draw:enhanced-geometry svg:viewBox="0 0 434 145" draw:type="non-primitive" draw:enhanced-path="M 0 0  L 76 0  L 142 1  L 199 5  L 251 14  L 299 31  L 343 57  L 387 95  L 434 145  N"/>
            </draw:custom-shape>
            <draw:custom-shape draw:style-name="gr12" draw:text-style-name="P2" draw:layer="layout" svg:width="0.28cm" svg:height="0.087cm" svg:x="20.914cm" svg:y="16.559cm">
              <text:p/>
              <draw:enhanced-geometry svg:viewBox="0 0 531 165" draw:type="non-primitive" draw:enhanced-path="M 531 162  L 452 165  L 375 162  L 303 155  L 236 145  L 175 131  L 122 114  L 77 94  L 40 73  L 15 49  L 1 25  L 0 0  N"/>
            </draw:custom-shape>
            <draw:custom-shape draw:style-name="gr12" draw:text-style-name="P2" draw:layer="layout" svg:width="0.142cm" svg:height="0.1cm" svg:x="21.248cm" svg:y="16.426cm">
              <text:p/>
              <draw:enhanced-geometry svg:viewBox="0 0 271 190" draw:type="non-primitive" draw:enhanced-path="M 0 0  L 55 33  L 119 67  L 179 102  L 231 136  L 264 165  L 271 190  N"/>
            </draw:custom-shape>
            <draw:custom-shape draw:style-name="gr12" draw:text-style-name="P2" draw:layer="layout" svg:width="0.426cm" svg:height="0.145cm" svg:x="21.735cm" svg:y="16.731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12" draw:text-style-name="P2" draw:layer="layout" svg:width="0.27cm" svg:height="0.081cm" svg:x="22.161cm" svg:y="16.718cm">
              <text:p/>
              <draw:enhanced-geometry svg:viewBox="0 0 514 155" draw:type="non-primitive" draw:enhanced-path="M 0 29  L 50 11  L 106 2  L 163 0  L 222 3  L 280 14  L 335 29  L 387 49  L 433 72  L 470 98  L 497 127  L 514 155  N"/>
            </draw:custom-shape>
            <draw:custom-shape draw:style-name="gr12" draw:text-style-name="P2" draw:layer="layout" svg:width="0.261cm" svg:height="0.039cm" svg:x="21.899cm" svg:y="15.738cm">
              <text:p/>
              <draw:enhanced-geometry svg:viewBox="0 0 495 73" draw:type="non-primitive" draw:enhanced-path="M 495 73  L 439 53  L 378 34  L 313 18  L 249 6  L 186 0  L 129 0  L 77 9  L 33 26  L 0 54  N"/>
            </draw:custom-shape>
            <draw:custom-shape draw:style-name="gr12" draw:text-style-name="P2" draw:layer="layout" svg:width="0.074cm" svg:height="0.094cm" svg:x="21.825cm" svg:y="15.672cm">
              <text:p/>
              <draw:enhanced-geometry svg:viewBox="0 0 136 180" draw:type="non-primitive" draw:enhanced-path="M 136 180  L 71 90  L 21 25  L 0 0  N"/>
            </draw:custom-shape>
            <draw:custom-shape draw:style-name="gr12" draw:text-style-name="P2" draw:layer="layout" svg:width="0.193cm" svg:height="0.098cm" svg:x="20.771cm" svg:y="16.704cm">
              <text:p/>
              <draw:enhanced-geometry svg:viewBox="0 0 365 187" draw:type="non-primitive" draw:enhanced-path="M 365 187  L 304 174  L 237 152  L 170 122  L 108 88  L 56 55  L 18 24  L 0 0  N"/>
            </draw:custom-shape>
            <draw:custom-shape draw:style-name="gr16" draw:text-style-name="P2" draw:layer="layout" svg:width="0.183cm" svg:height="0.076cm" svg:x="21.285cm" svg:y="16.323cm">
              <text:p/>
              <draw:enhanced-geometry svg:viewBox="0 0 344 145" draw:type="non-primitive" draw:enhanced-path="M 344 145  L 297 91  L 237 53  L 171 27  L 108 11  L 54 3  L 15 0  L 0 0  N"/>
            </draw:custom-shape>
            <draw:custom-shape draw:style-name="gr16" draw:text-style-name="P2" draw:layer="layout" svg:width="0.135cm" svg:height="0.097cm" svg:x="21.372cm" svg:y="16.247cm">
              <text:p/>
              <draw:enhanced-geometry svg:viewBox="0 0 254 181" draw:type="non-primitive" draw:enhanced-path="M 254 181  L 203 128  L 137 78  L 70 37  L 21 10  L 0 0  N"/>
            </draw:custom-shape>
            <draw:custom-shape draw:style-name="gr16" draw:text-style-name="P2" draw:layer="layout" svg:width="0.158cm" svg:height="0.069cm" svg:x="21.409cm" svg:y="16.199cm">
              <text:p/>
              <draw:enhanced-geometry svg:viewBox="0 0 297 126" draw:type="non-primitive" draw:enhanced-path="M 297 126  L 238 82  L 160 47  L 83 21  L 23 5  L 0 0  N"/>
            </draw:custom-shape>
            <draw:custom-shape draw:style-name="gr16" draw:text-style-name="P2" draw:layer="layout" svg:width="0.148cm" svg:height="0.087cm" svg:x="21.473cm" svg:y="16.127cm">
              <text:p/>
              <draw:enhanced-geometry svg:viewBox="0 0 279 161" draw:type="non-primitive" draw:enhanced-path="M 279 161  L 222 113  L 150 69  L 77 32  L 23 9  L 0 0  N"/>
            </draw:custom-shape>
            <draw:custom-shape draw:style-name="gr16" draw:text-style-name="P2" draw:layer="layout" svg:width="0.172cm" svg:height="0.071cm" svg:x="21.515cm" svg:y="16.072cm">
              <text:p/>
              <draw:enhanced-geometry svg:viewBox="0 0 324 135" draw:type="non-primitive" draw:enhanced-path="M 324 135  L 278 100  L 212 68  L 138 41  L 70 19  L 19 4  L 0 0  N"/>
            </draw:custom-shape>
            <draw:custom-shape draw:style-name="gr16" draw:text-style-name="P2" draw:layer="layout" svg:width="0.159cm" svg:height="0.076cm" svg:x="21.563cm" svg:y="16.022cm">
              <text:p/>
              <draw:enhanced-geometry svg:viewBox="0 0 300 145" draw:type="non-primitive" draw:enhanced-path="M 300 145  L 248 95  L 171 56  L 89 25  L 26 6  L 0 0  N"/>
            </draw:custom-shape>
            <draw:custom-shape draw:style-name="gr16" draw:text-style-name="P2" draw:layer="layout" svg:width="0.151cm" svg:height="0.073cm" svg:x="21.626cm" svg:y="15.958cm">
              <text:p/>
              <draw:enhanced-geometry svg:viewBox="0 0 287 138" draw:type="non-primitive" draw:enhanced-path="M 287 138  L 233 95  L 159 58  L 82 28  L 24 8  L 0 0  N"/>
            </draw:custom-shape>
            <draw:custom-shape draw:style-name="gr16" draw:text-style-name="P2" draw:layer="layout" svg:width="0.137cm" svg:height="0.068cm" svg:x="21.687cm" svg:y="15.897cm">
              <text:p/>
              <draw:enhanced-geometry svg:viewBox="0 0 263 127" draw:type="non-primitive" draw:enhanced-path="M 263 127  L 187 80  L 101 39  L 30 11  L 0 0  N"/>
            </draw:custom-shape>
            <draw:custom-shape draw:style-name="gr16" draw:text-style-name="P2" draw:layer="layout" svg:width="0.148cm" svg:height="0.063cm" svg:x="21.724cm" svg:y="15.839cm">
              <text:p/>
              <draw:enhanced-geometry svg:viewBox="0 0 279 117" draw:type="non-primitive" draw:enhanced-path="M 279 117  L 226 74  L 154 41  L 80 18  L 22 5  L 0 0  N"/>
            </draw:custom-shape>
            <draw:custom-shape draw:style-name="gr16" draw:text-style-name="P2" draw:layer="layout" svg:width="0.148cm" svg:height="0.071cm" svg:x="21.764cm" svg:y="15.778cm">
              <text:p/>
              <draw:enhanced-geometry svg:viewBox="0 0 281 135" draw:type="non-primitive" draw:enhanced-path="M 281 135  L 223 90  L 151 53  L 78 24  L 22 6  L 0 0  N"/>
            </draw:custom-shape>
            <draw:custom-shape draw:style-name="gr16" draw:text-style-name="P2" draw:layer="layout" svg:width="0.026cm" svg:height="0.417cm" svg:x="21.868cm" svg:y="15.744cm">
              <text:p/>
              <draw:enhanced-geometry svg:viewBox="0 0 49 788" draw:type="non-primitive" draw:enhanced-path="M 0 0  L 10 28  L 21 67  L 29 116  L 35 172  L 41 234  L 46 301  L 48 369  L 49 439  L 48 507  L 44 572  L 40 632  L 33 685  L 25 730  L 14 765  L 0 788  N"/>
            </draw:custom-shape>
            <draw:custom-shape draw:style-name="gr16" draw:text-style-name="P2" draw:layer="layout" svg:width="0.108cm" svg:height="0.166cm" svg:x="21.759cm" svg:y="16.008cm">
              <text:p/>
              <draw:enhanced-geometry svg:viewBox="0 0 208 317" draw:type="non-primitive" draw:enhanced-path="M 208 290  L 182 310  L 155 317  L 126 310  L 97 290  L 70 257  L 45 211  L 25 153  L 9 83  L 0 0  N"/>
            </draw:custom-shape>
            <draw:custom-shape draw:style-name="gr16" draw:text-style-name="P2" draw:layer="layout" svg:width="0.076cm" svg:height="0.254cm" svg:x="21.759cm" svg:y="15.754cm">
              <text:p/>
              <draw:enhanced-geometry svg:viewBox="0 0 145 481" draw:type="non-primitive" draw:enhanced-path="M 0 481  L 1 395  L 11 315  L 31 240  L 53 172  L 79 114  L 104 67  L 126 31  L 140 8  L 145 0  N"/>
            </draw:custom-shape>
            <draw:custom-shape draw:style-name="gr16" draw:text-style-name="P2" draw:layer="layout" svg:width="0.206cm" svg:height="0.259cm" svg:x="21.629cm" svg:y="15.754cm">
              <text:p/>
              <draw:enhanced-geometry svg:viewBox="0 0 387 491" draw:type="non-primitive" draw:enhanced-path="M 387 0  L 355 61  L 324 121  L 292 179  L 259 234  L 227 286  L 195 334  L 162 377  L 129 414  L 97 445  L 64 469  L 32 484  L 0 491  N"/>
            </draw:custom-shape>
            <draw:custom-shape draw:style-name="gr16" draw:text-style-name="P2" draw:layer="layout" svg:width="0.066cm" svg:height="0.145cm" svg:x="21.563cm" svg:y="15.868cm">
              <text:p/>
              <draw:enhanced-geometry svg:viewBox="0 0 128 274" draw:type="non-primitive" draw:enhanced-path="M 128 274  L 78 269  L 41 247  L 14 212  L 0 168  L 1 116  L 16 59  L 46 0  N"/>
            </draw:custom-shape>
            <draw:custom-shape draw:style-name="gr16" draw:text-style-name="P2" draw:layer="layout" svg:width="0.243cm" svg:height="0.153cm" svg:x="21.587cm" svg:y="15.714cm">
              <text:p/>
              <draw:enhanced-geometry svg:viewBox="0 0 460 289" draw:type="non-primitive" draw:enhanced-path="M 0 289  L 39 244  L 94 199  L 159 155  L 229 113  L 298 77  L 360 45  L 412 21  L 447 5  L 460 0  N"/>
            </draw:custom-shape>
            <draw:custom-shape draw:style-name="gr16" draw:text-style-name="P2" draw:layer="layout" svg:width="0.156cm" svg:height="0.085cm" svg:x="21.592cm" svg:y="16.426cm">
              <text:p/>
              <draw:enhanced-geometry svg:viewBox="0 0 297 162" draw:type="non-primitive" draw:enhanced-path="M 297 162  L 253 112  L 192 71  L 125 40  L 63 17  L 18 4  L 0 0  N"/>
            </draw:custom-shape>
            <draw:custom-shape draw:style-name="gr16" draw:text-style-name="P2" draw:layer="layout" svg:width="0.137cm" svg:height="0.103cm" svg:x="21.687cm" svg:y="16.347cm">
              <text:p/>
              <draw:enhanced-geometry svg:viewBox="0 0 263 191" draw:type="non-primitive" draw:enhanced-path="M 263 191  L 184 119  L 112 64  L 54 28  L 14 7  L 0 0  N"/>
            </draw:custom-shape>
            <draw:custom-shape draw:style-name="gr16" draw:text-style-name="P2" draw:layer="layout" svg:width="0.158cm" svg:height="0.084cm" svg:x="21.759cm" svg:y="16.302cm">
              <text:p/>
              <draw:enhanced-geometry svg:viewBox="0 0 300 161" draw:type="non-primitive" draw:enhanced-path="M 300 161  L 243 107  L 166 62  L 87 28  L 25 7  L 0 0  N"/>
            </draw:custom-shape>
            <draw:custom-shape draw:style-name="gr16" draw:text-style-name="P2" draw:layer="layout" svg:width="0.156cm" svg:height="0.071cm" svg:x="21.823cm" svg:y="16.238cm">
              <text:p/>
              <draw:enhanced-geometry svg:viewBox="0 0 297 134" draw:type="non-primitive" draw:enhanced-path="M 297 134  L 228 82  L 149 44  L 76 19  L 21 4  L 0 0  N"/>
            </draw:custom-shape>
            <draw:custom-shape draw:style-name="gr16" draw:text-style-name="P2" draw:layer="layout" svg:width="0.124cm" svg:height="0.066cm" svg:x="21.902cm" svg:y="16.18cm">
              <text:p/>
              <draw:enhanced-geometry svg:viewBox="0 0 234 126" draw:type="non-primitive" draw:enhanced-path="M 234 126  L 170 75  L 94 35  L 27 9  L 0 0  N"/>
            </draw:custom-shape>
            <draw:custom-shape draw:style-name="gr16" draw:text-style-name="P2" draw:layer="layout" svg:width="0.124cm" svg:height="0.06cm" svg:x="21.965cm" svg:y="16.133cm">
              <text:p/>
              <draw:enhanced-geometry svg:viewBox="0 0 236 118" draw:type="non-primitive" draw:enhanced-path="M 236 118  L 176 70  L 98 32  L 30 8  L 0 0  N"/>
            </draw:custom-shape>
            <draw:custom-shape draw:style-name="gr16" draw:text-style-name="P2" draw:layer="layout" svg:width="0.137cm" svg:height="0.071cm" svg:x="22.018cm" svg:y="16.08cm">
              <text:p/>
              <draw:enhanced-geometry svg:viewBox="0 0 261 136" draw:type="non-primitive" draw:enhanced-path="M 261 136  L 185 84  L 99 41  L 29 11  L 0 0  N"/>
            </draw:custom-shape>
            <draw:custom-shape draw:style-name="gr16" draw:text-style-name="P2" draw:layer="layout" svg:width="0.156cm" svg:height="0.081cm" svg:x="22.061cm" svg:y="16.022cm">
              <text:p/>
              <draw:enhanced-geometry svg:viewBox="0 0 299 154" draw:type="non-primitive" draw:enhanced-path="M 299 154  L 237 103  L 159 60  L 82 29  L 23 7  L 0 0  N"/>
            </draw:custom-shape>
            <draw:custom-shape draw:style-name="gr16" draw:text-style-name="P2" draw:layer="layout" svg:width="0.031cm" svg:height="0.198cm" svg:x="21.96cm" svg:y="16.373cm">
              <text:p/>
              <draw:enhanced-geometry svg:viewBox="0 0 62 379" draw:type="non-primitive" draw:enhanced-path="M 0 379  L 23 333  L 40 271  L 51 201  L 59 127  L 62 58  L 62 0  N"/>
            </draw:custom-shape>
            <draw:custom-shape draw:style-name="gr16" draw:text-style-name="P2" draw:layer="layout" svg:width="0.163cm" svg:height="0.37cm" svg:x="21.992cm" svg:y="16.003cm">
              <text:p/>
              <draw:enhanced-geometry svg:viewBox="0 0 308 698" draw:type="non-primitive" draw:enhanced-path="M 0 698  L 4 675  L 12 647  L 24 616  L 41 579  L 62 540  L 85 496  L 111 448  L 139 396  L 167 340  L 196 280  L 226 215  L 254 147  L 282 76  L 308 0  N"/>
            </draw:custom-shape>
            <draw:custom-shape draw:style-name="gr16" draw:text-style-name="P2" draw:layer="layout" svg:width="0.023cm" svg:height="0.402cm" svg:x="22.132cm" svg:y="16.003cm">
              <text:p/>
              <draw:enhanced-geometry svg:viewBox="0 0 45 762" draw:type="non-primitive" draw:enhanced-path="M 45 0  L 44 9  L 41 36  L 35 78  L 29 131  L 23 195  L 16 265  L 9 340  L 4 415  L 1 491  L 0 563  L 1 628  L 6 685  L 15 730  L 28 762  N"/>
            </draw:custom-shape>
            <draw:custom-shape draw:style-name="gr16" draw:text-style-name="P2" draw:layer="layout" svg:width="0.094cm" svg:height="0.082cm" svg:x="22.145cm" svg:y="16.347cm">
              <text:p/>
              <draw:enhanced-geometry svg:viewBox="0 0 179 154" draw:type="non-primitive" draw:enhanced-path="M 0 110  L 32 146  L 59 154  L 83 137  L 109 101  L 139 54  L 179 0  N"/>
            </draw:custom-shape>
            <draw:custom-shape draw:style-name="gr16" draw:text-style-name="P2" draw:layer="layout" svg:width="0.058cm" svg:height="0.357cm" svg:x="22.198cm" svg:y="15.99cm">
              <text:p/>
              <draw:enhanced-geometry svg:viewBox="0 0 111 679" draw:type="non-primitive" draw:enhanced-path="M 80 679  L 97 648  L 107 606  L 111 556  L 109 498  L 103 434  L 94 369  L 81 303  L 66 238  L 52 176  L 37 119  L 22 70  L 10 29  L 0 0  N"/>
            </draw:custom-shape>
            <draw:custom-shape draw:style-name="gr16" draw:text-style-name="P2" draw:layer="layout" svg:width="0.137cm" svg:height="0.048cm" svg:x="22.061cm" svg:y="15.942cm">
              <text:p/>
              <draw:enhanced-geometry svg:viewBox="0 0 263 86" draw:type="non-primitive" draw:enhanced-path="M 263 86  L 217 45  L 168 15  L 114 0  L 58 7  L 0 41  N"/>
            </draw:custom-shape>
            <draw:custom-shape draw:style-name="gr16" draw:text-style-name="P2" draw:layer="layout" svg:width="0.304cm" svg:height="0.315cm" svg:x="21.756cm" svg:y="15.966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16" draw:text-style-name="P2" draw:layer="layout" svg:width="0.158cm" svg:height="0.061cm" svg:x="21.759cm" svg:y="16.244cm">
              <text:p/>
              <draw:enhanced-geometry svg:viewBox="0 0 300 114" draw:type="non-primitive" draw:enhanced-path="M 0 72  L 31 96  L 75 112  L 127 114  L 184 99  L 243 63  L 300 0  N"/>
            </draw:custom-shape>
            <draw:custom-shape draw:style-name="gr16" draw:text-style-name="P2" draw:layer="layout" svg:width="0.198cm" svg:height="0.27cm" svg:x="21.917cm" svg:y="15.974cm">
              <text:p/>
              <draw:enhanced-geometry svg:viewBox="0 0 378 507" draw:type="non-primitive" draw:enhanced-path="M 0 507  L 33 460  L 72 406  L 115 347  L 161 286  L 207 225  L 251 166  L 291 113  L 326 67  L 353 32  L 371 8  L 378 0  N"/>
            </draw:custom-shape>
            <draw:custom-shape draw:style-name="gr16" draw:text-style-name="P2" draw:layer="layout" svg:width="0.19cm" svg:height="0.394cm" svg:x="21.926cm" svg:y="15.974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17" draw:text-style-name="P2" draw:layer="layout" svg:width="1.034cm" svg:height="1.306cm" svg:x="23.392cm" svg:y="14.995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18" draw:text-style-name="P2" draw:layer="layout" svg:width="2.221cm" svg:height="3.252cm" svg:x="24.531cm" svg:y="12.465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19" draw:text-style-name="P2" draw:layer="layout" svg:width="2.215cm" svg:height="3.252cm" svg:x="24.531cm" svg:y="12.465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9" draw:text-style-name="P2" draw:layer="layout" svg:width="0.232cm" svg:height="0.346cm" svg:x="26.053cm" svg:y="13.373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20" draw:text-style-name="P2" draw:layer="layout" svg:width="0.291cm" svg:height="0.09cm" svg:x="25.727cm" svg:y="15.347cm">
              <text:p/>
              <draw:enhanced-geometry svg:viewBox="0 0 550 167" draw:type="non-primitive" draw:enhanced-path="M 0 149  L 44 157  L 94 163  L 148 166  L 205 167  L 263 163  L 320 154  L 376 139  L 428 116  L 475 87  L 516 48  L 550 0  N"/>
            </draw:custom-shape>
            <draw:custom-shape draw:style-name="gr20" draw:text-style-name="P2" draw:layer="layout" svg:width="0.195cm" svg:height="0.159cm" svg:x="25.823cm" svg:y="15.347cm">
              <text:p/>
              <draw:enhanced-geometry svg:viewBox="0 0 372 300" draw:type="non-primitive" draw:enhanced-path="M 372 0  L 322 93  L 279 164  L 241 218  L 207 257  L 175 280  L 144 294  L 112 300  L 78 297  L 42 291  L 0 283  N"/>
            </draw:custom-shape>
            <draw:custom-shape draw:style-name="gr20" draw:text-style-name="P2" draw:layer="layout" svg:width="0.132cm" svg:height="0.055cm" svg:x="25.69cm" svg:y="15.442cm">
              <text:p/>
              <draw:enhanced-geometry svg:viewBox="0 0 252 103" draw:type="non-primitive" draw:enhanced-path="M 252 103  L 150 74  L 70 40  L 19 12  L 0 0  N"/>
            </draw:custom-shape>
            <draw:custom-shape draw:style-name="gr20" draw:text-style-name="P2" draw:layer="layout" svg:width="0.566cm" svg:height="0.085cm" svg:x="25.547cm" svg:y="15.166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20" draw:text-style-name="P2" draw:layer="layout" svg:width="0.354cm" svg:height="0.121cm" svg:x="25.547cm" svg:y="15.243cm">
              <text:p/>
              <draw:enhanced-geometry svg:viewBox="0 0 669 228" draw:type="non-primitive" draw:enhanced-path="M 0 0  L 71 28  L 138 57  L 204 84  L 266 110  L 325 135  L 381 157  L 433 178  L 481 196  L 527 209  L 568 220  L 606 226  L 640 228  L 669 224  N"/>
            </draw:custom-shape>
            <draw:custom-shape draw:style-name="gr20" draw:text-style-name="P2" draw:layer="layout" svg:width="0.18cm" svg:height="0.119cm" svg:x="25.902cm" svg:y="15.243cm">
              <text:p/>
              <draw:enhanced-geometry svg:viewBox="0 0 344 224" draw:type="non-primitive" draw:enhanced-path="M 0 224  L 58 203  L 121 166  L 186 123  L 247 79  L 297 40  L 332 11  L 344 0  N"/>
            </draw:custom-shape>
            <draw:custom-shape draw:style-name="gr20" draw:text-style-name="P2" draw:layer="layout" svg:width="0.163cm" svg:height="0.433cm" svg:x="25.052cm" svg:y="13.524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20" draw:text-style-name="P2" draw:layer="layout" svg:width="0.124cm" svg:height="0.349cm" svg:x="25.216cm" svg:y="13.174cm">
              <text:p/>
              <draw:enhanced-geometry svg:viewBox="0 0 237 656" draw:type="non-primitive" draw:enhanced-path="M 0 656  L 26 618  L 54 574  L 82 524  L 111 471  L 138 414  L 164 358  L 187 301  L 207 244  L 222 191  L 233 141  L 237 95  L 235 56  L 226 24  L 208 0  N"/>
            </draw:custom-shape>
            <draw:custom-shape draw:style-name="gr20" draw:text-style-name="P2" draw:layer="layout" svg:width="0.203cm" svg:height="0.23cm" svg:x="25.468cm" svg:y="13.253cm">
              <text:p/>
              <draw:enhanced-geometry svg:viewBox="0 0 385 433" draw:type="non-primitive" draw:enhanced-path="M 385 0  L 332 52  L 278 109  L 224 167  L 173 223  L 126 278  L 84 328  L 50 371  L 23 403  L 6 425  L 0 433  N"/>
            </draw:custom-shape>
            <draw:custom-shape draw:style-name="gr20" draw:text-style-name="P2" draw:layer="layout" svg:width="0.18cm" svg:height="0.267cm" svg:x="25.288cm" svg:y="13.484cm">
              <text:p/>
              <draw:enhanced-geometry svg:viewBox="0 0 344 507" draw:type="non-primitive" draw:enhanced-path="M 344 0  L 312 84  L 279 158  L 246 224  L 214 282  L 181 331  L 150 374  L 119 411  L 89 442  L 58 467  L 29 489  L 0 507  N"/>
            </draw:custom-shape>
            <draw:custom-shape draw:style-name="gr20" draw:text-style-name="P2" draw:layer="layout" svg:width="0.439cm" svg:height="0.6cm" svg:x="25.312cm" svg:y="13.293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20" draw:text-style-name="P2" draw:layer="layout" svg:width="0.598cm" svg:height="0.489cm" svg:x="24.713cm" svg:y="13.894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20" draw:text-style-name="P2" draw:layer="layout" svg:width="0.039cm" svg:height="0.497cm" svg:x="24.79cm" svg:y="12.772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20" draw:text-style-name="P2" draw:layer="layout" svg:width="0.039cm" svg:height="0.299cm" svg:x="24.798cm" svg:y="12.473cm">
              <text:p/>
              <draw:enhanced-geometry svg:viewBox="0 0 71 566" draw:type="non-primitive" draw:enhanced-path="M 59 566  L 68 496  L 71 422  L 66 346  L 57 271  L 47 200  L 33 135  L 21 80  L 11 38  L 3 9  L 0 0  N"/>
            </draw:custom-shape>
            <draw:custom-shape draw:style-name="gr20" draw:text-style-name="P2" draw:layer="layout" svg:width="0.148cm" svg:height="0.693cm" svg:x="24.65cm" svg:y="12.473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20" draw:text-style-name="P2" draw:layer="layout" svg:width="0.079cm" svg:height="0.267cm" svg:x="24.957cm" svg:y="12.679cm">
              <text:p/>
              <draw:enhanced-geometry svg:viewBox="0 0 148 507" draw:type="non-primitive" draw:enhanced-path="M 148 0  L 141 56  L 129 117  L 113 181  L 95 244  L 76 306  L 55 366  L 35 421  L 17 468  L 0 507  N"/>
            </draw:custom-shape>
            <draw:custom-shape draw:style-name="gr20" draw:text-style-name="P2" draw:layer="layout" svg:width="0.166cm" svg:height="0.378cm" svg:x="24.79cm" svg:y="12.947cm">
              <text:p/>
              <draw:enhanced-geometry svg:viewBox="0 0 313 715" draw:type="non-primitive" draw:enhanced-path="M 313 0  L 301 26  L 282 59  L 260 98  L 234 142  L 205 192  L 175 245  L 145 301  L 115 360  L 87 420  L 61 481  L 38 542  L 20 602  L 6 660  L 0 715  N"/>
            </draw:custom-shape>
            <draw:custom-shape draw:style-name="gr20" draw:text-style-name="P2" draw:layer="layout" svg:width="0.095cm" svg:height="0.52cm" svg:x="24.79cm" svg:y="12.804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20" draw:text-style-name="P2" draw:layer="layout" svg:width="0.031cm" svg:height="0.243cm" svg:x="24.885cm" svg:y="12.56cm">
              <text:p/>
              <draw:enhanced-geometry svg:viewBox="0 0 59 463" draw:type="non-primitive" draw:enhanced-path="M 0 463  L 20 409  L 34 341  L 45 264  L 52 187  L 56 115  L 58 56  L 59 15  L 59 0  N"/>
            </draw:custom-shape>
            <draw:custom-shape draw:style-name="gr20" draw:text-style-name="P2" draw:layer="layout" svg:width="0.219cm" svg:height="0.235cm" svg:x="25.012cm" svg:y="13.082cm">
              <text:p/>
              <draw:enhanced-geometry svg:viewBox="0 0 417 448" draw:type="non-primitive" draw:enhanced-path="M 417 0  L 347 44  L 283 94  L 225 147  L 173 202  L 128 255  L 89 306  L 58 352  L 33 391  L 15 421  L 3 441  L 0 448  N"/>
            </draw:custom-shape>
            <draw:custom-shape draw:style-name="gr20" draw:text-style-name="P2" draw:layer="layout" svg:width="0.158cm" svg:height="0.135cm" svg:x="24.854cm" svg:y="13.317cm">
              <text:p/>
              <draw:enhanced-geometry svg:viewBox="0 0 298 254" draw:type="non-primitive" draw:enhanced-path="M 298 0  L 226 33  L 161 76  L 107 125  L 61 172  L 29 214  L 7 244  L 0 254  N"/>
            </draw:custom-shape>
            <draw:custom-shape draw:style-name="gr20" draw:text-style-name="P2" draw:layer="layout" svg:width="0.222cm" svg:height="0.473cm" svg:x="24.854cm" svg:y="12.979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20" draw:text-style-name="P2" draw:layer="layout" svg:width="0.296cm" svg:height="0.306cm" svg:x="25.722cm" svg:y="14.646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20" draw:text-style-name="P2" draw:layer="layout" svg:width="0.074cm" svg:height="0.783cm" svg:x="26.018cm" svg:y="13.862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20" draw:text-style-name="P2" draw:layer="layout" svg:width="0.087cm" svg:height="0.727cm" svg:x="25.986cm" svg:y="13.13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20" draw:text-style-name="P2" draw:layer="layout" svg:width="0.116cm" svg:height="0.174cm" svg:x="25.91cm" svg:y="13.111cm">
              <text:p/>
              <draw:enhanced-geometry svg:viewBox="0 0 221 331" draw:type="non-primitive" draw:enhanced-path="M 192 46  L 212 17  L 221 1  L 219 0  L 209 9  L 193 28  L 172 55  L 147 88  L 120 125  L 93 164  L 66 205  L 42 242  L 21 278  L 7 308  L 0 331  N"/>
            </draw:custom-shape>
            <draw:custom-shape draw:style-name="gr20" draw:text-style-name="P2" draw:layer="layout" svg:width="0.005cm" svg:height="0.294cm" svg:x="25.904cm" svg:y="13.285cm">
              <text:p/>
              <draw:enhanced-geometry svg:viewBox="0 0 7 552" draw:type="non-primitive" draw:enhanced-path="M 7 0  L 2 42  L 0 106  L 0 183  L 0 268  L 1 351  L 4 428  L 5 493  L 6 536  L 7 552  N"/>
            </draw:custom-shape>
            <draw:custom-shape draw:style-name="gr20" draw:text-style-name="P2" draw:layer="layout" svg:width="0.082cm" svg:height="0.474cm" svg:x="25.875cm" svg:y="13.105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20" draw:text-style-name="P2" draw:layer="layout" svg:width="0.148cm" svg:height="0.656cm" svg:x="25.809cm" svg:y="13.105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20" draw:text-style-name="P2" draw:layer="layout" svg:width="0.037cm" svg:height="0.46cm" svg:x="25.778cm" svg:y="13.301cm">
              <text:p/>
              <draw:enhanced-geometry svg:viewBox="0 0 73 867" draw:type="non-primitive" draw:enhanced-path="M 73 867  L 62 768  L 51 675  L 41 589  L 31 509  L 24 435  L 17 368  L 11 304  L 7 248  L 3 197  L 1 150  L 0 109  L 1 74  L 3 45  L 7 20  L 12 0  N"/>
            </draw:custom-shape>
            <draw:custom-shape draw:style-name="gr20" draw:text-style-name="P2" draw:layer="layout" svg:width="0.174cm" svg:height="0.243cm" svg:x="25.783cm" svg:y="13.058cm">
              <text:p/>
              <draw:enhanced-geometry svg:viewBox="0 0 328 462" draw:type="non-primitive" draw:enhanced-path="M 0 462  L 17 428  L 47 380  L 85 324  L 129 261  L 176 198  L 222 137  L 264 83  L 297 40  L 320 10  L 328 0  N"/>
            </draw:custom-shape>
            <draw:custom-shape draw:style-name="gr20" draw:text-style-name="P2" draw:layer="layout" svg:width="0.576cm" svg:height="0.208cm" svg:x="25.357cm" svg:y="13.018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20" draw:text-style-name="P2" draw:layer="layout" svg:width="0.111cm" svg:height="0.142cm" svg:x="26.397cm" svg:y="13.767cm">
              <text:p/>
              <draw:enhanced-geometry svg:viewBox="0 0 210 274" draw:type="non-primitive" draw:enhanced-path="M 210 274  L 176 196  L 149 130  L 127 77  L 104 37  L 78 11  L 44 0  L 0 4  N"/>
            </draw:custom-shape>
            <draw:custom-shape draw:style-name="gr20" draw:text-style-name="P2" draw:layer="layout" svg:width="0.124cm" svg:height="0.055cm" svg:x="26.272cm" svg:y="13.711cm">
              <text:p/>
              <draw:enhanced-geometry svg:viewBox="0 0 236 105" draw:type="non-primitive" draw:enhanced-path="M 236 105  L 149 101  L 73 63  L 20 20  L 0 0  N"/>
            </draw:custom-shape>
            <draw:custom-shape draw:style-name="gr20" draw:text-style-name="P2" draw:layer="layout" svg:width="0.235cm" svg:height="0.592cm" svg:x="26.098cm" svg:y="13.831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20" draw:text-style-name="P2" draw:layer="layout" svg:width="0.142cm" svg:height="0.237cm" svg:x="26.098cm" svg:y="13.831cm">
              <text:p/>
              <draw:enhanced-geometry svg:viewBox="0 0 270 448" draw:type="non-primitive" draw:enhanced-path="M 0 0  L 48 68  L 86 130  L 116 188  L 138 239  L 158 285  L 176 327  L 193 364  L 213 396  L 238 423  L 270 448  N"/>
            </draw:custom-shape>
            <draw:custom-shape draw:style-name="gr20" draw:text-style-name="P2" draw:layer="layout" svg:width="0.156cm" svg:height="0.283cm" svg:x="26.24cm" svg:y="14.068cm">
              <text:p/>
              <draw:enhanced-geometry svg:viewBox="0 0 295 536" draw:type="non-primitive" draw:enhanced-path="M 0 0  L 31 25  L 62 59  L 92 101  L 122 149  L 150 202  L 177 257  L 203 315  L 228 373  L 252 430  L 275 485  L 295 536  N"/>
            </draw:custom-shape>
            <draw:custom-shape draw:style-name="gr21" draw:text-style-name="P2" draw:layer="layout" svg:width="2.854cm" svg:height="2.103cm" svg:x="23.776cm" svg:y="11.6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22" draw:text-style-name="P2" draw:layer="layout" svg:width="0.473cm" svg:height="0.476cm" svg:x="25.431cm" svg:y="12.685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23" draw:text-style-name="P2" draw:layer="layout" svg:width="0.415cm" svg:height="0.325cm" svg:x="25.431cm" svg:y="12.685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22" draw:text-style-name="P2" draw:layer="layout" svg:width="0.685cm" svg:height="0.711cm" svg:x="24.078cm" svg:y="12.238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24" draw:text-style-name="P2" draw:layer="layout" svg:width="0.346cm" svg:height="0.135cm" svg:x="26.018cm" svg:y="12.018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22" draw:text-style-name="P2" draw:layer="layout" svg:width="1.135cm" svg:height="0.383cm" svg:x="23.932cm" svg:y="11.909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22" draw:text-style-name="P2" draw:layer="layout" svg:width="0.45cm" svg:height="0.518cm" svg:x="25.838cm" svg:y="12.161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23" draw:text-style-name="P2" draw:layer="layout" svg:width="0.029cm" svg:height="0.301cm" svg:x="25.838cm" svg:y="12.378cm">
              <text:p/>
              <draw:enhanced-geometry svg:viewBox="0 0 57 567" draw:type="non-primitive" draw:enhanced-path="M 0 567  L 0 502  L 3 439  L 5 377  L 10 317  L 14 259  L 21 202  L 29 148  L 37 96  L 47 46  L 57 0  N"/>
            </draw:custom-shape>
            <draw:custom-shape draw:style-name="gr22" draw:text-style-name="P2" draw:layer="layout" svg:width="0.519cm" svg:height="1.071cm" svg:x="25.949cm" svg:y="12.499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23" draw:text-style-name="P2" draw:layer="layout" svg:width="0.066cm" svg:height="0.204cm" svg:x="25.052cm" svg:y="12.343cm">
              <text:p/>
              <draw:enhanced-geometry svg:viewBox="0 0 125 386" draw:type="non-primitive" draw:enhanced-path="M 0 386  L 29 309  L 59 235  L 86 166  L 107 105  L 122 54  L 125 19  L 115 0  N"/>
            </draw:custom-shape>
            <draw:custom-shape draw:style-name="gr25" draw:text-style-name="P2" draw:layer="layout" svg:width="0.097cm" svg:height="0.068cm" svg:x="25.015cm" svg:y="12.275cm">
              <text:p/>
              <draw:enhanced-geometry svg:viewBox="0 0 185 128" draw:type="non-primitive" draw:enhanced-path="M 185 128  L 151 74  L 89 34  L 27 9  L 0 0  N"/>
            </draw:custom-shape>
            <draw:custom-shape draw:style-name="gr25" draw:text-style-name="P2" draw:layer="layout" svg:width="0.288cm" svg:height="0.039cm" svg:x="25.229cm" svg:y="12.304cm">
              <text:p/>
              <draw:enhanced-geometry svg:viewBox="0 0 547 73" draw:type="non-primitive" draw:enhanced-path="M 0 31  L 75 15  L 148 5  L 217 0  L 280 1  L 340 6  L 394 15  L 443 26  L 485 40  L 520 56  L 547 73  N"/>
            </draw:custom-shape>
            <draw:custom-shape draw:style-name="gr26" draw:text-style-name="P2" draw:layer="layout" svg:width="0.222cm" svg:height="0.066cm" svg:x="25.243cm" svg:y="12.351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27" draw:text-style-name="P2" draw:layer="layout" svg:width="0.222cm" svg:height="0.066cm" svg:x="25.243cm" svg:y="12.351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23" draw:text-style-name="P2" draw:layer="layout" svg:width="0.092cm" svg:height="0.004cm" svg:x="25.118cm" svg:y="12.83cm">
              <text:p/>
              <draw:enhanced-geometry svg:viewBox="0 0 172 14" draw:type="non-primitive" draw:enhanced-path="M 172 14  L 92 11  L 27 3  L 0 0  N"/>
            </draw:custom-shape>
            <draw:custom-shape draw:style-name="gr23" draw:text-style-name="P2" draw:layer="layout" svg:width="0.153cm" svg:height="0.005cm" svg:x="25.115cm" svg:y="12.761cm">
              <text:p/>
              <draw:enhanced-geometry svg:viewBox="0 0 291 11" draw:type="non-primitive" draw:enhanced-path="M 0 0  L 81 10  L 176 11  L 257 9  L 291 8  N"/>
            </draw:custom-shape>
            <draw:custom-shape draw:style-name="gr23" draw:text-style-name="P2" draw:layer="layout" svg:width="0.06cm" svg:height="0.01cm" svg:x="25.113cm" svg:y="12.645cm">
              <text:p/>
              <draw:enhanced-geometry svg:viewBox="0 0 114 21" draw:type="non-primitive" draw:enhanced-path="M 114 21  L 68 0  L 22 7  L 0 15  N"/>
            </draw:custom-shape>
            <draw:custom-shape draw:style-name="gr23" draw:text-style-name="P2" draw:layer="layout" svg:width="0.05cm" svg:height="0.069cm" svg:x="25.179cm" svg:y="12.595cm">
              <text:p/>
              <draw:enhanced-geometry svg:viewBox="0 0 94 128" draw:type="non-primitive" draw:enhanced-path="M 0 0  L 69 33  L 94 76  L 58 128  N"/>
            </draw:custom-shape>
            <draw:custom-shape draw:style-name="gr23" draw:text-style-name="P2" draw:layer="layout" svg:width="0.105cm" svg:height="0.132cm" svg:x="25.243cm" svg:y="12.592cm">
              <text:p/>
              <draw:enhanced-geometry svg:viewBox="0 0 200 249" draw:type="non-primitive" draw:enhanced-path="M 0 0  L 63 39  L 121 92  L 166 151  L 196 207  L 200 249  N"/>
            </draw:custom-shape>
            <draw:custom-shape draw:style-name="gr23" draw:text-style-name="P2" draw:layer="layout" svg:width="0.055cm" svg:height="0.138cm" svg:x="25.293cm" svg:y="12.724cm">
              <text:p/>
              <draw:enhanced-geometry svg:viewBox="0 0 107 263" draw:type="non-primitive" draw:enhanced-path="M 107 0  L 83 64  L 47 152  L 14 230  L 0 263  N"/>
            </draw:custom-shape>
            <draw:custom-shape draw:style-name="gr28" draw:text-style-name="P2" draw:layer="layout" svg:width="1.257cm" svg:height="0.859cm" svg:x="24.989cm" svg:y="11.542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26" draw:text-style-name="P2" draw:layer="layout" svg:width="0.058cm" svg:height="0.073cm" svg:x="25.055cm" svg:y="12.335cm">
              <text:p/>
              <draw:enhanced-geometry svg:viewBox="0 0 107 141" draw:type="non-primitive" draw:enhanced-path="M 13 141  L 99 128  L 107 63  L 0 0  L 13 141  L 13 141  Z N"/>
            </draw:custom-shape>
            <draw:custom-shape draw:style-name="gr27" draw:text-style-name="P2" draw:layer="layout" svg:width="0.058cm" svg:height="0.073cm" svg:x="25.055cm" svg:y="12.335cm">
              <text:p/>
              <draw:enhanced-geometry svg:viewBox="0 0 107 141" draw:type="non-primitive" draw:enhanced-path="M 13 141  L 99 128  L 107 63  L 0 0  L 13 141  L 13 141  N"/>
            </draw:custom-shape>
            <draw:custom-shape draw:style-name="gr17" draw:text-style-name="P2" draw:layer="layout" svg:width="0.632cm" svg:height="0.97cm" svg:x="25.174cm" svg:y="15.058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29" draw:text-style-name="P2" draw:layer="layout" svg:width="3.825cm" svg:height="2.934cm" svg:x="21.926cm" svg:y="13.447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30" draw:text-style-name="P2" draw:layer="layout" svg:width="0.082cm" svg:height="0.129cm" svg:x="25.2cm" svg:y="15.048cm">
              <text:p/>
              <draw:enhanced-geometry svg:viewBox="0 0 156 247" draw:type="non-primitive" draw:enhanced-path="M 0 0  L 53 71  L 100 138  L 135 198  L 156 247  N"/>
            </draw:custom-shape>
            <draw:custom-shape draw:style-name="gr30" draw:text-style-name="P2" draw:layer="layout" svg:width="0.161cm" svg:height="0.238cm" svg:x="25.282cm" svg:y="15.177cm">
              <text:p/>
              <draw:enhanced-geometry svg:viewBox="0 0 307 451" draw:type="non-primitive" draw:enhanced-path="M 0 0  L 15 37  L 39 75  L 68 115  L 102 155  L 140 200  L 178 245  L 216 292  L 252 343  L 282 395  L 307 451  N"/>
            </draw:custom-shape>
            <draw:custom-shape draw:style-name="gr30" draw:text-style-name="P2" draw:layer="layout" svg:width="0.164cm" svg:height="0.426cm" svg:x="25.444cm" svg:y="15.416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30" draw:text-style-name="P2" draw:layer="layout" svg:width="0.142cm" svg:height="0.132cm" svg:x="25.608cm" svg:y="15.842cm">
              <text:p/>
              <draw:enhanced-geometry svg:viewBox="0 0 270 248" draw:type="non-primitive" draw:enhanced-path="M 0 0  L 80 46  L 148 100  L 201 154  L 238 201  L 262 235  L 270 248  N"/>
            </draw:custom-shape>
            <draw:custom-shape draw:style-name="gr30" draw:text-style-name="P2" draw:layer="layout" svg:width="0.312cm" svg:height="0.632cm" svg:x="23.99cm" svg:y="15.635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30" draw:text-style-name="P2" draw:layer="layout" svg:width="0.243cm" svg:height="0.544cm" svg:x="23.747cm" svg:y="15.09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30" draw:text-style-name="P2" draw:layer="layout" svg:width="0.405cm" svg:height="0.42cm" svg:x="23.342cm" svg:y="15.09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17" draw:text-style-name="P2" draw:layer="layout" svg:width="1.416cm" svg:height="1.961cm" svg:x="22.193cm" svg:y="13.756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30" draw:text-style-name="P2" draw:layer="layout" svg:width="0.341cm" svg:height="0.307cm" svg:x="23.268cm" svg:y="13.756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30" draw:text-style-name="P2" draw:layer="layout" svg:width="0.269cm" svg:height="0.449cm" svg:x="22.998cm" svg:y="14.064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30" draw:text-style-name="P2" draw:layer="layout" svg:width="0.299cm" svg:height="0.471cm" svg:x="22.698cm" svg:y="14.513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30" draw:text-style-name="P2" draw:layer="layout" svg:width="0.169cm" svg:height="0.343cm" svg:x="22.529cm" svg:y="14.984cm">
              <text:p/>
              <draw:enhanced-geometry svg:viewBox="0 0 319 651" draw:type="non-primitive" draw:enhanced-path="M 319 0  L 297 34  L 271 74  L 245 121  L 217 172  L 188 226  L 161 283  L 133 340  L 106 399  L 81 456  L 57 511  L 35 562  L 16 610  L 0 651  N"/>
            </draw:custom-shape>
            <draw:custom-shape draw:style-name="gr30" draw:text-style-name="P2" draw:layer="layout" svg:width="0.142cm" svg:height="0.161cm" svg:x="22.386cm" svg:y="15.328cm">
              <text:p/>
              <draw:enhanced-geometry svg:viewBox="0 0 270 307" draw:type="non-primitive" draw:enhanced-path="M 270 0  L 241 65  L 206 118  L 165 164  L 122 203  L 79 238  L 37 272  L 0 307  N"/>
            </draw:custom-shape>
            <draw:custom-shape draw:style-name="gr30" draw:text-style-name="P2" draw:layer="layout" svg:width="0.105cm" svg:height="0.228cm" svg:x="22.281cm" svg:y="15.489cm">
              <text:p/>
              <draw:enhanced-geometry svg:viewBox="0 0 200 428" draw:type="non-primitive" draw:enhanced-path="M 200 0  L 168 42  L 134 102  L 100 172  L 69 245  L 42 315  L 19 373  L 5 412  L 0 428  N"/>
            </draw:custom-shape>
            <draw:custom-shape draw:style-name="gr31" draw:text-style-name="P2" draw:layer="layout" svg:width="2.141cm" svg:height="1.341cm" svg:x="23.329cm" svg:y="14.161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32" draw:text-style-name="P2" draw:layer="layout" svg:width="0.243cm" svg:height="0.182cm" svg:x="25.476cm" svg:y="15.365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30" draw:text-style-name="P2" draw:layer="layout" svg:width="0.256cm" svg:height="0.198cm" svg:x="25.269cm" svg:y="15.153cm">
              <text:p/>
              <draw:enhanced-geometry svg:viewBox="0 0 483 377" draw:type="non-primitive" draw:enhanced-path="M 0 0  L 86 44  L 164 87  L 234 130  L 296 171  L 349 210  L 395 246  L 430 280  L 457 309  L 475 336  L 483 359  L 482 377  N"/>
            </draw:custom-shape>
            <draw:custom-shape draw:style-name="gr30" draw:text-style-name="P2" draw:layer="layout" svg:width="0.1cm" svg:height="0.076cm" svg:x="25.425cm" svg:y="15.286cm">
              <text:p/>
              <draw:enhanced-geometry svg:viewBox="0 0 189 148" draw:type="non-primitive" draw:enhanced-path="M 189 129  L 169 148  L 139 137  L 100 104  L 53 55  L 0 0  N"/>
            </draw:custom-shape>
            <draw:custom-shape draw:style-name="gr30" draw:text-style-name="P2" draw:layer="layout" svg:width="0.129cm" svg:height="0.09cm" svg:x="25.295cm" svg:y="15.196cm">
              <text:p/>
              <draw:enhanced-geometry svg:viewBox="0 0 246 166" draw:type="non-primitive" draw:enhanced-path="M 246 166  L 168 99  L 87 47  L 25 12  L 0 0  N"/>
            </draw:custom-shape>
            <draw:custom-shape draw:style-name="gr30" draw:text-style-name="P2" draw:layer="layout" svg:width="0.174cm" svg:height="0.232cm" svg:x="25.457cm" svg:y="15.678cm">
              <text:p/>
              <draw:enhanced-geometry svg:viewBox="0 0 330 439" draw:type="non-primitive" draw:enhanced-path="M 330 439  L 295 399  L 253 353  L 208 301  L 161 246  L 116 191  L 75 137  L 40 86  L 14 39  L 0 0  N"/>
            </draw:custom-shape>
            <draw:custom-shape draw:style-name="gr30" draw:text-style-name="P2" draw:layer="layout" svg:width="0.045cm" svg:height="0.069cm" svg:x="25.412cm" svg:y="15.617cm">
              <text:p/>
              <draw:enhanced-geometry svg:viewBox="0 0 83 130" draw:type="non-primitive" draw:enhanced-path="M 83 117  L 71 78  L 55 43  L 38 16  L 21 1  L 8 0  L 0 19  L 1 61  L 12 130  N"/>
            </draw:custom-shape>
            <draw:custom-shape draw:style-name="gr30" draw:text-style-name="P2" draw:layer="layout" svg:width="0.156cm" svg:height="0.256cm" svg:x="25.42cm" svg:y="15.686cm">
              <text:p/>
              <draw:enhanced-geometry svg:viewBox="0 0 296 486" draw:type="non-primitive" draw:enhanced-path="M 0 0  L 14 61  L 30 119  L 49 176  L 69 230  L 92 281  L 118 327  L 146 370  L 179 408  L 214 439  L 254 465  L 296 486  N"/>
            </draw:custom-shape>
            <draw:custom-shape draw:style-name="gr30" draw:text-style-name="P2" draw:layer="layout" svg:width="0.232cm" svg:height="0.028cm" svg:x="25.444cm" svg:y="16.016cm">
              <text:p/>
              <draw:enhanced-geometry svg:viewBox="0 0 437 54" draw:type="non-primitive" draw:enhanced-path="M 437 0  L 367 23  L 296 40  L 230 50  L 165 54  L 104 51  L 50 42  L 0 25  N"/>
            </draw:custom-shape>
            <draw:custom-shape draw:style-name="gr30" draw:text-style-name="P2" draw:layer="layout" svg:width="0.113cm" svg:height="0.148cm" svg:x="25.595cm" svg:y="15.392cm">
              <text:p/>
              <draw:enhanced-geometry svg:viewBox="0 0 214 284" draw:type="non-primitive" draw:enhanced-path="M 0 0  L 68 59  L 119 110  L 156 155  L 182 197  L 200 239  L 214 284  N"/>
            </draw:custom-shape>
            <draw:custom-shape draw:style-name="gr30" draw:text-style-name="P2" draw:layer="layout" svg:width="0.016cm" svg:height="0.251cm" svg:x="25.709cm" svg:y="15.54cm">
              <text:p/>
              <draw:enhanced-geometry svg:viewBox="0 0 34 473" draw:type="non-primitive" draw:enhanced-path="M 0 0  L 8 48  L 14 115  L 20 192  L 25 273  L 29 349  L 31 414  L 32 458  L 34 473  N"/>
            </draw:custom-shape>
            <draw:custom-shape draw:style-name="gr30" draw:text-style-name="P2" draw:layer="layout" svg:width="0.063cm" svg:height="0.346cm" svg:x="24.17cm" svg:y="14.445cm">
              <text:p/>
              <draw:enhanced-geometry svg:viewBox="0 0 119 651" draw:type="non-primitive" draw:enhanced-path="M 0 0  L 23 33  L 45 74  L 63 120  L 79 171  L 92 227  L 103 286  L 111 346  L 117 408  L 119 470  L 119 532  L 115 592  L 108 651  N"/>
            </draw:custom-shape>
            <draw:custom-shape draw:style-name="gr30" draw:text-style-name="P2" draw:layer="layout" svg:width="0.063cm" svg:height="0.825cm" svg:x="24.165cm" svg:y="14.791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30" draw:text-style-name="P2" draw:layer="layout" svg:width="0.156cm" svg:height="0.656cm" svg:x="23.329cm" svg:y="14.209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30" draw:text-style-name="P2" draw:layer="layout" svg:width="0.055cm" svg:height="0.28cm" svg:x="23.273cm" svg:y="14.865cm">
              <text:p/>
              <draw:enhanced-geometry svg:viewBox="0 0 107 533" draw:type="non-primitive" draw:enhanced-path="M 107 0  L 93 53  L 78 121  L 63 196  L 47 276  L 32 354  L 20 424  L 9 481  L 3 518  L 0 533  N"/>
            </draw:custom-shape>
            <draw:custom-shape draw:style-name="gr30" draw:text-style-name="P2" draw:layer="layout" svg:width="0.037cm" svg:height="0.331cm" svg:x="22.794cm" svg:y="15.566cm">
              <text:p/>
              <draw:enhanced-geometry svg:viewBox="0 0 73 626" draw:type="non-primitive" draw:enhanced-path="M 0 626  L 10 571  L 22 517  L 33 462  L 44 406  L 54 351  L 62 294  L 69 238  L 73 180  L 71 121  L 67 61  L 57 0  N"/>
            </draw:custom-shape>
            <draw:custom-shape draw:style-name="gr30" draw:text-style-name="P2" draw:layer="layout" svg:width="0.222cm" svg:height="0.724cm" svg:x="22.82cm" svg:y="14.841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30" draw:text-style-name="P2" draw:layer="layout" svg:width="0.137cm" svg:height="0.322cm" svg:x="23.159cm" svg:y="14.09cm">
              <text:p/>
              <draw:enhanced-geometry svg:viewBox="0 0 260 613" draw:type="non-primitive" draw:enhanced-path="M 260 0  L 252 32  L 242 61  L 228 92  L 211 122  L 192 157  L 171 197  L 146 242  L 120 295  L 92 358  L 63 430  L 33 515  L 0 613  N"/>
            </draw:custom-shape>
            <draw:custom-shape draw:style-name="gr30" draw:text-style-name="P2" draw:layer="layout" svg:width="0.423cm" svg:height="0.939cm" svg:x="22.736cm" svg:y="14.413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30" draw:text-style-name="P2" draw:layer="layout" svg:width="0.137cm" svg:height="0.365cm" svg:x="22.598cm" svg:y="15.352cm">
              <text:p/>
              <draw:enhanced-geometry svg:viewBox="0 0 262 688" draw:type="non-primitive" draw:enhanced-path="M 262 0  L 240 45  L 216 89  L 191 132  L 164 174  L 138 217  L 112 260  L 87 304  L 65 351  L 44 398  L 27 449  L 14 504  L 5 560  L 0 621  L 3 688  N"/>
            </draw:custom-shape>
            <draw:custom-shape draw:style-name="gr30" draw:text-style-name="P2" draw:layer="layout" svg:width="0.063cm" svg:height="0.224cm" svg:x="22.537cm" svg:y="15.717cm">
              <text:p/>
              <draw:enhanced-geometry svg:viewBox="0 0 123 426" draw:type="non-primitive" draw:enhanced-path="M 118 0  L 123 107  L 122 193  L 115 258  L 102 310  L 84 349  L 61 378  L 33 403  L 0 426  N"/>
            </draw:custom-shape>
            <draw:custom-shape draw:style-name="gr30" draw:text-style-name="P2" draw:layer="layout" svg:width="0.031cm" svg:height="0.187cm" svg:x="22.537cm" svg:y="15.754cm">
              <text:p/>
              <draw:enhanced-geometry svg:viewBox="0 0 63 356" draw:type="non-primitive" draw:enhanced-path="M 0 356  L 22 300  L 43 237  L 58 169  L 63 102  L 56 44  L 36 0  N"/>
            </draw:custom-shape>
            <draw:custom-shape draw:style-name="gr30" draw:text-style-name="P2" draw:layer="layout" svg:width="0.074cm" svg:height="0.124cm" svg:x="23.016cm" svg:y="15.892cm">
              <text:p/>
              <draw:enhanced-geometry svg:viewBox="0 0 141 236" draw:type="non-primitive" draw:enhanced-path="M 0 236  L 64 167  L 110 119  L 136 83  L 141 47  L 119 0  N"/>
            </draw:custom-shape>
            <draw:custom-shape draw:style-name="gr30" draw:text-style-name="P2" draw:layer="layout" svg:width="0.058cm" svg:height="0.193cm" svg:x="23.072cm" svg:y="15.699cm">
              <text:p/>
              <draw:enhanced-geometry svg:viewBox="0 0 106 367" draw:type="non-primitive" draw:enhanced-path="M 13 367  L 0 317  L 5 253  L 24 183  L 50 115  L 78 56  L 98 16  L 106 0  N"/>
            </draw:custom-shape>
            <draw:custom-shape draw:style-name="gr30" draw:text-style-name="P2" draw:layer="layout" svg:width="0.116cm" svg:height="0.193cm" svg:x="23.014cm" svg:y="15.699cm">
              <text:p/>
              <draw:enhanced-geometry svg:viewBox="0 0 220 367" draw:type="non-primitive" draw:enhanced-path="M 220 0  L 159 69  L 108 125  L 66 173  L 34 215  L 13 252  L 1 287  L 0 326  L 8 367  N"/>
            </draw:custom-shape>
            <draw:custom-shape draw:style-name="gr30" draw:text-style-name="P2" draw:layer="layout" svg:width="0.129cm" svg:height="0.137cm" svg:x="22.886cm" svg:y="15.892cm">
              <text:p/>
              <draw:enhanced-geometry svg:viewBox="0 0 248 261" draw:type="non-primitive" draw:enhanced-path="M 248 0  L 246 52  L 215 104  L 166 152  L 109 195  L 56 230  L 16 253  L 0 261  N"/>
            </draw:custom-shape>
            <draw:custom-shape draw:style-name="gr30" draw:text-style-name="P2" draw:layer="layout" svg:width="0.068cm" svg:height="0.333cm" svg:x="22.617cm" svg:y="15.672cm">
              <text:p/>
              <draw:enhanced-geometry svg:viewBox="0 0 131 628" draw:type="non-primitive" draw:enhanced-path="M 0 628  L 28 576  L 51 513  L 71 442  L 88 367  L 100 290  L 110 215  L 118 147  L 124 89  L 128 42  L 131 12  L 131 0  N"/>
            </draw:custom-shape>
            <draw:custom-shape draw:style-name="gr30" draw:text-style-name="P2" draw:layer="layout" svg:width="0.055cm" svg:height="0.343cm" svg:x="22.667cm" svg:y="15.672cm">
              <text:p/>
              <draw:enhanced-geometry svg:viewBox="0 0 105 651" draw:type="non-primitive" draw:enhanced-path="M 34 0  L 60 57  L 80 115  L 94 173  L 101 233  L 105 292  L 104 351  L 97 407  L 88 460  L 74 508  L 58 554  L 40 592  L 21 625  L 0 651  N"/>
            </draw:custom-shape>
            <draw:custom-shape draw:style-name="gr30" draw:text-style-name="P2" draw:layer="layout" svg:width="0.076cm" svg:height="0.169cm" svg:x="22.452cm" svg:y="15.717cm">
              <text:p/>
              <draw:enhanced-geometry svg:viewBox="0 0 146 318" draw:type="non-primitive" draw:enhanced-path="M 146 0  L 81 23  L 37 58  L 11 103  L 0 152  L 0 200  L 7 246  L 16 283  L 25 309  L 29 318  N"/>
            </draw:custom-shape>
            <draw:custom-shape draw:style-name="gr30" draw:text-style-name="P2" draw:layer="layout" svg:width="0.06cm" svg:height="0.169cm" svg:x="22.468cm" svg:y="15.717cm">
              <text:p/>
              <draw:enhanced-geometry svg:viewBox="0 0 117 318" draw:type="non-primitive" draw:enhanced-path="M 0 318  L 21 231  L 52 145  L 83 71  L 108 19  L 117 0  N"/>
            </draw:custom-shape>
            <draw:custom-shape draw:style-name="gr30" draw:text-style-name="P2" draw:layer="layout" svg:width="0.048cm" svg:height="0.137cm" svg:x="22.37cm" svg:y="15.691cm">
              <text:p/>
              <draw:enhanced-geometry svg:viewBox="0 0 88 261" draw:type="non-primitive" draw:enhanced-path="M 52 261  L 28 221  L 11 195  L 1 178  L 0 162  L 6 143  L 22 114  L 49 68  L 88 0  N"/>
            </draw:custom-shape>
            <draw:custom-shape draw:style-name="gr30" draw:text-style-name="P2" draw:layer="layout" svg:width="0.174cm" svg:height="0.331cm" svg:x="22.418cm" svg:y="15.36cm">
              <text:p/>
              <draw:enhanced-geometry svg:viewBox="0 0 330 627" draw:type="non-primitive" draw:enhanced-path="M 0 627  L 30 574  L 62 520  L 94 465  L 125 409  L 157 355  L 188 300  L 217 247  L 244 194  L 270 143  L 293 93  L 313 46  L 330 0  N"/>
            </draw:custom-shape>
            <draw:custom-shape draw:style-name="gr30" draw:text-style-name="P2" draw:layer="layout" svg:width="0.118cm" svg:height="0.274cm" svg:x="22.593cm" svg:y="15.085cm">
              <text:p/>
              <draw:enhanced-geometry svg:viewBox="0 0 223 521" draw:type="non-primitive" draw:enhanced-path="M 0 521  L 23 456  L 52 383  L 84 308  L 118 231  L 150 159  L 179 96  L 202 45  L 217 12  L 223 0  N"/>
            </draw:custom-shape>
            <draw:custom-shape draw:style-name="gr30" draw:text-style-name="P2" draw:layer="layout" svg:width="0.031cm" svg:height="0.15cm" svg:x="23.316cm" svg:y="13.82cm">
              <text:p/>
              <draw:enhanced-geometry svg:viewBox="0 0 60 284" draw:type="non-primitive" draw:enhanced-path="M 60 284  L 20 199  L 3 106  L 0 30  L 1 0  N"/>
            </draw:custom-shape>
            <draw:custom-shape draw:style-name="gr30" draw:text-style-name="P2" draw:layer="layout" svg:width="0.021cm" svg:height="0.156cm" svg:x="23.228cm" svg:y="13.92cm">
              <text:p/>
              <draw:enhanced-geometry svg:viewBox="0 0 36 295" draw:type="non-primitive" draw:enhanced-path="M 36 295  L 16 205  L 4 107  L 1 31  L 0 0  N"/>
            </draw:custom-shape>
            <draw:custom-shape draw:style-name="gr30" draw:text-style-name="P2" draw:layer="layout" svg:width="0.024cm" svg:height="0.447cm" svg:x="23.117cm" svg:y="13.862cm">
              <text:p/>
              <draw:enhanced-geometry svg:viewBox="0 0 44 841" draw:type="non-primitive" draw:enhanced-path="M 23 0  L 33 83  L 40 166  L 43 246  L 44 325  L 43 402  L 41 475  L 36 544  L 31 607  L 25 665  L 19 716  L 14 759  L 8 794  L 4 820  L 1 836  L 0 841  N"/>
            </draw:custom-shape>
            <draw:custom-shape draw:style-name="gr30" draw:text-style-name="P2" draw:layer="layout" svg:width="0.042cm" svg:height="0.375cm" svg:x="22.9cm" svg:y="14.177cm">
              <text:p/>
              <draw:enhanced-geometry svg:viewBox="0 0 79 710" draw:type="non-primitive" draw:enhanced-path="M 31 710  L 14 655  L 4 594  L 0 526  L 1 455  L 6 383  L 15 311  L 26 241  L 38 177  L 51 119  L 61 70  L 71 33  L 77 9  L 79 0  N"/>
            </draw:custom-shape>
            <draw:custom-shape draw:style-name="gr30" draw:text-style-name="P2" draw:layer="layout" svg:width="0.137cm" svg:height="0.537cm" svg:x="22.662cm" svg:y="14.466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30" draw:text-style-name="P2" draw:layer="layout" svg:width="0.031cm" svg:height="0.251cm" svg:x="22.51cm" svg:y="15.04cm">
              <text:p/>
              <draw:enhanced-geometry svg:viewBox="0 0 60 473" draw:type="non-primitive" draw:enhanced-path="M 60 0  L 44 116  L 31 214  L 21 296  L 13 361  L 7 411  L 4 446  L 1 467  L 0 473  N"/>
            </draw:custom-shape>
            <draw:custom-shape draw:style-name="gr30" draw:text-style-name="P2" draw:layer="layout" svg:width="0.18cm" svg:height="0.18cm" svg:x="22.33cm" svg:y="15.291cm">
              <text:p/>
              <draw:enhanced-geometry svg:viewBox="0 0 340 343" draw:type="non-primitive" draw:enhanced-path="M 340 0  L 269 73  L 203 138  L 144 197  L 95 247  L 54 288  L 25 318  L 5 338  L 0 343  N"/>
            </draw:custom-shape>
            <draw:custom-shape draw:style-name="gr30" draw:text-style-name="P2" draw:layer="layout" svg:width="0.092cm" svg:height="0.163cm" svg:x="22.238cm" svg:y="15.471cm">
              <text:p/>
              <draw:enhanced-geometry svg:viewBox="0 0 177 308" draw:type="non-primitive" draw:enhanced-path="M 177 0  L 149 73  L 126 135  L 102 189  L 76 236  L 43 275  L 0 308  N"/>
            </draw:custom-shape>
            <draw:custom-shape draw:style-name="gr30" draw:text-style-name="P2" draw:layer="layout" svg:width="0.183cm" svg:height="0.42cm" svg:x="22.473cm" svg:y="13.825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30" draw:text-style-name="P2" draw:layer="layout" svg:width="0.267cm" svg:height="0.606cm" svg:x="22.206cm" svg:y="14.246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30" draw:text-style-name="P2" draw:layer="layout" svg:width="0.097cm" svg:height="0.095cm" svg:x="23.742cm" svg:y="15.003cm">
              <text:p/>
              <draw:enhanced-geometry svg:viewBox="0 0 188 178" draw:type="non-primitive" draw:enhanced-path="M 0 178  L 34 127  L 56 93  L 69 70  L 83 54  L 102 42  L 135 25  L 188 0  N"/>
            </draw:custom-shape>
            <draw:custom-shape draw:style-name="gr30" draw:text-style-name="P2" draw:layer="layout" svg:width="0.174cm" svg:height="0.193cm" svg:x="23.84cm" svg:y="14.809cm">
              <text:p/>
              <draw:enhanced-geometry svg:viewBox="0 0 330 366" draw:type="non-primitive" draw:enhanced-path="M 0 366  L 58 331  L 115 279  L 171 219  L 222 157  L 266 98  L 300 47  L 323 13  L 330 0  N"/>
            </draw:custom-shape>
            <draw:custom-shape draw:style-name="gr30" draw:text-style-name="P2" draw:layer="layout" svg:width="0.069cm" svg:height="0.655cm" svg:x="23.953cm" svg:y="14.154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30" draw:text-style-name="P2" draw:layer="layout" svg:width="0.052cm" svg:height="0.251cm" svg:x="24.005cm" svg:y="14.702cm">
            <text:p/>
            <draw:enhanced-geometry svg:viewBox="0 0 100 473" draw:type="non-primitive" draw:enhanced-path="M 83 0  L 96 84  L 100 157  L 98 222  L 89 280  L 74 334  L 53 382  L 28 429  L 0 473  N"/>
          </draw:custom-shape>
          <draw:custom-shape draw:style-name="gr30" draw:text-style-name="P2" draw:layer="layout" svg:width="0.076cm" svg:height="0.187cm" svg:x="23.928cm" svg:y="14.953cm">
            <text:p/>
            <draw:enhanced-geometry svg:viewBox="0 0 142 355" draw:type="non-primitive" draw:enhanced-path="M 142 0  L 112 53  L 94 110  L 80 167  L 69 223  L 54 274  L 33 319  L 0 355  N"/>
          </draw:custom-shape>
          <draw:custom-shape draw:style-name="gr30" draw:text-style-name="P2" draw:layer="layout" svg:width="0.174cm" svg:height="0.034cm" svg:x="23.753cm" svg:y="15.118cm">
            <text:p/>
            <draw:enhanced-geometry svg:viewBox="0 0 329 68" draw:type="non-primitive" draw:enhanced-path="M 329 47  L 273 68  L 202 65  L 129 50  L 63 27  L 17 8  L 0 0  N"/>
          </draw:custom-shape>
          <draw:custom-shape draw:style-name="gr30" draw:text-style-name="P2" draw:layer="layout" svg:width="0.026cm" svg:height="0.33cm" svg:x="24.272cm" svg:y="14.692cm">
            <text:p/>
            <draw:enhanced-geometry svg:viewBox="0 0 51 626" draw:type="non-primitive" draw:enhanced-path="M 0 0  L 13 83  L 24 154  L 34 214  L 42 267  L 49 316  L 51 361  L 51 405  L 48 452  L 41 503  L 29 559  L 12 626  N"/>
          </draw:custom-shape>
          <draw:custom-shape draw:style-name="gr30" draw:text-style-name="P2" draw:layer="layout" svg:width="0.087cm" svg:height="0.558cm" svg:x="24.19cm" svg:y="15.022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31" draw:text-style-name="P2" draw:layer="layout" svg:width="0.561cm" svg:height="0.931cm" svg:x="22.713cm" svg:y="15.136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30" draw:text-style-name="P2" draw:layer="layout" svg:width="0.312cm" svg:height="0.931cm" svg:x="22.543cm" svg:y="13.903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30" draw:text-style-name="P2" draw:layer="layout" svg:width="0.362cm" svg:height="0.507cm" svg:x="22.181cm" svg:y="14.834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30" draw:text-style-name="P2" draw:layer="layout" svg:width="0.087cm" svg:height="0.27cm" svg:x="22.093cm" svg:y="15.342cm">
            <text:p/>
            <draw:enhanced-geometry svg:viewBox="0 0 167 509" draw:type="non-primitive" draw:enhanced-path="M 167 0  L 121 47  L 85 103  L 58 168  L 37 236  L 22 304  L 12 367  L 5 424  L 3 468  L 2 497  L 0 509  N"/>
          </draw:custom-shape>
          <draw:custom-shape draw:style-name="gr30" draw:text-style-name="P2" draw:layer="layout" svg:width="0.063cm" svg:height="0.364cm" svg:x="22.093cm" svg:y="15.247cm">
            <text:p/>
            <draw:enhanced-geometry svg:viewBox="0 0 120 686" draw:type="non-primitive" draw:enhanced-path="M 1 686  L 0 623  L 0 562  L 3 500  L 6 440  L 13 380  L 21 321  L 32 263  L 44 208  L 60 153  L 77 100  L 98 50  L 120 0  N"/>
          </draw:custom-shape>
          <draw:custom-shape draw:style-name="gr30" draw:text-style-name="P2" draw:layer="layout" svg:width="0.326cm" svg:height="0.587cm" svg:x="22.157cm" svg:y="14.66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30" draw:text-style-name="P2" draw:layer="layout" svg:width="0.193cm" svg:height="0.555cm" svg:x="22.483cm" svg:y="14.104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30" draw:text-style-name="P2" draw:layer="layout" svg:width="0.262cm" svg:height="0.61cm" svg:x="22.414cm" svg:y="14.104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30" draw:text-style-name="P2" draw:layer="layout" svg:width="0.288cm" svg:height="0.495cm" svg:x="22.125cm" svg:y="14.715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30" draw:text-style-name="P2" draw:layer="layout" svg:width="0.079cm" svg:height="0.312cm" svg:x="22.046cm" svg:y="15.21cm">
            <text:p/>
            <draw:enhanced-geometry svg:viewBox="0 0 152 592" draw:type="non-primitive" draw:enhanced-path="M 152 0  L 128 53  L 105 107  L 83 160  L 65 214  L 48 270  L 34 324  L 21 378  L 12 433  L 5 487  L 1 540  L 0 592  N"/>
          </draw:custom-shape>
          <draw:custom-shape draw:style-name="gr28" draw:text-style-name="P2" draw:layer="layout" svg:width="0.073cm" svg:height="0.063cm" svg:x="25.273cm" svg:y="12.352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28" draw:text-style-name="P2" draw:layer="layout" svg:width="0.039cm" svg:height="0.063cm" svg:x="25.05cm" svg:y="12.347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2cm" svg:height="9.327cm" svg:x="3.126cm" svg:y="1.896cm" draw:page-number="7" presentation:class="page"/>
          <draw:frame presentation:style-name="pr5"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draw:custom-shape draw:style-name="gr4" draw:text-style-name="P2" draw:layer="layout" svg:width="16.603cm" svg:height="12.961cm" svg:x="5.556cm" svg:y="4.326cm">
          <text:p text:style-name="P11"><text:span text:style-name="T11">typedef 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 wibble;</text:span></text:p>
          <text:p text:style-name="P11"><text:span text:style-name="T12"/></text:p>
          <text:p text:style-name="P11"><text:span text:style-name="T12">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3">{</text:span></text:p>
          <text:p text:style-name="P11"><text:span text:style-name="T13"><text:s text:c="4"/></text:span><text:span text:style-name="T11">char</text:span><text:span text:style-name="T13"> x[42];</text:span></text:p>
          <text:p text:style-name="P11"><text:span text:style-name="T13"/></text:p>
          <text:p text:style-name="P11"><text:span text:style-name="T13"><text:s text:c="4"/></text:span><text:span text:style-name="T13">printf(</text:span><text:span text:style-name="T14">"%zd\n"</text:span><text:span text:style-name="T13">, </text:span></text:p>
          <text:p text:style-name="P11"><text:span text:style-name="T13"><text:s text:c="8"/></text:span><text:span text:style-name="T13">(</text:span><text:span text:style-name="T11">char</text:span><text:span text:style-name="T13">*)( x+1) – (</text:span><text:span text:style-name="T11">char</text:span><text:span text:style-name="T13">*) x);</text:span></text:p>
          <text:p text:style-name="P11"><text:span text:style-name="T13"/></text:p>
          <text:p text:style-name="P11"><text:span text:style-name="T13"><text:s text:c="4"/></text:span><text:span text:style-name="T13">printf(</text:span><text:span text:style-name="T14">"%zd\n"</text:span><text:span text:style-name="T13">, </text:span></text:p>
          <text:p text:style-name="P11"><text:span text:style-name="T13"><text:s text:c="8"/></text:span><text:span text:style-name="T13">(</text:span><text:span text:style-name="T11">char</text:span><text:span text:style-name="T13">*)(&amp;x+1) – (</text:span><text:span text:style-name="T11">char</text:span><text:span text:style-name="T13">*)&amp;x);</text:span></text:p>
          <text:p text:style-name="P11"><text:span text:style-name="T13"/></text:p>
          <text:p text:style-name="P11"><text:span text:style-name="T13"><text:s text:c="4"/></text:span><text:span text:style-name="T13">printf(</text:span><text:span text:style-name="T14">"%zd\n"</text:span><text:span text:style-name="T13">,</text:span></text:p>
          <text:p text:style-name="P11"><text:span text:style-name="T13"><text:s text:c="15"/></text:span><text:span text:style-name="T13">(&amp;x+1) - <text:s text:c="7"/>&amp;x);</text:span></text:p>
          <text:p text:style-name="P11"><text:span text:style-name="T13">}</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swers</text:p>
          </draw:text-box>
        </draw:frame>
        <draw:frame presentation:style-name="pr6" draw:layer="layout" svg:width="22.649cm" svg:height="17.185cm" svg:x="3.597cm" svg:y="1.058cm" presentation:class="outline" presentation:placeholder="true" presentation:user-transformed="true">
          <draw:text-box/>
        </draw:frame>
        <draw:line draw:style-name="gr7" draw:text-style-name="P10" draw:layer="layout" svg:x1="20.964cm" svg:y1="12.528cm" svg:x2="23.561cm" svg:y2="12.528cm">
          <text:p/>
        </draw:line>
        <draw:line draw:style-name="gr7" draw:text-style-name="P10" draw:layer="layout" svg:x1="20.959cm" svg:y1="14.526cm" svg:x2="23.557cm" svg:y2="14.526cm">
          <text:p/>
        </draw:line>
        <draw:custom-shape draw:style-name="gr3" draw:text-style-name="P2" draw:layer="layout" svg:width="2.2cm" svg:height="1.785cm" svg:x="23.764cm" svg:y="11.527cm">
          <text:p text:style-name="P9"><text:span text:style-name="T15">1</text:span></text:p>
          <draw:enhanced-geometry svg:viewBox="0 0 21600 21600" draw:type="mso-spt202" draw:enhanced-path="M 0 0 L 21600 0 21600 21600 0 21600 0 0 Z N"/>
        </draw:custom-shape>
        <draw:custom-shape draw:style-name="gr3" draw:text-style-name="P2" draw:layer="layout" svg:width="2.403cm" svg:height="1.785cm" svg:x="23.76cm" svg:y="13.547cm">
          <text:p text:style-name="P9"><text:span text:style-name="T15">42</text:span></text:p>
          <draw:enhanced-geometry svg:viewBox="0 0 21600 21600" draw:type="mso-spt202" draw:enhanced-path="M 0 0 L 21600 0 21600 21600 0 21600 0 0 Z N"/>
        </draw:custom-shape>
        <draw:line draw:style-name="gr7" draw:text-style-name="P10" draw:layer="layout" svg:x1="20.959cm" svg:y1="16.144cm" svg:x2="23.557cm" svg:y2="16.144cm">
          <text:p/>
        </draw:line>
        <draw:custom-shape draw:style-name="gr3" draw:text-style-name="P2" draw:layer="layout" svg:width="2.2cm" svg:height="1.785cm" svg:x="23.76cm" svg:y="15.143cm">
          <text:p text:style-name="P9"><text:span text:style-name="T15">1</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8" presentation:class="page"/>
          <draw:frame presentation:style-name="pr5" draw:layer="layout" svg:width="14.394cm" svg:height="11.499cm" svg:x="2.963cm" svg:y="11.861cm" presentation:class="notes" presentation:placeholder="true">
            <draw:text-box/>
          </draw:frame>
        </presentation:notes>
      </draw:page>
      <draw:page draw:name="restrict" draw:style-name="dp1" draw:master-page-name="Default" presentation:presentation-page-layout-name="AL1T1" presentation:use-footer-name="ftr1">
        <draw:custom-shape draw:style-name="gr4" draw:text-style-name="P2" draw:layer="layout" svg:width="20.201cm" svg:height="4.071cm" svg:x="5.159cm" svg:y="6.059cm">
          <text:p text:style-name="P11"><text:span text:style-name="T11">void</text:span><text:span text:style-name="T12"> * memcpy(</text:span><text:span text:style-name="T11">void</text:span><text:span text:style-name="T12"> * s1, </text:span></text:p>
          <text:p text:style-name="P11"><text:span text:style-name="T12"><text:s text:c="14"/></text:span><text:span text:style-name="T11">const void</text:span><text:span text:style-name="T12"> * s2, </text:span></text:p>
          <text:p text:style-name="P11"><text:span text:style-name="T12"><text:s text:c="14"/></text:span><text:span text:style-name="T12">size_t n);</text:span></text:p>
          <text:p text:style-name="P11"><text:span text:style-name="T12"/></text:p>
          <text:p text:style-name="P11"><text:span text:style-name="T11">char</text:span><text:span text:style-name="T12"> * strcpy(</text:span><text:span text:style-name="T11">char</text:span><text:span text:style-name="T12"> * s1, </text:span></text:p>
          <text:p text:style-name="P11"><text:span text:style-name="T12"><text:s text:c="14"/></text:span><text:span text:style-name="T11">const char</text:span><text:span text:style-name="T12"> * s2);</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restrict</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C99 library now uses restrict in its declarators where appropriate</text:span></text:p>
                <text:list text:style-name="L8">
                  <text:list-item>
                    <text:p text:style-name="P8"><text:span text:style-name="T9">says in code what would otherwise be said only in comments</text:span></text:p>
                  </text:list-item>
                </text:list>
              </text:list-item>
            </text:list>
          </draw:text-box>
        </draw:frame>
        <draw:custom-shape draw:style-name="gr3" draw:text-style-name="P2" draw:layer="layout" svg:width="5.998cm" svg:height="1.023cm" svg:x="5.159cm" svg:y="10.508cm">
          <text:p text:style-name="P6"><text:span text:style-name="T20">7.21 &lt;string.h&gt;</text:span></text:p>
          <draw:enhanced-geometry svg:viewBox="0 0 21600 21600" draw:type="mso-spt202" draw:enhanced-path="M 0 0 L 21600 0 21600 21600 0 21600 0 0 Z N"/>
        </draw:custom-shape>
        <draw:custom-shape draw:style-name="gr4" draw:text-style-name="P2" draw:layer="layout" svg:width="20.201cm" svg:height="5.976cm" svg:x="5.159cm" svg:y="11.756cm">
          <text:p text:style-name="P11"><text:span text:style-name="T11">void</text:span><text:span text:style-name="T12"> * memcpy(</text:span><text:span text:style-name="T11">void</text:span><text:span text:style-name="T12"> * </text:span><text:span text:style-name="T11">restrict</text:span><text:span text:style-name="T12"> s1, </text:span></text:p>
          <text:p text:style-name="P11"><text:span text:style-name="T12"><text:s text:c="14"/></text:span><text:span text:style-name="T11">const void</text:span><text:span text:style-name="T12"> * </text:span><text:span text:style-name="T11">restrict</text:span><text:span text:style-name="T12"> s2, </text:span></text:p>
          <text:p text:style-name="P11"><text:span text:style-name="T12"><text:s text:c="14"/></text:span><text:span text:style-name="T12">size_t n);</text:span></text:p>
          <text:p text:style-name="P11"><text:span text:style-name="T12"/></text:p>
          <text:p text:style-name="P11"><text:span text:style-name="T11">char</text:span><text:span text:style-name="T12"> * strcpy(</text:span><text:span text:style-name="T11">char</text:span><text:span text:style-name="T12"> * </text:span><text:span text:style-name="T11">restrict</text:span><text:span text:style-name="T12"> s1, </text:span></text:p>
          <text:p text:style-name="P11"><text:span text:style-name="T12"><text:s text:c="14"/></text:span><text:span text:style-name="T11">const char</text:span><text:span text:style-name="T12"> * </text:span><text:span text:style-name="T11">restrict</text:span><text:span text:style-name="T12"> s2);</text:span></text:p>
          <text:p text:style-name="P11"><text:span text:style-name="T12"/></text:p>
          <text:p text:style-name="P11"><text:span text:style-name="T21">If copying takes place between objects that overlap the behaviour is undefined.</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9" presentation:class="page"/>
          <draw:frame presentation:style-name="pr5" draw:layer="layout" svg:width="14.394cm" svg:height="11.499cm" svg:x="2.963cm" svg:y="11.861cm" presentation:class="notes" presentation:placeholder="true">
            <draw:text-box/>
          </draw:frame>
        </presentation:notes>
      </draw:page>
      <draw:page draw:name="s-hell"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hell</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duplicate string literals can be assigned to the same (static) storage location</text:p>
                <text:list text:style-name="L8">
                  <text:list-item>
                    <text:p text:style-name="P8">be careful with restrict</text:p>
                  </text:list-item>
                </text:list>
              </text:list-item>
            </text:list>
          </draw:text-box>
        </draw:frame>
        <draw:custom-shape draw:style-name="gr2" draw:text-style-name="P2" draw:layer="layout" svg:width="18.803cm" svg:height="1.881cm" svg:x="6.156cm" svg:y="5.644cm">
          <text:p text:style-name="P5"><text:span text:style-name="T4">const char </text:span><text:span text:style-name="T5">*</text:span><text:span text:style-name="T4"> s</text:span><text:span text:style-name="T5">hell = </text:span><text:span text:style-name="T22">"shell"</text:span><text:span text:style-name="T23">;</text:span></text:p>
          <text:p text:style-name="P5"><text:span text:style-name="T4">const char </text:span><text:span text:style-name="T5">* <text:s/>hell = <text:s/></text:span><text:span text:style-name="T24">"hell"</text:span><text:span text:style-name="T5">; </text:span></text:p>
          <draw:enhanced-geometry svg:viewBox="0 0 21600 21600" draw:type="mso-spt202" draw:enhanced-path="M 0 0 L 21600 0 21600 21600 0 21600 0 0 Z N"/>
        </draw:custom-shape>
        <draw:custom-shape draw:style-name="gr34" draw:text-style-name="P2" draw:layer="layout" svg:width="21.603cm" svg:height="8.202cm" svg:x="4.758cm" svg:y="9.124cm">
          <text:p/>
          <draw:enhanced-geometry svg:viewBox="0 0 21600 21600" draw:type="rectangle" draw:enhanced-path="M 0 0 L 21600 0 21600 21600 0 21600 0 0 Z N"/>
        </draw:custom-shape>
        <draw:custom-shape draw:style-name="gr35" draw:text-style-name="P2" draw:layer="layout" svg:width="2.558cm" svg:height="1.795cm" svg:x="7.157cm" svg:y="10.53cm">
          <text:p text:style-name="P1"><text:span text:style-name="T25">&amp;</text:span></text:p>
          <draw:enhanced-geometry svg:viewBox="0 0 21600 21600" draw:type="rectangle" draw:enhanced-path="M 0 0 L 21600 0 21600 21600 0 21600 0 0 Z N"/>
        </draw:custom-shape>
        <draw:custom-shape draw:style-name="gr3" draw:text-style-name="P2" draw:layer="layout" svg:width="3.399cm" svg:height="1.023cm" svg:x="6.959cm" svg:y="9.327cm">
          <text:p text:style-name="P9"><text:span text:style-name="T26">shell</text:span></text:p>
          <draw:enhanced-geometry svg:viewBox="0 0 21600 21600" draw:type="mso-spt202" draw:enhanced-path="M 0 0 L 21600 0 21600 21600 0 21600 0 0 Z N"/>
        </draw:custom-shape>
        <draw:custom-shape draw:style-name="gr35" draw:text-style-name="P2" draw:layer="layout" svg:width="1.76cm" svg:height="1.795cm" svg:x="12.356cm" svg:y="12.731cm">
          <text:p text:style-name="P1"><text:span text:style-name="T27">s</text:span></text:p>
          <draw:enhanced-geometry svg:viewBox="0 0 21600 21600" draw:type="rectangle" draw:enhanced-path="M 0 0 L 21600 0 21600 21600 0 21600 0 0 Z N"/>
        </draw:custom-shape>
        <draw:custom-shape draw:style-name="gr35" draw:text-style-name="P2" draw:layer="layout" svg:width="1.76cm" svg:height="1.795cm" svg:x="14.155cm" svg:y="12.726cm">
          <text:p text:style-name="P1"><text:span text:style-name="T27">h</text:span></text:p>
          <draw:enhanced-geometry svg:viewBox="0 0 21600 21600" draw:type="rectangle" draw:enhanced-path="M 0 0 L 21600 0 21600 21600 0 21600 0 0 Z N"/>
        </draw:custom-shape>
        <draw:custom-shape draw:style-name="gr35" draw:text-style-name="P2" draw:layer="layout" svg:width="1.759cm" svg:height="1.795cm" svg:x="15.959cm" svg:y="12.726cm">
          <text:p text:style-name="P1"><text:span text:style-name="T27">e</text:span></text:p>
          <draw:enhanced-geometry svg:viewBox="0 0 21600 21600" draw:type="rectangle" draw:enhanced-path="M 0 0 L 21600 0 21600 21600 0 21600 0 0 Z N"/>
        </draw:custom-shape>
        <draw:custom-shape draw:style-name="gr35" draw:text-style-name="P2" draw:layer="layout" svg:width="1.759cm" svg:height="1.795cm" svg:x="17.758cm" svg:y="12.726cm">
          <text:p text:style-name="P1"><text:span text:style-name="T27">l</text:span></text:p>
          <draw:enhanced-geometry svg:viewBox="0 0 21600 21600" draw:type="rectangle" draw:enhanced-path="M 0 0 L 21600 0 21600 21600 0 21600 0 0 Z N"/>
        </draw:custom-shape>
        <draw:custom-shape draw:style-name="gr35" draw:text-style-name="P2" draw:layer="layout" svg:width="1.759cm" svg:height="1.795cm" svg:x="19.553cm" svg:y="12.722cm">
          <text:p text:style-name="P1"><text:span text:style-name="T27">l</text:span></text:p>
          <draw:enhanced-geometry svg:viewBox="0 0 21600 21600" draw:type="rectangle" draw:enhanced-path="M 0 0 L 21600 0 21600 21600 0 21600 0 0 Z N"/>
        </draw:custom-shape>
        <draw:custom-shape draw:style-name="gr35" draw:text-style-name="P2" draw:layer="layout" svg:width="1.759cm" svg:height="1.795cm" svg:x="21.352cm" svg:y="12.722cm">
          <text:p text:style-name="P1"><text:span text:style-name="T27">\0</text:span></text:p>
          <draw:enhanced-geometry svg:viewBox="0 0 21600 21600" draw:type="rectangle" draw:enhanced-path="M 0 0 L 21600 0 21600 21600 0 21600 0 0 Z N"/>
        </draw:custom-shape>
        <draw:custom-shape draw:style-name="gr35" draw:text-style-name="P2" draw:layer="layout" svg:width="2.558cm" svg:height="1.795cm" svg:x="7.157cm" svg:y="14.931cm">
          <text:p text:style-name="P1"><text:span text:style-name="T25">&amp;</text:span></text:p>
          <draw:enhanced-geometry svg:viewBox="0 0 21600 21600" draw:type="rectangle" draw:enhanced-path="M 0 0 L 21600 0 21600 21600 0 21600 0 0 Z N"/>
        </draw:custom-shape>
        <draw:custom-shape draw:style-name="gr3" draw:text-style-name="P2" draw:layer="layout" svg:width="3.399cm" svg:height="1.023cm" svg:x="6.959cm" svg:y="13.727cm">
          <text:p text:style-name="P9"><text:span text:style-name="T26">hell</text:span></text:p>
          <draw:enhanced-geometry svg:viewBox="0 0 21600 21600" draw:type="mso-spt202" draw:enhanced-path="M 0 0 L 21600 0 21600 21600 0 21600 0 0 Z N"/>
        </draw:custom-shape>
        <draw:line draw:style-name="gr6" draw:text-style-name="P10" draw:layer="layout" svg:x1="8.758cm" svg:y1="11.527cm" svg:x2="13.357cm" svg:y2="11.527cm">
          <text:p/>
        </draw:line>
        <draw:line draw:style-name="gr7" draw:text-style-name="P10" draw:layer="layout" svg:x1="13.357cm" svg:y1="11.527cm" svg:x2="13.357cm" svg:y2="12.524cm">
          <text:p/>
        </draw:line>
        <draw:line draw:style-name="gr6" draw:text-style-name="P10" draw:layer="layout" svg:x1="8.758cm" svg:y1="15.928cm" svg:x2="15.161cm" svg:y2="15.928cm">
          <text:p/>
        </draw:line>
        <draw:line draw:style-name="gr7" draw:text-style-name="P10" draw:layer="layout" svg:x1="15.161cm" svg:y1="15.928cm" svg:x2="15.161cm" svg:y2="14.724cm">
          <text:p/>
        </draw:line>
        <draw:custom-shape draw:style-name="gr36" draw:text-style-name="P2" draw:layer="layout" svg:width="3.405cm" svg:height="1.601cm" svg:x="11.756cm" svg:y="3.5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13.472cm" svg:height="9.327cm" svg:x="3.126cm" svg:y="1.896cm" draw:page-number="10" presentation:class="page"/>
          <draw:frame presentation:style-name="pr4" draw:text-style-name="P2" draw:layer="layout" svg:width="14.394cm" svg:height="11.242cm" svg:x="2.963cm" svg:y="11.861cm" presentation:class="notes" presentation:user-transformed="true">
            <draw:text-box>
              <text:p text:style-name="P12"><text:span text:style-name="T9">String literals have static storage duration. 6.4.5 String literals - paragraph 5</text:span></text:p>
            </draw:text-box>
          </draw:frame>
        </presentation:notes>
      </draw:page>
      <draw:page draw:name="subscripting"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ubscripting</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6.5.2.1 Array subscripting</text:span></text:p>
                <text:list text:style-name="L8">
                  <text:list-item>
                    <text:p text:style-name="P8"><text:span text:style-name="T9">para 2 – The definition of the subscript operator </text:span><text:span text:style-name="T9"><text:line-break/></text:span><text:span text:style-name="T9">[ ] is that E1[E2] is identical to (*((E1)+(E2))) </text:span></text:p>
                  </text:list-item>
                </text:list>
              </text:list-item>
              <text:list-item>
                <text:p text:style-name="P4"><text:span text:style-name="T9">6.5.6 Additive operators</text:span></text:p>
                <text:list text:style-name="L8">
                  <text:list-item>
                    <text:p text:style-name="P8"><text:span text:style-name="T9">para 8 – If both the pointer operand and the result point to elements of the same array object, or one past the last element of the array object, the evaluation shall not produce an overflow; otherwise, the behavior is undefined.</text:span></text:p>
                  </text:list-item>
                </text:list>
              </text:list-item>
            </text:list>
          </draw:text-box>
        </draw:frame>
        <draw:custom-shape draw:style-name="gr4" draw:text-style-name="P2" draw:layer="layout" svg:width="18.799cm" svg:height="3.649cm" svg:x="5.759cm" svg:y="12.325cm">
          <text:p text:style-name="P9"><text:span text:style-name="T28">Any pointer arithmetic that takes a pointer outside of the pointed to object...is undefined behavior.</text:span></text:p>
          <text:p text:style-name="P9"><text:span text:style-name="T28">There is no requirement that the pointer be dereferenced.</text:span></text:p>
          <draw:enhanced-geometry svg:viewBox="0 0 21600 21600" draw:type="mso-spt202" draw:enhanced-path="M 0 0 L 21600 0 21600 21600 0 21600 0 0 Z N"/>
        </draw:custom-shape>
        <draw:custom-shape draw:style-name="gr5" draw:text-style-name="P2" draw:layer="layout" svg:width="1.367cm" svg:height="1.997cm" svg:x="4.158cm" svg:y="13.309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11" presentation:class="page"/>
          <draw:frame presentation:style-name="pr5"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ich of these are conforming?</text:p>
              </text:list-item>
            </text:list>
          </draw:text-box>
        </draw:frame>
        <draw:custom-shape draw:style-name="gr2" draw:text-style-name="P2" draw:layer="layout" svg:width="16.602cm" svg:height="9.189cm" svg:x="4.957cm" svg:y="6.324cm">
          <text:p text:style-name="P5"><text:span text:style-name="T4"/></text:p>
          <text:p text:style-name="P5"><text:span text:style-name="T4">int </text:span><text:span text:style-name="T5">array[10]; </text:span></text:p>
          <text:p text:style-name="P5"><text:span text:style-name="T5"/></text:p>
          <text:p text:style-name="P5"><text:span text:style-name="T4">int</text:span><text:span text:style-name="T5"> * p1 = (array + 20) - 19;</text:span></text:p>
          <text:p text:style-name="P5"><text:span text:style-name="T5"/></text:p>
          <text:p text:style-name="P5"><text:span text:style-name="T4">int</text:span><text:span text:style-name="T5"> * p2 = array + 20 – 19;</text:span></text:p>
          <text:p text:style-name="P5"><text:span text:style-name="T5"/></text:p>
          <text:p text:style-name="P5"><text:span text:style-name="T4">int</text:span><text:span text:style-name="T5"> * p3 = array + (20 – 19);</text:span></text:p>
          <text:p text:style-name="P5"><text:span text:style-name="T5"/></text:p>
          <text:p text:style-name="P5"><text:span text:style-name="T4">int</text:span><text:span text:style-name="T5"> * p4 = array + 1;</text:span></text:p>
          <text:p text:style-name="P5"><text:span text:style-name="T5"/></text:p>
          <draw:enhanced-geometry svg:viewBox="0 0 21600 21600" draw:type="mso-spt202" draw:enhanced-path="M 0 0 L 21600 0 21600 21600 0 21600 0 0 Z N"/>
        </draw:custom-shape>
        <draw:g>
          <draw:rect draw:style-name="gr8" draw:text-style-name="P10" draw:layer="layout" svg:width="7.845cm" svg:height="7.369cm" svg:x="18.358cm" svg:y="9.926cm">
            <text:p/>
          </draw:rect>
          <draw:g>
            <draw:custom-shape draw:style-name="gr9" draw:text-style-name="P2" draw:layer="layout" svg:width="0.28cm" svg:height="0.349cm" svg:x="23.265cm" svg:y="11.737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10" draw:text-style-name="P2" draw:layer="layout" svg:width="0.207cm" svg:height="0.176cm" svg:x="19.797cm" svg:y="15.173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11" draw:text-style-name="P2" draw:layer="layout" svg:width="1.114cm" svg:height="0.895cm" svg:x="19.834cm" svg:y="15.104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12" draw:text-style-name="P2" draw:layer="layout" svg:width="1.114cm" svg:height="0.895cm" svg:x="19.834cm" svg:y="15.104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13" draw:text-style-name="P10" draw:layer="layout" svg:x1="20.255cm" svg:y1="15.336cm" svg:x2="20.166cm" svg:y2="15.426cm">
              <text:p/>
            </draw:line>
            <draw:custom-shape draw:style-name="gr14" draw:text-style-name="P2" draw:layer="layout" svg:width="2.533cm" svg:height="2.086cm" svg:x="18.368cm" svg:y="15.198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12" draw:text-style-name="P2" draw:layer="layout" svg:width="2.533cm" svg:height="2.086cm" svg:x="18.368cm" svg:y="15.198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15" draw:text-style-name="P2" draw:layer="layout" svg:width="1.612cm" svg:height="1.431cm" svg:x="18.603cm" svg:y="15.464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12" draw:text-style-name="P2" draw:layer="layout" svg:width="0.335cm" svg:height="0.241cm" svg:x="20.513cm" svg:y="16.589cm">
              <text:p/>
              <draw:enhanced-geometry svg:viewBox="0 0 486 353" draw:type="non-primitive" draw:enhanced-path="M 486 0  L 459 30  L 424 62  L 380 97  L 331 135  L 277 173  L 220 212  L 163 250  L 105 288  L 51 322  L 0 353  N"/>
            </draw:custom-shape>
            <draw:custom-shape draw:style-name="gr12" draw:text-style-name="P2" draw:layer="layout" svg:width="0.768cm" svg:height="0.315cm" svg:x="19.745cm" svg:y="16.83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12" draw:text-style-name="P2" draw:layer="layout" svg:width="0.681cm" svg:height="0.03cm" svg:x="19.063cm" svg:y="17.128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12" draw:text-style-name="P2" draw:layer="layout" svg:width="0.442cm" svg:height="0.214cm" svg:x="18.62cm" svg:y="16.913cm">
              <text:p/>
              <draw:enhanced-geometry svg:viewBox="0 0 641 307" draw:type="non-primitive" draw:enhanced-path="M 641 307  L 595 295  L 546 281  L 492 264  L 436 245  L 377 223  L 318 200  L 260 176  L 205 148  L 153 121  L 104 92  L 62 62  L 27 32  L 0 0  N"/>
            </draw:custom-shape>
            <draw:custom-shape draw:style-name="gr12" draw:text-style-name="P2" draw:layer="layout" svg:width="0.373cm" svg:height="0.366cm" svg:x="20.499cm" svg:y="15.973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12" draw:text-style-name="P2" draw:layer="layout" svg:width="0.363cm" svg:height="0.179cm" svg:x="20.136cm" svg:y="16.156cm">
              <text:p/>
              <draw:enhanced-geometry svg:viewBox="0 0 524 264" draw:type="non-primitive" draw:enhanced-path="M 524 264  L 469 249  L 407 225  L 338 195  L 269 159  L 200 121  L 137 85  L 82 52  L 38 25  L 10 7  L 0 0  N"/>
            </draw:custom-shape>
            <draw:custom-shape draw:style-name="gr12" draw:text-style-name="P2" draw:layer="layout" svg:width="0.103cm" svg:height="0.549cm" svg:x="20.136cm" svg:y="16.156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12" draw:text-style-name="P2" draw:layer="layout" svg:width="0.466cm" svg:height="0.131cm" svg:x="19.669cm" svg:y="16.592cm">
              <text:p/>
              <draw:enhanced-geometry svg:viewBox="0 0 678 190" draw:type="non-primitive" draw:enhanced-path="M 678 164  L 631 175  L 583 183  L 533 188  L 481 190  L 429 188  L 376 181  L 323 171  L 268 156  L 214 136  L 160 110  L 106 79  L 53 43  L 0 0  N"/>
            </draw:custom-shape>
            <draw:custom-shape draw:style-name="gr12" draw:text-style-name="P2" draw:layer="layout" svg:width="0.1cm" svg:height="0.314cm" svg:x="19.651cm" svg:y="16.592cm">
              <text:p/>
              <draw:enhanced-geometry svg:viewBox="0 0 145 454" draw:type="non-primitive" draw:enhanced-path="M 26 0  L 63 45  L 94 93  L 118 142  L 135 191  L 144 240  L 145 286  L 140 329  L 127 368  L 106 401  L 78 427  L 43 445  L 0 454  N"/>
            </draw:custom-shape>
            <draw:custom-shape draw:style-name="gr12" draw:text-style-name="P2" draw:layer="layout" svg:width="0.633cm" svg:height="0.024cm" svg:x="19.018cm" svg:y="16.9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12" draw:text-style-name="P2" draw:layer="layout" svg:width="0.166cm" svg:height="0.159cm" svg:x="18.852cm" svg:y="16.741cm">
              <text:p/>
              <draw:enhanced-geometry svg:viewBox="0 0 242 234" draw:type="non-primitive" draw:enhanced-path="M 242 234  L 181 204  L 128 172  L 80 134  L 43 94  L 16 48  L 0 0  N"/>
            </draw:custom-shape>
            <draw:custom-shape draw:style-name="gr12" draw:text-style-name="P2" draw:layer="layout" svg:width="0.166cm" svg:height="0.249cm" svg:x="19.35cm" svg:y="16.543cm">
              <text:p/>
              <draw:enhanced-geometry svg:viewBox="0 0 242 362" draw:type="non-primitive" draw:enhanced-path="M 0 0  L 46 42  L 92 82  L 137 123  L 175 163  L 208 202  L 231 238  L 242 274  L 241 306  L 225 336  L 191 362  N"/>
            </draw:custom-shape>
            <draw:custom-shape draw:style-name="gr12" draw:text-style-name="P2" draw:layer="layout" svg:width="0.488cm" svg:height="0.093cm" svg:x="18.994cm" svg:y="16.793cm">
              <text:p/>
              <draw:enhanced-geometry svg:viewBox="0 0 705 131" draw:type="non-primitive" draw:enhanced-path="M 705 0  L 669 19  L 628 37  L 584 53  L 536 69  L 485 84  L 431 96  L 375 107  L 316 116  L 255 124  L 192 129  L 129 131  L 66 131  L 0 128  N"/>
            </draw:custom-shape>
            <draw:custom-shape draw:style-name="gr12" draw:text-style-name="P2" draw:layer="layout" svg:width="0.297cm" svg:height="0.104cm" svg:x="20.368cm" svg:y="15.74cm">
              <text:p/>
              <draw:enhanced-geometry svg:viewBox="0 0 430 154" draw:type="non-primitive" draw:enhanced-path="M 430 154  L 373 124  L 313 94  L 252 65  L 193 40  L 136 20  L 84 6  L 38 0  L 0 5  N"/>
            </draw:custom-shape>
            <draw:custom-shape draw:style-name="gr12" draw:text-style-name="P2" draw:layer="layout" svg:width="0.138cm" svg:height="0.072cm" svg:x="20.229cm" svg:y="15.744cm">
              <text:p/>
              <draw:enhanced-geometry svg:viewBox="0 0 200 105" draw:type="non-primitive" draw:enhanced-path="M 200 0  L 110 40  L 33 84  L 0 105  N"/>
            </draw:custom-shape>
            <draw:custom-shape draw:style-name="gr12" draw:text-style-name="P2" draw:layer="layout" svg:width="0.061cm" svg:height="0.127cm" svg:x="20.167cm" svg:y="15.689cm">
              <text:p/>
              <draw:enhanced-geometry svg:viewBox="0 0 86 183" draw:type="non-primitive" draw:enhanced-path="M 86 183  L 41 86  L 10 22  L 0 0  N"/>
            </draw:custom-shape>
            <draw:custom-shape draw:style-name="gr12" draw:text-style-name="P2" draw:layer="layout" svg:width="0.162cm" svg:height="0.415cm" svg:x="20.344cm" svg:y="15.772cm">
              <text:p/>
              <draw:enhanced-geometry svg:viewBox="0 0 235 600" draw:type="non-primitive" draw:enhanced-path="M 0 0  L 4 38  L 17 93  L 40 157  L 67 228  L 99 303  L 131 378  L 162 447  L 190 508  L 214 556  L 229 588  L 235 600  N"/>
            </draw:custom-shape>
            <draw:custom-shape draw:style-name="gr12" draw:text-style-name="P2" draw:layer="layout" svg:width="0.453cm" svg:height="0.093cm" svg:x="20.052cm" svg:y="16.094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12" draw:text-style-name="P2" draw:layer="layout" svg:width="0.051cm" svg:height="0.445cm" svg:x="20.056cm" svg:y="16.174cm">
              <text:p/>
              <draw:enhanced-geometry svg:viewBox="0 0 73 643" draw:type="non-primitive" draw:enhanced-path="M 0 0  L 12 54  L 23 119  L 32 192  L 41 270  L 49 348  L 56 424  L 63 494  L 67 554  L 70 601  L 72 632  L 73 643  N"/>
            </draw:custom-shape>
            <draw:custom-shape draw:style-name="gr12" draw:text-style-name="P2" draw:layer="layout" svg:width="0.554cm" svg:height="0.127cm" svg:x="19.554cm" svg:y="16.498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12" draw:text-style-name="P2" draw:layer="layout" svg:width="0.211cm" svg:height="0.169cm" svg:x="19.35cm" svg:y="16.457cm">
              <text:p/>
              <draw:enhanced-geometry svg:viewBox="0 0 306 244" draw:type="non-primitive" draw:enhanced-path="M 306 244  L 231 160  L 159 96  L 96 50  L 45 20  L 12 5  L 0 0  N"/>
            </draw:custom-shape>
            <draw:custom-shape draw:style-name="gr12" draw:text-style-name="P2" draw:layer="layout" svg:width="0.47cm" svg:height="0.252cm" svg:x="20.43cm" svg:y="16.197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12" draw:text-style-name="P2" draw:layer="layout" svg:width="0.134cm" svg:height="0.096cm" svg:x="20.295cm" svg:y="16.336cm">
              <text:p/>
              <draw:enhanced-geometry svg:viewBox="0 0 197 136" draw:type="non-primitive" draw:enhanced-path="M 197 136  L 80 79  L 21 41  L 0 16  L 2 3  L 6 0  N"/>
            </draw:custom-shape>
            <draw:custom-shape draw:style-name="gr12" draw:text-style-name="P2" draw:layer="layout" svg:width="0.052cm" svg:height="0.321cm" svg:x="20.298cm" svg:y="16.336cm">
              <text:p/>
              <draw:enhanced-geometry svg:viewBox="0 0 75 462" draw:type="non-primitive" draw:enhanced-path="M 0 0  L 28 74  L 50 140  L 65 201  L 72 258  L 75 311  L 69 362  L 57 412  L 36 462  N"/>
            </draw:custom-shape>
            <draw:custom-shape draw:style-name="gr12" draw:text-style-name="P2" draw:layer="layout" svg:width="0.301cm" svg:height="0.1cm" svg:x="20.322cm" svg:y="16.658cm">
              <text:p/>
              <draw:enhanced-geometry svg:viewBox="0 0 434 145" draw:type="non-primitive" draw:enhanced-path="M 0 0  L 76 0  L 142 1  L 199 5  L 251 14  L 299 31  L 343 57  L 387 95  L 434 145  N"/>
            </draw:custom-shape>
            <draw:custom-shape draw:style-name="gr12" draw:text-style-name="P2" draw:layer="layout" svg:width="0.367cm" svg:height="0.113cm" svg:x="18.564cm" svg:y="16.505cm">
              <text:p/>
              <draw:enhanced-geometry svg:viewBox="0 0 531 165" draw:type="non-primitive" draw:enhanced-path="M 531 162  L 452 165  L 375 162  L 303 155  L 236 145  L 175 131  L 122 114  L 77 94  L 40 73  L 15 49  L 1 25  L 0 0  N"/>
            </draw:custom-shape>
            <draw:custom-shape draw:style-name="gr12" draw:text-style-name="P2" draw:layer="layout" svg:width="0.186cm" svg:height="0.131cm" svg:x="19.001cm" svg:y="16.332cm">
              <text:p/>
              <draw:enhanced-geometry svg:viewBox="0 0 271 190" draw:type="non-primitive" draw:enhanced-path="M 0 0  L 55 33  L 119 67  L 179 102  L 231 136  L 264 165  L 271 190  N"/>
            </draw:custom-shape>
            <draw:custom-shape draw:style-name="gr12" draw:text-style-name="P2" draw:layer="layout" svg:width="0.557cm" svg:height="0.189cm" svg:x="19.637cm" svg:y="16.731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12" draw:text-style-name="P2" draw:layer="layout" svg:width="0.353cm" svg:height="0.106cm" svg:x="20.194cm" svg:y="16.713cm">
              <text:p/>
              <draw:enhanced-geometry svg:viewBox="0 0 514 155" draw:type="non-primitive" draw:enhanced-path="M 0 29  L 50 11  L 106 2  L 163 0  L 222 3  L 280 14  L 335 29  L 387 49  L 433 72  L 470 98  L 497 127  L 514 155  N"/>
            </draw:custom-shape>
            <draw:custom-shape draw:style-name="gr12" draw:text-style-name="P2" draw:layer="layout" svg:width="0.342cm" svg:height="0.051cm" svg:x="19.852cm" svg:y="15.433cm">
              <text:p/>
              <draw:enhanced-geometry svg:viewBox="0 0 495 73" draw:type="non-primitive" draw:enhanced-path="M 495 73  L 439 53  L 378 34  L 313 18  L 249 6  L 186 0  L 129 0  L 77 9  L 33 26  L 0 54  N"/>
            </draw:custom-shape>
            <draw:custom-shape draw:style-name="gr12" draw:text-style-name="P2" draw:layer="layout" svg:width="0.097cm" svg:height="0.123cm" svg:x="19.755cm" svg:y="15.347cm">
              <text:p/>
              <draw:enhanced-geometry svg:viewBox="0 0 136 180" draw:type="non-primitive" draw:enhanced-path="M 136 180  L 71 90  L 21 25  L 0 0  N"/>
            </draw:custom-shape>
            <draw:custom-shape draw:style-name="gr12" draw:text-style-name="P2" draw:layer="layout" svg:width="0.252cm" svg:height="0.128cm" svg:x="18.378cm" svg:y="16.695cm">
              <text:p/>
              <draw:enhanced-geometry svg:viewBox="0 0 365 187" draw:type="non-primitive" draw:enhanced-path="M 365 187  L 304 174  L 237 152  L 170 122  L 108 88  L 56 55  L 18 24  L 0 0  N"/>
            </draw:custom-shape>
            <draw:custom-shape draw:style-name="gr16" draw:text-style-name="P2" draw:layer="layout" svg:width="0.239cm" svg:height="0.1cm" svg:x="19.049cm" svg:y="16.197cm">
              <text:p/>
              <draw:enhanced-geometry svg:viewBox="0 0 344 145" draw:type="non-primitive" draw:enhanced-path="M 344 145  L 297 91  L 237 53  L 171 27  L 108 11  L 54 3  L 15 0  L 0 0  N"/>
            </draw:custom-shape>
            <draw:custom-shape draw:style-name="gr16" draw:text-style-name="P2" draw:layer="layout" svg:width="0.176cm" svg:height="0.127cm" svg:x="19.163cm" svg:y="16.097cm">
              <text:p/>
              <draw:enhanced-geometry svg:viewBox="0 0 254 181" draw:type="non-primitive" draw:enhanced-path="M 254 181  L 203 128  L 137 78  L 70 37  L 21 10  L 0 0  N"/>
            </draw:custom-shape>
            <draw:custom-shape draw:style-name="gr16" draw:text-style-name="P2" draw:layer="layout" svg:width="0.207cm" svg:height="0.09cm" svg:x="19.212cm" svg:y="16.035cm">
              <text:p/>
              <draw:enhanced-geometry svg:viewBox="0 0 297 126" draw:type="non-primitive" draw:enhanced-path="M 297 126  L 238 82  L 160 47  L 83 21  L 23 5  L 0 0  N"/>
            </draw:custom-shape>
            <draw:custom-shape draw:style-name="gr16" draw:text-style-name="P2" draw:layer="layout" svg:width="0.193cm" svg:height="0.114cm" svg:x="19.295cm" svg:y="15.941cm">
              <text:p/>
              <draw:enhanced-geometry svg:viewBox="0 0 279 161" draw:type="non-primitive" draw:enhanced-path="M 279 161  L 222 113  L 150 69  L 77 32  L 23 9  L 0 0  N"/>
            </draw:custom-shape>
            <draw:custom-shape draw:style-name="gr16" draw:text-style-name="P2" draw:layer="layout" svg:width="0.225cm" svg:height="0.093cm" svg:x="19.35cm" svg:y="15.869cm">
              <text:p/>
              <draw:enhanced-geometry svg:viewBox="0 0 324 135" draw:type="non-primitive" draw:enhanced-path="M 324 135  L 278 100  L 212 68  L 138 41  L 70 19  L 19 4  L 0 0  N"/>
            </draw:custom-shape>
            <draw:custom-shape draw:style-name="gr16" draw:text-style-name="P2" draw:layer="layout" svg:width="0.207cm" svg:height="0.1cm" svg:x="19.412cm" svg:y="15.803cm">
              <text:p/>
              <draw:enhanced-geometry svg:viewBox="0 0 300 145" draw:type="non-primitive" draw:enhanced-path="M 300 145  L 248 95  L 171 56  L 89 25  L 26 6  L 0 0  N"/>
            </draw:custom-shape>
            <draw:custom-shape draw:style-name="gr16" draw:text-style-name="P2" draw:layer="layout" svg:width="0.197cm" svg:height="0.096cm" svg:x="19.495cm" svg:y="15.72cm">
              <text:p/>
              <draw:enhanced-geometry svg:viewBox="0 0 287 138" draw:type="non-primitive" draw:enhanced-path="M 287 138  L 233 95  L 159 58  L 82 28  L 24 8  L 0 0  N"/>
            </draw:custom-shape>
            <draw:custom-shape draw:style-name="gr16" draw:text-style-name="P2" draw:layer="layout" svg:width="0.179cm" svg:height="0.089cm" svg:x="19.575cm" svg:y="15.641cm">
              <text:p/>
              <draw:enhanced-geometry svg:viewBox="0 0 263 127" draw:type="non-primitive" draw:enhanced-path="M 263 127  L 187 80  L 101 39  L 30 11  L 0 0  N"/>
            </draw:custom-shape>
            <draw:custom-shape draw:style-name="gr16" draw:text-style-name="P2" draw:layer="layout" svg:width="0.193cm" svg:height="0.083cm" svg:x="19.623cm" svg:y="15.564cm">
              <text:p/>
              <draw:enhanced-geometry svg:viewBox="0 0 279 117" draw:type="non-primitive" draw:enhanced-path="M 279 117  L 226 74  L 154 41  L 80 18  L 22 5  L 0 0  N"/>
            </draw:custom-shape>
            <draw:custom-shape draw:style-name="gr16" draw:text-style-name="P2" draw:layer="layout" svg:width="0.193cm" svg:height="0.093cm" svg:x="19.676cm" svg:y="15.485cm">
              <text:p/>
              <draw:enhanced-geometry svg:viewBox="0 0 281 135" draw:type="non-primitive" draw:enhanced-path="M 281 135  L 223 90  L 151 53  L 78 24  L 22 6  L 0 0  N"/>
            </draw:custom-shape>
            <draw:custom-shape draw:style-name="gr16" draw:text-style-name="P2" draw:layer="layout" svg:width="0.034cm" svg:height="0.546cm" svg:x="19.811cm" svg:y="15.44cm">
              <text:p/>
              <draw:enhanced-geometry svg:viewBox="0 0 49 788" draw:type="non-primitive" draw:enhanced-path="M 0 0  L 10 28  L 21 67  L 29 116  L 35 172  L 41 234  L 46 301  L 48 369  L 49 439  L 48 507  L 44 572  L 40 632  L 33 685  L 25 730  L 14 765  L 0 788  N"/>
            </draw:custom-shape>
            <draw:custom-shape draw:style-name="gr16" draw:text-style-name="P2" draw:layer="layout" svg:width="0.142cm" svg:height="0.218cm" svg:x="19.669cm" svg:y="15.786cm">
              <text:p/>
              <draw:enhanced-geometry svg:viewBox="0 0 208 317" draw:type="non-primitive" draw:enhanced-path="M 208 290  L 182 310  L 155 317  L 126 310  L 97 290  L 70 257  L 45 211  L 25 153  L 9 83  L 0 0  N"/>
            </draw:custom-shape>
            <draw:custom-shape draw:style-name="gr16" draw:text-style-name="P2" draw:layer="layout" svg:width="0.1cm" svg:height="0.332cm" svg:x="19.669cm" svg:y="15.453cm">
              <text:p/>
              <draw:enhanced-geometry svg:viewBox="0 0 145 481" draw:type="non-primitive" draw:enhanced-path="M 0 481  L 1 395  L 11 315  L 31 240  L 53 172  L 79 114  L 104 67  L 126 31  L 140 8  L 145 0  N"/>
            </draw:custom-shape>
            <draw:custom-shape draw:style-name="gr16" draw:text-style-name="P2" draw:layer="layout" svg:width="0.269cm" svg:height="0.339cm" svg:x="19.499cm" svg:y="15.453cm">
              <text:p/>
              <draw:enhanced-geometry svg:viewBox="0 0 387 491" draw:type="non-primitive" draw:enhanced-path="M 387 0  L 355 61  L 324 121  L 292 179  L 259 234  L 227 286  L 195 334  L 162 377  L 129 414  L 97 445  L 64 469  L 32 484  L 0 491  N"/>
            </draw:custom-shape>
            <draw:custom-shape draw:style-name="gr16" draw:text-style-name="P2" draw:layer="layout" svg:width="0.087cm" svg:height="0.19cm" svg:x="19.412cm" svg:y="15.602cm">
              <text:p/>
              <draw:enhanced-geometry svg:viewBox="0 0 128 274" draw:type="non-primitive" draw:enhanced-path="M 128 274  L 78 269  L 41 247  L 14 212  L 0 168  L 1 116  L 16 59  L 46 0  N"/>
            </draw:custom-shape>
            <draw:custom-shape draw:style-name="gr16" draw:text-style-name="P2" draw:layer="layout" svg:width="0.318cm" svg:height="0.2cm" svg:x="19.443cm" svg:y="15.401cm">
              <text:p/>
              <draw:enhanced-geometry svg:viewBox="0 0 460 289" draw:type="non-primitive" draw:enhanced-path="M 0 289  L 39 244  L 94 199  L 159 155  L 229 113  L 298 77  L 360 45  L 412 21  L 447 5  L 460 0  N"/>
            </draw:custom-shape>
            <draw:custom-shape draw:style-name="gr16" draw:text-style-name="P2" draw:layer="layout" svg:width="0.204cm" svg:height="0.111cm" svg:x="19.451cm" svg:y="16.332cm">
              <text:p/>
              <draw:enhanced-geometry svg:viewBox="0 0 297 162" draw:type="non-primitive" draw:enhanced-path="M 297 162  L 253 112  L 192 71  L 125 40  L 63 17  L 18 4  L 0 0  N"/>
            </draw:custom-shape>
            <draw:custom-shape draw:style-name="gr16" draw:text-style-name="P2" draw:layer="layout" svg:width="0.179cm" svg:height="0.134cm" svg:x="19.575cm" svg:y="16.228cm">
              <text:p/>
              <draw:enhanced-geometry svg:viewBox="0 0 263 191" draw:type="non-primitive" draw:enhanced-path="M 263 191  L 184 119  L 112 64  L 54 28  L 14 7  L 0 0  N"/>
            </draw:custom-shape>
            <draw:custom-shape draw:style-name="gr16" draw:text-style-name="P2" draw:layer="layout" svg:width="0.207cm" svg:height="0.11cm" svg:x="19.669cm" svg:y="16.17cm">
              <text:p/>
              <draw:enhanced-geometry svg:viewBox="0 0 300 161" draw:type="non-primitive" draw:enhanced-path="M 300 161  L 243 107  L 166 62  L 87 28  L 25 7  L 0 0  N"/>
            </draw:custom-shape>
            <draw:custom-shape draw:style-name="gr16" draw:text-style-name="P2" draw:layer="layout" svg:width="0.204cm" svg:height="0.093cm" svg:x="19.752cm" svg:y="16.086cm">
              <text:p/>
              <draw:enhanced-geometry svg:viewBox="0 0 297 134" draw:type="non-primitive" draw:enhanced-path="M 297 134  L 228 82  L 149 44  L 76 19  L 21 4  L 0 0  N"/>
            </draw:custom-shape>
            <draw:custom-shape draw:style-name="gr16" draw:text-style-name="P2" draw:layer="layout" svg:width="0.162cm" svg:height="0.087cm" svg:x="19.855cm" svg:y="16.01cm">
              <text:p/>
              <draw:enhanced-geometry svg:viewBox="0 0 234 126" draw:type="non-primitive" draw:enhanced-path="M 234 126  L 170 75  L 94 35  L 27 9  L 0 0  N"/>
            </draw:custom-shape>
            <draw:custom-shape draw:style-name="gr16" draw:text-style-name="P2" draw:layer="layout" svg:width="0.162cm" svg:height="0.079cm" svg:x="19.939cm" svg:y="15.948cm">
              <text:p/>
              <draw:enhanced-geometry svg:viewBox="0 0 236 118" draw:type="non-primitive" draw:enhanced-path="M 236 118  L 176 70  L 98 32  L 30 8  L 0 0  N"/>
            </draw:custom-shape>
            <draw:custom-shape draw:style-name="gr16" draw:text-style-name="P2" draw:layer="layout" svg:width="0.179cm" svg:height="0.093cm" svg:x="20.008cm" svg:y="15.879cm">
              <text:p/>
              <draw:enhanced-geometry svg:viewBox="0 0 261 136" draw:type="non-primitive" draw:enhanced-path="M 261 136  L 185 84  L 99 41  L 29 11  L 0 0  N"/>
            </draw:custom-shape>
            <draw:custom-shape draw:style-name="gr16" draw:text-style-name="P2" draw:layer="layout" svg:width="0.204cm" svg:height="0.106cm" svg:x="20.063cm" svg:y="15.803cm">
              <text:p/>
              <draw:enhanced-geometry svg:viewBox="0 0 299 154" draw:type="non-primitive" draw:enhanced-path="M 299 154  L 237 103  L 159 60  L 82 29  L 23 7  L 0 0  N"/>
            </draw:custom-shape>
            <draw:custom-shape draw:style-name="gr16" draw:text-style-name="P2" draw:layer="layout" svg:width="0.041cm" svg:height="0.259cm" svg:x="19.932cm" svg:y="16.263cm">
              <text:p/>
              <draw:enhanced-geometry svg:viewBox="0 0 62 379" draw:type="non-primitive" draw:enhanced-path="M 0 379  L 23 333  L 40 271  L 51 201  L 59 127  L 62 58  L 62 0  N"/>
            </draw:custom-shape>
            <draw:custom-shape draw:style-name="gr16" draw:text-style-name="P2" draw:layer="layout" svg:width="0.214cm" svg:height="0.484cm" svg:x="19.973cm" svg:y="15.779cm">
              <text:p/>
              <draw:enhanced-geometry svg:viewBox="0 0 308 698" draw:type="non-primitive" draw:enhanced-path="M 0 698  L 4 675  L 12 647  L 24 616  L 41 579  L 62 540  L 85 496  L 111 448  L 139 396  L 167 340  L 196 280  L 226 215  L 254 147  L 282 76  L 308 0  N"/>
            </draw:custom-shape>
            <draw:custom-shape draw:style-name="gr16" draw:text-style-name="P2" draw:layer="layout" svg:width="0.03cm" svg:height="0.525cm" svg:x="20.157cm" svg:y="15.779cm">
              <text:p/>
              <draw:enhanced-geometry svg:viewBox="0 0 45 762" draw:type="non-primitive" draw:enhanced-path="M 45 0  L 44 9  L 41 36  L 35 78  L 29 131  L 23 195  L 16 265  L 9 340  L 4 415  L 1 491  L 0 563  L 1 628  L 6 685  L 15 730  L 28 762  N"/>
            </draw:custom-shape>
            <draw:custom-shape draw:style-name="gr16" draw:text-style-name="P2" draw:layer="layout" svg:width="0.123cm" svg:height="0.107cm" svg:x="20.174cm" svg:y="16.228cm">
              <text:p/>
              <draw:enhanced-geometry svg:viewBox="0 0 179 154" draw:type="non-primitive" draw:enhanced-path="M 0 110  L 32 146  L 59 154  L 83 137  L 109 101  L 139 54  L 179 0  N"/>
            </draw:custom-shape>
            <draw:custom-shape draw:style-name="gr16" draw:text-style-name="P2" draw:layer="layout" svg:width="0.076cm" svg:height="0.466cm" svg:x="20.243cm" svg:y="15.762cm">
              <text:p/>
              <draw:enhanced-geometry svg:viewBox="0 0 111 679" draw:type="non-primitive" draw:enhanced-path="M 80 679  L 97 648  L 107 606  L 111 556  L 109 498  L 103 434  L 94 369  L 81 303  L 66 238  L 52 176  L 37 119  L 22 70  L 10 29  L 0 0  N"/>
            </draw:custom-shape>
            <draw:custom-shape draw:style-name="gr16" draw:text-style-name="P2" draw:layer="layout" svg:width="0.179cm" svg:height="0.062cm" svg:x="20.063cm" svg:y="15.699cm">
              <text:p/>
              <draw:enhanced-geometry svg:viewBox="0 0 263 86" draw:type="non-primitive" draw:enhanced-path="M 263 86  L 217 45  L 168 15  L 114 0  L 58 7  L 0 41  N"/>
            </draw:custom-shape>
            <draw:custom-shape draw:style-name="gr16" draw:text-style-name="P2" draw:layer="layout" svg:width="0.398cm" svg:height="0.411cm" svg:x="19.665cm" svg:y="15.73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16" draw:text-style-name="P2" draw:layer="layout" svg:width="0.207cm" svg:height="0.08cm" svg:x="19.669cm" svg:y="16.094cm">
              <text:p/>
              <draw:enhanced-geometry svg:viewBox="0 0 300 114" draw:type="non-primitive" draw:enhanced-path="M 0 72  L 31 96  L 75 112  L 127 114  L 184 99  L 243 63  L 300 0  N"/>
            </draw:custom-shape>
            <draw:custom-shape draw:style-name="gr16" draw:text-style-name="P2" draw:layer="layout" svg:width="0.259cm" svg:height="0.353cm" svg:x="19.876cm" svg:y="15.74cm">
              <text:p/>
              <draw:enhanced-geometry svg:viewBox="0 0 378 507" draw:type="non-primitive" draw:enhanced-path="M 0 507  L 33 460  L 72 406  L 115 347  L 161 286  L 207 225  L 251 166  L 291 113  L 326 67  L 353 32  L 371 8  L 378 0  N"/>
            </draw:custom-shape>
            <draw:custom-shape draw:style-name="gr16" draw:text-style-name="P2" draw:layer="layout" svg:width="0.248cm" svg:height="0.515cm" svg:x="19.887cm" svg:y="15.74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17" draw:text-style-name="P2" draw:layer="layout" svg:width="1.352cm" svg:height="1.708cm" svg:x="21.804cm" svg:y="14.461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18" draw:text-style-name="P2" draw:layer="layout" svg:width="2.903cm" svg:height="4.252cm" svg:x="23.292cm" svg:y="11.153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19" draw:text-style-name="P2" draw:layer="layout" svg:width="2.896cm" svg:height="4.252cm" svg:x="23.292cm" svg:y="11.153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9" draw:text-style-name="P2" draw:layer="layout" svg:width="0.304cm" svg:height="0.452cm" svg:x="25.281cm" svg:y="12.34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20" draw:text-style-name="P2" draw:layer="layout" svg:width="0.38cm" svg:height="0.117cm" svg:x="24.856cm" svg:y="14.921cm">
              <text:p/>
              <draw:enhanced-geometry svg:viewBox="0 0 550 167" draw:type="non-primitive" draw:enhanced-path="M 0 149  L 44 157  L 94 163  L 148 166  L 205 167  L 263 163  L 320 154  L 376 139  L 428 116  L 475 87  L 516 48  L 550 0  N"/>
            </draw:custom-shape>
            <draw:custom-shape draw:style-name="gr20" draw:text-style-name="P2" draw:layer="layout" svg:width="0.255cm" svg:height="0.207cm" svg:x="24.981cm" svg:y="14.921cm">
              <text:p/>
              <draw:enhanced-geometry svg:viewBox="0 0 372 300" draw:type="non-primitive" draw:enhanced-path="M 372 0  L 322 93  L 279 164  L 241 218  L 207 257  L 175 280  L 144 294  L 112 300  L 78 297  L 42 291  L 0 283  N"/>
            </draw:custom-shape>
            <draw:custom-shape draw:style-name="gr20" draw:text-style-name="P2" draw:layer="layout" svg:width="0.173cm" svg:height="0.072cm" svg:x="24.807cm" svg:y="15.045cm">
              <text:p/>
              <draw:enhanced-geometry svg:viewBox="0 0 252 103" draw:type="non-primitive" draw:enhanced-path="M 252 103  L 150 74  L 70 40  L 19 12  L 0 0  N"/>
            </draw:custom-shape>
            <draw:custom-shape draw:style-name="gr20" draw:text-style-name="P2" draw:layer="layout" svg:width="0.74cm" svg:height="0.111cm" svg:x="24.621cm" svg:y="14.685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20" draw:text-style-name="P2" draw:layer="layout" svg:width="0.463cm" svg:height="0.159cm" svg:x="24.621cm" svg:y="14.786cm">
              <text:p/>
              <draw:enhanced-geometry svg:viewBox="0 0 669 228" draw:type="non-primitive" draw:enhanced-path="M 0 0  L 71 28  L 138 57  L 204 84  L 266 110  L 325 135  L 381 157  L 433 178  L 481 196  L 527 209  L 568 220  L 606 226  L 640 228  L 669 224  N"/>
            </draw:custom-shape>
            <draw:custom-shape draw:style-name="gr20" draw:text-style-name="P2" draw:layer="layout" svg:width="0.235cm" svg:height="0.156cm" svg:x="25.084cm" svg:y="14.786cm">
              <text:p/>
              <draw:enhanced-geometry svg:viewBox="0 0 344 224" draw:type="non-primitive" draw:enhanced-path="M 0 224  L 58 203  L 121 166  L 186 123  L 247 79  L 297 40  L 332 11  L 344 0  N"/>
            </draw:custom-shape>
            <draw:custom-shape draw:style-name="gr20" draw:text-style-name="P2" draw:layer="layout" svg:width="0.214cm" svg:height="0.567cm" svg:x="23.974cm" svg:y="12.537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20" draw:text-style-name="P2" draw:layer="layout" svg:width="0.162cm" svg:height="0.456cm" svg:x="24.188cm" svg:y="12.08cm">
              <text:p/>
              <draw:enhanced-geometry svg:viewBox="0 0 237 656" draw:type="non-primitive" draw:enhanced-path="M 0 656  L 26 618  L 54 574  L 82 524  L 111 471  L 138 414  L 164 358  L 187 301  L 207 244  L 222 191  L 233 141  L 237 95  L 235 56  L 226 24  L 208 0  N"/>
            </draw:custom-shape>
            <draw:custom-shape draw:style-name="gr20" draw:text-style-name="P2" draw:layer="layout" svg:width="0.266cm" svg:height="0.301cm" svg:x="24.517cm" svg:y="12.184cm">
              <text:p/>
              <draw:enhanced-geometry svg:viewBox="0 0 385 433" draw:type="non-primitive" draw:enhanced-path="M 385 0  L 332 52  L 278 109  L 224 167  L 173 223  L 126 278  L 84 328  L 50 371  L 23 403  L 6 425  L 0 433  N"/>
            </draw:custom-shape>
            <draw:custom-shape draw:style-name="gr20" draw:text-style-name="P2" draw:layer="layout" svg:width="0.235cm" svg:height="0.349cm" svg:x="24.282cm" svg:y="12.485cm">
              <text:p/>
              <draw:enhanced-geometry svg:viewBox="0 0 344 507" draw:type="non-primitive" draw:enhanced-path="M 344 0  L 312 84  L 279 158  L 246 224  L 214 282  L 181 331  L 150 374  L 119 411  L 89 442  L 58 467  L 29 489  L 0 507  N"/>
            </draw:custom-shape>
            <draw:custom-shape draw:style-name="gr20" draw:text-style-name="P2" draw:layer="layout" svg:width="0.574cm" svg:height="0.785cm" svg:x="24.313cm" svg:y="12.236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20" draw:text-style-name="P2" draw:layer="layout" svg:width="0.782cm" svg:height="0.64cm" svg:x="23.531cm" svg:y="13.021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20" draw:text-style-name="P2" draw:layer="layout" svg:width="0.051cm" svg:height="0.65cm" svg:x="23.631cm" svg:y="11.555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20" draw:text-style-name="P2" draw:layer="layout" svg:width="0.051cm" svg:height="0.391cm" svg:x="23.641cm" svg:y="11.163cm">
              <text:p/>
              <draw:enhanced-geometry svg:viewBox="0 0 71 566" draw:type="non-primitive" draw:enhanced-path="M 59 566  L 68 496  L 71 422  L 66 346  L 57 271  L 47 200  L 33 135  L 21 80  L 11 38  L 3 9  L 0 0  N"/>
            </draw:custom-shape>
            <draw:custom-shape draw:style-name="gr20" draw:text-style-name="P2" draw:layer="layout" svg:width="0.193cm" svg:height="0.906cm" svg:x="23.447cm" svg:y="11.163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20" draw:text-style-name="P2" draw:layer="layout" svg:width="0.103cm" svg:height="0.349cm" svg:x="23.849cm" svg:y="11.433cm">
              <text:p/>
              <draw:enhanced-geometry svg:viewBox="0 0 148 507" draw:type="non-primitive" draw:enhanced-path="M 148 0  L 141 56  L 129 117  L 113 181  L 95 244  L 76 306  L 55 366  L 35 421  L 17 468  L 0 507  N"/>
            </draw:custom-shape>
            <draw:custom-shape draw:style-name="gr20" draw:text-style-name="P2" draw:layer="layout" svg:width="0.218cm" svg:height="0.494cm" svg:x="23.631cm" svg:y="11.783cm">
              <text:p/>
              <draw:enhanced-geometry svg:viewBox="0 0 313 715" draw:type="non-primitive" draw:enhanced-path="M 313 0  L 301 26  L 282 59  L 260 98  L 234 142  L 205 192  L 175 245  L 145 301  L 115 360  L 87 420  L 61 481  L 38 542  L 20 602  L 6 660  L 0 715  N"/>
            </draw:custom-shape>
            <draw:custom-shape draw:style-name="gr20" draw:text-style-name="P2" draw:layer="layout" svg:width="0.124cm" svg:height="0.681cm" svg:x="23.631cm" svg:y="11.596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20" draw:text-style-name="P2" draw:layer="layout" svg:width="0.041cm" svg:height="0.318cm" svg:x="23.756cm" svg:y="11.278cm">
              <text:p/>
              <draw:enhanced-geometry svg:viewBox="0 0 59 463" draw:type="non-primitive" draw:enhanced-path="M 0 463  L 20 409  L 34 341  L 45 264  L 52 187  L 56 115  L 58 56  L 59 15  L 59 0  N"/>
            </draw:custom-shape>
            <draw:custom-shape draw:style-name="gr20" draw:text-style-name="P2" draw:layer="layout" svg:width="0.287cm" svg:height="0.307cm" svg:x="23.921cm" svg:y="11.96cm">
              <text:p/>
              <draw:enhanced-geometry svg:viewBox="0 0 417 448" draw:type="non-primitive" draw:enhanced-path="M 417 0  L 347 44  L 283 94  L 225 147  L 173 202  L 128 255  L 89 306  L 58 352  L 33 391  L 15 421  L 3 441  L 0 448  N"/>
            </draw:custom-shape>
            <draw:custom-shape draw:style-name="gr20" draw:text-style-name="P2" draw:layer="layout" svg:width="0.207cm" svg:height="0.176cm" svg:x="23.714cm" svg:y="12.267cm">
              <text:p/>
              <draw:enhanced-geometry svg:viewBox="0 0 298 254" draw:type="non-primitive" draw:enhanced-path="M 298 0  L 226 33  L 161 76  L 107 125  L 61 172  L 29 214  L 7 244  L 0 254  N"/>
            </draw:custom-shape>
            <draw:custom-shape draw:style-name="gr20" draw:text-style-name="P2" draw:layer="layout" svg:width="0.29cm" svg:height="0.619cm" svg:x="23.714cm" svg:y="11.825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20" draw:text-style-name="P2" draw:layer="layout" svg:width="0.387cm" svg:height="0.4cm" svg:x="24.849cm" svg:y="14.004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20" draw:text-style-name="P2" draw:layer="layout" svg:width="0.097cm" svg:height="1.024cm" svg:x="25.237cm" svg:y="12.979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20" draw:text-style-name="P2" draw:layer="layout" svg:width="0.114cm" svg:height="0.95cm" svg:x="25.195cm" svg:y="12.029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20" draw:text-style-name="P2" draw:layer="layout" svg:width="0.152cm" svg:height="0.228cm" svg:x="25.095cm" svg:y="11.997cm">
              <text:p/>
              <draw:enhanced-geometry svg:viewBox="0 0 221 331" draw:type="non-primitive" draw:enhanced-path="M 192 46  L 212 17  L 221 1  L 219 0  L 209 9  L 193 28  L 172 55  L 147 88  L 120 125  L 93 164  L 66 205  L 42 242  L 21 278  L 7 308  L 0 331  N"/>
            </draw:custom-shape>
            <draw:custom-shape draw:style-name="gr20" draw:text-style-name="P2" draw:layer="layout" svg:width="0.007cm" svg:height="0.384cm" svg:x="25.088cm" svg:y="12.226cm">
              <text:p/>
              <draw:enhanced-geometry svg:viewBox="0 0 7 552" draw:type="non-primitive" draw:enhanced-path="M 7 0  L 2 42  L 0 106  L 0 183  L 0 268  L 1 351  L 4 428  L 5 493  L 6 536  L 7 552  N"/>
            </draw:custom-shape>
            <draw:custom-shape draw:style-name="gr20" draw:text-style-name="P2" draw:layer="layout" svg:width="0.107cm" svg:height="0.619cm" svg:x="25.05cm" svg:y="11.99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20" draw:text-style-name="P2" draw:layer="layout" svg:width="0.193cm" svg:height="0.858cm" svg:x="24.964cm" svg:y="11.99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20" draw:text-style-name="P2" draw:layer="layout" svg:width="0.048cm" svg:height="0.601cm" svg:x="24.922cm" svg:y="12.247cm">
              <text:p/>
              <draw:enhanced-geometry svg:viewBox="0 0 73 867" draw:type="non-primitive" draw:enhanced-path="M 73 867  L 62 768  L 51 675  L 41 589  L 31 509  L 24 435  L 17 368  L 11 304  L 7 248  L 3 197  L 1 150  L 0 109  L 1 74  L 3 45  L 7 20  L 12 0  N"/>
            </draw:custom-shape>
            <draw:custom-shape draw:style-name="gr20" draw:text-style-name="P2" draw:layer="layout" svg:width="0.228cm" svg:height="0.318cm" svg:x="24.929cm" svg:y="11.928cm">
              <text:p/>
              <draw:enhanced-geometry svg:viewBox="0 0 328 462" draw:type="non-primitive" draw:enhanced-path="M 0 462  L 17 428  L 47 380  L 85 324  L 129 261  L 176 198  L 222 137  L 264 83  L 297 40  L 320 10  L 328 0  N"/>
            </draw:custom-shape>
            <draw:custom-shape draw:style-name="gr20" draw:text-style-name="P2" draw:layer="layout" svg:width="0.754cm" svg:height="0.273cm" svg:x="24.372cm" svg:y="11.876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20" draw:text-style-name="P2" draw:layer="layout" svg:width="0.145cm" svg:height="0.186cm" svg:x="25.732cm" svg:y="12.856cm">
              <text:p/>
              <draw:enhanced-geometry svg:viewBox="0 0 210 274" draw:type="non-primitive" draw:enhanced-path="M 210 274  L 176 196  L 149 130  L 127 77  L 104 37  L 78 11  L 44 0  L 0 4  N"/>
            </draw:custom-shape>
            <draw:custom-shape draw:style-name="gr20" draw:text-style-name="P2" draw:layer="layout" svg:width="0.163cm" svg:height="0.072cm" svg:x="25.569cm" svg:y="12.783cm">
              <text:p/>
              <draw:enhanced-geometry svg:viewBox="0 0 236 105" draw:type="non-primitive" draw:enhanced-path="M 236 105  L 149 101  L 73 63  L 20 20  L 0 0  N"/>
            </draw:custom-shape>
            <draw:custom-shape draw:style-name="gr20" draw:text-style-name="P2" draw:layer="layout" svg:width="0.308cm" svg:height="0.774cm" svg:x="25.34cm" svg:y="12.939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20" draw:text-style-name="P2" draw:layer="layout" svg:width="0.186cm" svg:height="0.31cm" svg:x="25.34cm" svg:y="12.939cm">
              <text:p/>
              <draw:enhanced-geometry svg:viewBox="0 0 270 448" draw:type="non-primitive" draw:enhanced-path="M 0 0  L 48 68  L 86 130  L 116 188  L 138 239  L 158 285  L 176 327  L 193 364  L 213 396  L 238 423  L 270 448  N"/>
            </draw:custom-shape>
            <draw:custom-shape draw:style-name="gr20" draw:text-style-name="P2" draw:layer="layout" svg:width="0.204cm" svg:height="0.37cm" svg:x="25.527cm" svg:y="13.249cm">
              <text:p/>
              <draw:enhanced-geometry svg:viewBox="0 0 295 536" draw:type="non-primitive" draw:enhanced-path="M 0 0  L 31 25  L 62 59  L 92 101  L 122 149  L 150 202  L 177 257  L 203 315  L 228 373  L 252 430  L 275 485  L 295 536  N"/>
            </draw:custom-shape>
            <draw:custom-shape draw:style-name="gr21" draw:text-style-name="P2" draw:layer="layout" svg:width="3.73cm" svg:height="2.75cm" svg:x="22.306cm" svg:y="10.022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22" draw:text-style-name="P2" draw:layer="layout" svg:width="0.619cm" svg:height="0.622cm" svg:x="24.468cm" svg:y="11.44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23" draw:text-style-name="P2" draw:layer="layout" svg:width="0.543cm" svg:height="0.426cm" svg:x="24.468cm" svg:y="11.44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22" draw:text-style-name="P2" draw:layer="layout" svg:width="0.896cm" svg:height="0.93cm" svg:x="22.7cm" svg:y="10.856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24" draw:text-style-name="P2" draw:layer="layout" svg:width="0.453cm" svg:height="0.176cm" svg:x="25.237cm" svg:y="10.568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22" draw:text-style-name="P2" draw:layer="layout" svg:width="1.484cm" svg:height="0.501cm" svg:x="22.51cm" svg:y="10.426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22" draw:text-style-name="P2" draw:layer="layout" svg:width="0.588cm" svg:height="0.677cm" svg:x="25.001cm" svg:y="10.755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23" draw:text-style-name="P2" draw:layer="layout" svg:width="0.038cm" svg:height="0.393cm" svg:x="25.001cm" svg:y="11.039cm">
              <text:p/>
              <draw:enhanced-geometry svg:viewBox="0 0 57 567" draw:type="non-primitive" draw:enhanced-path="M 0 567  L 0 502  L 3 439  L 5 377  L 10 317  L 14 259  L 21 202  L 29 148  L 37 96  L 47 46  L 57 0  N"/>
            </draw:custom-shape>
            <draw:custom-shape draw:style-name="gr22" draw:text-style-name="P2" draw:layer="layout" svg:width="0.678cm" svg:height="1.401cm" svg:x="25.146cm" svg:y="11.198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23" draw:text-style-name="P2" draw:layer="layout" svg:width="0.086cm" svg:height="0.266cm" svg:x="23.974cm" svg:y="10.994cm">
              <text:p/>
              <draw:enhanced-geometry svg:viewBox="0 0 125 386" draw:type="non-primitive" draw:enhanced-path="M 0 386  L 29 309  L 59 235  L 86 166  L 107 105  L 122 54  L 125 19  L 115 0  N"/>
            </draw:custom-shape>
            <draw:custom-shape draw:style-name="gr25" draw:text-style-name="P2" draw:layer="layout" svg:width="0.127cm" svg:height="0.089cm" svg:x="23.925cm" svg:y="10.904cm">
              <text:p/>
              <draw:enhanced-geometry svg:viewBox="0 0 185 128" draw:type="non-primitive" draw:enhanced-path="M 185 128  L 151 74  L 89 34  L 27 9  L 0 0  N"/>
            </draw:custom-shape>
            <draw:custom-shape draw:style-name="gr25" draw:text-style-name="P2" draw:layer="layout" svg:width="0.377cm" svg:height="0.051cm" svg:x="24.206cm" svg:y="10.942cm">
              <text:p/>
              <draw:enhanced-geometry svg:viewBox="0 0 547 73" draw:type="non-primitive" draw:enhanced-path="M 0 31  L 75 15  L 148 5  L 217 0  L 280 1  L 340 6  L 394 15  L 443 26  L 485 40  L 520 56  L 547 73  N"/>
            </draw:custom-shape>
            <draw:custom-shape draw:style-name="gr26" draw:text-style-name="P2" draw:layer="layout" svg:width="0.29cm" svg:height="0.087cm" svg:x="24.223cm" svg:y="11.004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27" draw:text-style-name="P2" draw:layer="layout" svg:width="0.29cm" svg:height="0.087cm" svg:x="24.223cm" svg:y="11.004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23" draw:text-style-name="P2" draw:layer="layout" svg:width="0.12cm" svg:height="0.006cm" svg:x="24.06cm" svg:y="11.631cm">
              <text:p/>
              <draw:enhanced-geometry svg:viewBox="0 0 172 14" draw:type="non-primitive" draw:enhanced-path="M 172 14  L 92 11  L 27 3  L 0 0  N"/>
            </draw:custom-shape>
            <draw:custom-shape draw:style-name="gr23" draw:text-style-name="P2" draw:layer="layout" svg:width="0.2cm" svg:height="0.007cm" svg:x="24.056cm" svg:y="11.541cm">
              <text:p/>
              <draw:enhanced-geometry svg:viewBox="0 0 291 11" draw:type="non-primitive" draw:enhanced-path="M 0 0  L 81 10  L 176 11  L 257 9  L 291 8  N"/>
            </draw:custom-shape>
            <draw:custom-shape draw:style-name="gr23" draw:text-style-name="P2" draw:layer="layout" svg:width="0.079cm" svg:height="0.014cm" svg:x="24.053cm" svg:y="11.388cm">
              <text:p/>
              <draw:enhanced-geometry svg:viewBox="0 0 114 21" draw:type="non-primitive" draw:enhanced-path="M 114 21  L 68 0  L 22 7  L 0 15  N"/>
            </draw:custom-shape>
            <draw:custom-shape draw:style-name="gr23" draw:text-style-name="P2" draw:layer="layout" svg:width="0.065cm" svg:height="0.09cm" svg:x="24.14cm" svg:y="11.322cm">
              <text:p/>
              <draw:enhanced-geometry svg:viewBox="0 0 94 128" draw:type="non-primitive" draw:enhanced-path="M 0 0  L 69 33  L 94 76  L 58 128  N"/>
            </draw:custom-shape>
            <draw:custom-shape draw:style-name="gr23" draw:text-style-name="P2" draw:layer="layout" svg:width="0.138cm" svg:height="0.172cm" svg:x="24.223cm" svg:y="11.319cm">
              <text:p/>
              <draw:enhanced-geometry svg:viewBox="0 0 200 249" draw:type="non-primitive" draw:enhanced-path="M 0 0  L 63 39  L 121 92  L 166 151  L 196 207  L 200 249  N"/>
            </draw:custom-shape>
            <draw:custom-shape draw:style-name="gr23" draw:text-style-name="P2" draw:layer="layout" svg:width="0.072cm" svg:height="0.18cm" svg:x="24.289cm" svg:y="11.492cm">
              <text:p/>
              <draw:enhanced-geometry svg:viewBox="0 0 107 263" draw:type="non-primitive" draw:enhanced-path="M 107 0  L 83 64  L 47 152  L 14 230  L 0 263  N"/>
            </draw:custom-shape>
            <draw:custom-shape draw:style-name="gr28" draw:text-style-name="P2" draw:layer="layout" svg:width="1.643cm" svg:height="1.124cm" svg:x="23.891cm" svg:y="9.946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26" draw:text-style-name="P2" draw:layer="layout" svg:width="0.076cm" svg:height="0.096cm" svg:x="23.977cm" svg:y="10.984cm">
              <text:p/>
              <draw:enhanced-geometry svg:viewBox="0 0 107 141" draw:type="non-primitive" draw:enhanced-path="M 13 141  L 99 128  L 107 63  L 0 0  L 13 141  L 13 141  Z N"/>
            </draw:custom-shape>
            <draw:custom-shape draw:style-name="gr27" draw:text-style-name="P2" draw:layer="layout" svg:width="0.076cm" svg:height="0.096cm" svg:x="23.977cm" svg:y="10.984cm">
              <text:p/>
              <draw:enhanced-geometry svg:viewBox="0 0 107 141" draw:type="non-primitive" draw:enhanced-path="M 13 141  L 99 128  L 107 63  L 0 0  L 13 141  L 13 141  N"/>
            </draw:custom-shape>
            <draw:custom-shape draw:style-name="gr17" draw:text-style-name="P2" draw:layer="layout" svg:width="0.827cm" svg:height="1.269cm" svg:x="24.133cm" svg:y="14.544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29" draw:text-style-name="P2" draw:layer="layout" svg:width="5cm" svg:height="3.836cm" svg:x="19.887cm" svg:y="12.437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30" draw:text-style-name="P2" draw:layer="layout" svg:width="0.107cm" svg:height="0.169cm" svg:x="24.167cm" svg:y="14.53cm">
              <text:p/>
              <draw:enhanced-geometry svg:viewBox="0 0 156 247" draw:type="non-primitive" draw:enhanced-path="M 0 0  L 53 71  L 100 138  L 135 198  L 156 247  N"/>
            </draw:custom-shape>
            <draw:custom-shape draw:style-name="gr30" draw:text-style-name="P2" draw:layer="layout" svg:width="0.211cm" svg:height="0.311cm" svg:x="24.275cm" svg:y="14.699cm">
              <text:p/>
              <draw:enhanced-geometry svg:viewBox="0 0 307 451" draw:type="non-primitive" draw:enhanced-path="M 0 0  L 15 37  L 39 75  L 68 115  L 102 155  L 140 200  L 178 245  L 216 292  L 252 343  L 282 395  L 307 451  N"/>
            </draw:custom-shape>
            <draw:custom-shape draw:style-name="gr30" draw:text-style-name="P2" draw:layer="layout" svg:width="0.215cm" svg:height="0.557cm" svg:x="24.486cm" svg:y="15.011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30" draw:text-style-name="P2" draw:layer="layout" svg:width="0.186cm" svg:height="0.172cm" svg:x="24.701cm" svg:y="15.568cm">
              <text:p/>
              <draw:enhanced-geometry svg:viewBox="0 0 270 248" draw:type="non-primitive" draw:enhanced-path="M 0 0  L 80 46  L 148 100  L 201 154  L 238 201  L 262 235  L 270 248  N"/>
            </draw:custom-shape>
            <draw:custom-shape draw:style-name="gr30" draw:text-style-name="P2" draw:layer="layout" svg:width="0.408cm" svg:height="0.826cm" svg:x="22.586cm" svg:y="15.298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30" draw:text-style-name="P2" draw:layer="layout" svg:width="0.317cm" svg:height="0.712cm" svg:x="22.268cm" svg:y="14.586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30" draw:text-style-name="P2" draw:layer="layout" svg:width="0.529cm" svg:height="0.549cm" svg:x="21.738cm" svg:y="14.586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17" draw:text-style-name="P2" draw:layer="layout" svg:width="1.851cm" svg:height="2.564cm" svg:x="20.236cm" svg:y="12.841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30" draw:text-style-name="P2" draw:layer="layout" svg:width="0.446cm" svg:height="0.401cm" svg:x="21.641cm" svg:y="12.841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30" draw:text-style-name="P2" draw:layer="layout" svg:width="0.352cm" svg:height="0.587cm" svg:x="21.288cm" svg:y="13.243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30" draw:text-style-name="P2" draw:layer="layout" svg:width="0.391cm" svg:height="0.615cm" svg:x="20.897cm" svg:y="13.831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30" draw:text-style-name="P2" draw:layer="layout" svg:width="0.221cm" svg:height="0.449cm" svg:x="20.676cm" svg:y="14.447cm">
              <text:p/>
              <draw:enhanced-geometry svg:viewBox="0 0 319 651" draw:type="non-primitive" draw:enhanced-path="M 319 0  L 297 34  L 271 74  L 245 121  L 217 172  L 188 226  L 161 283  L 133 340  L 106 399  L 81 456  L 57 511  L 35 562  L 16 610  L 0 651  N"/>
            </draw:custom-shape>
            <draw:custom-shape draw:style-name="gr30" draw:text-style-name="P2" draw:layer="layout" svg:width="0.186cm" svg:height="0.211cm" svg:x="20.489cm" svg:y="14.896cm">
              <text:p/>
              <draw:enhanced-geometry svg:viewBox="0 0 270 307" draw:type="non-primitive" draw:enhanced-path="M 270 0  L 241 65  L 206 118  L 165 164  L 122 203  L 79 238  L 37 272  L 0 307  N"/>
            </draw:custom-shape>
            <draw:custom-shape draw:style-name="gr30" draw:text-style-name="P2" draw:layer="layout" svg:width="0.138cm" svg:height="0.298cm" svg:x="20.351cm" svg:y="15.107cm">
              <text:p/>
              <draw:enhanced-geometry svg:viewBox="0 0 200 428" draw:type="non-primitive" draw:enhanced-path="M 200 0  L 168 42  L 134 102  L 100 172  L 69 245  L 42 315  L 19 373  L 5 412  L 0 428  N"/>
            </draw:custom-shape>
            <draw:custom-shape draw:style-name="gr31" draw:text-style-name="P2" draw:layer="layout" svg:width="2.799cm" svg:height="1.753cm" svg:x="21.721cm" svg:y="13.371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32" draw:text-style-name="P2" draw:layer="layout" svg:width="0.318cm" svg:height="0.238cm" svg:x="24.527cm" svg:y="14.945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30" draw:text-style-name="P2" draw:layer="layout" svg:width="0.335cm" svg:height="0.259cm" svg:x="24.257cm" svg:y="14.668cm">
              <text:p/>
              <draw:enhanced-geometry svg:viewBox="0 0 483 377" draw:type="non-primitive" draw:enhanced-path="M 0 0  L 86 44  L 164 87  L 234 130  L 296 171  L 349 210  L 395 246  L 430 280  L 457 309  L 475 336  L 483 359  L 482 377  N"/>
            </draw:custom-shape>
            <draw:custom-shape draw:style-name="gr30" draw:text-style-name="P2" draw:layer="layout" svg:width="0.131cm" svg:height="0.1cm" svg:x="24.461cm" svg:y="14.841cm">
              <text:p/>
              <draw:enhanced-geometry svg:viewBox="0 0 189 148" draw:type="non-primitive" draw:enhanced-path="M 189 129  L 169 148  L 139 137  L 100 104  L 53 55  L 0 0  N"/>
            </draw:custom-shape>
            <draw:custom-shape draw:style-name="gr30" draw:text-style-name="P2" draw:layer="layout" svg:width="0.169cm" svg:height="0.117cm" svg:x="24.292cm" svg:y="14.724cm">
              <text:p/>
              <draw:enhanced-geometry svg:viewBox="0 0 246 166" draw:type="non-primitive" draw:enhanced-path="M 246 166  L 168 99  L 87 47  L 25 12  L 0 0  N"/>
            </draw:custom-shape>
            <draw:custom-shape draw:style-name="gr30" draw:text-style-name="P2" draw:layer="layout" svg:width="0.228cm" svg:height="0.304cm" svg:x="24.503cm" svg:y="15.354cm">
              <text:p/>
              <draw:enhanced-geometry svg:viewBox="0 0 330 439" draw:type="non-primitive" draw:enhanced-path="M 330 439  L 295 399  L 253 353  L 208 301  L 161 246  L 116 191  L 75 137  L 40 86  L 14 39  L 0 0  N"/>
            </draw:custom-shape>
            <draw:custom-shape draw:style-name="gr30" draw:text-style-name="P2" draw:layer="layout" svg:width="0.058cm" svg:height="0.09cm" svg:x="24.444cm" svg:y="15.274cm">
              <text:p/>
              <draw:enhanced-geometry svg:viewBox="0 0 83 130" draw:type="non-primitive" draw:enhanced-path="M 83 117  L 71 78  L 55 43  L 38 16  L 21 1  L 8 0  L 0 19  L 1 61  L 12 130  N"/>
            </draw:custom-shape>
            <draw:custom-shape draw:style-name="gr30" draw:text-style-name="P2" draw:layer="layout" svg:width="0.204cm" svg:height="0.335cm" svg:x="24.454cm" svg:y="15.364cm">
              <text:p/>
              <draw:enhanced-geometry svg:viewBox="0 0 296 486" draw:type="non-primitive" draw:enhanced-path="M 0 0  L 14 61  L 30 119  L 49 176  L 69 230  L 92 281  L 118 327  L 146 370  L 179 408  L 214 439  L 254 465  L 296 486  N"/>
            </draw:custom-shape>
            <draw:custom-shape draw:style-name="gr30" draw:text-style-name="P2" draw:layer="layout" svg:width="0.304cm" svg:height="0.037cm" svg:x="24.486cm" svg:y="15.796cm">
              <text:p/>
              <draw:enhanced-geometry svg:viewBox="0 0 437 54" draw:type="non-primitive" draw:enhanced-path="M 437 0  L 367 23  L 296 40  L 230 50  L 165 54  L 104 51  L 50 42  L 0 25  N"/>
            </draw:custom-shape>
            <draw:custom-shape draw:style-name="gr30" draw:text-style-name="P2" draw:layer="layout" svg:width="0.148cm" svg:height="0.193cm" svg:x="24.683cm" svg:y="14.979cm">
              <text:p/>
              <draw:enhanced-geometry svg:viewBox="0 0 214 284" draw:type="non-primitive" draw:enhanced-path="M 0 0  L 68 59  L 119 110  L 156 155  L 182 197  L 200 239  L 214 284  N"/>
            </draw:custom-shape>
            <draw:custom-shape draw:style-name="gr30" draw:text-style-name="P2" draw:layer="layout" svg:width="0.021cm" svg:height="0.328cm" svg:x="24.832cm" svg:y="15.173cm">
              <text:p/>
              <draw:enhanced-geometry svg:viewBox="0 0 34 473" draw:type="non-primitive" draw:enhanced-path="M 0 0  L 8 48  L 14 115  L 20 192  L 25 273  L 29 349  L 31 414  L 32 458  L 34 473  N"/>
            </draw:custom-shape>
            <draw:custom-shape draw:style-name="gr30" draw:text-style-name="P2" draw:layer="layout" svg:width="0.083cm" svg:height="0.452cm" svg:x="22.821cm" svg:y="13.741cm">
              <text:p/>
              <draw:enhanced-geometry svg:viewBox="0 0 119 651" draw:type="non-primitive" draw:enhanced-path="M 0 0  L 23 33  L 45 74  L 63 120  L 79 171  L 92 227  L 103 286  L 111 346  L 117 408  L 119 470  L 119 532  L 115 592  L 108 651  N"/>
            </draw:custom-shape>
            <draw:custom-shape draw:style-name="gr30" draw:text-style-name="P2" draw:layer="layout" svg:width="0.083cm" svg:height="1.079cm" svg:x="22.814cm" svg:y="14.194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30" draw:text-style-name="P2" draw:layer="layout" svg:width="0.204cm" svg:height="0.858cm" svg:x="21.721cm" svg:y="13.433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30" draw:text-style-name="P2" draw:layer="layout" svg:width="0.072cm" svg:height="0.366cm" svg:x="21.648cm" svg:y="14.291cm">
              <text:p/>
              <draw:enhanced-geometry svg:viewBox="0 0 107 533" draw:type="non-primitive" draw:enhanced-path="M 107 0  L 93 53  L 78 121  L 63 196  L 47 276  L 32 354  L 20 424  L 9 481  L 3 518  L 0 533  N"/>
            </draw:custom-shape>
            <draw:custom-shape draw:style-name="gr30" draw:text-style-name="P2" draw:layer="layout" svg:width="0.048cm" svg:height="0.433cm" svg:x="21.022cm" svg:y="15.208cm">
              <text:p/>
              <draw:enhanced-geometry svg:viewBox="0 0 73 626" draw:type="non-primitive" draw:enhanced-path="M 0 626  L 10 571  L 22 517  L 33 462  L 44 406  L 54 351  L 62 294  L 69 238  L 73 180  L 71 121  L 67 61  L 57 0  N"/>
            </draw:custom-shape>
            <draw:custom-shape draw:style-name="gr30" draw:text-style-name="P2" draw:layer="layout" svg:width="0.291cm" svg:height="0.947cm" svg:x="21.056cm" svg:y="14.26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30" draw:text-style-name="P2" draw:layer="layout" svg:width="0.179cm" svg:height="0.422cm" svg:x="21.5cm" svg:y="13.278cm">
              <text:p/>
              <draw:enhanced-geometry svg:viewBox="0 0 260 613" draw:type="non-primitive" draw:enhanced-path="M 260 0  L 252 32  L 242 61  L 228 92  L 211 122  L 192 157  L 171 197  L 146 242  L 120 295  L 92 358  L 63 430  L 33 515  L 0 613  N"/>
            </draw:custom-shape>
            <draw:custom-shape draw:style-name="gr30" draw:text-style-name="P2" draw:layer="layout" svg:width="0.554cm" svg:height="1.227cm" svg:x="20.946cm" svg:y="13.7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30" draw:text-style-name="P2" draw:layer="layout" svg:width="0.179cm" svg:height="0.477cm" svg:x="20.766cm" svg:y="14.928cm">
              <text:p/>
              <draw:enhanced-geometry svg:viewBox="0 0 262 688" draw:type="non-primitive" draw:enhanced-path="M 262 0  L 240 45  L 216 89  L 191 132  L 164 174  L 138 217  L 112 260  L 87 304  L 65 351  L 44 398  L 27 449  L 14 504  L 5 560  L 0 621  L 3 688  N"/>
            </draw:custom-shape>
            <draw:custom-shape draw:style-name="gr30" draw:text-style-name="P2" draw:layer="layout" svg:width="0.083cm" svg:height="0.293cm" svg:x="20.686cm" svg:y="15.405cm">
              <text:p/>
              <draw:enhanced-geometry svg:viewBox="0 0 123 426" draw:type="non-primitive" draw:enhanced-path="M 118 0  L 123 107  L 122 193  L 115 258  L 102 310  L 84 349  L 61 378  L 33 403  L 0 426  N"/>
            </draw:custom-shape>
            <draw:custom-shape draw:style-name="gr30" draw:text-style-name="P2" draw:layer="layout" svg:width="0.041cm" svg:height="0.245cm" svg:x="20.686cm" svg:y="15.453cm">
              <text:p/>
              <draw:enhanced-geometry svg:viewBox="0 0 63 356" draw:type="non-primitive" draw:enhanced-path="M 0 356  L 22 300  L 43 237  L 58 169  L 63 102  L 56 44  L 36 0  N"/>
            </draw:custom-shape>
            <draw:custom-shape draw:style-name="gr30" draw:text-style-name="P2" draw:layer="layout" svg:width="0.097cm" svg:height="0.162cm" svg:x="21.312cm" svg:y="15.634cm">
              <text:p/>
              <draw:enhanced-geometry svg:viewBox="0 0 141 236" draw:type="non-primitive" draw:enhanced-path="M 0 236  L 64 167  L 110 119  L 136 83  L 141 47  L 119 0  N"/>
            </draw:custom-shape>
            <draw:custom-shape draw:style-name="gr30" draw:text-style-name="P2" draw:layer="layout" svg:width="0.076cm" svg:height="0.252cm" svg:x="21.385cm" svg:y="15.381cm">
              <text:p/>
              <draw:enhanced-geometry svg:viewBox="0 0 106 367" draw:type="non-primitive" draw:enhanced-path="M 13 367  L 0 317  L 5 253  L 24 183  L 50 115  L 78 56  L 98 16  L 106 0  N"/>
            </draw:custom-shape>
            <draw:custom-shape draw:style-name="gr30" draw:text-style-name="P2" draw:layer="layout" svg:width="0.152cm" svg:height="0.252cm" svg:x="21.309cm" svg:y="15.381cm">
              <text:p/>
              <draw:enhanced-geometry svg:viewBox="0 0 220 367" draw:type="non-primitive" draw:enhanced-path="M 220 0  L 159 69  L 108 125  L 66 173  L 34 215  L 13 252  L 1 287  L 0 326  L 8 367  N"/>
            </draw:custom-shape>
            <draw:custom-shape draw:style-name="gr30" draw:text-style-name="P2" draw:layer="layout" svg:width="0.169cm" svg:height="0.179cm" svg:x="21.142cm" svg:y="15.634cm">
              <text:p/>
              <draw:enhanced-geometry svg:viewBox="0 0 248 261" draw:type="non-primitive" draw:enhanced-path="M 248 0  L 246 52  L 215 104  L 166 152  L 109 195  L 56 230  L 16 253  L 0 261  N"/>
            </draw:custom-shape>
            <draw:custom-shape draw:style-name="gr30" draw:text-style-name="P2" draw:layer="layout" svg:width="0.089cm" svg:height="0.435cm" svg:x="20.79cm" svg:y="15.347cm">
              <text:p/>
              <draw:enhanced-geometry svg:viewBox="0 0 131 628" draw:type="non-primitive" draw:enhanced-path="M 0 628  L 28 576  L 51 513  L 71 442  L 88 367  L 100 290  L 110 215  L 118 147  L 124 89  L 128 42  L 131 12  L 131 0  N"/>
            </draw:custom-shape>
            <draw:custom-shape draw:style-name="gr30" draw:text-style-name="P2" draw:layer="layout" svg:width="0.072cm" svg:height="0.449cm" svg:x="20.855cm" svg:y="15.347cm">
              <text:p/>
              <draw:enhanced-geometry svg:viewBox="0 0 105 651" draw:type="non-primitive" draw:enhanced-path="M 34 0  L 60 57  L 80 115  L 94 173  L 101 233  L 105 292  L 104 351  L 97 407  L 88 460  L 74 508  L 58 554  L 40 592  L 21 625  L 0 651  N"/>
            </draw:custom-shape>
            <draw:custom-shape draw:style-name="gr30" draw:text-style-name="P2" draw:layer="layout" svg:width="0.1cm" svg:height="0.221cm" svg:x="20.575cm" svg:y="15.405cm">
              <text:p/>
              <draw:enhanced-geometry svg:viewBox="0 0 146 318" draw:type="non-primitive" draw:enhanced-path="M 146 0  L 81 23  L 37 58  L 11 103  L 0 152  L 0 200  L 7 246  L 16 283  L 25 309  L 29 318  N"/>
            </draw:custom-shape>
            <draw:custom-shape draw:style-name="gr30" draw:text-style-name="P2" draw:layer="layout" svg:width="0.079cm" svg:height="0.221cm" svg:x="20.596cm" svg:y="15.405cm">
              <text:p/>
              <draw:enhanced-geometry svg:viewBox="0 0 117 318" draw:type="non-primitive" draw:enhanced-path="M 0 318  L 21 231  L 52 145  L 83 71  L 108 19  L 117 0  N"/>
            </draw:custom-shape>
            <draw:custom-shape draw:style-name="gr30" draw:text-style-name="P2" draw:layer="layout" svg:width="0.062cm" svg:height="0.179cm" svg:x="20.468cm" svg:y="15.371cm">
              <text:p/>
              <draw:enhanced-geometry svg:viewBox="0 0 88 261" draw:type="non-primitive" draw:enhanced-path="M 52 261  L 28 221  L 11 195  L 1 178  L 0 162  L 6 143  L 22 114  L 49 68  L 88 0  N"/>
            </draw:custom-shape>
            <draw:custom-shape draw:style-name="gr30" draw:text-style-name="P2" draw:layer="layout" svg:width="0.228cm" svg:height="0.433cm" svg:x="20.53cm" svg:y="14.938cm">
              <text:p/>
              <draw:enhanced-geometry svg:viewBox="0 0 330 627" draw:type="non-primitive" draw:enhanced-path="M 0 627  L 30 574  L 62 520  L 94 465  L 125 409  L 157 355  L 188 300  L 217 247  L 244 194  L 270 143  L 293 93  L 313 46  L 330 0  N"/>
            </draw:custom-shape>
            <draw:custom-shape draw:style-name="gr30" draw:text-style-name="P2" draw:layer="layout" svg:width="0.155cm" svg:height="0.359cm" svg:x="20.759cm" svg:y="14.578cm">
              <text:p/>
              <draw:enhanced-geometry svg:viewBox="0 0 223 521" draw:type="non-primitive" draw:enhanced-path="M 0 521  L 23 456  L 52 383  L 84 308  L 118 231  L 150 159  L 179 96  L 202 45  L 217 12  L 223 0  N"/>
            </draw:custom-shape>
            <draw:custom-shape draw:style-name="gr30" draw:text-style-name="P2" draw:layer="layout" svg:width="0.041cm" svg:height="0.196cm" svg:x="21.704cm" svg:y="12.925cm">
              <text:p/>
              <draw:enhanced-geometry svg:viewBox="0 0 60 284" draw:type="non-primitive" draw:enhanced-path="M 60 284  L 20 199  L 3 106  L 0 30  L 1 0  N"/>
            </draw:custom-shape>
            <draw:custom-shape draw:style-name="gr30" draw:text-style-name="P2" draw:layer="layout" svg:width="0.027cm" svg:height="0.204cm" svg:x="21.589cm" svg:y="13.056cm">
              <text:p/>
              <draw:enhanced-geometry svg:viewBox="0 0 36 295" draw:type="non-primitive" draw:enhanced-path="M 36 295  L 16 205  L 4 107  L 1 31  L 0 0  N"/>
            </draw:custom-shape>
            <draw:custom-shape draw:style-name="gr30" draw:text-style-name="P2" draw:layer="layout" svg:width="0.031cm" svg:height="0.585cm" svg:x="21.444cm" svg:y="12.979cm">
              <text:p/>
              <draw:enhanced-geometry svg:viewBox="0 0 44 841" draw:type="non-primitive" draw:enhanced-path="M 23 0  L 33 83  L 40 166  L 43 246  L 44 325  L 43 402  L 41 475  L 36 544  L 31 607  L 25 665  L 19 716  L 14 759  L 8 794  L 4 820  L 1 836  L 0 841  N"/>
            </draw:custom-shape>
            <draw:custom-shape draw:style-name="gr30" draw:text-style-name="P2" draw:layer="layout" svg:width="0.055cm" svg:height="0.491cm" svg:x="21.16cm" svg:y="13.391cm">
              <text:p/>
              <draw:enhanced-geometry svg:viewBox="0 0 79 710" draw:type="non-primitive" draw:enhanced-path="M 31 710  L 14 655  L 4 594  L 0 526  L 1 455  L 6 383  L 15 311  L 26 241  L 38 177  L 51 119  L 61 70  L 71 33  L 77 9  L 79 0  N"/>
            </draw:custom-shape>
            <draw:custom-shape draw:style-name="gr30" draw:text-style-name="P2" draw:layer="layout" svg:width="0.179cm" svg:height="0.702cm" svg:x="20.849cm" svg:y="13.769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30" draw:text-style-name="P2" draw:layer="layout" svg:width="0.041cm" svg:height="0.328cm" svg:x="20.651cm" svg:y="14.52cm">
              <text:p/>
              <draw:enhanced-geometry svg:viewBox="0 0 60 473" draw:type="non-primitive" draw:enhanced-path="M 60 0  L 44 116  L 31 214  L 21 296  L 13 361  L 7 411  L 4 446  L 1 467  L 0 473  N"/>
            </draw:custom-shape>
            <draw:custom-shape draw:style-name="gr30" draw:text-style-name="P2" draw:layer="layout" svg:width="0.235cm" svg:height="0.235cm" svg:x="20.416cm" svg:y="14.848cm">
              <text:p/>
              <draw:enhanced-geometry svg:viewBox="0 0 340 343" draw:type="non-primitive" draw:enhanced-path="M 340 0  L 269 73  L 203 138  L 144 197  L 95 247  L 54 288  L 25 318  L 5 338  L 0 343  N"/>
            </draw:custom-shape>
            <draw:custom-shape draw:style-name="gr30" draw:text-style-name="P2" draw:layer="layout" svg:width="0.12cm" svg:height="0.214cm" svg:x="20.295cm" svg:y="15.084cm">
              <text:p/>
              <draw:enhanced-geometry svg:viewBox="0 0 177 308" draw:type="non-primitive" draw:enhanced-path="M 177 0  L 149 73  L 126 135  L 102 189  L 76 236  L 43 275  L 0 308  N"/>
            </draw:custom-shape>
            <draw:custom-shape draw:style-name="gr30" draw:text-style-name="P2" draw:layer="layout" svg:width="0.239cm" svg:height="0.549cm" svg:x="20.603cm" svg:y="12.932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30" draw:text-style-name="P2" draw:layer="layout" svg:width="0.349cm" svg:height="0.792cm" svg:x="20.253cm" svg:y="13.482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30" draw:text-style-name="P2" draw:layer="layout" svg:width="0.127cm" svg:height="0.124cm" svg:x="22.261cm" svg:y="14.471cm">
              <text:p/>
              <draw:enhanced-geometry svg:viewBox="0 0 188 178" draw:type="non-primitive" draw:enhanced-path="M 0 178  L 34 127  L 56 93  L 69 70  L 83 54  L 102 42  L 135 25  L 188 0  N"/>
            </draw:custom-shape>
            <draw:custom-shape draw:style-name="gr30" draw:text-style-name="P2" draw:layer="layout" svg:width="0.228cm" svg:height="0.252cm" svg:x="22.389cm" svg:y="14.218cm">
              <text:p/>
              <draw:enhanced-geometry svg:viewBox="0 0 330 366" draw:type="non-primitive" draw:enhanced-path="M 0 366  L 58 331  L 115 279  L 171 219  L 222 157  L 266 98  L 300 47  L 323 13  L 330 0  N"/>
            </draw:custom-shape>
            <draw:custom-shape draw:style-name="gr30" draw:text-style-name="P2" draw:layer="layout" svg:width="0.09cm" svg:height="0.857cm" svg:x="22.537cm" svg:y="13.361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30" draw:text-style-name="P2" draw:layer="layout" svg:width="0.069cm" svg:height="0.328cm" svg:x="22.603cm" svg:y="14.077cm">
            <text:p/>
            <draw:enhanced-geometry svg:viewBox="0 0 100 473" draw:type="non-primitive" draw:enhanced-path="M 83 0  L 96 84  L 100 157  L 98 222  L 89 280  L 74 334  L 53 382  L 28 429  L 0 473  N"/>
          </draw:custom-shape>
          <draw:custom-shape draw:style-name="gr30" draw:text-style-name="P2" draw:layer="layout" svg:width="0.1cm" svg:height="0.245cm" svg:x="22.503cm" svg:y="14.406cm">
            <text:p/>
            <draw:enhanced-geometry svg:viewBox="0 0 142 355" draw:type="non-primitive" draw:enhanced-path="M 142 0  L 112 53  L 94 110  L 80 167  L 69 223  L 54 274  L 33 319  L 0 355  N"/>
          </draw:custom-shape>
          <draw:custom-shape draw:style-name="gr30" draw:text-style-name="P2" draw:layer="layout" svg:width="0.228cm" svg:height="0.044cm" svg:x="22.275cm" svg:y="14.621cm">
            <text:p/>
            <draw:enhanced-geometry svg:viewBox="0 0 329 68" draw:type="non-primitive" draw:enhanced-path="M 329 47  L 273 68  L 202 65  L 129 50  L 63 27  L 17 8  L 0 0  N"/>
          </draw:custom-shape>
          <draw:custom-shape draw:style-name="gr30" draw:text-style-name="P2" draw:layer="layout" svg:width="0.034cm" svg:height="0.432cm" svg:x="22.953cm" svg:y="14.064cm">
            <text:p/>
            <draw:enhanced-geometry svg:viewBox="0 0 51 626" draw:type="non-primitive" draw:enhanced-path="M 0 0  L 13 83  L 24 154  L 34 214  L 42 267  L 49 316  L 51 361  L 51 405  L 48 452  L 41 503  L 29 559  L 12 626  N"/>
          </draw:custom-shape>
          <draw:custom-shape draw:style-name="gr30" draw:text-style-name="P2" draw:layer="layout" svg:width="0.113cm" svg:height="0.729cm" svg:x="22.846cm" svg:y="14.496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31" draw:text-style-name="P2" draw:layer="layout" svg:width="0.733cm" svg:height="1.217cm" svg:x="20.914cm" svg:y="14.645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30" draw:text-style-name="P2" draw:layer="layout" svg:width="0.408cm" svg:height="1.217cm" svg:x="20.693cm" svg:y="13.033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30" draw:text-style-name="P2" draw:layer="layout" svg:width="0.474cm" svg:height="0.663cm" svg:x="20.219cm" svg:y="14.25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30" draw:text-style-name="P2" draw:layer="layout" svg:width="0.114cm" svg:height="0.353cm" svg:x="20.105cm" svg:y="14.914cm">
            <text:p/>
            <draw:enhanced-geometry svg:viewBox="0 0 167 509" draw:type="non-primitive" draw:enhanced-path="M 167 0  L 121 47  L 85 103  L 58 168  L 37 236  L 22 304  L 12 367  L 5 424  L 3 468  L 2 497  L 0 509  N"/>
          </draw:custom-shape>
          <draw:custom-shape draw:style-name="gr30" draw:text-style-name="P2" draw:layer="layout" svg:width="0.083cm" svg:height="0.477cm" svg:x="20.105cm" svg:y="14.79cm">
            <text:p/>
            <draw:enhanced-geometry svg:viewBox="0 0 120 686" draw:type="non-primitive" draw:enhanced-path="M 1 686  L 0 623  L 0 562  L 3 500  L 6 440  L 13 380  L 21 321  L 32 263  L 44 208  L 60 153  L 77 100  L 98 50  L 120 0  N"/>
          </draw:custom-shape>
          <draw:custom-shape draw:style-name="gr30" draw:text-style-name="P2" draw:layer="layout" svg:width="0.426cm" svg:height="0.768cm" svg:x="20.188cm" svg:y="14.022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30" draw:text-style-name="P2" draw:layer="layout" svg:width="0.252cm" svg:height="0.726cm" svg:x="20.614cm" svg:y="13.295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30" draw:text-style-name="P2" draw:layer="layout" svg:width="0.342cm" svg:height="0.798cm" svg:x="20.524cm" svg:y="13.295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30" draw:text-style-name="P2" draw:layer="layout" svg:width="0.377cm" svg:height="0.647cm" svg:x="20.146cm" svg:y="14.094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30" draw:text-style-name="P2" draw:layer="layout" svg:width="0.103cm" svg:height="0.408cm" svg:x="20.043cm" svg:y="14.742cm">
            <text:p/>
            <draw:enhanced-geometry svg:viewBox="0 0 152 592" draw:type="non-primitive" draw:enhanced-path="M 152 0  L 128 53  L 105 107  L 83 160  L 65 214  L 48 270  L 34 324  L 21 378  L 12 433  L 5 487  L 1 540  L 0 592  N"/>
          </draw:custom-shape>
          <draw:custom-shape draw:style-name="gr28" draw:text-style-name="P2" draw:layer="layout" svg:width="0.096cm" svg:height="0.083cm" svg:x="24.262cm" svg:y="11.004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28" draw:text-style-name="P2" draw:layer="layout" svg:width="0.051cm" svg:height="0.082cm" svg:x="23.971cm" svg:y="10.998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2cm" svg:height="9.327cm" svg:x="3.126cm" svg:y="1.896cm" draw:page-number="12" presentation:class="page"/>
          <draw:frame presentation:style-name="pr5"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6" draw:layer="layout" svg:width="22.649cm" svg:height="17.185cm" svg:x="3.597cm" svg:y="1.058cm" presentation:class="outline" presentation:placeholder="true" presentation:user-transformed="true">
          <draw:text-box/>
        </draw:frame>
        <draw:custom-shape draw:style-name="gr2" draw:text-style-name="P2" draw:layer="layout" svg:width="16.602cm" svg:height="9.189cm" svg:x="4.957cm" svg:y="6.324cm">
          <text:p text:style-name="P5"><text:span text:style-name="T4"/></text:p>
          <text:p text:style-name="P5"><text:span text:style-name="T4">int </text:span><text:span text:style-name="T5">array[10]; </text:span></text:p>
          <text:p text:style-name="P5"><text:span text:style-name="T5"/></text:p>
          <text:p text:style-name="P5"><text:span text:style-name="T4">int</text:span><text:span text:style-name="T5"> * p1 = (array + 20) - 19;</text:span></text:p>
          <text:p text:style-name="P5"><text:span text:style-name="T5"/></text:p>
          <text:p text:style-name="P5"><text:span text:style-name="T4">int</text:span><text:span text:style-name="T5"> * p2 = array + 20 – 19;</text:span></text:p>
          <text:p text:style-name="P5"><text:span text:style-name="T5"/></text:p>
          <text:p text:style-name="P5"><text:span text:style-name="T4">int</text:span><text:span text:style-name="T5"> * p3 = array + (20 – 19);</text:span></text:p>
          <text:p text:style-name="P5"><text:span text:style-name="T5"/></text:p>
          <text:p text:style-name="P5"><text:span text:style-name="T4">int</text:span><text:span text:style-name="T5"> * p4 = array + 1;</text:span></text:p>
          <text:p text:style-name="P5"><text:span text:style-name="T5"/></text:p>
          <draw:enhanced-geometry svg:viewBox="0 0 21600 21600" draw:type="mso-spt202" draw:enhanced-path="M 0 0 L 21600 0 21600 21600 0 21600 0 0 Z N"/>
        </draw:custom-shape>
        <draw:custom-shape draw:style-name="gr37" draw:text-style-name="P2" draw:layer="layout" svg:width="3.201cm" svg:height="3.295cm" svg:x="21.758cm" svg:y="10.724cm">
          <text:p text:style-name="P9"><text:span text:style-name="T29"></text:span></text:p>
          <draw:enhanced-geometry svg:viewBox="0 0 21600 21600" draw:type="rectangle" draw:enhanced-path="M 0 0 L 21600 0 21600 21600 0 21600 0 0 Z N"/>
        </draw:custom-shape>
        <draw:custom-shape draw:style-name="gr37" draw:text-style-name="P2" draw:layer="layout" svg:width="3.417cm" svg:height="2.787cm" svg:x="21.943cm" svg:y="9.525cm">
          <text:p text:style-name="P9"><text:span text:style-name="T30"></text:span></text:p>
          <draw:enhanced-geometry svg:viewBox="0 0 21600 21600" draw:type="rectangle" draw:enhanced-path="M 0 0 L 21600 0 21600 21600 0 21600 0 0 Z N"/>
        </draw:custom-shape>
        <draw:custom-shape draw:style-name="gr37" draw:text-style-name="P2" draw:layer="layout" svg:width="3.418cm" svg:height="2.787cm" svg:x="21.96cm" svg:y="7.938cm">
          <text:p text:style-name="P9"><text:span text:style-name="T30"></text:span></text:p>
          <draw:enhanced-geometry svg:viewBox="0 0 21600 21600" draw:type="rectangle" draw:enhanced-path="M 0 0 L 21600 0 21600 21600 0 21600 0 0 Z N"/>
        </draw:custom-shape>
        <draw:line draw:style-name="gr7" draw:text-style-name="P10" draw:layer="layout" svg:x1="22.158cm" svg:y1="9.327cm" svg:x2="19.957cm" svg:y2="9.327cm">
          <text:p/>
        </draw:line>
        <draw:line draw:style-name="gr7" draw:text-style-name="P10" draw:layer="layout" svg:x1="22.158cm" svg:y1="10.927cm" svg:x2="19.957cm" svg:y2="10.927cm">
          <text:p/>
        </draw:line>
        <draw:line draw:style-name="gr7" draw:text-style-name="P10" draw:layer="layout" svg:x1="22.158cm" svg:y1="12.524cm" svg:x2="19.957cm" svg:y2="12.524cm">
          <text:p/>
        </draw:line>
        <draw:custom-shape draw:style-name="gr37" draw:text-style-name="P2" draw:layer="layout" svg:width="3.201cm" svg:height="3.295cm" svg:x="21.758cm" svg:y="12.233cm">
          <text:p text:style-name="P9"><text:span text:style-name="T29"></text:span></text:p>
          <draw:enhanced-geometry svg:viewBox="0 0 21600 21600" draw:type="rectangle" draw:enhanced-path="M 0 0 L 21600 0 21600 21600 0 21600 0 0 Z N"/>
        </draw:custom-shape>
        <draw:line draw:style-name="gr7" draw:text-style-name="P10" draw:layer="layout" svg:x1="22.158cm" svg:y1="14.032cm" svg:x2="19.957cm" svg:y2="14.032cm">
          <text:p/>
        </draw:line>
        <presentation:notes draw:style-name="dp2">
          <draw:page-thumbnail draw:layer="layout" svg:width="13.472cm" svg:height="9.327cm" svg:x="3.126cm" svg:y="1.896cm" draw:page-number="13" presentation:class="page"/>
          <draw:frame presentation:style-name="pr5" draw:layer="layout" svg:width="14.394cm" svg:height="11.499cm" svg:x="2.963cm" svg:y="11.861cm" presentation:class="notes" presentation:placeholder="true">
            <draw:text-box/>
          </draw:frame>
        </presentation:notes>
      </draw:page>
      <draw:page draw:name="ques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questio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typedef'ing a pointer...</text:span></text:p>
              </text:list-item>
            </text:list>
          </draw:text-box>
        </draw:frame>
        <draw:custom-shape draw:style-name="gr4" draw:text-style-name="P2" draw:layer="layout" svg:width="19.398cm" svg:height="3.816cm" svg:x="5.759cm" svg:y="5.181cm">
          <text:p text:style-name="P9"><text:span text:style-name="T31">typedef struct </text:span><text:span text:style-name="T32">date * date;</text:span></text:p>
          <text:p text:style-name="P9"><text:span text:style-name="T32"/></text:p>
          <text:p text:style-name="P9"><text:span text:style-name="T33">bool question(</text:span><text:span text:style-name="T31">const</text:span><text:span text:style-name="T33"> date d);</text:span></text:p>
          <draw:enhanced-geometry svg:viewBox="0 0 21600 21600" draw:type="mso-spt202" draw:enhanced-path="M 0 0 L 21600 0 21600 21600 0 21600 0 0 Z N"/>
        </draw:custom-shape>
        <draw:custom-shape draw:style-name="gr38" draw:text-style-name="P2" draw:layer="layout" svg:width="1.453cm" svg:height="2.797cm" svg:x="20.707cm" svg:y="2.725cm">
          <text:p text:style-name="P3"><text:span text:style-name="T34">?</text:span></text:p>
          <draw:enhanced-geometry svg:viewBox="0 0 21600 21600" draw:type="mso-spt202" draw:enhanced-path="M 0 0 L 21600 0 21600 21600 0 21600 0 0 Z N"/>
        </draw:custom-shape>
        <draw:custom-shape draw:style-name="gr3" draw:text-style-name="P2" draw:layer="layout" svg:width="11.597cm" svg:height="1.615cm" svg:x="7.36cm" svg:y="10.927cm">
          <text:p text:style-name="P6"><text:span text:style-name="T35">...what is const?</text:span></text:p>
          <draw:enhanced-geometry svg:viewBox="0 0 21600 21600" draw:type="mso-spt202" draw:enhanced-path="M 0 0 L 21600 0 21600 21600 0 21600 0 0 Z N"/>
        </draw:custom-shape>
        <draw:line draw:style-name="gr39" draw:text-style-name="P10" draw:layer="layout" svg:x1="15.359cm" svg:y1="11.126cm" svg:x2="15.359cm" svg:y2="9.128cm">
          <text:p/>
        </draw:line>
        <draw:line draw:style-name="gr7" draw:text-style-name="P10" draw:layer="layout" svg:x1="18.159cm" svg:y1="4.322cm" svg:x2="18.159cm" svg:y2="5.124cm">
          <text:p/>
        </draw:line>
        <draw:line draw:style-name="gr6" draw:text-style-name="P10" draw:layer="layout" svg:x1="18.159cm" svg:y1="4.326cm" svg:x2="20.959cm" svg:y2="4.322cm">
          <text:p/>
        </draw:line>
        <draw:custom-shape draw:style-name="gr38" draw:text-style-name="P2" draw:layer="layout" svg:width="13.559cm" svg:height="4.319cm" svg:x="7.484cm" svg:y="12.502cm">
          <text:p text:style-name="P9"><text:span text:style-name="T36">is it the date pointer?</text:span></text:p>
          <text:p text:style-name="P9"><text:span text:style-name="T36">or </text:span></text:p>
          <text:p text:style-name="P9"><text:span text:style-name="T36">is it the date pointed to?</text:span></text:p>
          <draw:enhanced-geometry svg:viewBox="0 0 21600 21600" draw:type="mso-spt202" draw:enhanced-path="M 0 0 L 21600 0 21600 21600 0 21600 0 0 Z N"/>
        </draw:custom-shape>
        <draw:g>
          <draw:custom-shape draw:style-name="gr40" draw:text-style-name="P2" draw:layer="layout" svg:width="0.987cm" svg:height="4.065cm" draw:transform="rotate (-2.3537510292403) translate (25.364cm 12.93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27" draw:text-style-name="P2" draw:layer="layout" svg:width="0.987cm" svg:height="4.065cm" draw:transform="rotate (-2.3537510292403) translate (25.364cm 12.93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40" draw:text-style-name="P2" draw:layer="layout" svg:width="0.923cm" svg:height="4.07cm" draw:transform="rotate (-2.3537510292403) translate (25.97cm 12.318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27" draw:text-style-name="P2" draw:layer="layout" svg:width="0.923cm" svg:height="4.07cm" draw:transform="rotate (-2.3537510292403) translate (25.97cm 12.318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41" draw:text-style-name="P2" draw:layer="layout" svg:width="0.358cm" svg:height="0.755cm" draw:transform="rotate (-2.3537510292403) translate (25.275cm 12.859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41" draw:text-style-name="P2" draw:layer="layout" svg:width="0.314cm" svg:height="0.649cm" draw:transform="rotate (-2.3537510292403) translate (25.485cm 12.537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41" draw:text-style-name="P2" draw:layer="layout" svg:width="0.633cm" svg:height="0.788cm" draw:transform="rotate (-2.3537510292403) translate (24.589cm 12.226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41" draw:text-style-name="P2" draw:layer="layout" svg:width="0.481cm" svg:height="0.304cm" draw:transform="rotate (-2.3537510292403) translate (23.751cm 11.57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41" draw:text-style-name="P2" draw:layer="layout" svg:width="0.923cm" svg:height="3.982cm" draw:transform="rotate (-2.3537510292403) translate (25.944cm 12.242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41" draw:text-style-name="P2" draw:layer="layout" svg:width="1.09cm" svg:height="4.072cm" draw:transform="rotate (-2.3537510292403) translate (25.392cm 12.85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41" draw:text-style-name="P2" draw:layer="layout" svg:width="0.717cm" svg:height="0.583cm" draw:transform="rotate (-2.3537510292403) translate (25.583cm 12.73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41" draw:text-style-name="P2" draw:layer="layout" svg:width="0.069cm" svg:height="0.037cm" draw:transform="rotate (-2.3537510292403) translate (25.312cm 12.931cm)">
            <text:p/>
            <draw:enhanced-geometry svg:viewBox="0 0 70 35" draw:type="non-primitive" draw:enhanced-path="M 0 0  L 9 5  L 17 9  L 26 15  L 34 20  L 43 24  L 52 29  L 61 32  L 70 35  L 0 0  Z N"/>
          </draw:custom-shape>
          <draw:custom-shape draw:style-name="gr41" draw:text-style-name="P2" draw:layer="layout" svg:width="0.305cm" svg:height="0.332cm" draw:transform="rotate (-2.3537510292403) translate (25.302cm 12.941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41" draw:text-style-name="P2" draw:layer="layout" svg:width="0.584cm" svg:height="0.244cm" draw:transform="rotate (-2.3537510292403) translate (24.574cm 12.806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41" draw:text-style-name="P2" draw:layer="layout" svg:width="0.24cm" svg:height="0.405cm" draw:transform="rotate (-2.3537510292403) translate (24.452cm 13.43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41" draw:text-style-name="P2" draw:layer="layout" svg:width="0.191cm" svg:height="0.394cm" draw:transform="rotate (-2.3537510292403) translate (24.428cm 13.38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41" draw:text-style-name="P2" draw:layer="layout" svg:width="0.172cm" svg:height="0.272cm" draw:transform="rotate (-2.3537510292403) translate (24.344cm 13.354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41" draw:text-style-name="P2" draw:layer="layout" svg:width="0.259cm" svg:height="0.394cm" draw:transform="rotate (-2.3537510292403) translate (24.412cm 13.394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41" draw:text-style-name="P2" draw:layer="layout" svg:width="0.151cm" svg:height="0.233cm" draw:transform="rotate (-2.3537510292403) translate (24.388cm 13.47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41" draw:text-style-name="P2" draw:layer="layout" svg:width="0.069cm" svg:height="0.233cm" draw:transform="rotate (-2.3537510292403) translate (24.319cm 13.378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41" draw:text-style-name="P2" draw:layer="layout" svg:width="0.604cm" svg:height="0.778cm" draw:transform="rotate (-2.3537510292403) translate (23.984cm 12.55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41" draw:text-style-name="P2" draw:layer="layout" svg:width="0.191cm" svg:height="0.055cm" draw:transform="rotate (-2.3537510292403) translate (23.815cm 12.508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41" draw:text-style-name="P2" draw:layer="layout" svg:width="0.27cm" svg:height="0.193cm" draw:transform="rotate (-2.3537510292403) translate (23.974cm 12.528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41" draw:text-style-name="P2" draw:layer="layout" svg:width="0.786cm" svg:height="1.11cm" draw:transform="rotate (-2.3537510292403) translate (22.934cm 11.762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41" draw:text-style-name="P2" draw:layer="layout" svg:width="0.604cm" svg:height="0.778cm" draw:transform="rotate (-2.3537510292403) translate (25.331cm 11.189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41" draw:text-style-name="P2" draw:layer="layout" svg:width="0.8cm" svg:height="1.104cm" draw:transform="rotate (-2.3537510292403) translate (24.684cm 9.986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41" draw:text-style-name="P2" draw:layer="layout" svg:width="0.22cm" svg:height="0.188cm" draw:transform="rotate (-2.3537510292403) translate (25.052cm 11.4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41" draw:text-style-name="P2" draw:layer="layout" svg:width="0.707cm" svg:height="0.55cm" draw:transform="rotate (-2.3537510292403) translate (25.924cm 11.88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41" draw:text-style-name="P2" draw:layer="layout" svg:width="0.02cm" svg:height="0.005cm" draw:transform="rotate (-2.3537510292403) translate (25.059cm 11.973cm)">
            <text:p/>
            <draw:enhanced-geometry svg:viewBox="0 0 17 0" draw:type="non-primitive" draw:enhanced-path="M 0 0  L 4 0  L 9 0  L 12 0  L 17 0  L 0 0  Z N"/>
          </draw:custom-shape>
          <draw:custom-shape draw:style-name="gr41" draw:text-style-name="P2" draw:layer="layout" svg:width="0.412cm" svg:height="0.267cm" draw:transform="rotate (-2.3537510292403) translate (25.692cm 11.826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40" draw:text-style-name="P2" draw:layer="layout" svg:width="0.766cm" svg:height="0.265cm" draw:transform="rotate (-2.3537510292403) translate (24.285cm 11.058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40" draw:text-style-name="P2" draw:layer="layout" svg:width="0.8cm" svg:height="0.311cm" draw:transform="rotate (-2.3537510292403) translate (24.105cm 10.767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40" draw:text-style-name="P2" draw:layer="layout" svg:width="0.702cm" svg:height="0.034cm" draw:transform="rotate (-2.3537510292403) translate (23.737cm 10.53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40" draw:text-style-name="P2" draw:layer="layout" svg:width="0.835cm" svg:height="0.272cm" draw:transform="rotate (-2.3537510292403) translate (23.83cm 10.507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40" draw:text-style-name="P2" draw:layer="layout" svg:width="0.884cm" svg:height="0.249cm" draw:transform="rotate (-2.3537510292403) translate (23.592cm 10.25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40" draw:text-style-name="P2" draw:layer="layout" svg:width="0.412cm" svg:height="0.461cm" draw:transform="rotate (-2.3537510292403) translate (24.842cm 11.75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40" draw:text-style-name="P2" draw:layer="layout" svg:width="0.083cm" svg:height="0.076cm" draw:transform="rotate (-2.3537510292403) translate (24.665cm 11.928cm)">
            <text:p/>
            <draw:enhanced-geometry svg:viewBox="0 0 86 72" draw:type="non-primitive" draw:enhanced-path="M 0 0  L 10 9  L 21 18  L 32 27  L 43 35  L 54 44  L 65 53  L 76 62  L 86 72  L 0 0  Z N"/>
          </draw:custom-shape>
          <draw:custom-shape draw:style-name="gr40" draw:text-style-name="P2" draw:layer="layout" svg:width="0.259cm" svg:height="0.561cm" draw:transform="rotate (-2.3537510292403) translate (25.472cm 12.606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40" draw:text-style-name="P2" draw:layer="layout" svg:width="0.206cm" svg:height="0.244cm" draw:transform="rotate (-2.3537510292403) translate (24.215cm 12.546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40" draw:text-style-name="P2" draw:layer="layout" svg:width="0.266cm" svg:height="1.06cm" draw:transform="rotate (-2.3537510292403) translate (23.319cm 11.84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40" draw:text-style-name="P2" draw:layer="layout" svg:width="1.021cm" svg:height="0.238cm" draw:transform="rotate (-2.3537510292403) translate (23.309cm 10.038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42" draw:text-style-name="P2" draw:layer="layout" svg:width="0.927cm" svg:height="0.127cm" draw:transform="rotate (-2.3537510292403) translate (25.076cm 12.06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42" draw:text-style-name="P2" draw:layer="layout" svg:width="0.481cm" svg:height="0.856cm" draw:transform="rotate (-2.3537510292403) translate (25.16cm 11.76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42" draw:text-style-name="P2" draw:layer="layout" svg:width="0.481cm" svg:height="0.932cm" draw:transform="rotate (-2.3537510292403) translate (24.495cm 12.485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42" draw:text-style-name="P2" draw:layer="layout" svg:width="1.31cm" svg:height="0.083cm" draw:transform="rotate (-2.3537510292403) translate (24.547cm 11.2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42" draw:text-style-name="P2" draw:layer="layout" svg:width="0.05cm" svg:height="0.005cm" draw:transform="rotate (-2.3537510292403) translate (23.594cm 12.121cm)">
            <text:p/>
            <draw:enhanced-geometry svg:viewBox="0 0 54 0" draw:type="non-primitive" draw:enhanced-path="M 0 0  L 0 0  L 6 0  L 13 0  L 20 0  L 27 0  L 34 0  L 41 0  L 47 0  L 54 0  N"/>
          </draw:custom-shape>
          <draw:custom-shape draw:style-name="gr42" draw:text-style-name="P2" draw:layer="layout" svg:width="1.276cm" svg:height="0.083cm" draw:transform="rotate (-2.3537510292403) translate (24.416cm 11.18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42" draw:text-style-name="P2" draw:layer="layout" svg:width="1.601cm" svg:height="0.122cm" draw:transform="rotate (-2.3537510292403) translate (24.299cm 10.807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42" draw:text-style-name="P2" draw:layer="layout" svg:width="0.004cm" svg:height="0.039cm" draw:transform="rotate (-2.3537510292403) translate (23.145cm 11.967cm)">
            <text:p/>
            <draw:enhanced-geometry svg:viewBox="0 0 0 36" draw:type="non-primitive" draw:enhanced-path="M 0 0  L 0 0  L 0 4  L 0 9  L 0 13  L 0 18  L 0 22  L 0 27  L 0 32  L 0 36  N"/>
          </draw:custom-shape>
          <draw:custom-shape draw:style-name="gr42" draw:text-style-name="P2" draw:layer="layout" svg:width="1.738cm" svg:height="0.166cm" draw:transform="rotate (-2.3537510292403) translate (24.061cm 10.49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42" draw:text-style-name="P2" draw:layer="layout" svg:width="1.807cm" svg:height="0.127cm" draw:transform="rotate (-2.3537510292403) translate (23.754cm 10.189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42" draw:text-style-name="P2" draw:layer="layout" svg:width="1.791cm" svg:height="0.127cm" draw:transform="rotate (-2.3537510292403) translate (23.53cm 9.918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42" draw:text-style-name="P2" draw:layer="layout" svg:width="1.65cm" svg:height="0.25cm" draw:transform="rotate (-2.3537510292403) translate (23.311cm 9.872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42" draw:text-style-name="P2" draw:layer="layout" svg:width="0.206cm" svg:height="0.005cm" draw:transform="rotate (-2.3537510292403) translate (22.618cm 10.008cm)">
            <text:p/>
            <draw:enhanced-geometry svg:viewBox="0 0 210 0" draw:type="non-primitive" draw:enhanced-path="M 0 0  L 0 0  L 14 0  L 27 0  L 40 0  L 53 0  L 67 0  L 80 0  L 93 0  L 106 0  L 119 0  L 132 0  L 145 0  L 158 0  L 171 0  L 184 0  L 198 0  L 210 0  N"/>
          </draw:custom-shape>
          <draw:custom-shape draw:style-name="gr42" draw:text-style-name="P2" draw:layer="layout" svg:width="0.03cm" svg:height="0.039cm" draw:transform="rotate (-2.3537510292403) translate (22.414cm 10.269cm)">
            <text:p/>
            <draw:enhanced-geometry svg:viewBox="0 0 34 35" draw:type="non-primitive" draw:enhanced-path="M 0 35  L 0 35  L 4 30  L 9 27  L 13 22  L 17 18  L 21 13  L 26 9  L 30 4  L 34 0  N"/>
          </draw:custom-shape>
          <draw:custom-shape draw:style-name="gr43" draw:text-style-name="P2" draw:layer="layout" svg:width="0.181cm" svg:height="0.382cm" draw:transform="rotate (-2.3537510292403) translate (25.337cm 12.57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43" draw:text-style-name="P2" draw:layer="layout" svg:width="0.21cm" svg:height="0.278cm" draw:transform="rotate (-2.3537510292403) translate (24.687cm 11.742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43" draw:text-style-name="P2" draw:layer="layout" svg:width="0.446cm" svg:height="0.11cm" draw:transform="rotate (-2.3537510292403) translate (24.135cm 11.129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43" draw:text-style-name="P2" draw:layer="layout" svg:width="0.054cm" svg:height="0.039cm" draw:transform="rotate (-2.3537510292403) translate (23.88cm 11.285cm)">
            <text:p/>
            <draw:enhanced-geometry svg:viewBox="0 0 54 35" draw:type="non-primitive" draw:enhanced-path="M 0 35  L 7 30  L 13 26  L 20 20  L 25 16  L 32 11  L 39 6  L 46 3  L 54 0  L 0 35  Z N"/>
          </draw:custom-shape>
          <draw:custom-shape draw:style-name="gr43" draw:text-style-name="P2" draw:layer="layout" svg:width="0.314cm" svg:height="0.177cm" draw:transform="rotate (-2.3537510292403) translate (23.768cm 10.98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43" draw:text-style-name="P2" draw:layer="layout" svg:width="0.246cm" svg:height="0.156cm" draw:transform="rotate (-2.3537510292403) translate (23.428cm 10.73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43" draw:text-style-name="P2" draw:layer="layout" svg:width="0.24cm" svg:height="0.156cm" draw:transform="rotate (-2.3537510292403) translate (23.256cm 10.526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43" draw:text-style-name="P2" draw:layer="layout" svg:width="0.049cm" svg:height="0.005cm" draw:transform="rotate (-2.3537510292403) translate (23.191cm 10.432cm)">
            <text:p/>
            <draw:enhanced-geometry svg:viewBox="0 0 53 0" draw:type="non-primitive" draw:enhanced-path="M 53 0  L 46 0  L 40 0  L 34 0  L 27 0  L 20 0  L 13 0  L 6 0  L 0 0  L 53 0  Z N"/>
          </draw:custom-shape>
          <draw:custom-shape draw:style-name="gr43" draw:text-style-name="P2" draw:layer="layout" svg:width="0.26cm" svg:height="0.122cm" draw:transform="rotate (-2.3537510292403) translate (22.912cm 10.273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27" draw:text-style-name="P2" draw:layer="layout" svg:width="0.033cm" svg:height="0.039cm" draw:transform="rotate (-2.3537510292403) translate (24.25cm 13.504cm)">
            <text:p/>
            <draw:enhanced-geometry svg:viewBox="0 0 35 36" draw:type="non-primitive" draw:enhanced-path="M 35 0  L 35 0  L 31 5  L 26 10  L 22 14  L 17 17  L 13 22  L 9 27  L 5 31  L 0 36  N"/>
          </draw:custom-shape>
          <draw:custom-shape draw:style-name="gr27" draw:text-style-name="P2" draw:layer="layout" svg:width="0.116cm" svg:height="0.088cm" draw:transform="rotate (-2.3537510292403) translate (25.257cm 13.002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27" draw:text-style-name="P2" draw:layer="layout" svg:width="0.136cm" svg:height="0.039cm" draw:transform="rotate (-2.3537510292403) translate (25.492cm 12.696cm)">
            <text:p/>
            <draw:enhanced-geometry svg:viewBox="0 0 140 34" draw:type="non-primitive" draw:enhanced-path="M 140 0  L 140 0  L 122 4  L 103 5  L 84 6  L 63 7  L 45 10  L 28 15  L 12 23  L 0 34  N"/>
          </draw:custom-shape>
          <draw:custom-shape draw:style-name="gr27" draw:text-style-name="P2" draw:layer="layout" svg:width="0.053cm" svg:height="0.117cm" draw:transform="rotate (-2.3537510292403) translate (25.465cm 12.668cm)">
            <text:p/>
            <draw:enhanced-geometry svg:viewBox="0 0 53 106" draw:type="non-primitive" draw:enhanced-path="M 0 106  L 0 106  L 6 92  L 13 79  L 20 66  L 27 53  L 33 40  L 39 27  L 46 14  L 53 0  N"/>
          </draw:custom-shape>
          <draw:custom-shape draw:style-name="gr27" draw:text-style-name="P2" draw:layer="layout" svg:width="0.01cm" svg:height="0.117cm" draw:transform="rotate (-2.3537510292403) translate (25.451cm 12.682cm)">
            <text:p/>
            <draw:enhanced-geometry svg:viewBox="0 0 11 106" draw:type="non-primitive" draw:enhanced-path="M 0 0  L 0 0  L 1 14  L 3 29  L 6 42  L 9 57  L 11 71  L 10 84  L 6 96  L 0 106  N"/>
          </draw:custom-shape>
          <draw:custom-shape draw:style-name="gr27" draw:text-style-name="P2" draw:layer="layout" svg:width="0.157cm" svg:height="0.099cm" draw:transform="rotate (-2.3537510292403) translate (25.151cm 13.01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27" draw:text-style-name="P2" draw:layer="layout" svg:width="0.034cm" svg:height="0.039cm" draw:transform="rotate (-2.3537510292403) translate (25.14cm 13.05cm)">
            <text:p/>
            <draw:enhanced-geometry svg:viewBox="0 0 35 35" draw:type="non-primitive" draw:enhanced-path="M 35 35  L 35 35  L 31 31  L 26 25  L 23 18  L 18 12  L 15 6  L 10 3  L 6 0  L 0 1  N"/>
          </draw:custom-shape>
          <draw:custom-shape draw:style-name="gr27" draw:text-style-name="P2" draw:layer="layout" svg:width="0.049cm" svg:height="0.117cm" draw:transform="rotate (-2.3537510292403) translate (25.499cm 12.634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27" draw:text-style-name="P2" draw:layer="layout" svg:width="1.516cm" svg:height="3.015cm" draw:transform="rotate (-2.3537510292403) translate (25.396cm 13.21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44" draw:text-style-name="P2" draw:layer="layout" svg:width="0.206cm" svg:height="0.583cm" draw:transform="rotate (-2.3537510292403) translate (25.511cm 12.40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27" draw:text-style-name="P2" draw:layer="layout" svg:width="0.206cm" svg:height="0.583cm" draw:transform="rotate (-2.3537510292403) translate (25.511cm 12.40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44" draw:text-style-name="P2" draw:layer="layout" svg:width="0.24cm" svg:height="0.549cm" draw:transform="rotate (-2.3537510292403) translate (25.524cm 12.388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27" draw:text-style-name="P2" draw:layer="layout" svg:width="0.24cm" svg:height="0.549cm" draw:transform="rotate (-2.3537510292403) translate (25.524cm 12.388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44" draw:text-style-name="P2" draw:layer="layout" svg:width="0.207cm" svg:height="0.35cm" draw:transform="rotate (-2.3537510292403) translate (25.528cm 12.439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27" draw:text-style-name="P2" draw:layer="layout" svg:width="0.207cm" svg:height="0.35cm" draw:transform="rotate (-2.3537510292403) translate (25.528cm 12.439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44" draw:text-style-name="P2" draw:layer="layout" svg:width="0.21cm" svg:height="0.544cm" draw:transform="rotate (-2.3537510292403) translate (24.966cm 13.003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27" draw:text-style-name="P2" draw:layer="layout" svg:width="0.21cm" svg:height="0.544cm" draw:transform="rotate (-2.3537510292403) translate (24.966cm 13.003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44" draw:text-style-name="P2" draw:layer="layout" svg:width="0.23cm" svg:height="0.345cm" draw:transform="rotate (-2.3537510292403) translate (24.791cm 12.849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27" draw:text-style-name="P2" draw:layer="layout" svg:width="0.23cm" svg:height="0.345cm" draw:transform="rotate (-2.3537510292403) translate (24.791cm 12.849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44" draw:text-style-name="P2" draw:layer="layout" svg:width="0.172cm" svg:height="0.039cm" draw:transform="rotate (-2.3537510292403) translate (24.867cm 12.828cm)">
            <text:p/>
            <draw:enhanced-geometry svg:viewBox="0 0 175 34" draw:type="non-primitive" draw:enhanced-path="M 175 0  L 153 4  L 132 9  L 109 13  L 87 17  L 66 21  L 43 26  L 22 30  L 0 34  L 175 0  Z N"/>
          </draw:custom-shape>
          <draw:custom-shape draw:style-name="gr27" draw:text-style-name="P2" draw:layer="layout" svg:width="0.172cm" svg:height="0.039cm" draw:transform="rotate (-2.3537510292403) translate (24.867cm 12.828cm)">
            <text:p/>
            <draw:enhanced-geometry svg:viewBox="0 0 175 34" draw:type="non-primitive" draw:enhanced-path="M 175 0  L 175 0  L 153 4  L 132 9  L 109 13  L 87 17  L 66 21  L 43 26  L 22 30  L 0 34  N"/>
          </draw:custom-shape>
          <draw:custom-shape draw:style-name="gr44" draw:text-style-name="P2" draw:layer="layout" svg:width="0.196cm" svg:height="0.4cm" draw:transform="rotate (-2.3537510292403) translate (25.277cm 12.03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27" draw:text-style-name="P2" draw:layer="layout" svg:width="0.196cm" svg:height="0.4cm" draw:transform="rotate (-2.3537510292403) translate (25.277cm 12.03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44" draw:text-style-name="P2" draw:layer="layout" svg:width="0.157cm" svg:height="0.394cm" draw:transform="rotate (-2.3537510292403) translate (24.625cm 12.85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27" draw:text-style-name="P2" draw:layer="layout" svg:width="0.157cm" svg:height="0.394cm" draw:transform="rotate (-2.3537510292403) translate (24.625cm 12.85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43" draw:text-style-name="P2" draw:layer="layout" svg:width="0.044cm" svg:height="0.022cm" draw:transform="rotate (-2.3537510292403) translate (24.21cm 13.741cm)">
            <text:p/>
            <draw:enhanced-geometry svg:viewBox="0 0 44 17" draw:type="non-primitive" draw:enhanced-path="M 44 17  L 38 15  L 33 13  L 28 10  L 23 8  L 17 7  L 11 5  L 6 2  L 0 0  L 44 17  Z N"/>
          </draw:custom-shape>
          <draw:custom-shape draw:style-name="gr27" draw:text-style-name="P2" draw:layer="layout" svg:width="0.044cm" svg:height="0.022cm" draw:transform="rotate (-2.3537510292403) translate (24.21cm 13.741cm)">
            <text:p/>
            <draw:enhanced-geometry svg:viewBox="0 0 44 17" draw:type="non-primitive" draw:enhanced-path="M 44 17  L 44 17  L 38 15  L 33 13  L 28 10  L 23 8  L 17 7  L 11 5  L 6 2  L 0 0  N"/>
          </draw:custom-shape>
          <draw:custom-shape draw:style-name="gr44" draw:text-style-name="P2" draw:layer="layout" svg:width="0.534cm" svg:height="0.41cm" draw:transform="rotate (-2.3537510292403) translate (24.531cm 13.803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27" draw:text-style-name="P2" draw:layer="layout" svg:width="0.534cm" svg:height="0.41cm" draw:transform="rotate (-2.3537510292403) translate (24.531cm 13.803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44" draw:text-style-name="P2" draw:layer="layout" svg:width="0.471cm" svg:height="0.371cm" draw:transform="rotate (-2.3537510292403) translate (23.076cm 12.446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27" draw:text-style-name="P2" draw:layer="layout" svg:width="0.471cm" svg:height="0.371cm" draw:transform="rotate (-2.3537510292403) translate (23.076cm 12.446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44" draw:text-style-name="P2" draw:layer="layout" svg:width="0.652cm" svg:height="0.566cm" draw:transform="rotate (-2.3537510292403) translate (21.688cm 11.55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27" draw:text-style-name="P2" draw:layer="layout" svg:width="0.652cm" svg:height="0.566cm" draw:transform="rotate (-2.3537510292403) translate (21.688cm 11.55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44" draw:text-style-name="P2" draw:layer="layout" svg:width="0.161cm" svg:height="0.117cm" draw:transform="rotate (-2.3537510292403) translate (22.313cm 10.702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27" draw:text-style-name="P2" draw:layer="layout" svg:width="0.161cm" svg:height="0.117cm" draw:transform="rotate (-2.3537510292403) translate (22.313cm 10.702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44" draw:text-style-name="P2" draw:layer="layout" svg:width="0.136cm" svg:height="0.094cm" draw:transform="rotate (-2.3537510292403) translate (23.131cm 9.82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27" draw:text-style-name="P2" draw:layer="layout" svg:width="0.136cm" svg:height="0.094cm" draw:transform="rotate (-2.3537510292403) translate (23.131cm 9.82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44" draw:text-style-name="P2" draw:layer="layout" svg:width="0.147cm" svg:height="0.216cm" draw:transform="rotate (-2.3537510292403) translate (22.374cm 10.507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27" draw:text-style-name="P2" draw:layer="layout" svg:width="0.147cm" svg:height="0.216cm" draw:transform="rotate (-2.3537510292403) translate (22.374cm 10.507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44" draw:text-style-name="P2" draw:layer="layout" svg:width="0.142cm" svg:height="0.216cm" draw:transform="rotate (-2.3537510292403) translate (22.995cm 9.898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27" draw:text-style-name="P2" draw:layer="layout" svg:width="0.142cm" svg:height="0.216cm" draw:transform="rotate (-2.3537510292403) translate (22.995cm 9.898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44" draw:text-style-name="P2" draw:layer="layout" svg:width="0.505cm" svg:height="0.371cm" draw:transform="rotate (-2.3537510292403) translate (25.128cm 10.34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27" draw:text-style-name="P2" draw:layer="layout" svg:width="0.505cm" svg:height="0.371cm" draw:transform="rotate (-2.3537510292403) translate (25.128cm 10.34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44" draw:text-style-name="P2" draw:layer="layout" svg:width="0.668cm" svg:height="0.573cm" draw:transform="rotate (-2.3537510292403) translate (24.387cm 8.831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27" draw:text-style-name="P2" draw:layer="layout" svg:width="0.668cm" svg:height="0.573cm" draw:transform="rotate (-2.3537510292403) translate (24.387cm 8.831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27" draw:text-style-name="P2" draw:layer="layout" svg:width="1.453cm" svg:height="3.015cm" draw:transform="rotate (-2.3537510292403) translate (26.676cm 11.961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44" draw:text-style-name="P2" draw:layer="layout" svg:width="0.525cm" svg:height="0.411cm" draw:transform="rotate (-2.3537510292403) translate (26.513cm 11.80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27" draw:text-style-name="P2" draw:layer="layout" svg:width="0.525cm" svg:height="0.411cm" draw:transform="rotate (-2.3537510292403) translate (26.513cm 11.80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27" draw:text-style-name="P2" draw:layer="layout" svg:width="0.005cm" svg:height="0.156cm" draw:transform="rotate (-2.3537510292403) translate (26.231cm 11.954cm)">
            <text:p/>
            <draw:enhanced-geometry svg:viewBox="0 0 0 140" draw:type="non-primitive" draw:enhanced-path="M 0 140  L 0 140  L 0 123  L 0 105  L 0 88  L 0 70  L 0 53  L 0 36  L 0 17  L 0 0  N"/>
          </draw:custom-shape>
          <draw:custom-shape draw:style-name="gr27" draw:text-style-name="P2" draw:layer="layout" svg:width="0.004cm" svg:height="0.156cm" draw:transform="rotate (-2.3537510292403) translate (26.133cm 11.996cm)">
            <text:p/>
            <draw:enhanced-geometry svg:viewBox="0 0 0 141" draw:type="non-primitive" draw:enhanced-path="M 0 141  L 0 141  L 0 123  L 0 106  L 0 88  L 0 71  L 0 54  L 0 36  L 0 19  L 0 0  N"/>
          </draw:custom-shape>
          <draw:custom-shape draw:style-name="gr27" draw:text-style-name="P2" draw:layer="layout" svg:width="0.01cm" svg:height="0.115cm" draw:transform="rotate (-2.3537510292403) translate (26.337cm 11.9cm)">
            <text:p/>
            <draw:enhanced-geometry svg:viewBox="0 0 9 105" draw:type="non-primitive" draw:enhanced-path="M 9 105  L 9 105  L 7 91  L 6 79  L 5 65  L 4 52  L 3 40  L 2 26  L 1 14  L 0 0  N"/>
          </draw:custom-shape>
          <draw:custom-shape draw:style-name="gr27" draw:text-style-name="P2" draw:layer="layout" svg:width="0.093cm" svg:height="0.006cm" draw:transform="rotate (-2.3537510292403) translate (26.289cm 11.707cm)">
            <text:p/>
            <draw:enhanced-geometry svg:viewBox="0 0 97 0" draw:type="non-primitive" draw:enhanced-path="M 97 0  L 97 0  L 84 0  L 72 0  L 59 0  L 48 0  L 35 0  L 24 0  L 12 0  L 0 0  N"/>
          </draw:custom-shape>
          <draw:custom-shape draw:style-name="gr27" draw:text-style-name="P2" draw:layer="layout" svg:width="0.148cm" svg:height="0.039cm" draw:transform="rotate (-2.3537510292403) translate (26.193cm 11.715cm)">
            <text:p/>
            <draw:enhanced-geometry svg:viewBox="0 0 149 35" draw:type="non-primitive" draw:enhanced-path="M 149 0  L 149 0  L 131 5  L 112 9  L 93 14  L 74 17  L 56 22  L 37 26  L 19 31  L 0 35  N"/>
          </draw:custom-shape>
          <draw:custom-shape draw:style-name="gr27" draw:text-style-name="P2" draw:layer="layout" svg:width="0.147cm" svg:height="0.06cm" draw:transform="rotate (-2.3537510292403) translate (26.082cm 11.716cm)">
            <text:p/>
            <draw:enhanced-geometry svg:viewBox="0 0 148 55" draw:type="non-primitive" draw:enhanced-path="M 148 0  L 148 0  L 129 7  L 111 14  L 92 21  L 74 27  L 54 34  L 36 41  L 18 48  L 0 55  N"/>
          </draw:custom-shape>
          <draw:custom-shape draw:style-name="gr27" draw:text-style-name="P2" draw:layer="layout" svg:width="0.004cm" svg:height="0.139cm" draw:transform="rotate (-2.3537510292403) translate (25.99cm 12.007cm)">
            <text:p/>
            <draw:enhanced-geometry svg:viewBox="0 0 0 121" draw:type="non-primitive" draw:enhanced-path="M 0 121  L 0 121  L 0 106  L 0 92  L 0 77  L 0 61  L 0 46  L 0 31  L 0 16  L 0 0  N"/>
          </draw:custom-shape>
          <draw:custom-shape draw:style-name="gr27" draw:text-style-name="P2" draw:layer="layout" svg:width="0.108cm" svg:height="0.044cm" draw:transform="rotate (-2.3537510292403) translate (25.981cm 11.795cm)">
            <text:p/>
            <draw:enhanced-geometry svg:viewBox="0 0 107 37" draw:type="non-primitive" draw:enhanced-path="M 107 0  L 107 0  L 93 5  L 80 9  L 66 14  L 54 18  L 40 23  L 26 26  L 14 32  L 0 37  N"/>
          </draw:custom-shape>
          <draw:custom-shape draw:style-name="gr27" draw:text-style-name="P2" draw:layer="layout" svg:width="0.014cm" svg:height="0.094cm" draw:transform="rotate (-2.3537510292403) translate (25.93cm 11.98cm)">
            <text:p/>
            <draw:enhanced-geometry svg:viewBox="0 0 17 87" draw:type="non-primitive" draw:enhanced-path="M 0 87  L 0 87  L 2 77  L 4 66  L 6 56  L 8 44  L 10 34  L 13 23  L 15 11  L 17 0  N"/>
          </draw:custom-shape>
          <draw:custom-shape draw:style-name="gr27" draw:text-style-name="P2" draw:layer="layout" svg:width="0.059cm" svg:height="0.016cm" draw:transform="rotate (-2.3537510292403) translate (25.892cm 11.798cm)">
            <text:p/>
            <draw:enhanced-geometry svg:viewBox="0 0 61 17" draw:type="non-primitive" draw:enhanced-path="M 61 0  L 61 0  L 53 2  L 46 4  L 38 6  L 30 8  L 22 10  L 16 12  L 8 14  L 0 17  N"/>
          </draw:custom-shape>
          <draw:custom-shape draw:style-name="gr27" draw:text-style-name="P2" draw:layer="layout" svg:width="0.02cm" svg:height="0.161cm" draw:transform="rotate (-2.3537510292403) translate (24.404cm 13.546cm)">
            <text:p/>
            <draw:enhanced-geometry svg:viewBox="0 0 18 141" draw:type="non-primitive" draw:enhanced-path="M 18 141  L 18 141  L 16 122  L 13 105  L 11 87  L 9 70  L 7 53  L 4 35  L 2 18  L 0 0  N"/>
          </draw:custom-shape>
          <draw:custom-shape draw:style-name="gr27" draw:text-style-name="P2" draw:layer="layout" svg:width="0.018cm" svg:height="0.154cm" draw:transform="rotate (-2.3537510292403) translate (24.391cm 13.581cm)">
            <text:p/>
            <draw:enhanced-geometry svg:viewBox="0 0 17 140" draw:type="non-primitive" draw:enhanced-path="M 0 140  L 0 140  L 2 123  L 4 105  L 7 88  L 9 70  L 11 52  L 12 35  L 15 17  L 17 0  N"/>
          </draw:custom-shape>
          <draw:custom-shape draw:style-name="gr27" draw:text-style-name="P2" draw:layer="layout" svg:width="0.128cm" svg:height="0.022cm" draw:transform="rotate (-2.3537510292403) translate (24.187cm 13.488cm)">
            <text:p/>
            <draw:enhanced-geometry svg:viewBox="0 0 131 17" draw:type="non-primitive" draw:enhanced-path="M 0 0  L 0 0  L 17 2  L 33 4  L 49 6  L 66 9  L 82 11  L 98 12  L 114 14  L 131 17  N"/>
          </draw:custom-shape>
          <draw:custom-shape draw:style-name="gr27" draw:text-style-name="P2" draw:layer="layout" svg:width="0.108cm" svg:height="0.039cm" draw:transform="rotate (-2.3537510292403) translate (24.194cm 13.426cm)">
            <text:p/>
            <draw:enhanced-geometry svg:viewBox="0 0 114 34" draw:type="non-primitive" draw:enhanced-path="M 0 0  L 0 0  L 14 4  L 27 9  L 42 13  L 57 18  L 70 21  L 85 26  L 100 30  L 114 34  N"/>
          </draw:custom-shape>
          <draw:custom-shape draw:style-name="gr27" draw:text-style-name="P2" draw:layer="layout" svg:width="0.02cm" svg:height="0.078cm" draw:transform="rotate (-2.3537510292403) translate (24.339cm 13.722cm)">
            <text:p/>
            <draw:enhanced-geometry svg:viewBox="0 0 17 71" draw:type="non-primitive" draw:enhanced-path="M 0 71  L 0 71  L 1 62  L 3 53  L 4 44  L 6 35  L 9 27  L 11 18  L 13 9  L 17 0  N"/>
          </draw:custom-shape>
          <draw:custom-shape draw:style-name="gr27" draw:text-style-name="P2" draw:layer="layout" svg:width="0.004cm" svg:height="0.133cm" draw:transform="rotate (-2.3537510292403) translate (24.29cm 13.849cm)">
            <text:p/>
            <draw:enhanced-geometry svg:viewBox="0 0 0 124" draw:type="non-primitive" draw:enhanced-path="M 0 124  L 0 124  L 0 108  L 0 93  L 0 78  L 0 62  L 0 47  L 0 31  L 0 16  L 0 0  N"/>
          </draw:custom-shape>
          <draw:custom-shape draw:style-name="gr27" draw:text-style-name="P2" draw:layer="layout" svg:width="0.008cm" svg:height="0.099cm" draw:transform="rotate (-2.3537510292403) translate (24.254cm 13.916cm)">
            <text:p/>
            <draw:enhanced-geometry svg:viewBox="0 0 12 87" draw:type="non-primitive" draw:enhanced-path="M 4 87  L 4 87  L 4 75  L 3 64  L 1 51  L 0 40  L 0 29  L 2 19  L 6 8  L 12 0  N"/>
          </draw:custom-shape>
          <draw:custom-shape draw:style-name="gr27" draw:text-style-name="P2" draw:layer="layout" svg:width="0.014cm" svg:height="0.115cm" draw:transform="rotate (-2.3537510292403) translate (24.237cm 13.989cm)">
            <text:p/>
            <draw:enhanced-geometry svg:viewBox="0 0 18 105" draw:type="non-primitive" draw:enhanced-path="M 9 105  L 9 105  L 9 90  L 11 74  L 14 56  L 17 39  L 18 24  L 15 12  L 10 3  L 0 0  N"/>
          </draw:custom-shape>
          <draw:custom-shape draw:style-name="gr27" draw:text-style-name="P2" draw:layer="layout" svg:width="0.083cm" svg:height="0.061cm" draw:transform="rotate (-2.3537510292403) translate (24.127cm 13.879cm)">
            <text:p/>
            <draw:enhanced-geometry svg:viewBox="0 0 88 52" draw:type="non-primitive" draw:enhanced-path="M 0 0  L 0 0  L 11 7  L 21 12  L 33 19  L 44 26  L 54 33  L 65 40  L 77 45  L 88 52  N"/>
          </draw:custom-shape>
          <draw:custom-shape draw:style-name="gr27" draw:text-style-name="P2" draw:layer="layout" svg:width="0.073cm" svg:height="0.039cm" draw:transform="rotate (-2.3537510292403) translate (24.152cm 13.766cm)">
            <text:p/>
            <draw:enhanced-geometry svg:viewBox="0 0 72 35" draw:type="non-primitive" draw:enhanced-path="M 0 0  L 0 0  L 9 5  L 18 9  L 27 14  L 36 17  L 44 22  L 53 26  L 63 31  L 72 35  N"/>
          </draw:custom-shape>
          <draw:custom-shape draw:style-name="gr27" draw:text-style-name="P2" draw:layer="layout" svg:width="0.093cm" svg:height="0.055cm" draw:transform="rotate (-2.3537510292403) translate (24.201cm 13.662cm)">
            <text:p/>
            <draw:enhanced-geometry svg:viewBox="0 0 96 52" draw:type="non-primitive" draw:enhanced-path="M 0 0  L 0 0  L 12 7  L 24 13  L 36 19  L 49 26  L 60 32  L 72 39  L 84 46  L 96 52  N"/>
          </draw:custom-shape>
          <draw:custom-shape draw:style-name="gr27" draw:text-style-name="P2" draw:layer="layout" svg:width="0.089cm" svg:height="0.06cm" draw:transform="rotate (-2.3537510292403) translate (24.245cm 13.595cm)">
            <text:p/>
            <draw:enhanced-geometry svg:viewBox="0 0 89 53" draw:type="non-primitive" draw:enhanced-path="M 0 0  L 0 0  L 11 7  L 22 13  L 33 19  L 45 26  L 55 33  L 66 40  L 77 47  L 89 53  N"/>
          </draw:custom-shape>
          <draw:custom-shape draw:style-name="gr27" draw:text-style-name="P2" draw:layer="layout" svg:width="0.059cm" svg:height="0.021cm" draw:transform="rotate (-2.3537510292403) translate (23.4cm 12.561cm)">
            <text:p/>
            <draw:enhanced-geometry svg:viewBox="0 0 62 20" draw:type="non-primitive" draw:enhanced-path="M 0 0  L 0 0  L 8 3  L 16 7  L 25 11  L 33 15  L 41 18  L 47 20  L 55 20  L 62 17  N"/>
          </draw:custom-shape>
          <draw:custom-shape draw:style-name="gr27" draw:text-style-name="P2" draw:layer="layout" svg:width="0.018cm" svg:height="0.022cm" draw:transform="rotate (-2.3537510292403) translate (23.375cm 12.619cm)">
            <text:p/>
            <draw:enhanced-geometry svg:viewBox="0 0 17 18" draw:type="non-primitive" draw:enhanced-path="M 0 18  L 0 18  L 5 13  L 8 9  L 13 4  L 17 0  N"/>
          </draw:custom-shape>
          <draw:custom-shape draw:style-name="gr27" draw:text-style-name="P2" draw:layer="layout" svg:width="0.077cm" svg:height="0.039cm" draw:transform="rotate (-2.3537510292403) translate (23.428cm 12.589cm)">
            <text:p/>
            <draw:enhanced-geometry svg:viewBox="0 0 79 35" draw:type="non-primitive" draw:enhanced-path="M 0 0  L 0 0  L 10 4  L 20 9  L 30 13  L 41 17  L 51 21  L 60 26  L 70 30  L 79 35  N"/>
          </draw:custom-shape>
          <draw:custom-shape draw:style-name="gr27" draw:text-style-name="P2" draw:layer="layout" svg:width="0.069cm" svg:height="0.021cm" draw:transform="rotate (-2.3537510292403) translate (23.206cm 12.511cm)">
            <text:p/>
            <draw:enhanced-geometry svg:viewBox="0 0 70 17" draw:type="non-primitive" draw:enhanced-path="M 0 17  L 0 17  L 9 15  L 17 13  L 26 11  L 35 8  L 43 6  L 52 5  L 60 3  L 70 0  N"/>
          </draw:custom-shape>
          <draw:custom-shape draw:style-name="gr27" draw:text-style-name="P2" draw:layer="layout" svg:width="0.089cm" svg:height="0.022cm" draw:transform="rotate (-2.3537510292403) translate (23.134cm 12.475cm)">
            <text:p/>
            <draw:enhanced-geometry svg:viewBox="0 0 88 17" draw:type="non-primitive" draw:enhanced-path="M 0 17  L 0 17  L 11 14  L 22 12  L 32 10  L 44 8  L 54 5  L 65 3  L 76 1  L 88 0  N"/>
          </draw:custom-shape>
          <draw:custom-shape draw:style-name="gr27" draw:text-style-name="P2" draw:layer="layout" svg:width="0.069cm" svg:height="0.039cm" draw:transform="rotate (-2.3537510292403) translate (23.251cm 12.413cm)">
            <text:p/>
            <draw:enhanced-geometry svg:viewBox="0 0 71 36" draw:type="non-primitive" draw:enhanced-path="M 71 0  L 71 0  L 62 5  L 53 10  L 44 14  L 36 19  L 27 23  L 18 27  L 9 31  L 0 36  N"/>
          </draw:custom-shape>
          <draw:custom-shape draw:style-name="gr27" draw:text-style-name="P2" draw:layer="layout" svg:width="0.069cm" svg:height="0.021cm" draw:transform="rotate (-2.3537510292403) translate (23.365cm 12.463cm)">
            <text:p/>
            <draw:enhanced-geometry svg:viewBox="0 0 72 19" draw:type="non-primitive" draw:enhanced-path="M 72 0  L 72 0  L 63 2  L 54 5  L 45 7  L 37 9  L 28 13  L 19 15  L 10 17  L 0 19  N"/>
          </draw:custom-shape>
          <draw:custom-shape draw:style-name="gr27" draw:text-style-name="P2" draw:layer="layout" svg:width="0.064cm" svg:height="0.016cm" draw:transform="rotate (-2.3537510292403) translate (23.446cm 12.515cm)">
            <text:p/>
            <draw:enhanced-geometry svg:viewBox="0 0 62 17" draw:type="non-primitive" draw:enhanced-path="M 62 17  L 62 17  L 54 15  L 47 12  L 39 10  L 31 8  L 23 6  L 16 4  L 8 2  L 0 0  N"/>
          </draw:custom-shape>
          <draw:custom-shape draw:style-name="gr27" draw:text-style-name="P2" draw:layer="layout" svg:width="0.069cm" svg:height="0.017cm" draw:transform="rotate (-2.3537510292403) translate (23.552cm 12.551cm)">
            <text:p/>
            <draw:enhanced-geometry svg:viewBox="0 0 69 17" draw:type="non-primitive" draw:enhanced-path="M 0 17  L 0 17  L 9 15  L 18 13  L 26 11  L 35 8  L 43 6  L 52 4  L 60 2  L 69 0  N"/>
          </draw:custom-shape>
          <draw:custom-shape draw:style-name="gr27" draw:text-style-name="P2" draw:layer="layout" svg:width="0.079cm" svg:height="0.078cm" draw:transform="rotate (-2.3537510292403) translate (22.35cm 11.743cm)">
            <text:p/>
            <draw:enhanced-geometry svg:viewBox="0 0 78 71" draw:type="non-primitive" draw:enhanced-path="M 78 0  L 78 0  L 68 9  L 59 18  L 48 28  L 38 35  L 28 45  L 19 54  L 9 62  L 0 71  N"/>
          </draw:custom-shape>
          <draw:custom-shape draw:style-name="gr27" draw:text-style-name="P2" draw:layer="layout" svg:width="0.087cm" svg:height="0.039cm" draw:transform="rotate (-2.3537510292403) translate (22.277cm 11.817cm)">
            <text:p/>
            <draw:enhanced-geometry svg:viewBox="0 0 88 37" draw:type="non-primitive" draw:enhanced-path="M 0 0  L 0 0  L 11 5  L 21 9  L 33 14  L 44 18  L 54 23  L 66 28  L 77 32  L 88 37  N"/>
          </draw:custom-shape>
          <draw:custom-shape draw:style-name="gr27" draw:text-style-name="P2" draw:layer="layout" svg:width="0.069cm" svg:height="0.061cm" draw:transform="rotate (-2.3537510292403) translate (22.214cm 11.691cm)">
            <text:p/>
            <draw:enhanced-geometry svg:viewBox="0 0 70 52" draw:type="non-primitive" draw:enhanced-path="M 70 0  L 70 0  L 60 7  L 47 12  L 35 18  L 24 22  L 12 29  L 4 35  L 0 43  L 1 52  N"/>
          </draw:custom-shape>
          <draw:custom-shape draw:style-name="gr27" draw:text-style-name="P2" draw:layer="layout" svg:width="0.098cm" svg:height="0.005cm" draw:transform="rotate (-2.3537510292403) translate (22.106cm 11.744cm)">
            <text:p/>
            <draw:enhanced-geometry svg:viewBox="0 0 97 0" draw:type="non-primitive" draw:enhanced-path="M 0 0  L 0 0  L 13 0  L 24 0  L 37 0  L 48 0  L 60 0  L 72 0  L 84 0  L 97 0  N"/>
          </draw:custom-shape>
          <draw:custom-shape draw:style-name="gr27" draw:text-style-name="P2" draw:layer="layout" svg:width="0.069cm" svg:height="0.06cm" draw:transform="rotate (-2.3537510292403) translate (22.071cm 11.613cm)">
            <text:p/>
            <draw:enhanced-geometry svg:viewBox="0 0 70 52" draw:type="non-primitive" draw:enhanced-path="M 70 0  L 70 0  L 61 7  L 52 13  L 44 20  L 35 26  L 26 33  L 18 40  L 9 46  L 0 52  N"/>
          </draw:custom-shape>
          <draw:custom-shape draw:style-name="gr27" draw:text-style-name="P2" draw:layer="layout" svg:width="0.093cm" svg:height="0.006cm" draw:transform="rotate (-2.3537510292403) translate (21.978cm 11.677cm)">
            <text:p/>
            <draw:enhanced-geometry svg:viewBox="0 0 97 0" draw:type="non-primitive" draw:enhanced-path="M 0 0  L 0 0  L 13 0  L 24 0  L 37 0  L 48 0  L 61 0  L 72 0  L 84 0  L 97 0  N"/>
          </draw:custom-shape>
          <draw:custom-shape draw:style-name="gr27" draw:text-style-name="P2" draw:layer="layout" svg:width="0.069cm" svg:height="0.039cm" draw:transform="rotate (-2.3537510292403) translate (21.89cm 11.542cm)">
            <text:p/>
            <draw:enhanced-geometry svg:viewBox="0 0 72 35" draw:type="non-primitive" draw:enhanced-path="M 72 0  L 72 0  L 61 4  L 50 7  L 38 10  L 25 12  L 15 16  L 6 20  L 1 27  L 0 35  N"/>
          </draw:custom-shape>
          <draw:custom-shape draw:style-name="gr27" draw:text-style-name="P2" draw:layer="layout" svg:width="0.118cm" svg:height="0.005cm" draw:transform="rotate (-2.3537510292403) translate (21.852cm 11.581cm)">
            <text:p/>
            <draw:enhanced-geometry svg:viewBox="0 0 122 0" draw:type="non-primitive" draw:enhanced-path="M 122 0  L 122 0  L 106 0  L 90 0  L 76 0  L 60 0  L 45 0  L 30 0  L 14 0  L 0 0  N"/>
          </draw:custom-shape>
          <draw:custom-shape draw:style-name="gr27" draw:text-style-name="P2" draw:layer="layout" svg:width="0.049cm" svg:height="0.016cm" draw:transform="rotate (-2.3537510292403) translate (21.88cm 11.497cm)">
            <text:p/>
            <draw:enhanced-geometry svg:viewBox="0 0 52 17" draw:type="non-primitive" draw:enhanced-path="M 52 0  L 52 0  L 46 2  L 40 5  L 33 7  L 26 9  L 20 11  L 13 14  L 7 15  L 0 17  N"/>
          </draw:custom-shape>
          <draw:custom-shape draw:style-name="gr27" draw:text-style-name="P2" draw:layer="layout" svg:width="0.059cm" svg:height="0.078cm" draw:transform="rotate (-2.3537510292403) translate (21.76cm 11.51cm)">
            <text:p/>
            <draw:enhanced-geometry svg:viewBox="0 0 61 71" draw:type="non-primitive" draw:enhanced-path="M 61 0  L 61 0  L 53 9  L 46 18  L 38 26  L 30 35  L 22 45  L 16 52  L 8 62  L 0 71  N"/>
          </draw:custom-shape>
          <draw:custom-shape draw:style-name="gr27" draw:text-style-name="P2" draw:layer="layout" svg:width="0.067cm" svg:height="0.016cm" draw:transform="rotate (-2.3537510292403) translate (21.716cm 11.577cm)">
            <text:p/>
            <draw:enhanced-geometry svg:viewBox="0 0 70 17" draw:type="non-primitive" draw:enhanced-path="M 0 17  L 0 17  L 9 15  L 18 13  L 26 12  L 35 9  L 44 7  L 52 5  L 61 3  L 70 0  N"/>
          </draw:custom-shape>
          <draw:custom-shape draw:style-name="gr27" draw:text-style-name="P2" draw:layer="layout" svg:width="0.108cm" svg:height="0.005cm" draw:transform="rotate (-2.3537510292403) translate (24.902cm 10.722cm)">
            <text:p/>
            <draw:enhanced-geometry svg:viewBox="0 0 107 0" draw:type="non-primitive" draw:enhanced-path="M 107 0  L 107 0  L 93 0  L 80 0  L 66 0  L 54 0  L 40 0  L 26 0  L 14 0  L 0 0  N"/>
          </draw:custom-shape>
          <draw:custom-shape draw:style-name="gr27" draw:text-style-name="P2" draw:layer="layout" svg:width="0.132cm" svg:height="0.021cm" draw:transform="rotate (-2.3537510292403) translate (24.969cm 10.851cm)">
            <text:p/>
            <draw:enhanced-geometry svg:viewBox="0 0 131 19" draw:type="non-primitive" draw:enhanced-path="M 131 0  L 131 0  L 114 2  L 98 5  L 81 7  L 65 9  L 49 13  L 32 15  L 17 17  L 0 19  N"/>
          </draw:custom-shape>
          <draw:custom-shape draw:style-name="gr27" draw:text-style-name="P2" draw:layer="layout" svg:width="0.077cm" svg:height="0.005cm" draw:transform="rotate (-2.3537510292403) translate (24.969cm 10.962cm)">
            <text:p/>
            <draw:enhanced-geometry svg:viewBox="0 0 78 0" draw:type="non-primitive" draw:enhanced-path="M 78 0  L 78 0  L 68 0  L 59 0  L 49 0  L 39 0  L 28 0  L 19 0  L 9 0  L 0 0  N"/>
          </draw:custom-shape>
          <draw:custom-shape draw:style-name="gr27" draw:text-style-name="P2" draw:layer="layout" svg:width="0.103cm" svg:height="0.005cm" draw:transform="rotate (-2.3537510292403) translate (25.029cm 11.097cm)">
            <text:p/>
            <draw:enhanced-geometry svg:viewBox="0 0 106 0" draw:type="non-primitive" draw:enhanced-path="M 106 0  L 106 0  L 97 0  L 87 0  L 78 0  L 70 0  L 61 0  L 52 0  L 43 0  L 34 0  L 34 0  L 30 0  L 26 0  L 22 0  L 17 0  L 13 0  L 8 0  L 5 0  L 0 0  N"/>
          </draw:custom-shape>
          <draw:custom-shape draw:style-name="gr27" draw:text-style-name="P2" draw:layer="layout" svg:width="0.054cm" svg:height="0.016cm" draw:transform="rotate (-2.3537510292403) translate (24.877cm 11.077cm)">
            <text:p/>
            <draw:enhanced-geometry svg:viewBox="0 0 53 17" draw:type="non-primitive" draw:enhanced-path="M 0 17  L 0 17  L 6 15  L 12 12  L 19 10  L 26 8  L 32 6  L 39 4  L 46 2  L 53 0  N"/>
          </draw:custom-shape>
          <draw:custom-shape draw:style-name="gr27" draw:text-style-name="P2" draw:layer="layout" svg:width="0.063cm" svg:height="0.021cm" draw:transform="rotate (-2.3537510292403) translate (24.844cm 10.921cm)">
            <text:p/>
            <draw:enhanced-geometry svg:viewBox="0 0 61 17" draw:type="non-primitive" draw:enhanced-path="M 0 0  L 0 0  L 7 3  L 15 5  L 23 7  L 31 9  L 38 12  L 46 13  L 54 15  L 61 17  N"/>
          </draw:custom-shape>
          <draw:custom-shape draw:style-name="gr27" draw:text-style-name="P2" draw:layer="layout" svg:width="0.103cm" svg:height="0.045cm" draw:transform="rotate (-2.3537510292403) translate (24.811cm 10.791cm)">
            <text:p/>
            <draw:enhanced-geometry svg:viewBox="0 0 105 39" draw:type="non-primitive" draw:enhanced-path="M 0 0  L 0 0  L 13 5  L 26 13  L 40 22  L 54 30  L 68 36  L 80 39  L 93 39  L 105 34  N"/>
          </draw:custom-shape>
          <draw:custom-shape draw:style-name="gr27" draw:text-style-name="P2" draw:layer="layout" svg:width="0.044cm" svg:height="0.005cm" draw:transform="rotate (-2.3537510292403) translate (23.501cm 12.633cm)">
            <text:p/>
            <draw:enhanced-geometry svg:viewBox="0 0 44 0" draw:type="non-primitive" draw:enhanced-path="M 0 0  L 0 0  L 5 0  L 11 0  L 16 0  L 21 0  L 27 0  L 33 0  L 38 0  L 44 0  N"/>
          </draw:custom-shape>
          <draw:custom-shape draw:style-name="gr27" draw:text-style-name="P2" draw:layer="layout" svg:width="0.083cm" svg:height="0.044cm" draw:transform="rotate (-2.3537510292403) translate (24.243cm 9.816cm)">
            <text:p/>
            <draw:enhanced-geometry svg:viewBox="0 0 88 36" draw:type="non-primitive" draw:enhanced-path="M 88 0  L 88 0  L 77 5  L 65 10  L 54 14  L 44 17  L 32 22  L 21 27  L 11 31  L 0 36  N"/>
          </draw:custom-shape>
          <draw:custom-shape draw:style-name="gr27" draw:text-style-name="P2" draw:layer="layout" svg:width="0.034cm" svg:height="0.094cm" draw:transform="rotate (-2.3537510292403) translate (24.148cm 9.881cm)">
            <text:p/>
            <draw:enhanced-geometry svg:viewBox="0 0 35 86" draw:type="non-primitive" draw:enhanced-path="M 0 0  L 0 0  L 4 11  L 7 22  L 9 35  L 11 47  L 15 59  L 19 69  L 26 78  L 35 86  N"/>
          </draw:custom-shape>
          <draw:custom-shape draw:style-name="gr27" draw:text-style-name="P2" draw:layer="layout" svg:width="0.132cm" svg:height="0.11cm" draw:transform="rotate (-2.3537510292403) translate (24.226cm 9.771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27" draw:text-style-name="P2" draw:layer="layout" svg:width="0.024cm" svg:height="0.094cm" draw:transform="rotate (-2.3537510292403) translate (24.047cm 9.705cm)">
            <text:p/>
            <draw:enhanced-geometry svg:viewBox="0 0 27 87" draw:type="non-primitive" draw:enhanced-path="M 0 0  L 0 0  L 3 10  L 7 22  L 10 33  L 13 43  L 17 55  L 20 66  L 24 77  L 27 87  N"/>
          </draw:custom-shape>
          <draw:custom-shape draw:style-name="gr27" draw:text-style-name="P2" draw:layer="layout" svg:width="0.098cm" svg:height="0.039cm" draw:transform="rotate (-2.3537510292403) translate (24.097cm 9.547cm)">
            <text:p/>
            <draw:enhanced-geometry svg:viewBox="0 0 97 35" draw:type="non-primitive" draw:enhanced-path="M 97 0  L 97 0  L 84 5  L 72 9  L 60 14  L 48 18  L 36 23  L 24 26  L 13 31  L 0 35  N"/>
          </draw:custom-shape>
          <draw:custom-shape draw:style-name="gr27" draw:text-style-name="P2" draw:layer="layout" svg:width="0.063cm" svg:height="0.11cm" draw:transform="rotate (-2.3537510292403) translate (23.984cm 9.573cm)">
            <text:p/>
            <draw:enhanced-geometry svg:viewBox="0 0 69 103" draw:type="non-primitive" draw:enhanced-path="M 0 0  L 0 0  L 9 12  L 17 26  L 26 38  L 35 51  L 43 64  L 52 77  L 60 90  L 69 103  N"/>
          </draw:custom-shape>
          <draw:custom-shape draw:style-name="gr27" draw:text-style-name="P2" draw:layer="layout" svg:width="0.132cm" svg:height="0.005cm" draw:transform="rotate (-2.3537510292403) translate (24.062cm 9.36cm)">
            <text:p/>
            <draw:enhanced-geometry svg:viewBox="0 0 138 0" draw:type="non-primitive" draw:enhanced-path="M 138 0  L 138 0  L 119 0  L 97 0  L 75 0  L 52 0  L 32 0  L 14 0  L 4 0  L 0 0  N"/>
          </draw:custom-shape>
          <draw:custom-shape draw:style-name="gr27" draw:text-style-name="P2" draw:layer="layout" svg:width="0.054cm" svg:height="0.115cm" draw:transform="rotate (-2.3537510292403) translate (23.945cm 9.477cm)">
            <text:p/>
            <draw:enhanced-geometry svg:viewBox="0 0 53 105" draw:type="non-primitive" draw:enhanced-path="M 0 0  L 0 0  L 7 14  L 14 26  L 21 40  L 27 53  L 33 67  L 40 79  L 46 93  L 53 105  N"/>
          </draw:custom-shape>
          <draw:custom-shape draw:style-name="gr43" draw:text-style-name="P2" draw:layer="layout" svg:width="0.138cm" svg:height="0.177cm" draw:transform="rotate (-2.3537510292403) translate (25.508cm 12.656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27" draw:text-style-name="P2" draw:layer="layout" svg:width="0.138cm" svg:height="0.177cm" draw:transform="rotate (-2.3537510292403) translate (25.508cm 12.656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44" draw:text-style-name="P2" draw:layer="layout" svg:width="0.157cm" svg:height="0.193cm" draw:transform="rotate (-2.3537510292403) translate (25.508cm 12.656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27" draw:text-style-name="P2" draw:layer="layout" svg:width="0.157cm" svg:height="0.193cm" draw:transform="rotate (-2.3537510292403) translate (25.508cm 12.656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44" draw:text-style-name="P2" draw:layer="layout" svg:width="0.092cm" svg:height="0.039cm" draw:transform="rotate (-2.3537510292403) translate (25.51cm 12.678cm)">
            <text:p/>
            <draw:enhanced-geometry svg:viewBox="0 0 95 35" draw:type="non-primitive" draw:enhanced-path="M 95 18  L 87 15  L 80 13  L 72 9  L 64 6  L 56 3  L 50 1  L 42 0  L 34 1  L 28 4  L 22 6  L 18 11  L 13 14  L 9 18  L 5 24  L 2 30  L 0 35  L 95 18  Z N"/>
          </draw:custom-shape>
          <draw:custom-shape draw:style-name="gr27" draw:text-style-name="P2" draw:layer="layout" svg:width="0.092cm" svg:height="0.039cm" draw:transform="rotate (-2.3537510292403) translate (25.51cm 12.678cm)">
            <text:p/>
            <draw:enhanced-geometry svg:viewBox="0 0 95 35" draw:type="non-primitive" draw:enhanced-path="M 95 18  L 95 18  L 87 15  L 80 13  L 72 9  L 64 6  L 56 3  L 50 1  L 42 0  L 34 1  L 34 1  L 28 4  L 22 6  L 18 11  L 13 14  L 9 18  L 5 24  L 2 30  L 0 35  N"/>
          </draw:custom-shape>
          <draw:custom-shape draw:style-name="gr44" draw:text-style-name="P2" draw:layer="layout" svg:width="0.049cm" svg:height="0.039cm" draw:transform="rotate (-2.3537510292403) translate (25.515cm 12.649cm)">
            <text:p/>
            <draw:enhanced-geometry svg:viewBox="0 0 53 36" draw:type="non-primitive" draw:enhanced-path="M 53 0  L 46 5  L 38 8  L 31 12  L 23 15  L 16 19  L 10 23  L 4 29  L 0 36  L 53 0  Z N"/>
          </draw:custom-shape>
          <draw:custom-shape draw:style-name="gr27" draw:text-style-name="P2" draw:layer="layout" svg:width="0.049cm" svg:height="0.039cm" draw:transform="rotate (-2.3537510292403) translate (25.515cm 12.649cm)">
            <text:p/>
            <draw:enhanced-geometry svg:viewBox="0 0 53 36" draw:type="non-primitive" draw:enhanced-path="M 53 0  L 53 0  L 46 5  L 38 8  L 31 12  L 23 15  L 16 19  L 10 23  L 4 29  L 0 36  N"/>
          </draw:custom-shape>
          <draw:custom-shape draw:style-name="gr44" draw:text-style-name="P2" draw:layer="layout" svg:width="0.132cm" svg:height="0.078cm" draw:transform="rotate (-2.3537510292403) translate (25.153cm 13.037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27" draw:text-style-name="P2" draw:layer="layout" svg:width="0.132cm" svg:height="0.078cm" draw:transform="rotate (-2.3537510292403) translate (25.153cm 13.037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44" draw:text-style-name="P2" draw:layer="layout" svg:width="0.132cm" svg:height="0.133cm" draw:transform="rotate (-2.3537510292403) translate (25.13cm 13.028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27" draw:text-style-name="P2" draw:layer="layout" svg:width="0.132cm" svg:height="0.133cm" draw:transform="rotate (-2.3537510292403) translate (25.13cm 13.028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44" draw:text-style-name="P2" draw:layer="layout" svg:width="0.077cm" svg:height="0.076cm" draw:transform="rotate (-2.3537510292403) translate (25.515cm 12.649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27" draw:text-style-name="P2" draw:layer="layout" svg:width="0.077cm" svg:height="0.076cm" draw:transform="rotate (-2.3537510292403) translate (25.515cm 12.649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14" presentation:class="page"/>
          <draw:frame presentation:style-name="pr5"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1T1" presentation:use-footer-name="ftr1">
        <draw:custom-shape draw:style-name="gr45" draw:text-style-name="P2" draw:layer="layout" svg:width="21.603cm" svg:height="7.801cm" svg:x="4.957cm" svg:y="8.524cm">
          <text:p/>
          <draw:enhanced-geometry svg:viewBox="0 0 21600 21600" draw:type="rectangle"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he pointer is const!</text:p>
              </text:list-item>
              <text:list-item>
                <text:p text:style-name="P4"><text:span text:style-name="T37">not</text:span> the date pointed to!</text:p>
              </text:list-item>
            </text:list>
          </draw:text-box>
        </draw:frame>
        <draw:custom-shape draw:style-name="gr4" draw:text-style-name="P2" draw:layer="layout" svg:width="19.398cm" svg:height="1.277cm" svg:x="5.759cm" svg:y="5.256cm">
          <text:p text:style-name="P9"><text:span text:style-name="T4">typedef struct </text:span><text:span text:style-name="T5">date * date;</text:span></text:p>
          <draw:enhanced-geometry svg:viewBox="0 0 21600 21600" draw:type="mso-spt202" draw:enhanced-path="M 0 0 L 21600 0 21600 21600 0 21600 0 0 Z N"/>
        </draw:custom-shape>
        <draw:custom-shape draw:style-name="gr4" draw:text-style-name="P2" draw:layer="layout" svg:width="19.398cm" svg:height="1.277cm" svg:x="5.759cm" svg:y="9.454cm">
          <text:p text:style-name="P9"><text:span text:style-name="T38">bool question(const date d);</text:span></text:p>
          <draw:enhanced-geometry svg:viewBox="0 0 21600 21600" draw:type="mso-spt202" draw:enhanced-path="M 0 0 L 21600 0 21600 21600 0 21600 0 0 Z N"/>
        </draw:custom-shape>
        <draw:custom-shape draw:style-name="gr4" draw:text-style-name="P2" draw:layer="layout" svg:width="19.398cm" svg:height="1.277cm" svg:x="5.759cm" svg:y="13.855cm">
          <text:p text:style-name="P9"><text:span text:style-name="T38">bool question(struct date * const d);</text:span></text:p>
          <draw:enhanced-geometry svg:viewBox="0 0 21600 21600" draw:type="mso-spt202" draw:enhanced-path="M 0 0 L 21600 0 21600 21600 0 21600 0 0 Z N"/>
        </draw:custom-shape>
        <draw:custom-shape draw:style-name="gr3" draw:text-style-name="P2" draw:layer="layout" svg:width="10.799cm" svg:height="2.123cm" svg:x="13.56cm" svg:y="11.254cm">
          <text:p text:style-name="P6"><text:span text:style-name="T39">equivalent</text:span></text:p>
          <draw:enhanced-geometry svg:viewBox="0 0 21600 21600" draw:type="mso-spt202" draw:enhanced-path="M 0 0 L 21600 0 21600 21600 0 21600 0 0 Z N"/>
        </draw:custom-shape>
        <draw:line draw:style-name="gr7" draw:text-style-name="P10" draw:layer="layout" svg:x1="13.56cm" svg:y1="12.255cm" svg:x2="13.56cm" svg:y2="10.857cm">
          <text:p/>
        </draw:line>
        <draw:line draw:style-name="gr7" draw:text-style-name="P10" draw:layer="layout" svg:x1="21.361cm" svg:y1="12.255cm" svg:x2="21.361cm" svg:y2="13.855cm">
          <text:p/>
        </draw:line>
        <draw:g>
          <draw:custom-shape draw:style-name="gr40" draw:text-style-name="P2" draw:layer="layout" svg:width="0.988cm" svg:height="4.065cm" draw:transform="rotate (-2.3537510292403) translate (24.163cm 4.732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27" draw:text-style-name="P2" draw:layer="layout" svg:width="0.988cm" svg:height="4.065cm" draw:transform="rotate (-2.3537510292403) translate (24.163cm 4.732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40" draw:text-style-name="P2" draw:layer="layout" svg:width="0.923cm" svg:height="4.07cm" draw:transform="rotate (-2.3537510292403) translate (24.77cm 4.115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27" draw:text-style-name="P2" draw:layer="layout" svg:width="0.923cm" svg:height="4.07cm" draw:transform="rotate (-2.3537510292403) translate (24.77cm 4.115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41" draw:text-style-name="P2" draw:layer="layout" svg:width="0.358cm" svg:height="0.755cm" draw:transform="rotate (-2.3537510292403) translate (24.074cm 4.657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41" draw:text-style-name="P2" draw:layer="layout" svg:width="0.314cm" svg:height="0.649cm" draw:transform="rotate (-2.3537510292403) translate (24.285cm 4.334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41" draw:text-style-name="P2" draw:layer="layout" svg:width="0.633cm" svg:height="0.788cm" draw:transform="rotate (-2.3537510292403) translate (23.389cm 4.023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41" draw:text-style-name="P2" draw:layer="layout" svg:width="0.481cm" svg:height="0.304cm" draw:transform="rotate (-2.3537510292403) translate (22.55cm 3.376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41" draw:text-style-name="P2" draw:layer="layout" svg:width="0.923cm" svg:height="3.982cm" draw:transform="rotate (-2.3537510292403) translate (24.743cm 4.04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41" draw:text-style-name="P2" draw:layer="layout" svg:width="1.09cm" svg:height="4.072cm" draw:transform="rotate (-2.3537510292403) translate (24.192cm 4.656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41" draw:text-style-name="P2" draw:layer="layout" svg:width="0.717cm" svg:height="0.583cm" draw:transform="rotate (-2.3537510292403) translate (24.383cm 4.527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41" draw:text-style-name="P2" draw:layer="layout" svg:width="0.069cm" svg:height="0.037cm" draw:transform="rotate (-2.3537510292403) translate (24.112cm 4.728cm)">
            <text:p/>
            <draw:enhanced-geometry svg:viewBox="0 0 70 35" draw:type="non-primitive" draw:enhanced-path="M 0 0  L 9 5  L 17 9  L 26 15  L 34 20  L 43 24  L 52 29  L 61 32  L 70 35  L 0 0  Z N"/>
          </draw:custom-shape>
          <draw:custom-shape draw:style-name="gr41" draw:text-style-name="P2" draw:layer="layout" svg:width="0.305cm" svg:height="0.332cm" draw:transform="rotate (-2.3537510292403) translate (24.101cm 4.739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41" draw:text-style-name="P2" draw:layer="layout" svg:width="0.584cm" svg:height="0.244cm" draw:transform="rotate (-2.3537510292403) translate (23.374cm 4.603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41" draw:text-style-name="P2" draw:layer="layout" svg:width="0.24cm" svg:height="0.405cm" draw:transform="rotate (-2.3537510292403) translate (23.252cm 5.232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41" draw:text-style-name="P2" draw:layer="layout" svg:width="0.191cm" svg:height="0.394cm" draw:transform="rotate (-2.3537510292403) translate (23.227cm 5.185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41" draw:text-style-name="P2" draw:layer="layout" svg:width="0.172cm" svg:height="0.272cm" draw:transform="rotate (-2.3537510292403) translate (23.143cm 5.151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41" draw:text-style-name="P2" draw:layer="layout" svg:width="0.259cm" svg:height="0.394cm" draw:transform="rotate (-2.3537510292403) translate (23.211cm 5.192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41" draw:text-style-name="P2" draw:layer="layout" svg:width="0.151cm" svg:height="0.233cm" draw:transform="rotate (-2.3537510292403) translate (23.188cm 5.271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41" draw:text-style-name="P2" draw:layer="layout" svg:width="0.069cm" svg:height="0.233cm" draw:transform="rotate (-2.3537510292403) translate (23.119cm 5.175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41" draw:text-style-name="P2" draw:layer="layout" svg:width="0.604cm" svg:height="0.778cm" draw:transform="rotate (-2.3537510292403) translate (22.784cm 4.356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41" draw:text-style-name="P2" draw:layer="layout" svg:width="0.191cm" svg:height="0.055cm" draw:transform="rotate (-2.3537510292403) translate (22.614cm 4.305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41" draw:text-style-name="P2" draw:layer="layout" svg:width="0.27cm" svg:height="0.193cm" draw:transform="rotate (-2.3537510292403) translate (22.773cm 4.326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41" draw:text-style-name="P2" draw:layer="layout" svg:width="0.786cm" svg:height="1.11cm" draw:transform="rotate (-2.3537510292403) translate (21.733cm 3.56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41" draw:text-style-name="P2" draw:layer="layout" svg:width="0.604cm" svg:height="0.778cm" draw:transform="rotate (-2.3537510292403) translate (24.13cm 2.987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41" draw:text-style-name="P2" draw:layer="layout" svg:width="0.8cm" svg:height="1.104cm" draw:transform="rotate (-2.3537510292403) translate (23.484cm 1.783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41" draw:text-style-name="P2" draw:layer="layout" svg:width="0.22cm" svg:height="0.188cm" draw:transform="rotate (-2.3537510292403) translate (23.852cm 3.257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41" draw:text-style-name="P2" draw:layer="layout" svg:width="0.707cm" svg:height="0.55cm" draw:transform="rotate (-2.3537510292403) translate (24.724cm 3.681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41" draw:text-style-name="P2" draw:layer="layout" svg:width="0.02cm" svg:height="0.005cm" draw:transform="rotate (-2.3537510292403) translate (23.859cm 3.77cm)">
            <text:p/>
            <draw:enhanced-geometry svg:viewBox="0 0 17 0" draw:type="non-primitive" draw:enhanced-path="M 0 0  L 4 0  L 9 0  L 12 0  L 17 0  L 0 0  Z N"/>
          </draw:custom-shape>
          <draw:custom-shape draw:style-name="gr41" draw:text-style-name="P2" draw:layer="layout" svg:width="0.412cm" svg:height="0.267cm" draw:transform="rotate (-2.3537510292403) translate (24.491cm 3.624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40" draw:text-style-name="P2" draw:layer="layout" svg:width="0.766cm" svg:height="0.265cm" draw:transform="rotate (-2.3537510292403) translate (23.085cm 2.855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40" draw:text-style-name="P2" draw:layer="layout" svg:width="0.8cm" svg:height="0.311cm" draw:transform="rotate (-2.3537510292403) translate (22.905cm 2.564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40" draw:text-style-name="P2" draw:layer="layout" svg:width="0.702cm" svg:height="0.034cm" draw:transform="rotate (-2.3537510292403) translate (22.537cm 2.336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40" draw:text-style-name="P2" draw:layer="layout" svg:width="0.835cm" svg:height="0.272cm" draw:transform="rotate (-2.3537510292403) translate (22.63cm 2.30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40" draw:text-style-name="P2" draw:layer="layout" svg:width="0.884cm" svg:height="0.249cm" draw:transform="rotate (-2.3537510292403) translate (22.392cm 2.04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40" draw:text-style-name="P2" draw:layer="layout" svg:width="0.412cm" svg:height="0.461cm" draw:transform="rotate (-2.3537510292403) translate (23.642cm 3.547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40" draw:text-style-name="P2" draw:layer="layout" svg:width="0.083cm" svg:height="0.076cm" draw:transform="rotate (-2.3537510292403) translate (23.465cm 3.725cm)">
            <text:p/>
            <draw:enhanced-geometry svg:viewBox="0 0 86 72" draw:type="non-primitive" draw:enhanced-path="M 0 0  L 10 9  L 21 18  L 32 27  L 43 35  L 54 44  L 65 53  L 76 62  L 86 72  L 0 0  Z N"/>
          </draw:custom-shape>
          <draw:custom-shape draw:style-name="gr40" draw:text-style-name="P2" draw:layer="layout" svg:width="0.259cm" svg:height="0.561cm" draw:transform="rotate (-2.3537510292403) translate (24.272cm 4.403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40" draw:text-style-name="P2" draw:layer="layout" svg:width="0.206cm" svg:height="0.244cm" draw:transform="rotate (-2.3537510292403) translate (23.015cm 4.343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40" draw:text-style-name="P2" draw:layer="layout" svg:width="0.266cm" svg:height="1.06cm" draw:transform="rotate (-2.3537510292403) translate (22.119cm 3.646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40" draw:text-style-name="P2" draw:layer="layout" svg:width="1.021cm" svg:height="0.238cm" draw:transform="rotate (-2.3537510292403) translate (22.109cm 1.835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42" draw:text-style-name="P2" draw:layer="layout" svg:width="0.927cm" svg:height="0.127cm" draw:transform="rotate (-2.3537510292403) translate (23.876cm 3.863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42" draw:text-style-name="P2" draw:layer="layout" svg:width="0.481cm" svg:height="0.856cm" draw:transform="rotate (-2.3537510292403) translate (23.96cm 3.559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42" draw:text-style-name="P2" draw:layer="layout" svg:width="0.481cm" svg:height="0.932cm" draw:transform="rotate (-2.3537510292403) translate (23.294cm 4.283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42" draw:text-style-name="P2" draw:layer="layout" svg:width="1.311cm" svg:height="0.083cm" draw:transform="rotate (-2.3537510292403) translate (23.347cm 3.017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42" draw:text-style-name="P2" draw:layer="layout" svg:width="0.05cm" svg:height="0.005cm" draw:transform="rotate (-2.3537510292403) translate (22.393cm 3.919cm)">
            <text:p/>
            <draw:enhanced-geometry svg:viewBox="0 0 54 0" draw:type="non-primitive" draw:enhanced-path="M 0 0  L 0 0  L 6 0  L 13 0  L 20 0  L 27 0  L 34 0  L 41 0  L 47 0  L 54 0  N"/>
          </draw:custom-shape>
          <draw:custom-shape draw:style-name="gr42" draw:text-style-name="P2" draw:layer="layout" svg:width="1.276cm" svg:height="0.083cm" draw:transform="rotate (-2.3537510292403) translate (23.216cm 2.98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42" draw:text-style-name="P2" draw:layer="layout" svg:width="1.601cm" svg:height="0.122cm" draw:transform="rotate (-2.3537510292403) translate (23.099cm 2.604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42" draw:text-style-name="P2" draw:layer="layout" svg:width="0.004cm" svg:height="0.039cm" draw:transform="rotate (-2.3537510292403) translate (21.944cm 3.765cm)">
            <text:p/>
            <draw:enhanced-geometry svg:viewBox="0 0 0 36" draw:type="non-primitive" draw:enhanced-path="M 0 0  L 0 0  L 0 4  L 0 9  L 0 13  L 0 18  L 0 22  L 0 27  L 0 32  L 0 36  N"/>
          </draw:custom-shape>
          <draw:custom-shape draw:style-name="gr42" draw:text-style-name="P2" draw:layer="layout" svg:width="1.738cm" svg:height="0.166cm" draw:transform="rotate (-2.3537510292403) translate (22.861cm 2.292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42" draw:text-style-name="P2" draw:layer="layout" svg:width="1.807cm" svg:height="0.127cm" draw:transform="rotate (-2.3537510292403) translate (22.554cm 1.987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42" draw:text-style-name="P2" draw:layer="layout" svg:width="1.792cm" svg:height="0.127cm" draw:transform="rotate (-2.3537510292403) translate (22.33cm 1.71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42" draw:text-style-name="P2" draw:layer="layout" svg:width="1.65cm" svg:height="0.25cm" draw:transform="rotate (-2.3537510292403) translate (22.11cm 1.67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42" draw:text-style-name="P2" draw:layer="layout" svg:width="0.206cm" svg:height="0.005cm" draw:transform="rotate (-2.3537510292403) translate (21.418cm 1.806cm)">
            <text:p/>
            <draw:enhanced-geometry svg:viewBox="0 0 210 0" draw:type="non-primitive" draw:enhanced-path="M 0 0  L 0 0  L 14 0  L 27 0  L 40 0  L 53 0  L 67 0  L 80 0  L 93 0  L 106 0  L 119 0  L 132 0  L 145 0  L 158 0  L 171 0  L 184 0  L 198 0  L 210 0  N"/>
          </draw:custom-shape>
          <draw:custom-shape draw:style-name="gr42" draw:text-style-name="P2" draw:layer="layout" svg:width="0.03cm" svg:height="0.039cm" draw:transform="rotate (-2.3537510292403) translate (21.214cm 2.066cm)">
            <text:p/>
            <draw:enhanced-geometry svg:viewBox="0 0 34 35" draw:type="non-primitive" draw:enhanced-path="M 0 35  L 0 35  L 4 30  L 9 27  L 13 22  L 17 18  L 21 13  L 26 9  L 30 4  L 34 0  N"/>
          </draw:custom-shape>
          <draw:custom-shape draw:style-name="gr43" draw:text-style-name="P2" draw:layer="layout" svg:width="0.181cm" svg:height="0.382cm" draw:transform="rotate (-2.3537510292403) translate (24.136cm 4.373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43" draw:text-style-name="P2" draw:layer="layout" svg:width="0.21cm" svg:height="0.278cm" draw:transform="rotate (-2.3537510292403) translate (23.487cm 3.539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43" draw:text-style-name="P2" draw:layer="layout" svg:width="0.446cm" svg:height="0.11cm" draw:transform="rotate (-2.3537510292403) translate (22.935cm 2.926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43" draw:text-style-name="P2" draw:layer="layout" svg:width="0.054cm" svg:height="0.039cm" draw:transform="rotate (-2.3537510292403) translate (22.68cm 3.082cm)">
            <text:p/>
            <draw:enhanced-geometry svg:viewBox="0 0 54 35" draw:type="non-primitive" draw:enhanced-path="M 0 35  L 7 30  L 13 26  L 20 20  L 25 16  L 32 11  L 39 6  L 46 3  L 54 0  L 0 35  Z N"/>
          </draw:custom-shape>
          <draw:custom-shape draw:style-name="gr43" draw:text-style-name="P2" draw:layer="layout" svg:width="0.314cm" svg:height="0.177cm" draw:transform="rotate (-2.3537510292403) translate (22.568cm 2.777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43" draw:text-style-name="P2" draw:layer="layout" svg:width="0.246cm" svg:height="0.156cm" draw:transform="rotate (-2.3537510292403) translate (22.228cm 2.53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43" draw:text-style-name="P2" draw:layer="layout" svg:width="0.24cm" svg:height="0.156cm" draw:transform="rotate (-2.3537510292403) translate (22.056cm 2.323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43" draw:text-style-name="P2" draw:layer="layout" svg:width="0.049cm" svg:height="0.005cm" draw:transform="rotate (-2.3537510292403) translate (21.991cm 2.229cm)">
            <text:p/>
            <draw:enhanced-geometry svg:viewBox="0 0 53 0" draw:type="non-primitive" draw:enhanced-path="M 53 0  L 46 0  L 40 0  L 34 0  L 27 0  L 20 0  L 13 0  L 6 0  L 0 0  L 53 0  Z N"/>
          </draw:custom-shape>
          <draw:custom-shape draw:style-name="gr43" draw:text-style-name="P2" draw:layer="layout" svg:width="0.26cm" svg:height="0.122cm" draw:transform="rotate (-2.3537510292403) translate (21.712cm 2.0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27" draw:text-style-name="P2" draw:layer="layout" svg:width="0.033cm" svg:height="0.039cm" draw:transform="rotate (-2.3537510292403) translate (23.05cm 5.301cm)">
            <text:p/>
            <draw:enhanced-geometry svg:viewBox="0 0 35 36" draw:type="non-primitive" draw:enhanced-path="M 35 0  L 35 0  L 31 5  L 26 10  L 22 14  L 17 17  L 13 22  L 9 27  L 5 31  L 0 36  N"/>
          </draw:custom-shape>
          <draw:custom-shape draw:style-name="gr27" draw:text-style-name="P2" draw:layer="layout" svg:width="0.116cm" svg:height="0.088cm" draw:transform="rotate (-2.3537510292403) translate (24.057cm 4.799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27" draw:text-style-name="P2" draw:layer="layout" svg:width="0.137cm" svg:height="0.039cm" draw:transform="rotate (-2.3537510292403) translate (24.292cm 4.493cm)">
            <text:p/>
            <draw:enhanced-geometry svg:viewBox="0 0 140 34" draw:type="non-primitive" draw:enhanced-path="M 140 0  L 140 0  L 122 4  L 103 5  L 84 6  L 63 7  L 45 10  L 28 15  L 12 23  L 0 34  N"/>
          </draw:custom-shape>
          <draw:custom-shape draw:style-name="gr27" draw:text-style-name="P2" draw:layer="layout" svg:width="0.053cm" svg:height="0.117cm" draw:transform="rotate (-2.3537510292403) translate (24.265cm 4.465cm)">
            <text:p/>
            <draw:enhanced-geometry svg:viewBox="0 0 53 106" draw:type="non-primitive" draw:enhanced-path="M 0 106  L 0 106  L 6 92  L 13 79  L 20 66  L 27 53  L 33 40  L 39 27  L 46 14  L 53 0  N"/>
          </draw:custom-shape>
          <draw:custom-shape draw:style-name="gr27" draw:text-style-name="P2" draw:layer="layout" svg:width="0.01cm" svg:height="0.117cm" draw:transform="rotate (-2.3537510292403) translate (24.251cm 4.479cm)">
            <text:p/>
            <draw:enhanced-geometry svg:viewBox="0 0 11 106" draw:type="non-primitive" draw:enhanced-path="M 0 0  L 0 0  L 1 14  L 3 29  L 6 42  L 9 57  L 11 71  L 10 84  L 6 96  L 0 106  N"/>
          </draw:custom-shape>
          <draw:custom-shape draw:style-name="gr27" draw:text-style-name="P2" draw:layer="layout" svg:width="0.157cm" svg:height="0.099cm" draw:transform="rotate (-2.3537510292403) translate (23.951cm 4.812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27" draw:text-style-name="P2" draw:layer="layout" svg:width="0.034cm" svg:height="0.039cm" draw:transform="rotate (-2.3537510292403) translate (23.94cm 4.847cm)">
            <text:p/>
            <draw:enhanced-geometry svg:viewBox="0 0 35 35" draw:type="non-primitive" draw:enhanced-path="M 35 35  L 35 35  L 31 31  L 26 25  L 23 18  L 18 12  L 15 6  L 10 3  L 6 0  L 0 1  N"/>
          </draw:custom-shape>
          <draw:custom-shape draw:style-name="gr27" draw:text-style-name="P2" draw:layer="layout" svg:width="0.049cm" svg:height="0.117cm" draw:transform="rotate (-2.3537510292403) translate (24.299cm 4.431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27" draw:text-style-name="P2" draw:layer="layout" svg:width="1.517cm" svg:height="3.015cm" draw:transform="rotate (-2.3537510292403) translate (24.196cm 5.007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44" draw:text-style-name="P2" draw:layer="layout" svg:width="0.206cm" svg:height="0.583cm" draw:transform="rotate (-2.3537510292403) translate (24.311cm 4.198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27" draw:text-style-name="P2" draw:layer="layout" svg:width="0.206cm" svg:height="0.583cm" draw:transform="rotate (-2.3537510292403) translate (24.311cm 4.198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44" draw:text-style-name="P2" draw:layer="layout" svg:width="0.24cm" svg:height="0.549cm" draw:transform="rotate (-2.3537510292403) translate (24.324cm 4.185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27" draw:text-style-name="P2" draw:layer="layout" svg:width="0.24cm" svg:height="0.549cm" draw:transform="rotate (-2.3537510292403) translate (24.324cm 4.185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44" draw:text-style-name="P2" draw:layer="layout" svg:width="0.207cm" svg:height="0.35cm" draw:transform="rotate (-2.3537510292403) translate (24.328cm 4.236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27" draw:text-style-name="P2" draw:layer="layout" svg:width="0.207cm" svg:height="0.35cm" draw:transform="rotate (-2.3537510292403) translate (24.328cm 4.236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44" draw:text-style-name="P2" draw:layer="layout" svg:width="0.21cm" svg:height="0.544cm" draw:transform="rotate (-2.3537510292403) translate (23.766cm 4.8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27" draw:text-style-name="P2" draw:layer="layout" svg:width="0.21cm" svg:height="0.544cm" draw:transform="rotate (-2.3537510292403) translate (23.766cm 4.8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44" draw:text-style-name="P2" draw:layer="layout" svg:width="0.23cm" svg:height="0.345cm" draw:transform="rotate (-2.3537510292403) translate (23.59cm 4.647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27" draw:text-style-name="P2" draw:layer="layout" svg:width="0.23cm" svg:height="0.345cm" draw:transform="rotate (-2.3537510292403) translate (23.59cm 4.647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44" draw:text-style-name="P2" draw:layer="layout" svg:width="0.172cm" svg:height="0.039cm" draw:transform="rotate (-2.3537510292403) translate (23.667cm 4.625cm)">
            <text:p/>
            <draw:enhanced-geometry svg:viewBox="0 0 175 34" draw:type="non-primitive" draw:enhanced-path="M 175 0  L 153 4  L 132 9  L 109 13  L 87 17  L 66 21  L 43 26  L 22 30  L 0 34  L 175 0  Z N"/>
          </draw:custom-shape>
          <draw:custom-shape draw:style-name="gr27" draw:text-style-name="P2" draw:layer="layout" svg:width="0.172cm" svg:height="0.039cm" draw:transform="rotate (-2.3537510292403) translate (23.667cm 4.625cm)">
            <text:p/>
            <draw:enhanced-geometry svg:viewBox="0 0 175 34" draw:type="non-primitive" draw:enhanced-path="M 175 0  L 175 0  L 153 4  L 132 9  L 109 13  L 87 17  L 66 21  L 43 26  L 22 30  L 0 34  N"/>
          </draw:custom-shape>
          <draw:custom-shape draw:style-name="gr44" draw:text-style-name="P2" draw:layer="layout" svg:width="0.196cm" svg:height="0.4cm" draw:transform="rotate (-2.3537510292403) translate (24.077cm 3.827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27" draw:text-style-name="P2" draw:layer="layout" svg:width="0.196cm" svg:height="0.4cm" draw:transform="rotate (-2.3537510292403) translate (24.077cm 3.827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44" draw:text-style-name="P2" draw:layer="layout" svg:width="0.157cm" svg:height="0.394cm" draw:transform="rotate (-2.3537510292403) translate (23.424cm 4.648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27" draw:text-style-name="P2" draw:layer="layout" svg:width="0.157cm" svg:height="0.394cm" draw:transform="rotate (-2.3537510292403) translate (23.424cm 4.648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43" draw:text-style-name="P2" draw:layer="layout" svg:width="0.044cm" svg:height="0.022cm" draw:transform="rotate (-2.3537510292403) translate (23.01cm 5.538cm)">
            <text:p/>
            <draw:enhanced-geometry svg:viewBox="0 0 44 17" draw:type="non-primitive" draw:enhanced-path="M 44 17  L 38 15  L 33 13  L 28 10  L 23 8  L 17 7  L 11 5  L 6 2  L 0 0  L 44 17  Z N"/>
          </draw:custom-shape>
          <draw:custom-shape draw:style-name="gr27" draw:text-style-name="P2" draw:layer="layout" svg:width="0.044cm" svg:height="0.022cm" draw:transform="rotate (-2.3537510292403) translate (23.01cm 5.538cm)">
            <text:p/>
            <draw:enhanced-geometry svg:viewBox="0 0 44 17" draw:type="non-primitive" draw:enhanced-path="M 44 17  L 44 17  L 38 15  L 33 13  L 28 10  L 23 8  L 17 7  L 11 5  L 6 2  L 0 0  N"/>
          </draw:custom-shape>
          <draw:custom-shape draw:style-name="gr44" draw:text-style-name="P2" draw:layer="layout" svg:width="0.534cm" svg:height="0.41cm" draw:transform="rotate (-2.3537510292403) translate (23.33cm 5.60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27" draw:text-style-name="P2" draw:layer="layout" svg:width="0.534cm" svg:height="0.41cm" draw:transform="rotate (-2.3537510292403) translate (23.33cm 5.60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44" draw:text-style-name="P2" draw:layer="layout" svg:width="0.471cm" svg:height="0.371cm" draw:transform="rotate (-2.3537510292403) translate (21.876cm 4.243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27" draw:text-style-name="P2" draw:layer="layout" svg:width="0.471cm" svg:height="0.371cm" draw:transform="rotate (-2.3537510292403) translate (21.876cm 4.243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44" draw:text-style-name="P2" draw:layer="layout" svg:width="0.652cm" svg:height="0.566cm" draw:transform="rotate (-2.3537510292403) translate (20.487cm 3.348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27" draw:text-style-name="P2" draw:layer="layout" svg:width="0.652cm" svg:height="0.566cm" draw:transform="rotate (-2.3537510292403) translate (20.487cm 3.348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44" draw:text-style-name="P2" draw:layer="layout" svg:width="0.161cm" svg:height="0.117cm" draw:transform="rotate (-2.3537510292403) translate (21.112cm 2.5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27" draw:text-style-name="P2" draw:layer="layout" svg:width="0.161cm" svg:height="0.117cm" draw:transform="rotate (-2.3537510292403) translate (21.112cm 2.5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44" draw:text-style-name="P2" draw:layer="layout" svg:width="0.137cm" svg:height="0.094cm" draw:transform="rotate (-2.3537510292403) translate (21.931cm 1.622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27" draw:text-style-name="P2" draw:layer="layout" svg:width="0.137cm" svg:height="0.094cm" draw:transform="rotate (-2.3537510292403) translate (21.931cm 1.622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44" draw:text-style-name="P2" draw:layer="layout" svg:width="0.147cm" svg:height="0.216cm" draw:transform="rotate (-2.3537510292403) translate (21.174cm 2.304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27" draw:text-style-name="P2" draw:layer="layout" svg:width="0.147cm" svg:height="0.216cm" draw:transform="rotate (-2.3537510292403) translate (21.174cm 2.304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44" draw:text-style-name="P2" draw:layer="layout" svg:width="0.142cm" svg:height="0.216cm" draw:transform="rotate (-2.3537510292403) translate (21.795cm 1.695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27" draw:text-style-name="P2" draw:layer="layout" svg:width="0.142cm" svg:height="0.216cm" draw:transform="rotate (-2.3537510292403) translate (21.795cm 1.695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44" draw:text-style-name="P2" draw:layer="layout" svg:width="0.505cm" svg:height="0.371cm" draw:transform="rotate (-2.3537510292403) translate (23.928cm 2.141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27" draw:text-style-name="P2" draw:layer="layout" svg:width="0.505cm" svg:height="0.371cm" draw:transform="rotate (-2.3537510292403) translate (23.928cm 2.141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44" draw:text-style-name="P2" draw:layer="layout" svg:width="0.668cm" svg:height="0.573cm" draw:transform="rotate (-2.3537510292403) translate (23.187cm 0.628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27" draw:text-style-name="P2" draw:layer="layout" svg:width="0.668cm" svg:height="0.573cm" draw:transform="rotate (-2.3537510292403) translate (23.187cm 0.628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27" draw:text-style-name="P2" draw:layer="layout" svg:width="1.453cm" svg:height="3.015cm" draw:transform="rotate (-2.3537510292403) translate (25.476cm 3.758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44" draw:text-style-name="P2" draw:layer="layout" svg:width="0.525cm" svg:height="0.411cm" draw:transform="rotate (-2.3537510292403) translate (25.313cm 3.602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27" draw:text-style-name="P2" draw:layer="layout" svg:width="0.525cm" svg:height="0.411cm" draw:transform="rotate (-2.3537510292403) translate (25.313cm 3.602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27" draw:text-style-name="P2" draw:layer="layout" svg:width="0.005cm" svg:height="0.156cm" draw:transform="rotate (-2.3537510292403) translate (25.031cm 3.751cm)">
            <text:p/>
            <draw:enhanced-geometry svg:viewBox="0 0 0 140" draw:type="non-primitive" draw:enhanced-path="M 0 140  L 0 140  L 0 123  L 0 105  L 0 88  L 0 70  L 0 53  L 0 36  L 0 17  L 0 0  N"/>
          </draw:custom-shape>
          <draw:custom-shape draw:style-name="gr27" draw:text-style-name="P2" draw:layer="layout" svg:width="0.004cm" svg:height="0.156cm" draw:transform="rotate (-2.3537510292403) translate (24.933cm 3.793cm)">
            <text:p/>
            <draw:enhanced-geometry svg:viewBox="0 0 0 141" draw:type="non-primitive" draw:enhanced-path="M 0 141  L 0 141  L 0 123  L 0 106  L 0 88  L 0 71  L 0 54  L 0 36  L 0 19  L 0 0  N"/>
          </draw:custom-shape>
          <draw:custom-shape draw:style-name="gr27" draw:text-style-name="P2" draw:layer="layout" svg:width="0.01cm" svg:height="0.115cm" draw:transform="rotate (-2.3537510292403) translate (25.137cm 3.697cm)">
            <text:p/>
            <draw:enhanced-geometry svg:viewBox="0 0 9 105" draw:type="non-primitive" draw:enhanced-path="M 9 105  L 9 105  L 7 91  L 6 79  L 5 65  L 4 52  L 3 40  L 2 26  L 1 14  L 0 0  N"/>
          </draw:custom-shape>
          <draw:custom-shape draw:style-name="gr27" draw:text-style-name="P2" draw:layer="layout" svg:width="0.093cm" svg:height="0.006cm" draw:transform="rotate (-2.3537510292403) translate (25.089cm 3.504cm)">
            <text:p/>
            <draw:enhanced-geometry svg:viewBox="0 0 97 0" draw:type="non-primitive" draw:enhanced-path="M 97 0  L 97 0  L 84 0  L 72 0  L 59 0  L 48 0  L 35 0  L 24 0  L 12 0  L 0 0  N"/>
          </draw:custom-shape>
          <draw:custom-shape draw:style-name="gr27" draw:text-style-name="P2" draw:layer="layout" svg:width="0.148cm" svg:height="0.039cm" draw:transform="rotate (-2.3537510292403) translate (24.993cm 3.512cm)">
            <text:p/>
            <draw:enhanced-geometry svg:viewBox="0 0 149 35" draw:type="non-primitive" draw:enhanced-path="M 149 0  L 149 0  L 131 5  L 112 9  L 93 14  L 74 17  L 56 22  L 37 26  L 19 31  L 0 35  N"/>
          </draw:custom-shape>
          <draw:custom-shape draw:style-name="gr27" draw:text-style-name="P2" draw:layer="layout" svg:width="0.147cm" svg:height="0.06cm" draw:transform="rotate (-2.3537510292403) translate (24.882cm 3.513cm)">
            <text:p/>
            <draw:enhanced-geometry svg:viewBox="0 0 148 55" draw:type="non-primitive" draw:enhanced-path="M 148 0  L 148 0  L 129 7  L 111 14  L 92 21  L 74 27  L 54 34  L 36 41  L 18 48  L 0 55  N"/>
          </draw:custom-shape>
          <draw:custom-shape draw:style-name="gr27" draw:text-style-name="P2" draw:layer="layout" svg:width="0.004cm" svg:height="0.139cm" draw:transform="rotate (-2.3537510292403) translate (24.79cm 3.804cm)">
            <text:p/>
            <draw:enhanced-geometry svg:viewBox="0 0 0 121" draw:type="non-primitive" draw:enhanced-path="M 0 121  L 0 121  L 0 106  L 0 92  L 0 77  L 0 61  L 0 46  L 0 31  L 0 16  L 0 0  N"/>
          </draw:custom-shape>
          <draw:custom-shape draw:style-name="gr27" draw:text-style-name="P2" draw:layer="layout" svg:width="0.108cm" svg:height="0.044cm" draw:transform="rotate (-2.3537510292403) translate (24.78cm 3.593cm)">
            <text:p/>
            <draw:enhanced-geometry svg:viewBox="0 0 107 37" draw:type="non-primitive" draw:enhanced-path="M 107 0  L 107 0  L 93 5  L 80 9  L 66 14  L 54 18  L 40 23  L 26 26  L 14 32  L 0 37  N"/>
          </draw:custom-shape>
          <draw:custom-shape draw:style-name="gr27" draw:text-style-name="P2" draw:layer="layout" svg:width="0.014cm" svg:height="0.094cm" draw:transform="rotate (-2.3537510292403) translate (24.729cm 3.778cm)">
            <text:p/>
            <draw:enhanced-geometry svg:viewBox="0 0 17 87" draw:type="non-primitive" draw:enhanced-path="M 0 87  L 0 87  L 2 77  L 4 66  L 6 56  L 8 44  L 10 34  L 13 23  L 15 11  L 17 0  N"/>
          </draw:custom-shape>
          <draw:custom-shape draw:style-name="gr27" draw:text-style-name="P2" draw:layer="layout" svg:width="0.059cm" svg:height="0.016cm" draw:transform="rotate (-2.3537510292403) translate (24.692cm 3.595cm)">
            <text:p/>
            <draw:enhanced-geometry svg:viewBox="0 0 61 17" draw:type="non-primitive" draw:enhanced-path="M 61 0  L 61 0  L 53 2  L 46 4  L 38 6  L 30 8  L 22 10  L 16 12  L 8 14  L 0 17  N"/>
          </draw:custom-shape>
          <draw:custom-shape draw:style-name="gr27" draw:text-style-name="P2" draw:layer="layout" svg:width="0.02cm" svg:height="0.161cm" draw:transform="rotate (-2.3537510292403) translate (23.204cm 5.343cm)">
            <text:p/>
            <draw:enhanced-geometry svg:viewBox="0 0 18 141" draw:type="non-primitive" draw:enhanced-path="M 18 141  L 18 141  L 16 122  L 13 105  L 11 87  L 9 70  L 7 53  L 4 35  L 2 18  L 0 0  N"/>
          </draw:custom-shape>
          <draw:custom-shape draw:style-name="gr27" draw:text-style-name="P2" draw:layer="layout" svg:width="0.018cm" svg:height="0.154cm" draw:transform="rotate (-2.3537510292403) translate (23.191cm 5.379cm)">
            <text:p/>
            <draw:enhanced-geometry svg:viewBox="0 0 17 140" draw:type="non-primitive" draw:enhanced-path="M 0 140  L 0 140  L 2 123  L 4 105  L 7 88  L 9 70  L 11 52  L 12 35  L 15 17  L 17 0  N"/>
          </draw:custom-shape>
          <draw:custom-shape draw:style-name="gr27" draw:text-style-name="P2" draw:layer="layout" svg:width="0.128cm" svg:height="0.022cm" draw:transform="rotate (-2.3537510292403) translate (22.987cm 5.286cm)">
            <text:p/>
            <draw:enhanced-geometry svg:viewBox="0 0 131 17" draw:type="non-primitive" draw:enhanced-path="M 0 0  L 0 0  L 17 2  L 33 4  L 49 6  L 66 9  L 82 11  L 98 12  L 114 14  L 131 17  N"/>
          </draw:custom-shape>
          <draw:custom-shape draw:style-name="gr27" draw:text-style-name="P2" draw:layer="layout" svg:width="0.108cm" svg:height="0.039cm" draw:transform="rotate (-2.3537510292403) translate (22.994cm 5.224cm)">
            <text:p/>
            <draw:enhanced-geometry svg:viewBox="0 0 114 34" draw:type="non-primitive" draw:enhanced-path="M 0 0  L 0 0  L 14 4  L 27 9  L 42 13  L 57 18  L 70 21  L 85 26  L 100 30  L 114 34  N"/>
          </draw:custom-shape>
          <draw:custom-shape draw:style-name="gr27" draw:text-style-name="P2" draw:layer="layout" svg:width="0.02cm" svg:height="0.078cm" draw:transform="rotate (-2.3537510292403) translate (23.138cm 5.52cm)">
            <text:p/>
            <draw:enhanced-geometry svg:viewBox="0 0 17 71" draw:type="non-primitive" draw:enhanced-path="M 0 71  L 0 71  L 1 62  L 3 53  L 4 44  L 6 35  L 9 27  L 11 18  L 13 9  L 17 0  N"/>
          </draw:custom-shape>
          <draw:custom-shape draw:style-name="gr27" draw:text-style-name="P2" draw:layer="layout" svg:width="0.004cm" svg:height="0.133cm" draw:transform="rotate (-2.3537510292403) translate (23.089cm 5.646cm)">
            <text:p/>
            <draw:enhanced-geometry svg:viewBox="0 0 0 124" draw:type="non-primitive" draw:enhanced-path="M 0 124  L 0 124  L 0 108  L 0 93  L 0 78  L 0 62  L 0 47  L 0 31  L 0 16  L 0 0  N"/>
          </draw:custom-shape>
          <draw:custom-shape draw:style-name="gr27" draw:text-style-name="P2" draw:layer="layout" svg:width="0.008cm" svg:height="0.099cm" draw:transform="rotate (-2.3537510292403) translate (23.054cm 5.714cm)">
            <text:p/>
            <draw:enhanced-geometry svg:viewBox="0 0 12 87" draw:type="non-primitive" draw:enhanced-path="M 4 87  L 4 87  L 4 75  L 3 64  L 1 51  L 0 40  L 0 29  L 2 19  L 6 8  L 12 0  N"/>
          </draw:custom-shape>
          <draw:custom-shape draw:style-name="gr27" draw:text-style-name="P2" draw:layer="layout" svg:width="0.014cm" svg:height="0.115cm" draw:transform="rotate (-2.3537510292403) translate (23.036cm 5.786cm)">
            <text:p/>
            <draw:enhanced-geometry svg:viewBox="0 0 18 105" draw:type="non-primitive" draw:enhanced-path="M 9 105  L 9 105  L 9 90  L 11 74  L 14 56  L 17 39  L 18 24  L 15 12  L 10 3  L 0 0  N"/>
          </draw:custom-shape>
          <draw:custom-shape draw:style-name="gr27" draw:text-style-name="P2" draw:layer="layout" svg:width="0.083cm" svg:height="0.061cm" draw:transform="rotate (-2.3537510292403) translate (22.926cm 5.677cm)">
            <text:p/>
            <draw:enhanced-geometry svg:viewBox="0 0 88 52" draw:type="non-primitive" draw:enhanced-path="M 0 0  L 0 0  L 11 7  L 21 12  L 33 19  L 44 26  L 54 33  L 65 40  L 77 45  L 88 52  N"/>
          </draw:custom-shape>
          <draw:custom-shape draw:style-name="gr27" draw:text-style-name="P2" draw:layer="layout" svg:width="0.073cm" svg:height="0.039cm" draw:transform="rotate (-2.3537510292403) translate (22.952cm 5.563cm)">
            <text:p/>
            <draw:enhanced-geometry svg:viewBox="0 0 72 35" draw:type="non-primitive" draw:enhanced-path="M 0 0  L 0 0  L 9 5  L 18 9  L 27 14  L 36 17  L 44 22  L 53 26  L 63 31  L 72 35  N"/>
          </draw:custom-shape>
          <draw:custom-shape draw:style-name="gr27" draw:text-style-name="P2" draw:layer="layout" svg:width="0.093cm" svg:height="0.055cm" draw:transform="rotate (-2.3537510292403) translate (23.001cm 5.459cm)">
            <text:p/>
            <draw:enhanced-geometry svg:viewBox="0 0 96 52" draw:type="non-primitive" draw:enhanced-path="M 0 0  L 0 0  L 12 7  L 24 13  L 36 19  L 49 26  L 60 32  L 72 39  L 84 46  L 96 52  N"/>
          </draw:custom-shape>
          <draw:custom-shape draw:style-name="gr27" draw:text-style-name="P2" draw:layer="layout" svg:width="0.089cm" svg:height="0.06cm" draw:transform="rotate (-2.3537510292403) translate (23.045cm 5.392cm)">
            <text:p/>
            <draw:enhanced-geometry svg:viewBox="0 0 89 53" draw:type="non-primitive" draw:enhanced-path="M 0 0  L 0 0  L 11 7  L 22 13  L 33 19  L 45 26  L 55 33  L 66 40  L 77 47  L 89 53  N"/>
          </draw:custom-shape>
          <draw:custom-shape draw:style-name="gr27" draw:text-style-name="P2" draw:layer="layout" svg:width="0.059cm" svg:height="0.021cm" draw:transform="rotate (-2.3537510292403) translate (22.2cm 4.358cm)">
            <text:p/>
            <draw:enhanced-geometry svg:viewBox="0 0 62 20" draw:type="non-primitive" draw:enhanced-path="M 0 0  L 0 0  L 8 3  L 16 7  L 25 11  L 33 15  L 41 18  L 47 20  L 55 20  L 62 17  N"/>
          </draw:custom-shape>
          <draw:custom-shape draw:style-name="gr27" draw:text-style-name="P2" draw:layer="layout" svg:width="0.018cm" svg:height="0.022cm" draw:transform="rotate (-2.3537510292403) translate (22.175cm 4.416cm)">
            <text:p/>
            <draw:enhanced-geometry svg:viewBox="0 0 17 18" draw:type="non-primitive" draw:enhanced-path="M 0 18  L 0 18  L 5 13  L 8 9  L 13 4  L 17 0  N"/>
          </draw:custom-shape>
          <draw:custom-shape draw:style-name="gr27" draw:text-style-name="P2" draw:layer="layout" svg:width="0.077cm" svg:height="0.039cm" draw:transform="rotate (-2.3537510292403) translate (22.228cm 4.386cm)">
            <text:p/>
            <draw:enhanced-geometry svg:viewBox="0 0 79 35" draw:type="non-primitive" draw:enhanced-path="M 0 0  L 0 0  L 10 4  L 20 9  L 30 13  L 41 17  L 51 21  L 60 26  L 70 30  L 79 35  N"/>
          </draw:custom-shape>
          <draw:custom-shape draw:style-name="gr27" draw:text-style-name="P2" draw:layer="layout" svg:width="0.069cm" svg:height="0.021cm" draw:transform="rotate (-2.3537510292403) translate (22.005cm 4.309cm)">
            <text:p/>
            <draw:enhanced-geometry svg:viewBox="0 0 70 17" draw:type="non-primitive" draw:enhanced-path="M 0 17  L 0 17  L 9 15  L 17 13  L 26 11  L 35 8  L 43 6  L 52 5  L 60 3  L 70 0  N"/>
          </draw:custom-shape>
          <draw:custom-shape draw:style-name="gr27" draw:text-style-name="P2" draw:layer="layout" svg:width="0.089cm" svg:height="0.022cm" draw:transform="rotate (-2.3537510292403) translate (21.934cm 4.272cm)">
            <text:p/>
            <draw:enhanced-geometry svg:viewBox="0 0 88 17" draw:type="non-primitive" draw:enhanced-path="M 0 17  L 0 17  L 11 14  L 22 12  L 32 10  L 44 8  L 54 5  L 65 3  L 76 1  L 88 0  N"/>
          </draw:custom-shape>
          <draw:custom-shape draw:style-name="gr27" draw:text-style-name="P2" draw:layer="layout" svg:width="0.069cm" svg:height="0.039cm" draw:transform="rotate (-2.3537510292403) translate (22.051cm 4.21cm)">
            <text:p/>
            <draw:enhanced-geometry svg:viewBox="0 0 71 36" draw:type="non-primitive" draw:enhanced-path="M 71 0  L 71 0  L 62 5  L 53 10  L 44 14  L 36 19  L 27 23  L 18 27  L 9 31  L 0 36  N"/>
          </draw:custom-shape>
          <draw:custom-shape draw:style-name="gr27" draw:text-style-name="P2" draw:layer="layout" svg:width="0.069cm" svg:height="0.021cm" draw:transform="rotate (-2.3537510292403) translate (22.165cm 4.261cm)">
            <text:p/>
            <draw:enhanced-geometry svg:viewBox="0 0 72 19" draw:type="non-primitive" draw:enhanced-path="M 72 0  L 72 0  L 63 2  L 54 5  L 45 7  L 37 9  L 28 13  L 19 15  L 10 17  L 0 19  N"/>
          </draw:custom-shape>
          <draw:custom-shape draw:style-name="gr27" draw:text-style-name="P2" draw:layer="layout" svg:width="0.064cm" svg:height="0.016cm" draw:transform="rotate (-2.3537510292403) translate (22.245cm 4.313cm)">
            <text:p/>
            <draw:enhanced-geometry svg:viewBox="0 0 62 17" draw:type="non-primitive" draw:enhanced-path="M 62 17  L 62 17  L 54 15  L 47 12  L 39 10  L 31 8  L 23 6  L 16 4  L 8 2  L 0 0  N"/>
          </draw:custom-shape>
          <draw:custom-shape draw:style-name="gr27" draw:text-style-name="P2" draw:layer="layout" svg:width="0.069cm" svg:height="0.017cm" draw:transform="rotate (-2.3537510292403) translate (22.352cm 4.349cm)">
            <text:p/>
            <draw:enhanced-geometry svg:viewBox="0 0 69 17" draw:type="non-primitive" draw:enhanced-path="M 0 17  L 0 17  L 9 15  L 18 13  L 26 11  L 35 8  L 43 6  L 52 4  L 60 2  L 69 0  N"/>
          </draw:custom-shape>
          <draw:custom-shape draw:style-name="gr27" draw:text-style-name="P2" draw:layer="layout" svg:width="0.079cm" svg:height="0.078cm" draw:transform="rotate (-2.3537510292403) translate (21.15cm 3.541cm)">
            <text:p/>
            <draw:enhanced-geometry svg:viewBox="0 0 78 71" draw:type="non-primitive" draw:enhanced-path="M 78 0  L 78 0  L 68 9  L 59 18  L 48 28  L 38 35  L 28 45  L 19 54  L 9 62  L 0 71  N"/>
          </draw:custom-shape>
          <draw:custom-shape draw:style-name="gr27" draw:text-style-name="P2" draw:layer="layout" svg:width="0.088cm" svg:height="0.039cm" draw:transform="rotate (-2.3537510292403) translate (21.077cm 3.614cm)">
            <text:p/>
            <draw:enhanced-geometry svg:viewBox="0 0 88 37" draw:type="non-primitive" draw:enhanced-path="M 0 0  L 0 0  L 11 5  L 21 9  L 33 14  L 44 18  L 54 23  L 66 28  L 77 32  L 88 37  N"/>
          </draw:custom-shape>
          <draw:custom-shape draw:style-name="gr27" draw:text-style-name="P2" draw:layer="layout" svg:width="0.069cm" svg:height="0.061cm" draw:transform="rotate (-2.3537510292403) translate (21.013cm 3.488cm)">
            <text:p/>
            <draw:enhanced-geometry svg:viewBox="0 0 70 52" draw:type="non-primitive" draw:enhanced-path="M 70 0  L 70 0  L 60 7  L 47 12  L 35 18  L 24 22  L 12 29  L 4 35  L 0 43  L 1 52  N"/>
          </draw:custom-shape>
          <draw:custom-shape draw:style-name="gr27" draw:text-style-name="P2" draw:layer="layout" svg:width="0.098cm" svg:height="0.005cm" draw:transform="rotate (-2.3537510292403) translate (20.905cm 3.542cm)">
            <text:p/>
            <draw:enhanced-geometry svg:viewBox="0 0 97 0" draw:type="non-primitive" draw:enhanced-path="M 0 0  L 0 0  L 13 0  L 24 0  L 37 0  L 48 0  L 60 0  L 72 0  L 84 0  L 97 0  N"/>
          </draw:custom-shape>
          <draw:custom-shape draw:style-name="gr27" draw:text-style-name="P2" draw:layer="layout" svg:width="0.069cm" svg:height="0.06cm" draw:transform="rotate (-2.3537510292403) translate (20.871cm 3.41cm)">
            <text:p/>
            <draw:enhanced-geometry svg:viewBox="0 0 70 52" draw:type="non-primitive" draw:enhanced-path="M 70 0  L 70 0  L 61 7  L 52 13  L 44 20  L 35 26  L 26 33  L 18 40  L 9 46  L 0 52  N"/>
          </draw:custom-shape>
          <draw:custom-shape draw:style-name="gr27" draw:text-style-name="P2" draw:layer="layout" svg:width="0.093cm" svg:height="0.006cm" draw:transform="rotate (-2.3537510292403) translate (20.777cm 3.475cm)">
            <text:p/>
            <draw:enhanced-geometry svg:viewBox="0 0 97 0" draw:type="non-primitive" draw:enhanced-path="M 0 0  L 0 0  L 13 0  L 24 0  L 37 0  L 48 0  L 61 0  L 72 0  L 84 0  L 97 0  N"/>
          </draw:custom-shape>
          <draw:custom-shape draw:style-name="gr27" draw:text-style-name="P2" draw:layer="layout" svg:width="0.069cm" svg:height="0.039cm" draw:transform="rotate (-2.3537510292403) translate (20.69cm 3.339cm)">
            <text:p/>
            <draw:enhanced-geometry svg:viewBox="0 0 72 35" draw:type="non-primitive" draw:enhanced-path="M 72 0  L 72 0  L 61 4  L 50 7  L 38 10  L 25 12  L 15 16  L 6 20  L 1 27  L 0 35  N"/>
          </draw:custom-shape>
          <draw:custom-shape draw:style-name="gr27" draw:text-style-name="P2" draw:layer="layout" svg:width="0.118cm" svg:height="0.005cm" draw:transform="rotate (-2.3537510292403) translate (20.651cm 3.378cm)">
            <text:p/>
            <draw:enhanced-geometry svg:viewBox="0 0 122 0" draw:type="non-primitive" draw:enhanced-path="M 122 0  L 122 0  L 106 0  L 90 0  L 76 0  L 60 0  L 45 0  L 30 0  L 14 0  L 0 0  N"/>
          </draw:custom-shape>
          <draw:custom-shape draw:style-name="gr27" draw:text-style-name="P2" draw:layer="layout" svg:width="0.049cm" svg:height="0.016cm" draw:transform="rotate (-2.3537510292403) translate (20.68cm 3.295cm)">
            <text:p/>
            <draw:enhanced-geometry svg:viewBox="0 0 52 17" draw:type="non-primitive" draw:enhanced-path="M 52 0  L 52 0  L 46 2  L 40 5  L 33 7  L 26 9  L 20 11  L 13 14  L 7 15  L 0 17  N"/>
          </draw:custom-shape>
          <draw:custom-shape draw:style-name="gr27" draw:text-style-name="P2" draw:layer="layout" svg:width="0.059cm" svg:height="0.078cm" draw:transform="rotate (-2.3537510292403) translate (20.559cm 3.308cm)">
            <text:p/>
            <draw:enhanced-geometry svg:viewBox="0 0 61 71" draw:type="non-primitive" draw:enhanced-path="M 61 0  L 61 0  L 53 9  L 46 18  L 38 26  L 30 35  L 22 45  L 16 52  L 8 62  L 0 71  N"/>
          </draw:custom-shape>
          <draw:custom-shape draw:style-name="gr27" draw:text-style-name="P2" draw:layer="layout" svg:width="0.067cm" svg:height="0.016cm" draw:transform="rotate (-2.3537510292403) translate (20.515cm 3.375cm)">
            <text:p/>
            <draw:enhanced-geometry svg:viewBox="0 0 70 17" draw:type="non-primitive" draw:enhanced-path="M 0 17  L 0 17  L 9 15  L 18 13  L 26 12  L 35 9  L 44 7  L 52 5  L 61 3  L 70 0  N"/>
          </draw:custom-shape>
          <draw:custom-shape draw:style-name="gr27" draw:text-style-name="P2" draw:layer="layout" svg:width="0.108cm" svg:height="0.005cm" draw:transform="rotate (-2.3537510292403) translate (23.701cm 2.519cm)">
            <text:p/>
            <draw:enhanced-geometry svg:viewBox="0 0 107 0" draw:type="non-primitive" draw:enhanced-path="M 107 0  L 107 0  L 93 0  L 80 0  L 66 0  L 54 0  L 40 0  L 26 0  L 14 0  L 0 0  N"/>
          </draw:custom-shape>
          <draw:custom-shape draw:style-name="gr27" draw:text-style-name="P2" draw:layer="layout" svg:width="0.132cm" svg:height="0.021cm" draw:transform="rotate (-2.3537510292403) translate (23.769cm 2.648cm)">
            <text:p/>
            <draw:enhanced-geometry svg:viewBox="0 0 131 19" draw:type="non-primitive" draw:enhanced-path="M 131 0  L 131 0  L 114 2  L 98 5  L 81 7  L 65 9  L 49 13  L 32 15  L 17 17  L 0 19  N"/>
          </draw:custom-shape>
          <draw:custom-shape draw:style-name="gr27" draw:text-style-name="P2" draw:layer="layout" svg:width="0.077cm" svg:height="0.005cm" draw:transform="rotate (-2.3537510292403) translate (23.769cm 2.759cm)">
            <text:p/>
            <draw:enhanced-geometry svg:viewBox="0 0 78 0" draw:type="non-primitive" draw:enhanced-path="M 78 0  L 78 0  L 68 0  L 59 0  L 49 0  L 39 0  L 28 0  L 19 0  L 9 0  L 0 0  N"/>
          </draw:custom-shape>
          <draw:custom-shape draw:style-name="gr27" draw:text-style-name="P2" draw:layer="layout" svg:width="0.103cm" svg:height="0.005cm" draw:transform="rotate (-2.3537510292403) translate (23.829cm 2.895cm)">
            <text:p/>
            <draw:enhanced-geometry svg:viewBox="0 0 106 0" draw:type="non-primitive" draw:enhanced-path="M 106 0  L 106 0  L 97 0  L 87 0  L 78 0  L 70 0  L 61 0  L 52 0  L 43 0  L 34 0  L 34 0  L 30 0  L 26 0  L 22 0  L 17 0  L 13 0  L 8 0  L 5 0  L 0 0  N"/>
          </draw:custom-shape>
          <draw:custom-shape draw:style-name="gr27" draw:text-style-name="P2" draw:layer="layout" svg:width="0.054cm" svg:height="0.016cm" draw:transform="rotate (-2.3537510292403) translate (23.677cm 2.874cm)">
            <text:p/>
            <draw:enhanced-geometry svg:viewBox="0 0 53 17" draw:type="non-primitive" draw:enhanced-path="M 0 17  L 0 17  L 6 15  L 12 12  L 19 10  L 26 8  L 32 6  L 39 4  L 46 2  L 53 0  N"/>
          </draw:custom-shape>
          <draw:custom-shape draw:style-name="gr27" draw:text-style-name="P2" draw:layer="layout" svg:width="0.063cm" svg:height="0.021cm" draw:transform="rotate (-2.3537510292403) translate (23.644cm 2.718cm)">
            <text:p/>
            <draw:enhanced-geometry svg:viewBox="0 0 61 17" draw:type="non-primitive" draw:enhanced-path="M 0 0  L 0 0  L 7 3  L 15 5  L 23 7  L 31 9  L 38 12  L 46 13  L 54 15  L 61 17  N"/>
          </draw:custom-shape>
          <draw:custom-shape draw:style-name="gr27" draw:text-style-name="P2" draw:layer="layout" svg:width="0.103cm" svg:height="0.045cm" draw:transform="rotate (-2.3537510292403) translate (23.611cm 2.588cm)">
            <text:p/>
            <draw:enhanced-geometry svg:viewBox="0 0 105 39" draw:type="non-primitive" draw:enhanced-path="M 0 0  L 0 0  L 13 5  L 26 13  L 40 22  L 54 30  L 68 36  L 80 39  L 93 39  L 105 34  N"/>
          </draw:custom-shape>
          <draw:custom-shape draw:style-name="gr27" draw:text-style-name="P2" draw:layer="layout" svg:width="0.044cm" svg:height="0.005cm" draw:transform="rotate (-2.3537510292403) translate (22.301cm 4.43cm)">
            <text:p/>
            <draw:enhanced-geometry svg:viewBox="0 0 44 0" draw:type="non-primitive" draw:enhanced-path="M 0 0  L 0 0  L 5 0  L 11 0  L 16 0  L 21 0  L 27 0  L 33 0  L 38 0  L 44 0  N"/>
          </draw:custom-shape>
          <draw:custom-shape draw:style-name="gr27" draw:text-style-name="P2" draw:layer="layout" svg:width="0.083cm" svg:height="0.044cm" draw:transform="rotate (-2.3537510292403) translate (23.043cm 1.613cm)">
            <text:p/>
            <draw:enhanced-geometry svg:viewBox="0 0 88 36" draw:type="non-primitive" draw:enhanced-path="M 88 0  L 88 0  L 77 5  L 65 10  L 54 14  L 44 17  L 32 22  L 21 27  L 11 31  L 0 36  N"/>
          </draw:custom-shape>
          <draw:custom-shape draw:style-name="gr27" draw:text-style-name="P2" draw:layer="layout" svg:width="0.034cm" svg:height="0.094cm" draw:transform="rotate (-2.3537510292403) translate (22.948cm 1.678cm)">
            <text:p/>
            <draw:enhanced-geometry svg:viewBox="0 0 35 86" draw:type="non-primitive" draw:enhanced-path="M 0 0  L 0 0  L 4 11  L 7 22  L 9 35  L 11 47  L 15 59  L 19 69  L 26 78  L 35 86  N"/>
          </draw:custom-shape>
          <draw:custom-shape draw:style-name="gr27" draw:text-style-name="P2" draw:layer="layout" svg:width="0.132cm" svg:height="0.11cm" draw:transform="rotate (-2.3537510292403) translate (23.026cm 1.568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27" draw:text-style-name="P2" draw:layer="layout" svg:width="0.024cm" svg:height="0.094cm" draw:transform="rotate (-2.3537510292403) translate (22.847cm 1.502cm)">
            <text:p/>
            <draw:enhanced-geometry svg:viewBox="0 0 27 87" draw:type="non-primitive" draw:enhanced-path="M 0 0  L 0 0  L 3 10  L 7 22  L 10 33  L 13 43  L 17 55  L 20 66  L 24 77  L 27 87  N"/>
          </draw:custom-shape>
          <draw:custom-shape draw:style-name="gr27" draw:text-style-name="P2" draw:layer="layout" svg:width="0.098cm" svg:height="0.039cm" draw:transform="rotate (-2.3537510292403) translate (22.897cm 1.344cm)">
            <text:p/>
            <draw:enhanced-geometry svg:viewBox="0 0 97 35" draw:type="non-primitive" draw:enhanced-path="M 97 0  L 97 0  L 84 5  L 72 9  L 60 14  L 48 18  L 36 23  L 24 26  L 13 31  L 0 35  N"/>
          </draw:custom-shape>
          <draw:custom-shape draw:style-name="gr27" draw:text-style-name="P2" draw:layer="layout" svg:width="0.063cm" svg:height="0.11cm" draw:transform="rotate (-2.3537510292403) translate (22.784cm 1.37cm)">
            <text:p/>
            <draw:enhanced-geometry svg:viewBox="0 0 69 103" draw:type="non-primitive" draw:enhanced-path="M 0 0  L 0 0  L 9 12  L 17 26  L 26 38  L 35 51  L 43 64  L 52 77  L 60 90  L 69 103  N"/>
          </draw:custom-shape>
          <draw:custom-shape draw:style-name="gr27" draw:text-style-name="P2" draw:layer="layout" svg:width="0.132cm" svg:height="0.005cm" draw:transform="rotate (-2.3537510292403) translate (22.862cm 1.157cm)">
            <text:p/>
            <draw:enhanced-geometry svg:viewBox="0 0 138 0" draw:type="non-primitive" draw:enhanced-path="M 138 0  L 138 0  L 119 0  L 97 0  L 75 0  L 52 0  L 32 0  L 14 0  L 4 0  L 0 0  N"/>
          </draw:custom-shape>
          <draw:custom-shape draw:style-name="gr27" draw:text-style-name="P2" draw:layer="layout" svg:width="0.054cm" svg:height="0.115cm" draw:transform="rotate (-2.3537510292403) translate (22.745cm 1.274cm)">
            <text:p/>
            <draw:enhanced-geometry svg:viewBox="0 0 53 105" draw:type="non-primitive" draw:enhanced-path="M 0 0  L 0 0  L 7 14  L 14 26  L 21 40  L 27 53  L 33 67  L 40 79  L 46 93  L 53 105  N"/>
          </draw:custom-shape>
          <draw:custom-shape draw:style-name="gr43" draw:text-style-name="P2" draw:layer="layout" svg:width="0.138cm" svg:height="0.177cm" draw:transform="rotate (-2.3537510292403) translate (24.308cm 4.453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27" draw:text-style-name="P2" draw:layer="layout" svg:width="0.138cm" svg:height="0.177cm" draw:transform="rotate (-2.3537510292403) translate (24.308cm 4.453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44" draw:text-style-name="P2" draw:layer="layout" svg:width="0.157cm" svg:height="0.193cm" draw:transform="rotate (-2.3537510292403) translate (24.308cm 4.453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27" draw:text-style-name="P2" draw:layer="layout" svg:width="0.157cm" svg:height="0.193cm" draw:transform="rotate (-2.3537510292403) translate (24.308cm 4.453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44" draw:text-style-name="P2" draw:layer="layout" svg:width="0.092cm" svg:height="0.039cm" draw:transform="rotate (-2.3537510292403) translate (24.309cm 4.476cm)">
            <text:p/>
            <draw:enhanced-geometry svg:viewBox="0 0 95 35" draw:type="non-primitive" draw:enhanced-path="M 95 18  L 87 15  L 80 13  L 72 9  L 64 6  L 56 3  L 50 1  L 42 0  L 34 1  L 28 4  L 22 6  L 18 11  L 13 14  L 9 18  L 5 24  L 2 30  L 0 35  L 95 18  Z N"/>
          </draw:custom-shape>
          <draw:custom-shape draw:style-name="gr27" draw:text-style-name="P2" draw:layer="layout" svg:width="0.092cm" svg:height="0.039cm" draw:transform="rotate (-2.3537510292403) translate (24.309cm 4.476cm)">
            <text:p/>
            <draw:enhanced-geometry svg:viewBox="0 0 95 35" draw:type="non-primitive" draw:enhanced-path="M 95 18  L 95 18  L 87 15  L 80 13  L 72 9  L 64 6  L 56 3  L 50 1  L 42 0  L 34 1  L 34 1  L 28 4  L 22 6  L 18 11  L 13 14  L 9 18  L 5 24  L 2 30  L 0 35  N"/>
          </draw:custom-shape>
          <draw:custom-shape draw:style-name="gr44" draw:text-style-name="P2" draw:layer="layout" svg:width="0.049cm" svg:height="0.039cm" draw:transform="rotate (-2.3537510292403) translate (24.315cm 4.446cm)">
            <text:p/>
            <draw:enhanced-geometry svg:viewBox="0 0 53 36" draw:type="non-primitive" draw:enhanced-path="M 53 0  L 46 5  L 38 8  L 31 12  L 23 15  L 16 19  L 10 23  L 4 29  L 0 36  L 53 0  Z N"/>
          </draw:custom-shape>
          <draw:custom-shape draw:style-name="gr27" draw:text-style-name="P2" draw:layer="layout" svg:width="0.049cm" svg:height="0.039cm" draw:transform="rotate (-2.3537510292403) translate (24.315cm 4.446cm)">
            <text:p/>
            <draw:enhanced-geometry svg:viewBox="0 0 53 36" draw:type="non-primitive" draw:enhanced-path="M 53 0  L 53 0  L 46 5  L 38 8  L 31 12  L 23 15  L 16 19  L 10 23  L 4 29  L 0 36  N"/>
          </draw:custom-shape>
          <draw:custom-shape draw:style-name="gr44" draw:text-style-name="P2" draw:layer="layout" svg:width="0.132cm" svg:height="0.078cm" draw:transform="rotate (-2.3537510292403) translate (23.953cm 4.834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27" draw:text-style-name="P2" draw:layer="layout" svg:width="0.132cm" svg:height="0.078cm" draw:transform="rotate (-2.3537510292403) translate (23.953cm 4.834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44" draw:text-style-name="P2" draw:layer="layout" svg:width="0.132cm" svg:height="0.133cm" draw:transform="rotate (-2.3537510292403) translate (23.93cm 4.825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27" draw:text-style-name="P2" draw:layer="layout" svg:width="0.132cm" svg:height="0.133cm" draw:transform="rotate (-2.3537510292403) translate (23.93cm 4.825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44" draw:text-style-name="P2" draw:layer="layout" svg:width="0.077cm" svg:height="0.076cm" draw:transform="rotate (-2.3537510292403) translate (24.315cm 4.446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27" draw:text-style-name="P2" draw:layer="layout" svg:width="0.077cm" svg:height="0.076cm" draw:transform="rotate (-2.3537510292403) translate (24.315cm 4.446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ointer typedef?"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9">pointer typedef?</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so how about this...?</text:span></text:p>
                <text:list text:style-name="L8">
                  <text:list-item>
                    <text:p text:style-name="P8"><text:span text:style-name="T9">one typedef for plain ptr</text:span></text:p>
                  </text:list-item>
                  <text:list-item>
                    <text:p text:style-name="P8"><text:span text:style-name="T9">another typedef for ptr to const</text:span></text:p>
                  </text:list-item>
                </text:list>
              </text:list-item>
            </text:list>
          </draw:text-box>
        </draw:frame>
        <draw:custom-shape draw:style-name="gr4" draw:text-style-name="P2" draw:layer="layout" svg:width="19.398cm" svg:height="2.293cm" svg:x="5.759cm" svg:y="6.227cm">
          <text:p text:style-name="P9"><text:span text:style-name="T4">typedef <text:s text:c="6"/>struct </text:span><text:span text:style-name="T5">date * <text:s/>date;</text:span></text:p>
          <text:p text:style-name="P9"><text:span text:style-name="T4">typedef</text:span><text:span text:style-name="T38"> </text:span><text:span text:style-name="T4">const struct</text:span><text:span text:style-name="T38"> date * cdate;</text:span></text:p>
          <draw:enhanced-geometry svg:viewBox="0 0 21600 21600" draw:type="mso-spt202" draw:enhanced-path="M 0 0 L 21600 0 21600 21600 0 21600 0 0 Z N"/>
        </draw:custom-shape>
        <draw:custom-shape draw:style-name="gr4" draw:text-style-name="P2" draw:layer="layout" svg:width="19.398cm" svg:height="3.309cm" svg:x="5.759cm" svg:y="11.827cm">
          <text:p text:style-name="P9"><text:span text:style-name="T4">void </text:span><text:span text:style-name="T5">hide_ptr(date delay);</text:span></text:p>
          <text:p text:style-name="P9"><text:span text:style-name="T5"/></text:p>
          <text:p text:style-name="P9"><text:span text:style-name="T4">void</text:span><text:span text:style-name="T5"> hide_const_too(cdate delay);</text:span></text:p>
          <draw:enhanced-geometry svg:viewBox="0 0 21600 21600" draw:type="mso-spt202" draw:enhanced-path="M 0 0 L 21600 0 21600 21600 0 21600 0 0 Z N"/>
        </draw:custom-shape>
        <draw:custom-shape draw:style-name="gr46" draw:text-style-name="P2" draw:layer="layout" svg:width="1.799cm" svg:height="2.602cm" svg:x="13.56cm" svg:y="8.9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40" draw:text-style-name="P2" draw:layer="layout" svg:width="0.987cm" svg:height="4.065cm" draw:transform="rotate (-2.3537510292403) translate (25.364cm 12.93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27" draw:text-style-name="P2" draw:layer="layout" svg:width="0.987cm" svg:height="4.065cm" draw:transform="rotate (-2.3537510292403) translate (25.364cm 12.93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40" draw:text-style-name="P2" draw:layer="layout" svg:width="0.923cm" svg:height="4.07cm" draw:transform="rotate (-2.3537510292403) translate (25.97cm 12.318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27" draw:text-style-name="P2" draw:layer="layout" svg:width="0.923cm" svg:height="4.07cm" draw:transform="rotate (-2.3537510292403) translate (25.97cm 12.318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41" draw:text-style-name="P2" draw:layer="layout" svg:width="0.358cm" svg:height="0.755cm" draw:transform="rotate (-2.3537510292403) translate (25.275cm 12.859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41" draw:text-style-name="P2" draw:layer="layout" svg:width="0.314cm" svg:height="0.649cm" draw:transform="rotate (-2.3537510292403) translate (25.485cm 12.537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41" draw:text-style-name="P2" draw:layer="layout" svg:width="0.633cm" svg:height="0.788cm" draw:transform="rotate (-2.3537510292403) translate (24.589cm 12.226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41" draw:text-style-name="P2" draw:layer="layout" svg:width="0.481cm" svg:height="0.304cm" draw:transform="rotate (-2.3537510292403) translate (23.751cm 11.57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41" draw:text-style-name="P2" draw:layer="layout" svg:width="0.923cm" svg:height="3.982cm" draw:transform="rotate (-2.3537510292403) translate (25.944cm 12.242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41" draw:text-style-name="P2" draw:layer="layout" svg:width="1.09cm" svg:height="4.072cm" draw:transform="rotate (-2.3537510292403) translate (25.392cm 12.85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41" draw:text-style-name="P2" draw:layer="layout" svg:width="0.717cm" svg:height="0.583cm" draw:transform="rotate (-2.3537510292403) translate (25.583cm 12.73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41" draw:text-style-name="P2" draw:layer="layout" svg:width="0.069cm" svg:height="0.037cm" draw:transform="rotate (-2.3537510292403) translate (25.312cm 12.931cm)">
            <text:p/>
            <draw:enhanced-geometry svg:viewBox="0 0 70 35" draw:type="non-primitive" draw:enhanced-path="M 0 0  L 9 5  L 17 9  L 26 15  L 34 20  L 43 24  L 52 29  L 61 32  L 70 35  L 0 0  Z N"/>
          </draw:custom-shape>
          <draw:custom-shape draw:style-name="gr41" draw:text-style-name="P2" draw:layer="layout" svg:width="0.305cm" svg:height="0.332cm" draw:transform="rotate (-2.3537510292403) translate (25.302cm 12.941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41" draw:text-style-name="P2" draw:layer="layout" svg:width="0.584cm" svg:height="0.244cm" draw:transform="rotate (-2.3537510292403) translate (24.574cm 12.806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41" draw:text-style-name="P2" draw:layer="layout" svg:width="0.24cm" svg:height="0.405cm" draw:transform="rotate (-2.3537510292403) translate (24.452cm 13.43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41" draw:text-style-name="P2" draw:layer="layout" svg:width="0.191cm" svg:height="0.394cm" draw:transform="rotate (-2.3537510292403) translate (24.428cm 13.38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41" draw:text-style-name="P2" draw:layer="layout" svg:width="0.172cm" svg:height="0.272cm" draw:transform="rotate (-2.3537510292403) translate (24.344cm 13.354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41" draw:text-style-name="P2" draw:layer="layout" svg:width="0.259cm" svg:height="0.394cm" draw:transform="rotate (-2.3537510292403) translate (24.412cm 13.394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41" draw:text-style-name="P2" draw:layer="layout" svg:width="0.151cm" svg:height="0.233cm" draw:transform="rotate (-2.3537510292403) translate (24.388cm 13.47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41" draw:text-style-name="P2" draw:layer="layout" svg:width="0.069cm" svg:height="0.233cm" draw:transform="rotate (-2.3537510292403) translate (24.319cm 13.378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41" draw:text-style-name="P2" draw:layer="layout" svg:width="0.604cm" svg:height="0.778cm" draw:transform="rotate (-2.3537510292403) translate (23.984cm 12.55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41" draw:text-style-name="P2" draw:layer="layout" svg:width="0.191cm" svg:height="0.055cm" draw:transform="rotate (-2.3537510292403) translate (23.815cm 12.508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41" draw:text-style-name="P2" draw:layer="layout" svg:width="0.27cm" svg:height="0.193cm" draw:transform="rotate (-2.3537510292403) translate (23.974cm 12.528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41" draw:text-style-name="P2" draw:layer="layout" svg:width="0.786cm" svg:height="1.11cm" draw:transform="rotate (-2.3537510292403) translate (22.934cm 11.762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41" draw:text-style-name="P2" draw:layer="layout" svg:width="0.604cm" svg:height="0.778cm" draw:transform="rotate (-2.3537510292403) translate (25.331cm 11.189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41" draw:text-style-name="P2" draw:layer="layout" svg:width="0.8cm" svg:height="1.104cm" draw:transform="rotate (-2.3537510292403) translate (24.684cm 9.986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41" draw:text-style-name="P2" draw:layer="layout" svg:width="0.22cm" svg:height="0.188cm" draw:transform="rotate (-2.3537510292403) translate (25.052cm 11.4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41" draw:text-style-name="P2" draw:layer="layout" svg:width="0.707cm" svg:height="0.55cm" draw:transform="rotate (-2.3537510292403) translate (25.924cm 11.88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41" draw:text-style-name="P2" draw:layer="layout" svg:width="0.02cm" svg:height="0.005cm" draw:transform="rotate (-2.3537510292403) translate (25.059cm 11.973cm)">
            <text:p/>
            <draw:enhanced-geometry svg:viewBox="0 0 17 0" draw:type="non-primitive" draw:enhanced-path="M 0 0  L 4 0  L 9 0  L 12 0  L 17 0  L 0 0  Z N"/>
          </draw:custom-shape>
          <draw:custom-shape draw:style-name="gr41" draw:text-style-name="P2" draw:layer="layout" svg:width="0.412cm" svg:height="0.267cm" draw:transform="rotate (-2.3537510292403) translate (25.692cm 11.826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40" draw:text-style-name="P2" draw:layer="layout" svg:width="0.766cm" svg:height="0.265cm" draw:transform="rotate (-2.3537510292403) translate (24.285cm 11.058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40" draw:text-style-name="P2" draw:layer="layout" svg:width="0.8cm" svg:height="0.311cm" draw:transform="rotate (-2.3537510292403) translate (24.105cm 10.767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40" draw:text-style-name="P2" draw:layer="layout" svg:width="0.702cm" svg:height="0.034cm" draw:transform="rotate (-2.3537510292403) translate (23.737cm 10.53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40" draw:text-style-name="P2" draw:layer="layout" svg:width="0.835cm" svg:height="0.272cm" draw:transform="rotate (-2.3537510292403) translate (23.83cm 10.507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40" draw:text-style-name="P2" draw:layer="layout" svg:width="0.884cm" svg:height="0.249cm" draw:transform="rotate (-2.3537510292403) translate (23.592cm 10.25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40" draw:text-style-name="P2" draw:layer="layout" svg:width="0.412cm" svg:height="0.461cm" draw:transform="rotate (-2.3537510292403) translate (24.842cm 11.75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40" draw:text-style-name="P2" draw:layer="layout" svg:width="0.083cm" svg:height="0.076cm" draw:transform="rotate (-2.3537510292403) translate (24.665cm 11.928cm)">
            <text:p/>
            <draw:enhanced-geometry svg:viewBox="0 0 86 72" draw:type="non-primitive" draw:enhanced-path="M 0 0  L 10 9  L 21 18  L 32 27  L 43 35  L 54 44  L 65 53  L 76 62  L 86 72  L 0 0  Z N"/>
          </draw:custom-shape>
          <draw:custom-shape draw:style-name="gr40" draw:text-style-name="P2" draw:layer="layout" svg:width="0.259cm" svg:height="0.561cm" draw:transform="rotate (-2.3537510292403) translate (25.472cm 12.606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40" draw:text-style-name="P2" draw:layer="layout" svg:width="0.206cm" svg:height="0.244cm" draw:transform="rotate (-2.3537510292403) translate (24.215cm 12.546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40" draw:text-style-name="P2" draw:layer="layout" svg:width="0.266cm" svg:height="1.06cm" draw:transform="rotate (-2.3537510292403) translate (23.319cm 11.84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40" draw:text-style-name="P2" draw:layer="layout" svg:width="1.021cm" svg:height="0.238cm" draw:transform="rotate (-2.3537510292403) translate (23.309cm 10.038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42" draw:text-style-name="P2" draw:layer="layout" svg:width="0.927cm" svg:height="0.127cm" draw:transform="rotate (-2.3537510292403) translate (25.076cm 12.06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42" draw:text-style-name="P2" draw:layer="layout" svg:width="0.481cm" svg:height="0.856cm" draw:transform="rotate (-2.3537510292403) translate (25.16cm 11.76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42" draw:text-style-name="P2" draw:layer="layout" svg:width="0.481cm" svg:height="0.932cm" draw:transform="rotate (-2.3537510292403) translate (24.495cm 12.485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42" draw:text-style-name="P2" draw:layer="layout" svg:width="1.31cm" svg:height="0.083cm" draw:transform="rotate (-2.3537510292403) translate (24.547cm 11.2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42" draw:text-style-name="P2" draw:layer="layout" svg:width="0.05cm" svg:height="0.005cm" draw:transform="rotate (-2.3537510292403) translate (23.594cm 12.121cm)">
            <text:p/>
            <draw:enhanced-geometry svg:viewBox="0 0 54 0" draw:type="non-primitive" draw:enhanced-path="M 0 0  L 0 0  L 6 0  L 13 0  L 20 0  L 27 0  L 34 0  L 41 0  L 47 0  L 54 0  N"/>
          </draw:custom-shape>
          <draw:custom-shape draw:style-name="gr42" draw:text-style-name="P2" draw:layer="layout" svg:width="1.276cm" svg:height="0.083cm" draw:transform="rotate (-2.3537510292403) translate (24.416cm 11.18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42" draw:text-style-name="P2" draw:layer="layout" svg:width="1.601cm" svg:height="0.122cm" draw:transform="rotate (-2.3537510292403) translate (24.299cm 10.807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42" draw:text-style-name="P2" draw:layer="layout" svg:width="0.004cm" svg:height="0.039cm" draw:transform="rotate (-2.3537510292403) translate (23.145cm 11.967cm)">
            <text:p/>
            <draw:enhanced-geometry svg:viewBox="0 0 0 36" draw:type="non-primitive" draw:enhanced-path="M 0 0  L 0 0  L 0 4  L 0 9  L 0 13  L 0 18  L 0 22  L 0 27  L 0 32  L 0 36  N"/>
          </draw:custom-shape>
          <draw:custom-shape draw:style-name="gr42" draw:text-style-name="P2" draw:layer="layout" svg:width="1.738cm" svg:height="0.166cm" draw:transform="rotate (-2.3537510292403) translate (24.061cm 10.49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42" draw:text-style-name="P2" draw:layer="layout" svg:width="1.807cm" svg:height="0.127cm" draw:transform="rotate (-2.3537510292403) translate (23.754cm 10.189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42" draw:text-style-name="P2" draw:layer="layout" svg:width="1.791cm" svg:height="0.127cm" draw:transform="rotate (-2.3537510292403) translate (23.53cm 9.918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42" draw:text-style-name="P2" draw:layer="layout" svg:width="1.65cm" svg:height="0.25cm" draw:transform="rotate (-2.3537510292403) translate (23.311cm 9.872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42" draw:text-style-name="P2" draw:layer="layout" svg:width="0.206cm" svg:height="0.005cm" draw:transform="rotate (-2.3537510292403) translate (22.618cm 10.008cm)">
            <text:p/>
            <draw:enhanced-geometry svg:viewBox="0 0 210 0" draw:type="non-primitive" draw:enhanced-path="M 0 0  L 0 0  L 14 0  L 27 0  L 40 0  L 53 0  L 67 0  L 80 0  L 93 0  L 106 0  L 119 0  L 132 0  L 145 0  L 158 0  L 171 0  L 184 0  L 198 0  L 210 0  N"/>
          </draw:custom-shape>
          <draw:custom-shape draw:style-name="gr42" draw:text-style-name="P2" draw:layer="layout" svg:width="0.03cm" svg:height="0.039cm" draw:transform="rotate (-2.3537510292403) translate (22.414cm 10.269cm)">
            <text:p/>
            <draw:enhanced-geometry svg:viewBox="0 0 34 35" draw:type="non-primitive" draw:enhanced-path="M 0 35  L 0 35  L 4 30  L 9 27  L 13 22  L 17 18  L 21 13  L 26 9  L 30 4  L 34 0  N"/>
          </draw:custom-shape>
          <draw:custom-shape draw:style-name="gr43" draw:text-style-name="P2" draw:layer="layout" svg:width="0.181cm" svg:height="0.382cm" draw:transform="rotate (-2.3537510292403) translate (25.337cm 12.57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43" draw:text-style-name="P2" draw:layer="layout" svg:width="0.21cm" svg:height="0.278cm" draw:transform="rotate (-2.3537510292403) translate (24.687cm 11.742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43" draw:text-style-name="P2" draw:layer="layout" svg:width="0.446cm" svg:height="0.11cm" draw:transform="rotate (-2.3537510292403) translate (24.135cm 11.129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43" draw:text-style-name="P2" draw:layer="layout" svg:width="0.054cm" svg:height="0.039cm" draw:transform="rotate (-2.3537510292403) translate (23.88cm 11.285cm)">
            <text:p/>
            <draw:enhanced-geometry svg:viewBox="0 0 54 35" draw:type="non-primitive" draw:enhanced-path="M 0 35  L 7 30  L 13 26  L 20 20  L 25 16  L 32 11  L 39 6  L 46 3  L 54 0  L 0 35  Z N"/>
          </draw:custom-shape>
          <draw:custom-shape draw:style-name="gr43" draw:text-style-name="P2" draw:layer="layout" svg:width="0.314cm" svg:height="0.177cm" draw:transform="rotate (-2.3537510292403) translate (23.768cm 10.98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43" draw:text-style-name="P2" draw:layer="layout" svg:width="0.246cm" svg:height="0.156cm" draw:transform="rotate (-2.3537510292403) translate (23.428cm 10.73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43" draw:text-style-name="P2" draw:layer="layout" svg:width="0.24cm" svg:height="0.156cm" draw:transform="rotate (-2.3537510292403) translate (23.256cm 10.526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43" draw:text-style-name="P2" draw:layer="layout" svg:width="0.049cm" svg:height="0.005cm" draw:transform="rotate (-2.3537510292403) translate (23.191cm 10.432cm)">
            <text:p/>
            <draw:enhanced-geometry svg:viewBox="0 0 53 0" draw:type="non-primitive" draw:enhanced-path="M 53 0  L 46 0  L 40 0  L 34 0  L 27 0  L 20 0  L 13 0  L 6 0  L 0 0  L 53 0  Z N"/>
          </draw:custom-shape>
          <draw:custom-shape draw:style-name="gr43" draw:text-style-name="P2" draw:layer="layout" svg:width="0.26cm" svg:height="0.122cm" draw:transform="rotate (-2.3537510292403) translate (22.912cm 10.273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27" draw:text-style-name="P2" draw:layer="layout" svg:width="0.033cm" svg:height="0.039cm" draw:transform="rotate (-2.3537510292403) translate (24.25cm 13.504cm)">
            <text:p/>
            <draw:enhanced-geometry svg:viewBox="0 0 35 36" draw:type="non-primitive" draw:enhanced-path="M 35 0  L 35 0  L 31 5  L 26 10  L 22 14  L 17 17  L 13 22  L 9 27  L 5 31  L 0 36  N"/>
          </draw:custom-shape>
          <draw:custom-shape draw:style-name="gr27" draw:text-style-name="P2" draw:layer="layout" svg:width="0.116cm" svg:height="0.088cm" draw:transform="rotate (-2.3537510292403) translate (25.257cm 13.002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27" draw:text-style-name="P2" draw:layer="layout" svg:width="0.136cm" svg:height="0.039cm" draw:transform="rotate (-2.3537510292403) translate (25.492cm 12.696cm)">
            <text:p/>
            <draw:enhanced-geometry svg:viewBox="0 0 140 34" draw:type="non-primitive" draw:enhanced-path="M 140 0  L 140 0  L 122 4  L 103 5  L 84 6  L 63 7  L 45 10  L 28 15  L 12 23  L 0 34  N"/>
          </draw:custom-shape>
          <draw:custom-shape draw:style-name="gr27" draw:text-style-name="P2" draw:layer="layout" svg:width="0.053cm" svg:height="0.117cm" draw:transform="rotate (-2.3537510292403) translate (25.465cm 12.668cm)">
            <text:p/>
            <draw:enhanced-geometry svg:viewBox="0 0 53 106" draw:type="non-primitive" draw:enhanced-path="M 0 106  L 0 106  L 6 92  L 13 79  L 20 66  L 27 53  L 33 40  L 39 27  L 46 14  L 53 0  N"/>
          </draw:custom-shape>
          <draw:custom-shape draw:style-name="gr27" draw:text-style-name="P2" draw:layer="layout" svg:width="0.01cm" svg:height="0.117cm" draw:transform="rotate (-2.3537510292403) translate (25.451cm 12.682cm)">
            <text:p/>
            <draw:enhanced-geometry svg:viewBox="0 0 11 106" draw:type="non-primitive" draw:enhanced-path="M 0 0  L 0 0  L 1 14  L 3 29  L 6 42  L 9 57  L 11 71  L 10 84  L 6 96  L 0 106  N"/>
          </draw:custom-shape>
          <draw:custom-shape draw:style-name="gr27" draw:text-style-name="P2" draw:layer="layout" svg:width="0.157cm" svg:height="0.099cm" draw:transform="rotate (-2.3537510292403) translate (25.151cm 13.01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27" draw:text-style-name="P2" draw:layer="layout" svg:width="0.034cm" svg:height="0.039cm" draw:transform="rotate (-2.3537510292403) translate (25.14cm 13.05cm)">
            <text:p/>
            <draw:enhanced-geometry svg:viewBox="0 0 35 35" draw:type="non-primitive" draw:enhanced-path="M 35 35  L 35 35  L 31 31  L 26 25  L 23 18  L 18 12  L 15 6  L 10 3  L 6 0  L 0 1  N"/>
          </draw:custom-shape>
          <draw:custom-shape draw:style-name="gr27" draw:text-style-name="P2" draw:layer="layout" svg:width="0.049cm" svg:height="0.117cm" draw:transform="rotate (-2.3537510292403) translate (25.499cm 12.634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27" draw:text-style-name="P2" draw:layer="layout" svg:width="1.516cm" svg:height="3.015cm" draw:transform="rotate (-2.3537510292403) translate (25.396cm 13.21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44" draw:text-style-name="P2" draw:layer="layout" svg:width="0.206cm" svg:height="0.583cm" draw:transform="rotate (-2.3537510292403) translate (25.511cm 12.40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27" draw:text-style-name="P2" draw:layer="layout" svg:width="0.206cm" svg:height="0.583cm" draw:transform="rotate (-2.3537510292403) translate (25.511cm 12.40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44" draw:text-style-name="P2" draw:layer="layout" svg:width="0.24cm" svg:height="0.549cm" draw:transform="rotate (-2.3537510292403) translate (25.524cm 12.388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27" draw:text-style-name="P2" draw:layer="layout" svg:width="0.24cm" svg:height="0.549cm" draw:transform="rotate (-2.3537510292403) translate (25.524cm 12.388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44" draw:text-style-name="P2" draw:layer="layout" svg:width="0.207cm" svg:height="0.35cm" draw:transform="rotate (-2.3537510292403) translate (25.528cm 12.439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27" draw:text-style-name="P2" draw:layer="layout" svg:width="0.207cm" svg:height="0.35cm" draw:transform="rotate (-2.3537510292403) translate (25.528cm 12.439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44" draw:text-style-name="P2" draw:layer="layout" svg:width="0.21cm" svg:height="0.544cm" draw:transform="rotate (-2.3537510292403) translate (24.966cm 13.003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27" draw:text-style-name="P2" draw:layer="layout" svg:width="0.21cm" svg:height="0.544cm" draw:transform="rotate (-2.3537510292403) translate (24.966cm 13.003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44" draw:text-style-name="P2" draw:layer="layout" svg:width="0.23cm" svg:height="0.345cm" draw:transform="rotate (-2.3537510292403) translate (24.791cm 12.849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27" draw:text-style-name="P2" draw:layer="layout" svg:width="0.23cm" svg:height="0.345cm" draw:transform="rotate (-2.3537510292403) translate (24.791cm 12.849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44" draw:text-style-name="P2" draw:layer="layout" svg:width="0.172cm" svg:height="0.039cm" draw:transform="rotate (-2.3537510292403) translate (24.867cm 12.828cm)">
            <text:p/>
            <draw:enhanced-geometry svg:viewBox="0 0 175 34" draw:type="non-primitive" draw:enhanced-path="M 175 0  L 153 4  L 132 9  L 109 13  L 87 17  L 66 21  L 43 26  L 22 30  L 0 34  L 175 0  Z N"/>
          </draw:custom-shape>
          <draw:custom-shape draw:style-name="gr27" draw:text-style-name="P2" draw:layer="layout" svg:width="0.172cm" svg:height="0.039cm" draw:transform="rotate (-2.3537510292403) translate (24.867cm 12.828cm)">
            <text:p/>
            <draw:enhanced-geometry svg:viewBox="0 0 175 34" draw:type="non-primitive" draw:enhanced-path="M 175 0  L 175 0  L 153 4  L 132 9  L 109 13  L 87 17  L 66 21  L 43 26  L 22 30  L 0 34  N"/>
          </draw:custom-shape>
          <draw:custom-shape draw:style-name="gr44" draw:text-style-name="P2" draw:layer="layout" svg:width="0.196cm" svg:height="0.4cm" draw:transform="rotate (-2.3537510292403) translate (25.277cm 12.03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27" draw:text-style-name="P2" draw:layer="layout" svg:width="0.196cm" svg:height="0.4cm" draw:transform="rotate (-2.3537510292403) translate (25.277cm 12.03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44" draw:text-style-name="P2" draw:layer="layout" svg:width="0.157cm" svg:height="0.394cm" draw:transform="rotate (-2.3537510292403) translate (24.625cm 12.85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27" draw:text-style-name="P2" draw:layer="layout" svg:width="0.157cm" svg:height="0.394cm" draw:transform="rotate (-2.3537510292403) translate (24.625cm 12.85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43" draw:text-style-name="P2" draw:layer="layout" svg:width="0.044cm" svg:height="0.022cm" draw:transform="rotate (-2.3537510292403) translate (24.21cm 13.741cm)">
            <text:p/>
            <draw:enhanced-geometry svg:viewBox="0 0 44 17" draw:type="non-primitive" draw:enhanced-path="M 44 17  L 38 15  L 33 13  L 28 10  L 23 8  L 17 7  L 11 5  L 6 2  L 0 0  L 44 17  Z N"/>
          </draw:custom-shape>
          <draw:custom-shape draw:style-name="gr27" draw:text-style-name="P2" draw:layer="layout" svg:width="0.044cm" svg:height="0.022cm" draw:transform="rotate (-2.3537510292403) translate (24.21cm 13.741cm)">
            <text:p/>
            <draw:enhanced-geometry svg:viewBox="0 0 44 17" draw:type="non-primitive" draw:enhanced-path="M 44 17  L 44 17  L 38 15  L 33 13  L 28 10  L 23 8  L 17 7  L 11 5  L 6 2  L 0 0  N"/>
          </draw:custom-shape>
          <draw:custom-shape draw:style-name="gr44" draw:text-style-name="P2" draw:layer="layout" svg:width="0.534cm" svg:height="0.41cm" draw:transform="rotate (-2.3537510292403) translate (24.531cm 13.803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27" draw:text-style-name="P2" draw:layer="layout" svg:width="0.534cm" svg:height="0.41cm" draw:transform="rotate (-2.3537510292403) translate (24.531cm 13.803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44" draw:text-style-name="P2" draw:layer="layout" svg:width="0.471cm" svg:height="0.371cm" draw:transform="rotate (-2.3537510292403) translate (23.076cm 12.446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27" draw:text-style-name="P2" draw:layer="layout" svg:width="0.471cm" svg:height="0.371cm" draw:transform="rotate (-2.3537510292403) translate (23.076cm 12.446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44" draw:text-style-name="P2" draw:layer="layout" svg:width="0.652cm" svg:height="0.566cm" draw:transform="rotate (-2.3537510292403) translate (21.688cm 11.55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27" draw:text-style-name="P2" draw:layer="layout" svg:width="0.652cm" svg:height="0.566cm" draw:transform="rotate (-2.3537510292403) translate (21.688cm 11.55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44" draw:text-style-name="P2" draw:layer="layout" svg:width="0.161cm" svg:height="0.117cm" draw:transform="rotate (-2.3537510292403) translate (22.313cm 10.702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27" draw:text-style-name="P2" draw:layer="layout" svg:width="0.161cm" svg:height="0.117cm" draw:transform="rotate (-2.3537510292403) translate (22.313cm 10.702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44" draw:text-style-name="P2" draw:layer="layout" svg:width="0.136cm" svg:height="0.094cm" draw:transform="rotate (-2.3537510292403) translate (23.131cm 9.82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27" draw:text-style-name="P2" draw:layer="layout" svg:width="0.136cm" svg:height="0.094cm" draw:transform="rotate (-2.3537510292403) translate (23.131cm 9.82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44" draw:text-style-name="P2" draw:layer="layout" svg:width="0.147cm" svg:height="0.216cm" draw:transform="rotate (-2.3537510292403) translate (22.374cm 10.507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27" draw:text-style-name="P2" draw:layer="layout" svg:width="0.147cm" svg:height="0.216cm" draw:transform="rotate (-2.3537510292403) translate (22.374cm 10.507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44" draw:text-style-name="P2" draw:layer="layout" svg:width="0.142cm" svg:height="0.216cm" draw:transform="rotate (-2.3537510292403) translate (22.995cm 9.898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27" draw:text-style-name="P2" draw:layer="layout" svg:width="0.142cm" svg:height="0.216cm" draw:transform="rotate (-2.3537510292403) translate (22.995cm 9.898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44" draw:text-style-name="P2" draw:layer="layout" svg:width="0.505cm" svg:height="0.371cm" draw:transform="rotate (-2.3537510292403) translate (25.128cm 10.34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27" draw:text-style-name="P2" draw:layer="layout" svg:width="0.505cm" svg:height="0.371cm" draw:transform="rotate (-2.3537510292403) translate (25.128cm 10.34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44" draw:text-style-name="P2" draw:layer="layout" svg:width="0.668cm" svg:height="0.573cm" draw:transform="rotate (-2.3537510292403) translate (24.387cm 8.831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27" draw:text-style-name="P2" draw:layer="layout" svg:width="0.668cm" svg:height="0.573cm" draw:transform="rotate (-2.3537510292403) translate (24.387cm 8.831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27" draw:text-style-name="P2" draw:layer="layout" svg:width="1.453cm" svg:height="3.015cm" draw:transform="rotate (-2.3537510292403) translate (26.676cm 11.961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44" draw:text-style-name="P2" draw:layer="layout" svg:width="0.525cm" svg:height="0.411cm" draw:transform="rotate (-2.3537510292403) translate (26.513cm 11.80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27" draw:text-style-name="P2" draw:layer="layout" svg:width="0.525cm" svg:height="0.411cm" draw:transform="rotate (-2.3537510292403) translate (26.513cm 11.80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27" draw:text-style-name="P2" draw:layer="layout" svg:width="0.005cm" svg:height="0.156cm" draw:transform="rotate (-2.3537510292403) translate (26.231cm 11.954cm)">
            <text:p/>
            <draw:enhanced-geometry svg:viewBox="0 0 0 140" draw:type="non-primitive" draw:enhanced-path="M 0 140  L 0 140  L 0 123  L 0 105  L 0 88  L 0 70  L 0 53  L 0 36  L 0 17  L 0 0  N"/>
          </draw:custom-shape>
          <draw:custom-shape draw:style-name="gr27" draw:text-style-name="P2" draw:layer="layout" svg:width="0.004cm" svg:height="0.156cm" draw:transform="rotate (-2.3537510292403) translate (26.133cm 11.996cm)">
            <text:p/>
            <draw:enhanced-geometry svg:viewBox="0 0 0 141" draw:type="non-primitive" draw:enhanced-path="M 0 141  L 0 141  L 0 123  L 0 106  L 0 88  L 0 71  L 0 54  L 0 36  L 0 19  L 0 0  N"/>
          </draw:custom-shape>
          <draw:custom-shape draw:style-name="gr27" draw:text-style-name="P2" draw:layer="layout" svg:width="0.01cm" svg:height="0.115cm" draw:transform="rotate (-2.3537510292403) translate (26.337cm 11.9cm)">
            <text:p/>
            <draw:enhanced-geometry svg:viewBox="0 0 9 105" draw:type="non-primitive" draw:enhanced-path="M 9 105  L 9 105  L 7 91  L 6 79  L 5 65  L 4 52  L 3 40  L 2 26  L 1 14  L 0 0  N"/>
          </draw:custom-shape>
          <draw:custom-shape draw:style-name="gr27" draw:text-style-name="P2" draw:layer="layout" svg:width="0.093cm" svg:height="0.006cm" draw:transform="rotate (-2.3537510292403) translate (26.289cm 11.707cm)">
            <text:p/>
            <draw:enhanced-geometry svg:viewBox="0 0 97 0" draw:type="non-primitive" draw:enhanced-path="M 97 0  L 97 0  L 84 0  L 72 0  L 59 0  L 48 0  L 35 0  L 24 0  L 12 0  L 0 0  N"/>
          </draw:custom-shape>
          <draw:custom-shape draw:style-name="gr27" draw:text-style-name="P2" draw:layer="layout" svg:width="0.148cm" svg:height="0.039cm" draw:transform="rotate (-2.3537510292403) translate (26.193cm 11.715cm)">
            <text:p/>
            <draw:enhanced-geometry svg:viewBox="0 0 149 35" draw:type="non-primitive" draw:enhanced-path="M 149 0  L 149 0  L 131 5  L 112 9  L 93 14  L 74 17  L 56 22  L 37 26  L 19 31  L 0 35  N"/>
          </draw:custom-shape>
          <draw:custom-shape draw:style-name="gr27" draw:text-style-name="P2" draw:layer="layout" svg:width="0.147cm" svg:height="0.06cm" draw:transform="rotate (-2.3537510292403) translate (26.082cm 11.716cm)">
            <text:p/>
            <draw:enhanced-geometry svg:viewBox="0 0 148 55" draw:type="non-primitive" draw:enhanced-path="M 148 0  L 148 0  L 129 7  L 111 14  L 92 21  L 74 27  L 54 34  L 36 41  L 18 48  L 0 55  N"/>
          </draw:custom-shape>
          <draw:custom-shape draw:style-name="gr27" draw:text-style-name="P2" draw:layer="layout" svg:width="0.004cm" svg:height="0.139cm" draw:transform="rotate (-2.3537510292403) translate (25.99cm 12.007cm)">
            <text:p/>
            <draw:enhanced-geometry svg:viewBox="0 0 0 121" draw:type="non-primitive" draw:enhanced-path="M 0 121  L 0 121  L 0 106  L 0 92  L 0 77  L 0 61  L 0 46  L 0 31  L 0 16  L 0 0  N"/>
          </draw:custom-shape>
          <draw:custom-shape draw:style-name="gr27" draw:text-style-name="P2" draw:layer="layout" svg:width="0.108cm" svg:height="0.044cm" draw:transform="rotate (-2.3537510292403) translate (25.981cm 11.795cm)">
            <text:p/>
            <draw:enhanced-geometry svg:viewBox="0 0 107 37" draw:type="non-primitive" draw:enhanced-path="M 107 0  L 107 0  L 93 5  L 80 9  L 66 14  L 54 18  L 40 23  L 26 26  L 14 32  L 0 37  N"/>
          </draw:custom-shape>
          <draw:custom-shape draw:style-name="gr27" draw:text-style-name="P2" draw:layer="layout" svg:width="0.014cm" svg:height="0.094cm" draw:transform="rotate (-2.3537510292403) translate (25.93cm 11.98cm)">
            <text:p/>
            <draw:enhanced-geometry svg:viewBox="0 0 17 87" draw:type="non-primitive" draw:enhanced-path="M 0 87  L 0 87  L 2 77  L 4 66  L 6 56  L 8 44  L 10 34  L 13 23  L 15 11  L 17 0  N"/>
          </draw:custom-shape>
          <draw:custom-shape draw:style-name="gr27" draw:text-style-name="P2" draw:layer="layout" svg:width="0.059cm" svg:height="0.016cm" draw:transform="rotate (-2.3537510292403) translate (25.892cm 11.798cm)">
            <text:p/>
            <draw:enhanced-geometry svg:viewBox="0 0 61 17" draw:type="non-primitive" draw:enhanced-path="M 61 0  L 61 0  L 53 2  L 46 4  L 38 6  L 30 8  L 22 10  L 16 12  L 8 14  L 0 17  N"/>
          </draw:custom-shape>
          <draw:custom-shape draw:style-name="gr27" draw:text-style-name="P2" draw:layer="layout" svg:width="0.02cm" svg:height="0.161cm" draw:transform="rotate (-2.3537510292403) translate (24.404cm 13.546cm)">
            <text:p/>
            <draw:enhanced-geometry svg:viewBox="0 0 18 141" draw:type="non-primitive" draw:enhanced-path="M 18 141  L 18 141  L 16 122  L 13 105  L 11 87  L 9 70  L 7 53  L 4 35  L 2 18  L 0 0  N"/>
          </draw:custom-shape>
          <draw:custom-shape draw:style-name="gr27" draw:text-style-name="P2" draw:layer="layout" svg:width="0.018cm" svg:height="0.154cm" draw:transform="rotate (-2.3537510292403) translate (24.391cm 13.581cm)">
            <text:p/>
            <draw:enhanced-geometry svg:viewBox="0 0 17 140" draw:type="non-primitive" draw:enhanced-path="M 0 140  L 0 140  L 2 123  L 4 105  L 7 88  L 9 70  L 11 52  L 12 35  L 15 17  L 17 0  N"/>
          </draw:custom-shape>
          <draw:custom-shape draw:style-name="gr27" draw:text-style-name="P2" draw:layer="layout" svg:width="0.128cm" svg:height="0.022cm" draw:transform="rotate (-2.3537510292403) translate (24.187cm 13.488cm)">
            <text:p/>
            <draw:enhanced-geometry svg:viewBox="0 0 131 17" draw:type="non-primitive" draw:enhanced-path="M 0 0  L 0 0  L 17 2  L 33 4  L 49 6  L 66 9  L 82 11  L 98 12  L 114 14  L 131 17  N"/>
          </draw:custom-shape>
          <draw:custom-shape draw:style-name="gr27" draw:text-style-name="P2" draw:layer="layout" svg:width="0.108cm" svg:height="0.039cm" draw:transform="rotate (-2.3537510292403) translate (24.194cm 13.426cm)">
            <text:p/>
            <draw:enhanced-geometry svg:viewBox="0 0 114 34" draw:type="non-primitive" draw:enhanced-path="M 0 0  L 0 0  L 14 4  L 27 9  L 42 13  L 57 18  L 70 21  L 85 26  L 100 30  L 114 34  N"/>
          </draw:custom-shape>
          <draw:custom-shape draw:style-name="gr27" draw:text-style-name="P2" draw:layer="layout" svg:width="0.02cm" svg:height="0.078cm" draw:transform="rotate (-2.3537510292403) translate (24.339cm 13.722cm)">
            <text:p/>
            <draw:enhanced-geometry svg:viewBox="0 0 17 71" draw:type="non-primitive" draw:enhanced-path="M 0 71  L 0 71  L 1 62  L 3 53  L 4 44  L 6 35  L 9 27  L 11 18  L 13 9  L 17 0  N"/>
          </draw:custom-shape>
          <draw:custom-shape draw:style-name="gr27" draw:text-style-name="P2" draw:layer="layout" svg:width="0.004cm" svg:height="0.133cm" draw:transform="rotate (-2.3537510292403) translate (24.29cm 13.849cm)">
            <text:p/>
            <draw:enhanced-geometry svg:viewBox="0 0 0 124" draw:type="non-primitive" draw:enhanced-path="M 0 124  L 0 124  L 0 108  L 0 93  L 0 78  L 0 62  L 0 47  L 0 31  L 0 16  L 0 0  N"/>
          </draw:custom-shape>
          <draw:custom-shape draw:style-name="gr27" draw:text-style-name="P2" draw:layer="layout" svg:width="0.008cm" svg:height="0.099cm" draw:transform="rotate (-2.3537510292403) translate (24.254cm 13.916cm)">
            <text:p/>
            <draw:enhanced-geometry svg:viewBox="0 0 12 87" draw:type="non-primitive" draw:enhanced-path="M 4 87  L 4 87  L 4 75  L 3 64  L 1 51  L 0 40  L 0 29  L 2 19  L 6 8  L 12 0  N"/>
          </draw:custom-shape>
          <draw:custom-shape draw:style-name="gr27" draw:text-style-name="P2" draw:layer="layout" svg:width="0.014cm" svg:height="0.115cm" draw:transform="rotate (-2.3537510292403) translate (24.237cm 13.989cm)">
            <text:p/>
            <draw:enhanced-geometry svg:viewBox="0 0 18 105" draw:type="non-primitive" draw:enhanced-path="M 9 105  L 9 105  L 9 90  L 11 74  L 14 56  L 17 39  L 18 24  L 15 12  L 10 3  L 0 0  N"/>
          </draw:custom-shape>
          <draw:custom-shape draw:style-name="gr27" draw:text-style-name="P2" draw:layer="layout" svg:width="0.083cm" svg:height="0.061cm" draw:transform="rotate (-2.3537510292403) translate (24.127cm 13.879cm)">
            <text:p/>
            <draw:enhanced-geometry svg:viewBox="0 0 88 52" draw:type="non-primitive" draw:enhanced-path="M 0 0  L 0 0  L 11 7  L 21 12  L 33 19  L 44 26  L 54 33  L 65 40  L 77 45  L 88 52  N"/>
          </draw:custom-shape>
          <draw:custom-shape draw:style-name="gr27" draw:text-style-name="P2" draw:layer="layout" svg:width="0.073cm" svg:height="0.039cm" draw:transform="rotate (-2.3537510292403) translate (24.152cm 13.766cm)">
            <text:p/>
            <draw:enhanced-geometry svg:viewBox="0 0 72 35" draw:type="non-primitive" draw:enhanced-path="M 0 0  L 0 0  L 9 5  L 18 9  L 27 14  L 36 17  L 44 22  L 53 26  L 63 31  L 72 35  N"/>
          </draw:custom-shape>
          <draw:custom-shape draw:style-name="gr27" draw:text-style-name="P2" draw:layer="layout" svg:width="0.093cm" svg:height="0.055cm" draw:transform="rotate (-2.3537510292403) translate (24.201cm 13.662cm)">
            <text:p/>
            <draw:enhanced-geometry svg:viewBox="0 0 96 52" draw:type="non-primitive" draw:enhanced-path="M 0 0  L 0 0  L 12 7  L 24 13  L 36 19  L 49 26  L 60 32  L 72 39  L 84 46  L 96 52  N"/>
          </draw:custom-shape>
          <draw:custom-shape draw:style-name="gr27" draw:text-style-name="P2" draw:layer="layout" svg:width="0.089cm" svg:height="0.06cm" draw:transform="rotate (-2.3537510292403) translate (24.245cm 13.595cm)">
            <text:p/>
            <draw:enhanced-geometry svg:viewBox="0 0 89 53" draw:type="non-primitive" draw:enhanced-path="M 0 0  L 0 0  L 11 7  L 22 13  L 33 19  L 45 26  L 55 33  L 66 40  L 77 47  L 89 53  N"/>
          </draw:custom-shape>
          <draw:custom-shape draw:style-name="gr27" draw:text-style-name="P2" draw:layer="layout" svg:width="0.059cm" svg:height="0.021cm" draw:transform="rotate (-2.3537510292403) translate (23.4cm 12.561cm)">
            <text:p/>
            <draw:enhanced-geometry svg:viewBox="0 0 62 20" draw:type="non-primitive" draw:enhanced-path="M 0 0  L 0 0  L 8 3  L 16 7  L 25 11  L 33 15  L 41 18  L 47 20  L 55 20  L 62 17  N"/>
          </draw:custom-shape>
          <draw:custom-shape draw:style-name="gr27" draw:text-style-name="P2" draw:layer="layout" svg:width="0.018cm" svg:height="0.022cm" draw:transform="rotate (-2.3537510292403) translate (23.375cm 12.619cm)">
            <text:p/>
            <draw:enhanced-geometry svg:viewBox="0 0 17 18" draw:type="non-primitive" draw:enhanced-path="M 0 18  L 0 18  L 5 13  L 8 9  L 13 4  L 17 0  N"/>
          </draw:custom-shape>
          <draw:custom-shape draw:style-name="gr27" draw:text-style-name="P2" draw:layer="layout" svg:width="0.077cm" svg:height="0.039cm" draw:transform="rotate (-2.3537510292403) translate (23.428cm 12.589cm)">
            <text:p/>
            <draw:enhanced-geometry svg:viewBox="0 0 79 35" draw:type="non-primitive" draw:enhanced-path="M 0 0  L 0 0  L 10 4  L 20 9  L 30 13  L 41 17  L 51 21  L 60 26  L 70 30  L 79 35  N"/>
          </draw:custom-shape>
          <draw:custom-shape draw:style-name="gr27" draw:text-style-name="P2" draw:layer="layout" svg:width="0.069cm" svg:height="0.021cm" draw:transform="rotate (-2.3537510292403) translate (23.206cm 12.511cm)">
            <text:p/>
            <draw:enhanced-geometry svg:viewBox="0 0 70 17" draw:type="non-primitive" draw:enhanced-path="M 0 17  L 0 17  L 9 15  L 17 13  L 26 11  L 35 8  L 43 6  L 52 5  L 60 3  L 70 0  N"/>
          </draw:custom-shape>
          <draw:custom-shape draw:style-name="gr27" draw:text-style-name="P2" draw:layer="layout" svg:width="0.089cm" svg:height="0.022cm" draw:transform="rotate (-2.3537510292403) translate (23.134cm 12.475cm)">
            <text:p/>
            <draw:enhanced-geometry svg:viewBox="0 0 88 17" draw:type="non-primitive" draw:enhanced-path="M 0 17  L 0 17  L 11 14  L 22 12  L 32 10  L 44 8  L 54 5  L 65 3  L 76 1  L 88 0  N"/>
          </draw:custom-shape>
          <draw:custom-shape draw:style-name="gr27" draw:text-style-name="P2" draw:layer="layout" svg:width="0.069cm" svg:height="0.039cm" draw:transform="rotate (-2.3537510292403) translate (23.251cm 12.413cm)">
            <text:p/>
            <draw:enhanced-geometry svg:viewBox="0 0 71 36" draw:type="non-primitive" draw:enhanced-path="M 71 0  L 71 0  L 62 5  L 53 10  L 44 14  L 36 19  L 27 23  L 18 27  L 9 31  L 0 36  N"/>
          </draw:custom-shape>
          <draw:custom-shape draw:style-name="gr27" draw:text-style-name="P2" draw:layer="layout" svg:width="0.069cm" svg:height="0.021cm" draw:transform="rotate (-2.3537510292403) translate (23.365cm 12.463cm)">
            <text:p/>
            <draw:enhanced-geometry svg:viewBox="0 0 72 19" draw:type="non-primitive" draw:enhanced-path="M 72 0  L 72 0  L 63 2  L 54 5  L 45 7  L 37 9  L 28 13  L 19 15  L 10 17  L 0 19  N"/>
          </draw:custom-shape>
          <draw:custom-shape draw:style-name="gr27" draw:text-style-name="P2" draw:layer="layout" svg:width="0.064cm" svg:height="0.016cm" draw:transform="rotate (-2.3537510292403) translate (23.446cm 12.515cm)">
            <text:p/>
            <draw:enhanced-geometry svg:viewBox="0 0 62 17" draw:type="non-primitive" draw:enhanced-path="M 62 17  L 62 17  L 54 15  L 47 12  L 39 10  L 31 8  L 23 6  L 16 4  L 8 2  L 0 0  N"/>
          </draw:custom-shape>
          <draw:custom-shape draw:style-name="gr27" draw:text-style-name="P2" draw:layer="layout" svg:width="0.069cm" svg:height="0.017cm" draw:transform="rotate (-2.3537510292403) translate (23.552cm 12.551cm)">
            <text:p/>
            <draw:enhanced-geometry svg:viewBox="0 0 69 17" draw:type="non-primitive" draw:enhanced-path="M 0 17  L 0 17  L 9 15  L 18 13  L 26 11  L 35 8  L 43 6  L 52 4  L 60 2  L 69 0  N"/>
          </draw:custom-shape>
          <draw:custom-shape draw:style-name="gr27" draw:text-style-name="P2" draw:layer="layout" svg:width="0.079cm" svg:height="0.078cm" draw:transform="rotate (-2.3537510292403) translate (22.35cm 11.743cm)">
            <text:p/>
            <draw:enhanced-geometry svg:viewBox="0 0 78 71" draw:type="non-primitive" draw:enhanced-path="M 78 0  L 78 0  L 68 9  L 59 18  L 48 28  L 38 35  L 28 45  L 19 54  L 9 62  L 0 71  N"/>
          </draw:custom-shape>
          <draw:custom-shape draw:style-name="gr27" draw:text-style-name="P2" draw:layer="layout" svg:width="0.087cm" svg:height="0.039cm" draw:transform="rotate (-2.3537510292403) translate (22.277cm 11.817cm)">
            <text:p/>
            <draw:enhanced-geometry svg:viewBox="0 0 88 37" draw:type="non-primitive" draw:enhanced-path="M 0 0  L 0 0  L 11 5  L 21 9  L 33 14  L 44 18  L 54 23  L 66 28  L 77 32  L 88 37  N"/>
          </draw:custom-shape>
          <draw:custom-shape draw:style-name="gr27" draw:text-style-name="P2" draw:layer="layout" svg:width="0.069cm" svg:height="0.061cm" draw:transform="rotate (-2.3537510292403) translate (22.214cm 11.691cm)">
            <text:p/>
            <draw:enhanced-geometry svg:viewBox="0 0 70 52" draw:type="non-primitive" draw:enhanced-path="M 70 0  L 70 0  L 60 7  L 47 12  L 35 18  L 24 22  L 12 29  L 4 35  L 0 43  L 1 52  N"/>
          </draw:custom-shape>
          <draw:custom-shape draw:style-name="gr27" draw:text-style-name="P2" draw:layer="layout" svg:width="0.098cm" svg:height="0.005cm" draw:transform="rotate (-2.3537510292403) translate (22.106cm 11.744cm)">
            <text:p/>
            <draw:enhanced-geometry svg:viewBox="0 0 97 0" draw:type="non-primitive" draw:enhanced-path="M 0 0  L 0 0  L 13 0  L 24 0  L 37 0  L 48 0  L 60 0  L 72 0  L 84 0  L 97 0  N"/>
          </draw:custom-shape>
          <draw:custom-shape draw:style-name="gr27" draw:text-style-name="P2" draw:layer="layout" svg:width="0.069cm" svg:height="0.06cm" draw:transform="rotate (-2.3537510292403) translate (22.071cm 11.613cm)">
            <text:p/>
            <draw:enhanced-geometry svg:viewBox="0 0 70 52" draw:type="non-primitive" draw:enhanced-path="M 70 0  L 70 0  L 61 7  L 52 13  L 44 20  L 35 26  L 26 33  L 18 40  L 9 46  L 0 52  N"/>
          </draw:custom-shape>
          <draw:custom-shape draw:style-name="gr27" draw:text-style-name="P2" draw:layer="layout" svg:width="0.093cm" svg:height="0.006cm" draw:transform="rotate (-2.3537510292403) translate (21.978cm 11.677cm)">
            <text:p/>
            <draw:enhanced-geometry svg:viewBox="0 0 97 0" draw:type="non-primitive" draw:enhanced-path="M 0 0  L 0 0  L 13 0  L 24 0  L 37 0  L 48 0  L 61 0  L 72 0  L 84 0  L 97 0  N"/>
          </draw:custom-shape>
          <draw:custom-shape draw:style-name="gr27" draw:text-style-name="P2" draw:layer="layout" svg:width="0.069cm" svg:height="0.039cm" draw:transform="rotate (-2.3537510292403) translate (21.89cm 11.542cm)">
            <text:p/>
            <draw:enhanced-geometry svg:viewBox="0 0 72 35" draw:type="non-primitive" draw:enhanced-path="M 72 0  L 72 0  L 61 4  L 50 7  L 38 10  L 25 12  L 15 16  L 6 20  L 1 27  L 0 35  N"/>
          </draw:custom-shape>
          <draw:custom-shape draw:style-name="gr27" draw:text-style-name="P2" draw:layer="layout" svg:width="0.118cm" svg:height="0.005cm" draw:transform="rotate (-2.3537510292403) translate (21.852cm 11.581cm)">
            <text:p/>
            <draw:enhanced-geometry svg:viewBox="0 0 122 0" draw:type="non-primitive" draw:enhanced-path="M 122 0  L 122 0  L 106 0  L 90 0  L 76 0  L 60 0  L 45 0  L 30 0  L 14 0  L 0 0  N"/>
          </draw:custom-shape>
          <draw:custom-shape draw:style-name="gr27" draw:text-style-name="P2" draw:layer="layout" svg:width="0.049cm" svg:height="0.016cm" draw:transform="rotate (-2.3537510292403) translate (21.88cm 11.497cm)">
            <text:p/>
            <draw:enhanced-geometry svg:viewBox="0 0 52 17" draw:type="non-primitive" draw:enhanced-path="M 52 0  L 52 0  L 46 2  L 40 5  L 33 7  L 26 9  L 20 11  L 13 14  L 7 15  L 0 17  N"/>
          </draw:custom-shape>
          <draw:custom-shape draw:style-name="gr27" draw:text-style-name="P2" draw:layer="layout" svg:width="0.059cm" svg:height="0.078cm" draw:transform="rotate (-2.3537510292403) translate (21.76cm 11.51cm)">
            <text:p/>
            <draw:enhanced-geometry svg:viewBox="0 0 61 71" draw:type="non-primitive" draw:enhanced-path="M 61 0  L 61 0  L 53 9  L 46 18  L 38 26  L 30 35  L 22 45  L 16 52  L 8 62  L 0 71  N"/>
          </draw:custom-shape>
          <draw:custom-shape draw:style-name="gr27" draw:text-style-name="P2" draw:layer="layout" svg:width="0.067cm" svg:height="0.016cm" draw:transform="rotate (-2.3537510292403) translate (21.716cm 11.577cm)">
            <text:p/>
            <draw:enhanced-geometry svg:viewBox="0 0 70 17" draw:type="non-primitive" draw:enhanced-path="M 0 17  L 0 17  L 9 15  L 18 13  L 26 12  L 35 9  L 44 7  L 52 5  L 61 3  L 70 0  N"/>
          </draw:custom-shape>
          <draw:custom-shape draw:style-name="gr27" draw:text-style-name="P2" draw:layer="layout" svg:width="0.108cm" svg:height="0.005cm" draw:transform="rotate (-2.3537510292403) translate (24.902cm 10.722cm)">
            <text:p/>
            <draw:enhanced-geometry svg:viewBox="0 0 107 0" draw:type="non-primitive" draw:enhanced-path="M 107 0  L 107 0  L 93 0  L 80 0  L 66 0  L 54 0  L 40 0  L 26 0  L 14 0  L 0 0  N"/>
          </draw:custom-shape>
          <draw:custom-shape draw:style-name="gr27" draw:text-style-name="P2" draw:layer="layout" svg:width="0.132cm" svg:height="0.021cm" draw:transform="rotate (-2.3537510292403) translate (24.969cm 10.851cm)">
            <text:p/>
            <draw:enhanced-geometry svg:viewBox="0 0 131 19" draw:type="non-primitive" draw:enhanced-path="M 131 0  L 131 0  L 114 2  L 98 5  L 81 7  L 65 9  L 49 13  L 32 15  L 17 17  L 0 19  N"/>
          </draw:custom-shape>
          <draw:custom-shape draw:style-name="gr27" draw:text-style-name="P2" draw:layer="layout" svg:width="0.077cm" svg:height="0.005cm" draw:transform="rotate (-2.3537510292403) translate (24.969cm 10.962cm)">
            <text:p/>
            <draw:enhanced-geometry svg:viewBox="0 0 78 0" draw:type="non-primitive" draw:enhanced-path="M 78 0  L 78 0  L 68 0  L 59 0  L 49 0  L 39 0  L 28 0  L 19 0  L 9 0  L 0 0  N"/>
          </draw:custom-shape>
          <draw:custom-shape draw:style-name="gr27" draw:text-style-name="P2" draw:layer="layout" svg:width="0.103cm" svg:height="0.005cm" draw:transform="rotate (-2.3537510292403) translate (25.029cm 11.097cm)">
            <text:p/>
            <draw:enhanced-geometry svg:viewBox="0 0 106 0" draw:type="non-primitive" draw:enhanced-path="M 106 0  L 106 0  L 97 0  L 87 0  L 78 0  L 70 0  L 61 0  L 52 0  L 43 0  L 34 0  L 34 0  L 30 0  L 26 0  L 22 0  L 17 0  L 13 0  L 8 0  L 5 0  L 0 0  N"/>
          </draw:custom-shape>
          <draw:custom-shape draw:style-name="gr27" draw:text-style-name="P2" draw:layer="layout" svg:width="0.054cm" svg:height="0.016cm" draw:transform="rotate (-2.3537510292403) translate (24.877cm 11.077cm)">
            <text:p/>
            <draw:enhanced-geometry svg:viewBox="0 0 53 17" draw:type="non-primitive" draw:enhanced-path="M 0 17  L 0 17  L 6 15  L 12 12  L 19 10  L 26 8  L 32 6  L 39 4  L 46 2  L 53 0  N"/>
          </draw:custom-shape>
          <draw:custom-shape draw:style-name="gr27" draw:text-style-name="P2" draw:layer="layout" svg:width="0.063cm" svg:height="0.021cm" draw:transform="rotate (-2.3537510292403) translate (24.844cm 10.921cm)">
            <text:p/>
            <draw:enhanced-geometry svg:viewBox="0 0 61 17" draw:type="non-primitive" draw:enhanced-path="M 0 0  L 0 0  L 7 3  L 15 5  L 23 7  L 31 9  L 38 12  L 46 13  L 54 15  L 61 17  N"/>
          </draw:custom-shape>
          <draw:custom-shape draw:style-name="gr27" draw:text-style-name="P2" draw:layer="layout" svg:width="0.103cm" svg:height="0.045cm" draw:transform="rotate (-2.3537510292403) translate (24.811cm 10.791cm)">
            <text:p/>
            <draw:enhanced-geometry svg:viewBox="0 0 105 39" draw:type="non-primitive" draw:enhanced-path="M 0 0  L 0 0  L 13 5  L 26 13  L 40 22  L 54 30  L 68 36  L 80 39  L 93 39  L 105 34  N"/>
          </draw:custom-shape>
          <draw:custom-shape draw:style-name="gr27" draw:text-style-name="P2" draw:layer="layout" svg:width="0.044cm" svg:height="0.005cm" draw:transform="rotate (-2.3537510292403) translate (23.501cm 12.633cm)">
            <text:p/>
            <draw:enhanced-geometry svg:viewBox="0 0 44 0" draw:type="non-primitive" draw:enhanced-path="M 0 0  L 0 0  L 5 0  L 11 0  L 16 0  L 21 0  L 27 0  L 33 0  L 38 0  L 44 0  N"/>
          </draw:custom-shape>
          <draw:custom-shape draw:style-name="gr27" draw:text-style-name="P2" draw:layer="layout" svg:width="0.083cm" svg:height="0.044cm" draw:transform="rotate (-2.3537510292403) translate (24.243cm 9.816cm)">
            <text:p/>
            <draw:enhanced-geometry svg:viewBox="0 0 88 36" draw:type="non-primitive" draw:enhanced-path="M 88 0  L 88 0  L 77 5  L 65 10  L 54 14  L 44 17  L 32 22  L 21 27  L 11 31  L 0 36  N"/>
          </draw:custom-shape>
          <draw:custom-shape draw:style-name="gr27" draw:text-style-name="P2" draw:layer="layout" svg:width="0.034cm" svg:height="0.094cm" draw:transform="rotate (-2.3537510292403) translate (24.148cm 9.881cm)">
            <text:p/>
            <draw:enhanced-geometry svg:viewBox="0 0 35 86" draw:type="non-primitive" draw:enhanced-path="M 0 0  L 0 0  L 4 11  L 7 22  L 9 35  L 11 47  L 15 59  L 19 69  L 26 78  L 35 86  N"/>
          </draw:custom-shape>
          <draw:custom-shape draw:style-name="gr27" draw:text-style-name="P2" draw:layer="layout" svg:width="0.132cm" svg:height="0.11cm" draw:transform="rotate (-2.3537510292403) translate (24.226cm 9.771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27" draw:text-style-name="P2" draw:layer="layout" svg:width="0.024cm" svg:height="0.094cm" draw:transform="rotate (-2.3537510292403) translate (24.047cm 9.705cm)">
            <text:p/>
            <draw:enhanced-geometry svg:viewBox="0 0 27 87" draw:type="non-primitive" draw:enhanced-path="M 0 0  L 0 0  L 3 10  L 7 22  L 10 33  L 13 43  L 17 55  L 20 66  L 24 77  L 27 87  N"/>
          </draw:custom-shape>
          <draw:custom-shape draw:style-name="gr27" draw:text-style-name="P2" draw:layer="layout" svg:width="0.098cm" svg:height="0.039cm" draw:transform="rotate (-2.3537510292403) translate (24.097cm 9.547cm)">
            <text:p/>
            <draw:enhanced-geometry svg:viewBox="0 0 97 35" draw:type="non-primitive" draw:enhanced-path="M 97 0  L 97 0  L 84 5  L 72 9  L 60 14  L 48 18  L 36 23  L 24 26  L 13 31  L 0 35  N"/>
          </draw:custom-shape>
          <draw:custom-shape draw:style-name="gr27" draw:text-style-name="P2" draw:layer="layout" svg:width="0.063cm" svg:height="0.11cm" draw:transform="rotate (-2.3537510292403) translate (23.984cm 9.573cm)">
            <text:p/>
            <draw:enhanced-geometry svg:viewBox="0 0 69 103" draw:type="non-primitive" draw:enhanced-path="M 0 0  L 0 0  L 9 12  L 17 26  L 26 38  L 35 51  L 43 64  L 52 77  L 60 90  L 69 103  N"/>
          </draw:custom-shape>
          <draw:custom-shape draw:style-name="gr27" draw:text-style-name="P2" draw:layer="layout" svg:width="0.132cm" svg:height="0.005cm" draw:transform="rotate (-2.3537510292403) translate (24.062cm 9.36cm)">
            <text:p/>
            <draw:enhanced-geometry svg:viewBox="0 0 138 0" draw:type="non-primitive" draw:enhanced-path="M 138 0  L 138 0  L 119 0  L 97 0  L 75 0  L 52 0  L 32 0  L 14 0  L 4 0  L 0 0  N"/>
          </draw:custom-shape>
          <draw:custom-shape draw:style-name="gr27" draw:text-style-name="P2" draw:layer="layout" svg:width="0.054cm" svg:height="0.115cm" draw:transform="rotate (-2.3537510292403) translate (23.945cm 9.477cm)">
            <text:p/>
            <draw:enhanced-geometry svg:viewBox="0 0 53 105" draw:type="non-primitive" draw:enhanced-path="M 0 0  L 0 0  L 7 14  L 14 26  L 21 40  L 27 53  L 33 67  L 40 79  L 46 93  L 53 105  N"/>
          </draw:custom-shape>
          <draw:custom-shape draw:style-name="gr43" draw:text-style-name="P2" draw:layer="layout" svg:width="0.138cm" svg:height="0.177cm" draw:transform="rotate (-2.3537510292403) translate (25.508cm 12.656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27" draw:text-style-name="P2" draw:layer="layout" svg:width="0.138cm" svg:height="0.177cm" draw:transform="rotate (-2.3537510292403) translate (25.508cm 12.656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44" draw:text-style-name="P2" draw:layer="layout" svg:width="0.157cm" svg:height="0.193cm" draw:transform="rotate (-2.3537510292403) translate (25.508cm 12.656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27" draw:text-style-name="P2" draw:layer="layout" svg:width="0.157cm" svg:height="0.193cm" draw:transform="rotate (-2.3537510292403) translate (25.508cm 12.656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44" draw:text-style-name="P2" draw:layer="layout" svg:width="0.092cm" svg:height="0.039cm" draw:transform="rotate (-2.3537510292403) translate (25.51cm 12.678cm)">
            <text:p/>
            <draw:enhanced-geometry svg:viewBox="0 0 95 35" draw:type="non-primitive" draw:enhanced-path="M 95 18  L 87 15  L 80 13  L 72 9  L 64 6  L 56 3  L 50 1  L 42 0  L 34 1  L 28 4  L 22 6  L 18 11  L 13 14  L 9 18  L 5 24  L 2 30  L 0 35  L 95 18  Z N"/>
          </draw:custom-shape>
          <draw:custom-shape draw:style-name="gr27" draw:text-style-name="P2" draw:layer="layout" svg:width="0.092cm" svg:height="0.039cm" draw:transform="rotate (-2.3537510292403) translate (25.51cm 12.678cm)">
            <text:p/>
            <draw:enhanced-geometry svg:viewBox="0 0 95 35" draw:type="non-primitive" draw:enhanced-path="M 95 18  L 95 18  L 87 15  L 80 13  L 72 9  L 64 6  L 56 3  L 50 1  L 42 0  L 34 1  L 34 1  L 28 4  L 22 6  L 18 11  L 13 14  L 9 18  L 5 24  L 2 30  L 0 35  N"/>
          </draw:custom-shape>
          <draw:custom-shape draw:style-name="gr44" draw:text-style-name="P2" draw:layer="layout" svg:width="0.049cm" svg:height="0.039cm" draw:transform="rotate (-2.3537510292403) translate (25.515cm 12.649cm)">
            <text:p/>
            <draw:enhanced-geometry svg:viewBox="0 0 53 36" draw:type="non-primitive" draw:enhanced-path="M 53 0  L 46 5  L 38 8  L 31 12  L 23 15  L 16 19  L 10 23  L 4 29  L 0 36  L 53 0  Z N"/>
          </draw:custom-shape>
          <draw:custom-shape draw:style-name="gr27" draw:text-style-name="P2" draw:layer="layout" svg:width="0.049cm" svg:height="0.039cm" draw:transform="rotate (-2.3537510292403) translate (25.515cm 12.649cm)">
            <text:p/>
            <draw:enhanced-geometry svg:viewBox="0 0 53 36" draw:type="non-primitive" draw:enhanced-path="M 53 0  L 53 0  L 46 5  L 38 8  L 31 12  L 23 15  L 16 19  L 10 23  L 4 29  L 0 36  N"/>
          </draw:custom-shape>
          <draw:custom-shape draw:style-name="gr44" draw:text-style-name="P2" draw:layer="layout" svg:width="0.132cm" svg:height="0.078cm" draw:transform="rotate (-2.3537510292403) translate (25.153cm 13.037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27" draw:text-style-name="P2" draw:layer="layout" svg:width="0.132cm" svg:height="0.078cm" draw:transform="rotate (-2.3537510292403) translate (25.153cm 13.037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44" draw:text-style-name="P2" draw:layer="layout" svg:width="0.132cm" svg:height="0.133cm" draw:transform="rotate (-2.3537510292403) translate (25.13cm 13.028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27" draw:text-style-name="P2" draw:layer="layout" svg:width="0.132cm" svg:height="0.133cm" draw:transform="rotate (-2.3537510292403) translate (25.13cm 13.028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44" draw:text-style-name="P2" draw:layer="layout" svg:width="0.077cm" svg:height="0.076cm" draw:transform="rotate (-2.3537510292403) translate (25.515cm 12.649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27" draw:text-style-name="P2" draw:layer="layout" svg:width="0.077cm" svg:height="0.076cm" draw:transform="rotate (-2.3537510292403) translate (25.515cm 12.649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16" presentation:class="page"/>
          <draw:frame presentation:style-name="pr5" draw:layer="layout" svg:width="14.394cm" svg:height="11.499cm" svg:x="2.963cm" svg:y="11.861cm" presentation:class="notes" presentation:placeholder="true">
            <draw:text-box/>
          </draw:frame>
        </presentation:notes>
      </draw:page>
      <draw:page draw:name="page1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NO! it's a </text:span><text:span text:style-name="T40">bad</text:span><text:span text:style-name="T9"> </text:span><text:span text:style-name="T40">bad</text:span><text:span text:style-name="T9"> idea</text:span></text:p>
                <text:list text:style-name="L8">
                  <text:list-item>
                    <text:p text:style-name="P8"><text:span text:style-name="T9">hiding the pointer inside a typedef is </text:span><text:span text:style-name="T9"><text:line-break/></text:span><text:span text:style-name="T9">not a good idea</text:span></text:p>
                  </text:list-item>
                </text:list>
              </text:list-item>
            </text:list>
          </draw:text-box>
        </draw:frame>
        <draw:custom-shape draw:style-name="gr4" draw:text-style-name="P2" draw:layer="layout" svg:width="10.001cm" svg:height="4.833cm" svg:x="5.759cm" svg:y="5.605cm">
          <text:p text:style-name="P9"><text:span text:style-name="T41">typedef struct </text:span><text:span text:style-name="T42">date</text:span></text:p>
          <text:p text:style-name="P9"><text:span text:style-name="T42">{</text:span></text:p>
          <text:p text:style-name="P9"><text:span text:style-name="T42"><text:s text:c="4"/></text:span><text:span text:style-name="T41">int</text:span><text:span text:style-name="T42"> day;</text:span></text:p>
          <text:p text:style-name="P9"><text:span text:style-name="T42"><text:s text:c="4"/></text:span><text:span text:style-name="T41">int</text:span><text:span text:style-name="T42"> month;</text:span></text:p>
          <text:p text:style-name="P9"><text:span text:style-name="T42"><text:s text:c="4"/></text:span><text:span text:style-name="T41">int</text:span><text:span text:style-name="T42"> year;</text:span></text:p>
          <text:p text:style-name="P9"><text:span text:style-name="T42">} * date;</text:span></text:p>
          <draw:enhanced-geometry svg:viewBox="0 0 21600 21600" draw:type="mso-spt202" draw:enhanced-path="M 0 0 L 21600 0 21600 21600 0 21600 0 0 Z N"/>
        </draw:custom-shape>
        <draw:custom-shape draw:style-name="gr4" draw:text-style-name="P2" draw:layer="layout" svg:width="19.398cm" svg:height="4.833cm" svg:x="5.759cm" svg:y="12.008cm">
          <text:p text:style-name="P9"><text:span text:style-name="T43">bool date_equal(</text:span><text:span text:style-name="T41">const</text:span><text:span text:style-name="T43"> date lhs, </text:span><text:span text:style-name="T41">const</text:span><text:span text:style-name="T43"> date rhs)</text:span></text:p>
          <text:p text:style-name="P9"><text:span text:style-name="T43">{</text:span></text:p>
          <text:p text:style-name="P9"><text:span text:style-name="T43"><text:s text:c="3"/></text:span><text:span text:style-name="T41">return</text:span><text:span text:style-name="T43"> lhs-&gt;day == rhs-&gt;day &amp;&amp;</text:span></text:p>
          <text:p text:style-name="P9"><text:span text:style-name="T43"><text:s text:c="10"/></text:span><text:span text:style-name="T43">lhs-&gt;month == rhs-&gt;month &amp;&amp;</text:span></text:p>
          <text:p text:style-name="P9"><text:span text:style-name="T43"><text:s text:c="10"/></text:span><text:span text:style-name="T43">lhs-&gt;year = rhs-&gt;year;</text:span></text:p>
          <text:p text:style-name="P9"><text:span text:style-name="T43">}</text:span></text:p>
          <draw:enhanced-geometry svg:viewBox="0 0 21600 21600" draw:type="mso-spt202" draw:enhanced-path="M 0 0 L 21600 0 21600 21600 0 21600 0 0 Z N"/>
        </draw:custom-shape>
        <draw:line draw:style-name="gr7" draw:text-style-name="P10" draw:layer="layout" svg:x1="6.959cm" svg:y1="7.404cm" svg:x2="6.959cm" svg:y2="9.208cm">
          <text:p/>
        </draw:line>
        <draw:line draw:style-name="gr7" draw:text-style-name="P10" draw:layer="layout" svg:x1="7.558cm" svg:y1="15.606cm" svg:x2="9.357cm" svg:y2="15.606cm">
          <text:p/>
        </draw:line>
        <draw:custom-shape draw:style-name="gr37" draw:text-style-name="P2" draw:layer="layout" svg:width="3.201cm" svg:height="3.295cm" svg:x="18.561cm" svg:y="8.114cm">
          <text:p text:style-name="P9"><text:span text:style-name="T29"></text:span></text:p>
          <draw:enhanced-geometry svg:viewBox="0 0 21600 21600" draw:type="rectangle" draw:enhanced-path="M 0 0 L 21600 0 21600 21600 0 21600 0 0 Z N"/>
        </draw:custom-shape>
        <draw:custom-shape draw:style-name="gr3" draw:text-style-name="P2" draw:layer="layout" svg:width="3.192cm" svg:height="2.801cm" svg:x="20.563cm" svg:y="8.312cm">
          <text:p text:style-name="P6"><text:span text:style-name="T44"></text:span></text:p>
          <draw:enhanced-geometry svg:viewBox="0 0 21600 21600" draw:type="mso-spt202" draw:enhanced-path="M 0 0 L 21600 0 21600 21600 0 21600 0 0 Z N"/>
        </draw:custom-shape>
        <draw:g>
          <draw:custom-shape draw:style-name="gr40" draw:text-style-name="P2" draw:layer="layout" svg:width="0.988cm" svg:height="4.065cm" draw:transform="rotate (-2.3537510292403) translate (24.816cm 8.33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27" draw:text-style-name="P2" draw:layer="layout" svg:width="0.988cm" svg:height="4.065cm" draw:transform="rotate (-2.3537510292403) translate (24.816cm 8.33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40" draw:text-style-name="P2" draw:layer="layout" svg:width="0.923cm" svg:height="4.07cm" draw:transform="rotate (-2.3537510292403) translate (25.423cm 7.714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27" draw:text-style-name="P2" draw:layer="layout" svg:width="0.923cm" svg:height="4.07cm" draw:transform="rotate (-2.3537510292403) translate (25.423cm 7.714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41" draw:text-style-name="P2" draw:layer="layout" svg:width="0.358cm" svg:height="0.755cm" draw:transform="rotate (-2.3537510292403) translate (24.727cm 8.25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41" draw:text-style-name="P2" draw:layer="layout" svg:width="0.314cm" svg:height="0.649cm" draw:transform="rotate (-2.3537510292403) translate (24.938cm 7.933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41" draw:text-style-name="P2" draw:layer="layout" svg:width="0.633cm" svg:height="0.788cm" draw:transform="rotate (-2.3537510292403) translate (24.042cm 7.622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41" draw:text-style-name="P2" draw:layer="layout" svg:width="0.481cm" svg:height="0.304cm" draw:transform="rotate (-2.3537510292403) translate (23.203cm 6.975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41" draw:text-style-name="P2" draw:layer="layout" svg:width="0.923cm" svg:height="3.982cm" draw:transform="rotate (-2.3537510292403) translate (25.396cm 7.639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41" draw:text-style-name="P2" draw:layer="layout" svg:width="1.09cm" svg:height="4.072cm" draw:transform="rotate (-2.3537510292403) translate (24.845cm 8.255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41" draw:text-style-name="P2" draw:layer="layout" svg:width="0.717cm" svg:height="0.583cm" draw:transform="rotate (-2.3537510292403) translate (25.036cm 8.126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41" draw:text-style-name="P2" draw:layer="layout" svg:width="0.069cm" svg:height="0.037cm" draw:transform="rotate (-2.3537510292403) translate (24.765cm 8.327cm)">
            <text:p/>
            <draw:enhanced-geometry svg:viewBox="0 0 70 35" draw:type="non-primitive" draw:enhanced-path="M 0 0  L 9 5  L 17 9  L 26 15  L 34 20  L 43 24  L 52 29  L 61 32  L 70 35  L 0 0  Z N"/>
          </draw:custom-shape>
          <draw:custom-shape draw:style-name="gr41" draw:text-style-name="P2" draw:layer="layout" svg:width="0.305cm" svg:height="0.332cm" draw:transform="rotate (-2.3537510292403) translate (24.754cm 8.338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41" draw:text-style-name="P2" draw:layer="layout" svg:width="0.584cm" svg:height="0.244cm" draw:transform="rotate (-2.3537510292403) translate (24.027cm 8.202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41" draw:text-style-name="P2" draw:layer="layout" svg:width="0.24cm" svg:height="0.405cm" draw:transform="rotate (-2.3537510292403) translate (23.905cm 8.831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41" draw:text-style-name="P2" draw:layer="layout" svg:width="0.191cm" svg:height="0.394cm" draw:transform="rotate (-2.3537510292403) translate (23.88cm 8.784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41" draw:text-style-name="P2" draw:layer="layout" svg:width="0.172cm" svg:height="0.272cm" draw:transform="rotate (-2.3537510292403) translate (23.796cm 8.75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41" draw:text-style-name="P2" draw:layer="layout" svg:width="0.259cm" svg:height="0.394cm" draw:transform="rotate (-2.3537510292403) translate (23.864cm 8.79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41" draw:text-style-name="P2" draw:layer="layout" svg:width="0.151cm" svg:height="0.233cm" draw:transform="rotate (-2.3537510292403) translate (23.841cm 8.87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41" draw:text-style-name="P2" draw:layer="layout" svg:width="0.069cm" svg:height="0.233cm" draw:transform="rotate (-2.3537510292403) translate (23.772cm 8.774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41" draw:text-style-name="P2" draw:layer="layout" svg:width="0.604cm" svg:height="0.778cm" draw:transform="rotate (-2.3537510292403) translate (23.437cm 7.955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41" draw:text-style-name="P2" draw:layer="layout" svg:width="0.191cm" svg:height="0.055cm" draw:transform="rotate (-2.3537510292403) translate (23.267cm 7.90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41" draw:text-style-name="P2" draw:layer="layout" svg:width="0.27cm" svg:height="0.193cm" draw:transform="rotate (-2.3537510292403) translate (23.426cm 7.925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41" draw:text-style-name="P2" draw:layer="layout" svg:width="0.786cm" svg:height="1.11cm" draw:transform="rotate (-2.3537510292403) translate (22.386cm 7.159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41" draw:text-style-name="P2" draw:layer="layout" svg:width="0.604cm" svg:height="0.778cm" draw:transform="rotate (-2.3537510292403) translate (24.783cm 6.586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41" draw:text-style-name="P2" draw:layer="layout" svg:width="0.8cm" svg:height="1.104cm" draw:transform="rotate (-2.3537510292403) translate (24.137cm 5.382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41" draw:text-style-name="P2" draw:layer="layout" svg:width="0.22cm" svg:height="0.188cm" draw:transform="rotate (-2.3537510292403) translate (24.505cm 6.85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41" draw:text-style-name="P2" draw:layer="layout" svg:width="0.707cm" svg:height="0.55cm" draw:transform="rotate (-2.3537510292403) translate (25.377cm 7.2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41" draw:text-style-name="P2" draw:layer="layout" svg:width="0.02cm" svg:height="0.005cm" draw:transform="rotate (-2.3537510292403) translate (24.512cm 7.369cm)">
            <text:p/>
            <draw:enhanced-geometry svg:viewBox="0 0 17 0" draw:type="non-primitive" draw:enhanced-path="M 0 0  L 4 0  L 9 0  L 12 0  L 17 0  L 0 0  Z N"/>
          </draw:custom-shape>
          <draw:custom-shape draw:style-name="gr41" draw:text-style-name="P2" draw:layer="layout" svg:width="0.412cm" svg:height="0.267cm" draw:transform="rotate (-2.3537510292403) translate (25.144cm 7.223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40" draw:text-style-name="P2" draw:layer="layout" svg:width="0.766cm" svg:height="0.265cm" draw:transform="rotate (-2.3537510292403) translate (23.738cm 6.454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40" draw:text-style-name="P2" draw:layer="layout" svg:width="0.8cm" svg:height="0.311cm" draw:transform="rotate (-2.3537510292403) translate (23.558cm 6.163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40" draw:text-style-name="P2" draw:layer="layout" svg:width="0.702cm" svg:height="0.034cm" draw:transform="rotate (-2.3537510292403) translate (23.19cm 5.935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40" draw:text-style-name="P2" draw:layer="layout" svg:width="0.835cm" svg:height="0.272cm" draw:transform="rotate (-2.3537510292403) translate (23.283cm 5.903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40" draw:text-style-name="P2" draw:layer="layout" svg:width="0.884cm" svg:height="0.249cm" draw:transform="rotate (-2.3537510292403) translate (23.045cm 5.646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40" draw:text-style-name="P2" draw:layer="layout" svg:width="0.412cm" svg:height="0.461cm" draw:transform="rotate (-2.3537510292403) translate (24.295cm 7.14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40" draw:text-style-name="P2" draw:layer="layout" svg:width="0.083cm" svg:height="0.076cm" draw:transform="rotate (-2.3537510292403) translate (24.118cm 7.324cm)">
            <text:p/>
            <draw:enhanced-geometry svg:viewBox="0 0 86 72" draw:type="non-primitive" draw:enhanced-path="M 0 0  L 10 9  L 21 18  L 32 27  L 43 35  L 54 44  L 65 53  L 76 62  L 86 72  L 0 0  Z N"/>
          </draw:custom-shape>
          <draw:custom-shape draw:style-name="gr40" draw:text-style-name="P2" draw:layer="layout" svg:width="0.259cm" svg:height="0.561cm" draw:transform="rotate (-2.3537510292403) translate (24.925cm 8.002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40" draw:text-style-name="P2" draw:layer="layout" svg:width="0.206cm" svg:height="0.244cm" draw:transform="rotate (-2.3537510292403) translate (23.668cm 7.942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40" draw:text-style-name="P2" draw:layer="layout" svg:width="0.266cm" svg:height="1.06cm" draw:transform="rotate (-2.3537510292403) translate (22.772cm 7.245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40" draw:text-style-name="P2" draw:layer="layout" svg:width="1.021cm" svg:height="0.238cm" draw:transform="rotate (-2.3537510292403) translate (22.762cm 5.434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42" draw:text-style-name="P2" draw:layer="layout" svg:width="0.927cm" svg:height="0.127cm" draw:transform="rotate (-2.3537510292403) translate (24.529cm 7.462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42" draw:text-style-name="P2" draw:layer="layout" svg:width="0.481cm" svg:height="0.856cm" draw:transform="rotate (-2.3537510292403) translate (24.613cm 7.158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42" draw:text-style-name="P2" draw:layer="layout" svg:width="0.481cm" svg:height="0.932cm" draw:transform="rotate (-2.3537510292403) translate (23.947cm 7.882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42" draw:text-style-name="P2" draw:layer="layout" svg:width="1.311cm" svg:height="0.083cm" draw:transform="rotate (-2.3537510292403) translate (24cm 6.616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42" draw:text-style-name="P2" draw:layer="layout" svg:width="0.05cm" svg:height="0.005cm" draw:transform="rotate (-2.3537510292403) translate (23.046cm 7.518cm)">
            <text:p/>
            <draw:enhanced-geometry svg:viewBox="0 0 54 0" draw:type="non-primitive" draw:enhanced-path="M 0 0  L 0 0  L 6 0  L 13 0  L 20 0  L 27 0  L 34 0  L 41 0  L 47 0  L 54 0  N"/>
          </draw:custom-shape>
          <draw:custom-shape draw:style-name="gr42" draw:text-style-name="P2" draw:layer="layout" svg:width="1.276cm" svg:height="0.083cm" draw:transform="rotate (-2.3537510292403) translate (23.869cm 6.583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42" draw:text-style-name="P2" draw:layer="layout" svg:width="1.601cm" svg:height="0.122cm" draw:transform="rotate (-2.3537510292403) translate (23.752cm 6.203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42" draw:text-style-name="P2" draw:layer="layout" svg:width="0.004cm" svg:height="0.039cm" draw:transform="rotate (-2.3537510292403) translate (22.597cm 7.364cm)">
            <text:p/>
            <draw:enhanced-geometry svg:viewBox="0 0 0 36" draw:type="non-primitive" draw:enhanced-path="M 0 0  L 0 0  L 0 4  L 0 9  L 0 13  L 0 18  L 0 22  L 0 27  L 0 32  L 0 36  N"/>
          </draw:custom-shape>
          <draw:custom-shape draw:style-name="gr42" draw:text-style-name="P2" draw:layer="layout" svg:width="1.738cm" svg:height="0.166cm" draw:transform="rotate (-2.3537510292403) translate (23.514cm 5.89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42" draw:text-style-name="P2" draw:layer="layout" svg:width="1.807cm" svg:height="0.127cm" draw:transform="rotate (-2.3537510292403) translate (23.207cm 5.586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42" draw:text-style-name="P2" draw:layer="layout" svg:width="1.792cm" svg:height="0.127cm" draw:transform="rotate (-2.3537510292403) translate (22.983cm 5.314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42" draw:text-style-name="P2" draw:layer="layout" svg:width="1.65cm" svg:height="0.25cm" draw:transform="rotate (-2.3537510292403) translate (22.763cm 5.269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42" draw:text-style-name="P2" draw:layer="layout" svg:width="0.206cm" svg:height="0.005cm" draw:transform="rotate (-2.3537510292403) translate (22.071cm 5.405cm)">
            <text:p/>
            <draw:enhanced-geometry svg:viewBox="0 0 210 0" draw:type="non-primitive" draw:enhanced-path="M 0 0  L 0 0  L 14 0  L 27 0  L 40 0  L 53 0  L 67 0  L 80 0  L 93 0  L 106 0  L 119 0  L 132 0  L 145 0  L 158 0  L 171 0  L 184 0  L 198 0  L 210 0  N"/>
          </draw:custom-shape>
          <draw:custom-shape draw:style-name="gr42" draw:text-style-name="P2" draw:layer="layout" svg:width="0.03cm" svg:height="0.039cm" draw:transform="rotate (-2.3537510292403) translate (21.867cm 5.665cm)">
            <text:p/>
            <draw:enhanced-geometry svg:viewBox="0 0 34 35" draw:type="non-primitive" draw:enhanced-path="M 0 35  L 0 35  L 4 30  L 9 27  L 13 22  L 17 18  L 21 13  L 26 9  L 30 4  L 34 0  N"/>
          </draw:custom-shape>
          <draw:custom-shape draw:style-name="gr43" draw:text-style-name="P2" draw:layer="layout" svg:width="0.181cm" svg:height="0.382cm" draw:transform="rotate (-2.3537510292403) translate (24.789cm 7.97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43" draw:text-style-name="P2" draw:layer="layout" svg:width="0.21cm" svg:height="0.278cm" draw:transform="rotate (-2.3537510292403) translate (24.14cm 7.138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43" draw:text-style-name="P2" draw:layer="layout" svg:width="0.446cm" svg:height="0.11cm" draw:transform="rotate (-2.3537510292403) translate (23.588cm 6.525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43" draw:text-style-name="P2" draw:layer="layout" svg:width="0.054cm" svg:height="0.039cm" draw:transform="rotate (-2.3537510292403) translate (23.333cm 6.681cm)">
            <text:p/>
            <draw:enhanced-geometry svg:viewBox="0 0 54 35" draw:type="non-primitive" draw:enhanced-path="M 0 35  L 7 30  L 13 26  L 20 20  L 25 16  L 32 11  L 39 6  L 46 3  L 54 0  L 0 35  Z N"/>
          </draw:custom-shape>
          <draw:custom-shape draw:style-name="gr43" draw:text-style-name="P2" draw:layer="layout" svg:width="0.314cm" svg:height="0.177cm" draw:transform="rotate (-2.3537510292403) translate (23.221cm 6.376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43" draw:text-style-name="P2" draw:layer="layout" svg:width="0.246cm" svg:height="0.156cm" draw:transform="rotate (-2.3537510292403) translate (22.881cm 6.134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43" draw:text-style-name="P2" draw:layer="layout" svg:width="0.24cm" svg:height="0.156cm" draw:transform="rotate (-2.3537510292403) translate (22.709cm 5.922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43" draw:text-style-name="P2" draw:layer="layout" svg:width="0.049cm" svg:height="0.005cm" draw:transform="rotate (-2.3537510292403) translate (22.644cm 5.828cm)">
            <text:p/>
            <draw:enhanced-geometry svg:viewBox="0 0 53 0" draw:type="non-primitive" draw:enhanced-path="M 53 0  L 46 0  L 40 0  L 34 0  L 27 0  L 20 0  L 13 0  L 6 0  L 0 0  L 53 0  Z N"/>
          </draw:custom-shape>
          <draw:custom-shape draw:style-name="gr43" draw:text-style-name="P2" draw:layer="layout" svg:width="0.26cm" svg:height="0.122cm" draw:transform="rotate (-2.3537510292403) translate (22.365cm 5.669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27" draw:text-style-name="P2" draw:layer="layout" svg:width="0.033cm" svg:height="0.039cm" draw:transform="rotate (-2.3537510292403) translate (23.703cm 8.9cm)">
            <text:p/>
            <draw:enhanced-geometry svg:viewBox="0 0 35 36" draw:type="non-primitive" draw:enhanced-path="M 35 0  L 35 0  L 31 5  L 26 10  L 22 14  L 17 17  L 13 22  L 9 27  L 5 31  L 0 36  N"/>
          </draw:custom-shape>
          <draw:custom-shape draw:style-name="gr27" draw:text-style-name="P2" draw:layer="layout" svg:width="0.116cm" svg:height="0.088cm" draw:transform="rotate (-2.3537510292403) translate (24.71cm 8.398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27" draw:text-style-name="P2" draw:layer="layout" svg:width="0.137cm" svg:height="0.039cm" draw:transform="rotate (-2.3537510292403) translate (24.945cm 8.092cm)">
            <text:p/>
            <draw:enhanced-geometry svg:viewBox="0 0 140 34" draw:type="non-primitive" draw:enhanced-path="M 140 0  L 140 0  L 122 4  L 103 5  L 84 6  L 63 7  L 45 10  L 28 15  L 12 23  L 0 34  N"/>
          </draw:custom-shape>
          <draw:custom-shape draw:style-name="gr27" draw:text-style-name="P2" draw:layer="layout" svg:width="0.053cm" svg:height="0.117cm" draw:transform="rotate (-2.3537510292403) translate (24.918cm 8.064cm)">
            <text:p/>
            <draw:enhanced-geometry svg:viewBox="0 0 53 106" draw:type="non-primitive" draw:enhanced-path="M 0 106  L 0 106  L 6 92  L 13 79  L 20 66  L 27 53  L 33 40  L 39 27  L 46 14  L 53 0  N"/>
          </draw:custom-shape>
          <draw:custom-shape draw:style-name="gr27" draw:text-style-name="P2" draw:layer="layout" svg:width="0.01cm" svg:height="0.117cm" draw:transform="rotate (-2.3537510292403) translate (24.904cm 8.078cm)">
            <text:p/>
            <draw:enhanced-geometry svg:viewBox="0 0 11 106" draw:type="non-primitive" draw:enhanced-path="M 0 0  L 0 0  L 1 14  L 3 29  L 6 42  L 9 57  L 11 71  L 10 84  L 6 96  L 0 106  N"/>
          </draw:custom-shape>
          <draw:custom-shape draw:style-name="gr27" draw:text-style-name="P2" draw:layer="layout" svg:width="0.157cm" svg:height="0.099cm" draw:transform="rotate (-2.3537510292403) translate (24.604cm 8.411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27" draw:text-style-name="P2" draw:layer="layout" svg:width="0.034cm" svg:height="0.039cm" draw:transform="rotate (-2.3537510292403) translate (24.593cm 8.446cm)">
            <text:p/>
            <draw:enhanced-geometry svg:viewBox="0 0 35 35" draw:type="non-primitive" draw:enhanced-path="M 35 35  L 35 35  L 31 31  L 26 25  L 23 18  L 18 12  L 15 6  L 10 3  L 6 0  L 0 1  N"/>
          </draw:custom-shape>
          <draw:custom-shape draw:style-name="gr27" draw:text-style-name="P2" draw:layer="layout" svg:width="0.049cm" svg:height="0.117cm" draw:transform="rotate (-2.3537510292403) translate (24.952cm 8.0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27" draw:text-style-name="P2" draw:layer="layout" svg:width="1.517cm" svg:height="3.015cm" draw:transform="rotate (-2.3537510292403) translate (24.849cm 8.606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44" draw:text-style-name="P2" draw:layer="layout" svg:width="0.206cm" svg:height="0.583cm" draw:transform="rotate (-2.3537510292403) translate (24.964cm 7.797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27" draw:text-style-name="P2" draw:layer="layout" svg:width="0.206cm" svg:height="0.583cm" draw:transform="rotate (-2.3537510292403) translate (24.964cm 7.797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44" draw:text-style-name="P2" draw:layer="layout" svg:width="0.24cm" svg:height="0.549cm" draw:transform="rotate (-2.3537510292403) translate (24.977cm 7.784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27" draw:text-style-name="P2" draw:layer="layout" svg:width="0.24cm" svg:height="0.549cm" draw:transform="rotate (-2.3537510292403) translate (24.977cm 7.784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44" draw:text-style-name="P2" draw:layer="layout" svg:width="0.207cm" svg:height="0.35cm" draw:transform="rotate (-2.3537510292403) translate (24.981cm 7.835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27" draw:text-style-name="P2" draw:layer="layout" svg:width="0.207cm" svg:height="0.35cm" draw:transform="rotate (-2.3537510292403) translate (24.981cm 7.835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44" draw:text-style-name="P2" draw:layer="layout" svg:width="0.21cm" svg:height="0.544cm" draw:transform="rotate (-2.3537510292403) translate (24.419cm 8.399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27" draw:text-style-name="P2" draw:layer="layout" svg:width="0.21cm" svg:height="0.544cm" draw:transform="rotate (-2.3537510292403) translate (24.419cm 8.399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44" draw:text-style-name="P2" draw:layer="layout" svg:width="0.23cm" svg:height="0.345cm" draw:transform="rotate (-2.3537510292403) translate (24.243cm 8.246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27" draw:text-style-name="P2" draw:layer="layout" svg:width="0.23cm" svg:height="0.345cm" draw:transform="rotate (-2.3537510292403) translate (24.243cm 8.246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44" draw:text-style-name="P2" draw:layer="layout" svg:width="0.172cm" svg:height="0.039cm" draw:transform="rotate (-2.3537510292403) translate (24.32cm 8.224cm)">
            <text:p/>
            <draw:enhanced-geometry svg:viewBox="0 0 175 34" draw:type="non-primitive" draw:enhanced-path="M 175 0  L 153 4  L 132 9  L 109 13  L 87 17  L 66 21  L 43 26  L 22 30  L 0 34  L 175 0  Z N"/>
          </draw:custom-shape>
          <draw:custom-shape draw:style-name="gr27" draw:text-style-name="P2" draw:layer="layout" svg:width="0.172cm" svg:height="0.039cm" draw:transform="rotate (-2.3537510292403) translate (24.32cm 8.224cm)">
            <text:p/>
            <draw:enhanced-geometry svg:viewBox="0 0 175 34" draw:type="non-primitive" draw:enhanced-path="M 175 0  L 175 0  L 153 4  L 132 9  L 109 13  L 87 17  L 66 21  L 43 26  L 22 30  L 0 34  N"/>
          </draw:custom-shape>
          <draw:custom-shape draw:style-name="gr44" draw:text-style-name="P2" draw:layer="layout" svg:width="0.196cm" svg:height="0.4cm" draw:transform="rotate (-2.3537510292403) translate (24.73cm 7.426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27" draw:text-style-name="P2" draw:layer="layout" svg:width="0.196cm" svg:height="0.4cm" draw:transform="rotate (-2.3537510292403) translate (24.73cm 7.426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44" draw:text-style-name="P2" draw:layer="layout" svg:width="0.157cm" svg:height="0.394cm" draw:transform="rotate (-2.3537510292403) translate (24.077cm 8.247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27" draw:text-style-name="P2" draw:layer="layout" svg:width="0.157cm" svg:height="0.394cm" draw:transform="rotate (-2.3537510292403) translate (24.077cm 8.247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43" draw:text-style-name="P2" draw:layer="layout" svg:width="0.044cm" svg:height="0.022cm" draw:transform="rotate (-2.3537510292403) translate (23.663cm 9.137cm)">
            <text:p/>
            <draw:enhanced-geometry svg:viewBox="0 0 44 17" draw:type="non-primitive" draw:enhanced-path="M 44 17  L 38 15  L 33 13  L 28 10  L 23 8  L 17 7  L 11 5  L 6 2  L 0 0  L 44 17  Z N"/>
          </draw:custom-shape>
          <draw:custom-shape draw:style-name="gr27" draw:text-style-name="P2" draw:layer="layout" svg:width="0.044cm" svg:height="0.022cm" draw:transform="rotate (-2.3537510292403) translate (23.663cm 9.137cm)">
            <text:p/>
            <draw:enhanced-geometry svg:viewBox="0 0 44 17" draw:type="non-primitive" draw:enhanced-path="M 44 17  L 44 17  L 38 15  L 33 13  L 28 10  L 23 8  L 17 7  L 11 5  L 6 2  L 0 0  N"/>
          </draw:custom-shape>
          <draw:custom-shape draw:style-name="gr44" draw:text-style-name="P2" draw:layer="layout" svg:width="0.534cm" svg:height="0.41cm" draw:transform="rotate (-2.3537510292403) translate (23.983cm 9.2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27" draw:text-style-name="P2" draw:layer="layout" svg:width="0.534cm" svg:height="0.41cm" draw:transform="rotate (-2.3537510292403) translate (23.983cm 9.2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44" draw:text-style-name="P2" draw:layer="layout" svg:width="0.471cm" svg:height="0.371cm" draw:transform="rotate (-2.3537510292403) translate (22.529cm 7.84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27" draw:text-style-name="P2" draw:layer="layout" svg:width="0.471cm" svg:height="0.371cm" draw:transform="rotate (-2.3537510292403) translate (22.529cm 7.84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44" draw:text-style-name="P2" draw:layer="layout" svg:width="0.652cm" svg:height="0.566cm" draw:transform="rotate (-2.3537510292403) translate (21.14cm 6.947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27" draw:text-style-name="P2" draw:layer="layout" svg:width="0.652cm" svg:height="0.566cm" draw:transform="rotate (-2.3537510292403) translate (21.14cm 6.947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44" draw:text-style-name="P2" draw:layer="layout" svg:width="0.161cm" svg:height="0.117cm" draw:transform="rotate (-2.3537510292403) translate (21.765cm 6.099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27" draw:text-style-name="P2" draw:layer="layout" svg:width="0.161cm" svg:height="0.117cm" draw:transform="rotate (-2.3537510292403) translate (21.765cm 6.099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44" draw:text-style-name="P2" draw:layer="layout" svg:width="0.137cm" svg:height="0.094cm" draw:transform="rotate (-2.3537510292403) translate (22.584cm 5.22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27" draw:text-style-name="P2" draw:layer="layout" svg:width="0.137cm" svg:height="0.094cm" draw:transform="rotate (-2.3537510292403) translate (22.584cm 5.22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44" draw:text-style-name="P2" draw:layer="layout" svg:width="0.147cm" svg:height="0.216cm" draw:transform="rotate (-2.3537510292403) translate (21.827cm 5.903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27" draw:text-style-name="P2" draw:layer="layout" svg:width="0.147cm" svg:height="0.216cm" draw:transform="rotate (-2.3537510292403) translate (21.827cm 5.903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44" draw:text-style-name="P2" draw:layer="layout" svg:width="0.142cm" svg:height="0.216cm" draw:transform="rotate (-2.3537510292403) translate (22.448cm 5.294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27" draw:text-style-name="P2" draw:layer="layout" svg:width="0.142cm" svg:height="0.216cm" draw:transform="rotate (-2.3537510292403) translate (22.448cm 5.294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44" draw:text-style-name="P2" draw:layer="layout" svg:width="0.505cm" svg:height="0.371cm" draw:transform="rotate (-2.3537510292403) translate (24.581cm 5.7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27" draw:text-style-name="P2" draw:layer="layout" svg:width="0.505cm" svg:height="0.371cm" draw:transform="rotate (-2.3537510292403) translate (24.581cm 5.7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44" draw:text-style-name="P2" draw:layer="layout" svg:width="0.668cm" svg:height="0.573cm" draw:transform="rotate (-2.3537510292403) translate (23.84cm 4.22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27" draw:text-style-name="P2" draw:layer="layout" svg:width="0.668cm" svg:height="0.573cm" draw:transform="rotate (-2.3537510292403) translate (23.84cm 4.22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27" draw:text-style-name="P2" draw:layer="layout" svg:width="1.453cm" svg:height="3.015cm" draw:transform="rotate (-2.3537510292403) translate (26.129cm 7.357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44" draw:text-style-name="P2" draw:layer="layout" svg:width="0.525cm" svg:height="0.411cm" draw:transform="rotate (-2.3537510292403) translate (25.966cm 7.201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27" draw:text-style-name="P2" draw:layer="layout" svg:width="0.525cm" svg:height="0.411cm" draw:transform="rotate (-2.3537510292403) translate (25.966cm 7.201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27" draw:text-style-name="P2" draw:layer="layout" svg:width="0.005cm" svg:height="0.156cm" draw:transform="rotate (-2.3537510292403) translate (25.684cm 7.35cm)">
            <text:p/>
            <draw:enhanced-geometry svg:viewBox="0 0 0 140" draw:type="non-primitive" draw:enhanced-path="M 0 140  L 0 140  L 0 123  L 0 105  L 0 88  L 0 70  L 0 53  L 0 36  L 0 17  L 0 0  N"/>
          </draw:custom-shape>
          <draw:custom-shape draw:style-name="gr27" draw:text-style-name="P2" draw:layer="layout" svg:width="0.004cm" svg:height="0.156cm" draw:transform="rotate (-2.3537510292403) translate (25.586cm 7.392cm)">
            <text:p/>
            <draw:enhanced-geometry svg:viewBox="0 0 0 141" draw:type="non-primitive" draw:enhanced-path="M 0 141  L 0 141  L 0 123  L 0 106  L 0 88  L 0 71  L 0 54  L 0 36  L 0 19  L 0 0  N"/>
          </draw:custom-shape>
          <draw:custom-shape draw:style-name="gr27" draw:text-style-name="P2" draw:layer="layout" svg:width="0.01cm" svg:height="0.115cm" draw:transform="rotate (-2.3537510292403) translate (25.79cm 7.296cm)">
            <text:p/>
            <draw:enhanced-geometry svg:viewBox="0 0 9 105" draw:type="non-primitive" draw:enhanced-path="M 9 105  L 9 105  L 7 91  L 6 79  L 5 65  L 4 52  L 3 40  L 2 26  L 1 14  L 0 0  N"/>
          </draw:custom-shape>
          <draw:custom-shape draw:style-name="gr27" draw:text-style-name="P2" draw:layer="layout" svg:width="0.093cm" svg:height="0.006cm" draw:transform="rotate (-2.3537510292403) translate (25.742cm 7.103cm)">
            <text:p/>
            <draw:enhanced-geometry svg:viewBox="0 0 97 0" draw:type="non-primitive" draw:enhanced-path="M 97 0  L 97 0  L 84 0  L 72 0  L 59 0  L 48 0  L 35 0  L 24 0  L 12 0  L 0 0  N"/>
          </draw:custom-shape>
          <draw:custom-shape draw:style-name="gr27" draw:text-style-name="P2" draw:layer="layout" svg:width="0.148cm" svg:height="0.039cm" draw:transform="rotate (-2.3537510292403) translate (25.646cm 7.111cm)">
            <text:p/>
            <draw:enhanced-geometry svg:viewBox="0 0 149 35" draw:type="non-primitive" draw:enhanced-path="M 149 0  L 149 0  L 131 5  L 112 9  L 93 14  L 74 17  L 56 22  L 37 26  L 19 31  L 0 35  N"/>
          </draw:custom-shape>
          <draw:custom-shape draw:style-name="gr27" draw:text-style-name="P2" draw:layer="layout" svg:width="0.147cm" svg:height="0.06cm" draw:transform="rotate (-2.3537510292403) translate (25.535cm 7.112cm)">
            <text:p/>
            <draw:enhanced-geometry svg:viewBox="0 0 148 55" draw:type="non-primitive" draw:enhanced-path="M 148 0  L 148 0  L 129 7  L 111 14  L 92 21  L 74 27  L 54 34  L 36 41  L 18 48  L 0 55  N"/>
          </draw:custom-shape>
          <draw:custom-shape draw:style-name="gr27" draw:text-style-name="P2" draw:layer="layout" svg:width="0.004cm" svg:height="0.139cm" draw:transform="rotate (-2.3537510292403) translate (25.443cm 7.403cm)">
            <text:p/>
            <draw:enhanced-geometry svg:viewBox="0 0 0 121" draw:type="non-primitive" draw:enhanced-path="M 0 121  L 0 121  L 0 106  L 0 92  L 0 77  L 0 61  L 0 46  L 0 31  L 0 16  L 0 0  N"/>
          </draw:custom-shape>
          <draw:custom-shape draw:style-name="gr27" draw:text-style-name="P2" draw:layer="layout" svg:width="0.108cm" svg:height="0.044cm" draw:transform="rotate (-2.3537510292403) translate (25.433cm 7.192cm)">
            <text:p/>
            <draw:enhanced-geometry svg:viewBox="0 0 107 37" draw:type="non-primitive" draw:enhanced-path="M 107 0  L 107 0  L 93 5  L 80 9  L 66 14  L 54 18  L 40 23  L 26 26  L 14 32  L 0 37  N"/>
          </draw:custom-shape>
          <draw:custom-shape draw:style-name="gr27" draw:text-style-name="P2" draw:layer="layout" svg:width="0.014cm" svg:height="0.094cm" draw:transform="rotate (-2.3537510292403) translate (25.382cm 7.377cm)">
            <text:p/>
            <draw:enhanced-geometry svg:viewBox="0 0 17 87" draw:type="non-primitive" draw:enhanced-path="M 0 87  L 0 87  L 2 77  L 4 66  L 6 56  L 8 44  L 10 34  L 13 23  L 15 11  L 17 0  N"/>
          </draw:custom-shape>
          <draw:custom-shape draw:style-name="gr27" draw:text-style-name="P2" draw:layer="layout" svg:width="0.059cm" svg:height="0.016cm" draw:transform="rotate (-2.3537510292403) translate (25.345cm 7.194cm)">
            <text:p/>
            <draw:enhanced-geometry svg:viewBox="0 0 61 17" draw:type="non-primitive" draw:enhanced-path="M 61 0  L 61 0  L 53 2  L 46 4  L 38 6  L 30 8  L 22 10  L 16 12  L 8 14  L 0 17  N"/>
          </draw:custom-shape>
          <draw:custom-shape draw:style-name="gr27" draw:text-style-name="P2" draw:layer="layout" svg:width="0.02cm" svg:height="0.161cm" draw:transform="rotate (-2.3537510292403) translate (23.857cm 8.942cm)">
            <text:p/>
            <draw:enhanced-geometry svg:viewBox="0 0 18 141" draw:type="non-primitive" draw:enhanced-path="M 18 141  L 18 141  L 16 122  L 13 105  L 11 87  L 9 70  L 7 53  L 4 35  L 2 18  L 0 0  N"/>
          </draw:custom-shape>
          <draw:custom-shape draw:style-name="gr27" draw:text-style-name="P2" draw:layer="layout" svg:width="0.018cm" svg:height="0.154cm" draw:transform="rotate (-2.3537510292403) translate (23.844cm 8.978cm)">
            <text:p/>
            <draw:enhanced-geometry svg:viewBox="0 0 17 140" draw:type="non-primitive" draw:enhanced-path="M 0 140  L 0 140  L 2 123  L 4 105  L 7 88  L 9 70  L 11 52  L 12 35  L 15 17  L 17 0  N"/>
          </draw:custom-shape>
          <draw:custom-shape draw:style-name="gr27" draw:text-style-name="P2" draw:layer="layout" svg:width="0.128cm" svg:height="0.022cm" draw:transform="rotate (-2.3537510292403) translate (23.64cm 8.885cm)">
            <text:p/>
            <draw:enhanced-geometry svg:viewBox="0 0 131 17" draw:type="non-primitive" draw:enhanced-path="M 0 0  L 0 0  L 17 2  L 33 4  L 49 6  L 66 9  L 82 11  L 98 12  L 114 14  L 131 17  N"/>
          </draw:custom-shape>
          <draw:custom-shape draw:style-name="gr27" draw:text-style-name="P2" draw:layer="layout" svg:width="0.108cm" svg:height="0.039cm" draw:transform="rotate (-2.3537510292403) translate (23.647cm 8.823cm)">
            <text:p/>
            <draw:enhanced-geometry svg:viewBox="0 0 114 34" draw:type="non-primitive" draw:enhanced-path="M 0 0  L 0 0  L 14 4  L 27 9  L 42 13  L 57 18  L 70 21  L 85 26  L 100 30  L 114 34  N"/>
          </draw:custom-shape>
          <draw:custom-shape draw:style-name="gr27" draw:text-style-name="P2" draw:layer="layout" svg:width="0.02cm" svg:height="0.078cm" draw:transform="rotate (-2.3537510292403) translate (23.791cm 9.119cm)">
            <text:p/>
            <draw:enhanced-geometry svg:viewBox="0 0 17 71" draw:type="non-primitive" draw:enhanced-path="M 0 71  L 0 71  L 1 62  L 3 53  L 4 44  L 6 35  L 9 27  L 11 18  L 13 9  L 17 0  N"/>
          </draw:custom-shape>
          <draw:custom-shape draw:style-name="gr27" draw:text-style-name="P2" draw:layer="layout" svg:width="0.004cm" svg:height="0.133cm" draw:transform="rotate (-2.3537510292403) translate (23.742cm 9.245cm)">
            <text:p/>
            <draw:enhanced-geometry svg:viewBox="0 0 0 124" draw:type="non-primitive" draw:enhanced-path="M 0 124  L 0 124  L 0 108  L 0 93  L 0 78  L 0 62  L 0 47  L 0 31  L 0 16  L 0 0  N"/>
          </draw:custom-shape>
          <draw:custom-shape draw:style-name="gr27" draw:text-style-name="P2" draw:layer="layout" svg:width="0.008cm" svg:height="0.099cm" draw:transform="rotate (-2.3537510292403) translate (23.707cm 9.313cm)">
            <text:p/>
            <draw:enhanced-geometry svg:viewBox="0 0 12 87" draw:type="non-primitive" draw:enhanced-path="M 4 87  L 4 87  L 4 75  L 3 64  L 1 51  L 0 40  L 0 29  L 2 19  L 6 8  L 12 0  N"/>
          </draw:custom-shape>
          <draw:custom-shape draw:style-name="gr27" draw:text-style-name="P2" draw:layer="layout" svg:width="0.014cm" svg:height="0.115cm" draw:transform="rotate (-2.3537510292403) translate (23.689cm 9.385cm)">
            <text:p/>
            <draw:enhanced-geometry svg:viewBox="0 0 18 105" draw:type="non-primitive" draw:enhanced-path="M 9 105  L 9 105  L 9 90  L 11 74  L 14 56  L 17 39  L 18 24  L 15 12  L 10 3  L 0 0  N"/>
          </draw:custom-shape>
          <draw:custom-shape draw:style-name="gr27" draw:text-style-name="P2" draw:layer="layout" svg:width="0.083cm" svg:height="0.061cm" draw:transform="rotate (-2.3537510292403) translate (23.579cm 9.276cm)">
            <text:p/>
            <draw:enhanced-geometry svg:viewBox="0 0 88 52" draw:type="non-primitive" draw:enhanced-path="M 0 0  L 0 0  L 11 7  L 21 12  L 33 19  L 44 26  L 54 33  L 65 40  L 77 45  L 88 52  N"/>
          </draw:custom-shape>
          <draw:custom-shape draw:style-name="gr27" draw:text-style-name="P2" draw:layer="layout" svg:width="0.073cm" svg:height="0.039cm" draw:transform="rotate (-2.3537510292403) translate (23.605cm 9.162cm)">
            <text:p/>
            <draw:enhanced-geometry svg:viewBox="0 0 72 35" draw:type="non-primitive" draw:enhanced-path="M 0 0  L 0 0  L 9 5  L 18 9  L 27 14  L 36 17  L 44 22  L 53 26  L 63 31  L 72 35  N"/>
          </draw:custom-shape>
          <draw:custom-shape draw:style-name="gr27" draw:text-style-name="P2" draw:layer="layout" svg:width="0.093cm" svg:height="0.055cm" draw:transform="rotate (-2.3537510292403) translate (23.654cm 9.058cm)">
            <text:p/>
            <draw:enhanced-geometry svg:viewBox="0 0 96 52" draw:type="non-primitive" draw:enhanced-path="M 0 0  L 0 0  L 12 7  L 24 13  L 36 19  L 49 26  L 60 32  L 72 39  L 84 46  L 96 52  N"/>
          </draw:custom-shape>
          <draw:custom-shape draw:style-name="gr27" draw:text-style-name="P2" draw:layer="layout" svg:width="0.089cm" svg:height="0.06cm" draw:transform="rotate (-2.3537510292403) translate (23.698cm 8.991cm)">
            <text:p/>
            <draw:enhanced-geometry svg:viewBox="0 0 89 53" draw:type="non-primitive" draw:enhanced-path="M 0 0  L 0 0  L 11 7  L 22 13  L 33 19  L 45 26  L 55 33  L 66 40  L 77 47  L 89 53  N"/>
          </draw:custom-shape>
          <draw:custom-shape draw:style-name="gr27" draw:text-style-name="P2" draw:layer="layout" svg:width="0.059cm" svg:height="0.021cm" draw:transform="rotate (-2.3537510292403) translate (22.853cm 7.957cm)">
            <text:p/>
            <draw:enhanced-geometry svg:viewBox="0 0 62 20" draw:type="non-primitive" draw:enhanced-path="M 0 0  L 0 0  L 8 3  L 16 7  L 25 11  L 33 15  L 41 18  L 47 20  L 55 20  L 62 17  N"/>
          </draw:custom-shape>
          <draw:custom-shape draw:style-name="gr27" draw:text-style-name="P2" draw:layer="layout" svg:width="0.018cm" svg:height="0.022cm" draw:transform="rotate (-2.3537510292403) translate (22.828cm 8.015cm)">
            <text:p/>
            <draw:enhanced-geometry svg:viewBox="0 0 17 18" draw:type="non-primitive" draw:enhanced-path="M 0 18  L 0 18  L 5 13  L 8 9  L 13 4  L 17 0  N"/>
          </draw:custom-shape>
          <draw:custom-shape draw:style-name="gr27" draw:text-style-name="P2" draw:layer="layout" svg:width="0.077cm" svg:height="0.039cm" draw:transform="rotate (-2.3537510292403) translate (22.881cm 7.985cm)">
            <text:p/>
            <draw:enhanced-geometry svg:viewBox="0 0 79 35" draw:type="non-primitive" draw:enhanced-path="M 0 0  L 0 0  L 10 4  L 20 9  L 30 13  L 41 17  L 51 21  L 60 26  L 70 30  L 79 35  N"/>
          </draw:custom-shape>
          <draw:custom-shape draw:style-name="gr27" draw:text-style-name="P2" draw:layer="layout" svg:width="0.069cm" svg:height="0.021cm" draw:transform="rotate (-2.3537510292403) translate (22.658cm 7.908cm)">
            <text:p/>
            <draw:enhanced-geometry svg:viewBox="0 0 70 17" draw:type="non-primitive" draw:enhanced-path="M 0 17  L 0 17  L 9 15  L 17 13  L 26 11  L 35 8  L 43 6  L 52 5  L 60 3  L 70 0  N"/>
          </draw:custom-shape>
          <draw:custom-shape draw:style-name="gr27" draw:text-style-name="P2" draw:layer="layout" svg:width="0.089cm" svg:height="0.022cm" draw:transform="rotate (-2.3537510292403) translate (22.587cm 7.871cm)">
            <text:p/>
            <draw:enhanced-geometry svg:viewBox="0 0 88 17" draw:type="non-primitive" draw:enhanced-path="M 0 17  L 0 17  L 11 14  L 22 12  L 32 10  L 44 8  L 54 5  L 65 3  L 76 1  L 88 0  N"/>
          </draw:custom-shape>
          <draw:custom-shape draw:style-name="gr27" draw:text-style-name="P2" draw:layer="layout" svg:width="0.069cm" svg:height="0.039cm" draw:transform="rotate (-2.3537510292403) translate (22.704cm 7.809cm)">
            <text:p/>
            <draw:enhanced-geometry svg:viewBox="0 0 71 36" draw:type="non-primitive" draw:enhanced-path="M 71 0  L 71 0  L 62 5  L 53 10  L 44 14  L 36 19  L 27 23  L 18 27  L 9 31  L 0 36  N"/>
          </draw:custom-shape>
          <draw:custom-shape draw:style-name="gr27" draw:text-style-name="P2" draw:layer="layout" svg:width="0.069cm" svg:height="0.021cm" draw:transform="rotate (-2.3537510292403) translate (22.818cm 7.86cm)">
            <text:p/>
            <draw:enhanced-geometry svg:viewBox="0 0 72 19" draw:type="non-primitive" draw:enhanced-path="M 72 0  L 72 0  L 63 2  L 54 5  L 45 7  L 37 9  L 28 13  L 19 15  L 10 17  L 0 19  N"/>
          </draw:custom-shape>
          <draw:custom-shape draw:style-name="gr27" draw:text-style-name="P2" draw:layer="layout" svg:width="0.064cm" svg:height="0.016cm" draw:transform="rotate (-2.3537510292403) translate (22.898cm 7.912cm)">
            <text:p/>
            <draw:enhanced-geometry svg:viewBox="0 0 62 17" draw:type="non-primitive" draw:enhanced-path="M 62 17  L 62 17  L 54 15  L 47 12  L 39 10  L 31 8  L 23 6  L 16 4  L 8 2  L 0 0  N"/>
          </draw:custom-shape>
          <draw:custom-shape draw:style-name="gr27" draw:text-style-name="P2" draw:layer="layout" svg:width="0.069cm" svg:height="0.017cm" draw:transform="rotate (-2.3537510292403) translate (23.005cm 7.948cm)">
            <text:p/>
            <draw:enhanced-geometry svg:viewBox="0 0 69 17" draw:type="non-primitive" draw:enhanced-path="M 0 17  L 0 17  L 9 15  L 18 13  L 26 11  L 35 8  L 43 6  L 52 4  L 60 2  L 69 0  N"/>
          </draw:custom-shape>
          <draw:custom-shape draw:style-name="gr27" draw:text-style-name="P2" draw:layer="layout" svg:width="0.079cm" svg:height="0.078cm" draw:transform="rotate (-2.3537510292403) translate (21.803cm 7.14cm)">
            <text:p/>
            <draw:enhanced-geometry svg:viewBox="0 0 78 71" draw:type="non-primitive" draw:enhanced-path="M 78 0  L 78 0  L 68 9  L 59 18  L 48 28  L 38 35  L 28 45  L 19 54  L 9 62  L 0 71  N"/>
          </draw:custom-shape>
          <draw:custom-shape draw:style-name="gr27" draw:text-style-name="P2" draw:layer="layout" svg:width="0.088cm" svg:height="0.039cm" draw:transform="rotate (-2.3537510292403) translate (21.73cm 7.213cm)">
            <text:p/>
            <draw:enhanced-geometry svg:viewBox="0 0 88 37" draw:type="non-primitive" draw:enhanced-path="M 0 0  L 0 0  L 11 5  L 21 9  L 33 14  L 44 18  L 54 23  L 66 28  L 77 32  L 88 37  N"/>
          </draw:custom-shape>
          <draw:custom-shape draw:style-name="gr27" draw:text-style-name="P2" draw:layer="layout" svg:width="0.069cm" svg:height="0.061cm" draw:transform="rotate (-2.3537510292403) translate (21.666cm 7.087cm)">
            <text:p/>
            <draw:enhanced-geometry svg:viewBox="0 0 70 52" draw:type="non-primitive" draw:enhanced-path="M 70 0  L 70 0  L 60 7  L 47 12  L 35 18  L 24 22  L 12 29  L 4 35  L 0 43  L 1 52  N"/>
          </draw:custom-shape>
          <draw:custom-shape draw:style-name="gr27" draw:text-style-name="P2" draw:layer="layout" svg:width="0.098cm" svg:height="0.005cm" draw:transform="rotate (-2.3537510292403) translate (21.558cm 7.141cm)">
            <text:p/>
            <draw:enhanced-geometry svg:viewBox="0 0 97 0" draw:type="non-primitive" draw:enhanced-path="M 0 0  L 0 0  L 13 0  L 24 0  L 37 0  L 48 0  L 60 0  L 72 0  L 84 0  L 97 0  N"/>
          </draw:custom-shape>
          <draw:custom-shape draw:style-name="gr27" draw:text-style-name="P2" draw:layer="layout" svg:width="0.069cm" svg:height="0.06cm" draw:transform="rotate (-2.3537510292403) translate (21.524cm 7.009cm)">
            <text:p/>
            <draw:enhanced-geometry svg:viewBox="0 0 70 52" draw:type="non-primitive" draw:enhanced-path="M 70 0  L 70 0  L 61 7  L 52 13  L 44 20  L 35 26  L 26 33  L 18 40  L 9 46  L 0 52  N"/>
          </draw:custom-shape>
          <draw:custom-shape draw:style-name="gr27" draw:text-style-name="P2" draw:layer="layout" svg:width="0.093cm" svg:height="0.006cm" draw:transform="rotate (-2.3537510292403) translate (21.43cm 7.074cm)">
            <text:p/>
            <draw:enhanced-geometry svg:viewBox="0 0 97 0" draw:type="non-primitive" draw:enhanced-path="M 0 0  L 0 0  L 13 0  L 24 0  L 37 0  L 48 0  L 61 0  L 72 0  L 84 0  L 97 0  N"/>
          </draw:custom-shape>
          <draw:custom-shape draw:style-name="gr27" draw:text-style-name="P2" draw:layer="layout" svg:width="0.069cm" svg:height="0.039cm" draw:transform="rotate (-2.3537510292403) translate (21.343cm 6.938cm)">
            <text:p/>
            <draw:enhanced-geometry svg:viewBox="0 0 72 35" draw:type="non-primitive" draw:enhanced-path="M 72 0  L 72 0  L 61 4  L 50 7  L 38 10  L 25 12  L 15 16  L 6 20  L 1 27  L 0 35  N"/>
          </draw:custom-shape>
          <draw:custom-shape draw:style-name="gr27" draw:text-style-name="P2" draw:layer="layout" svg:width="0.118cm" svg:height="0.005cm" draw:transform="rotate (-2.3537510292403) translate (21.304cm 6.977cm)">
            <text:p/>
            <draw:enhanced-geometry svg:viewBox="0 0 122 0" draw:type="non-primitive" draw:enhanced-path="M 122 0  L 122 0  L 106 0  L 90 0  L 76 0  L 60 0  L 45 0  L 30 0  L 14 0  L 0 0  N"/>
          </draw:custom-shape>
          <draw:custom-shape draw:style-name="gr27" draw:text-style-name="P2" draw:layer="layout" svg:width="0.049cm" svg:height="0.016cm" draw:transform="rotate (-2.3537510292403) translate (21.333cm 6.894cm)">
            <text:p/>
            <draw:enhanced-geometry svg:viewBox="0 0 52 17" draw:type="non-primitive" draw:enhanced-path="M 52 0  L 52 0  L 46 2  L 40 5  L 33 7  L 26 9  L 20 11  L 13 14  L 7 15  L 0 17  N"/>
          </draw:custom-shape>
          <draw:custom-shape draw:style-name="gr27" draw:text-style-name="P2" draw:layer="layout" svg:width="0.059cm" svg:height="0.078cm" draw:transform="rotate (-2.3537510292403) translate (21.212cm 6.907cm)">
            <text:p/>
            <draw:enhanced-geometry svg:viewBox="0 0 61 71" draw:type="non-primitive" draw:enhanced-path="M 61 0  L 61 0  L 53 9  L 46 18  L 38 26  L 30 35  L 22 45  L 16 52  L 8 62  L 0 71  N"/>
          </draw:custom-shape>
          <draw:custom-shape draw:style-name="gr27" draw:text-style-name="P2" draw:layer="layout" svg:width="0.067cm" svg:height="0.016cm" draw:transform="rotate (-2.3537510292403) translate (21.168cm 6.974cm)">
            <text:p/>
            <draw:enhanced-geometry svg:viewBox="0 0 70 17" draw:type="non-primitive" draw:enhanced-path="M 0 17  L 0 17  L 9 15  L 18 13  L 26 12  L 35 9  L 44 7  L 52 5  L 61 3  L 70 0  N"/>
          </draw:custom-shape>
          <draw:custom-shape draw:style-name="gr27" draw:text-style-name="P2" draw:layer="layout" svg:width="0.108cm" svg:height="0.005cm" draw:transform="rotate (-2.3537510292403) translate (24.354cm 6.118cm)">
            <text:p/>
            <draw:enhanced-geometry svg:viewBox="0 0 107 0" draw:type="non-primitive" draw:enhanced-path="M 107 0  L 107 0  L 93 0  L 80 0  L 66 0  L 54 0  L 40 0  L 26 0  L 14 0  L 0 0  N"/>
          </draw:custom-shape>
          <draw:custom-shape draw:style-name="gr27" draw:text-style-name="P2" draw:layer="layout" svg:width="0.132cm" svg:height="0.021cm" draw:transform="rotate (-2.3537510292403) translate (24.422cm 6.247cm)">
            <text:p/>
            <draw:enhanced-geometry svg:viewBox="0 0 131 19" draw:type="non-primitive" draw:enhanced-path="M 131 0  L 131 0  L 114 2  L 98 5  L 81 7  L 65 9  L 49 13  L 32 15  L 17 17  L 0 19  N"/>
          </draw:custom-shape>
          <draw:custom-shape draw:style-name="gr27" draw:text-style-name="P2" draw:layer="layout" svg:width="0.077cm" svg:height="0.005cm" draw:transform="rotate (-2.3537510292403) translate (24.422cm 6.358cm)">
            <text:p/>
            <draw:enhanced-geometry svg:viewBox="0 0 78 0" draw:type="non-primitive" draw:enhanced-path="M 78 0  L 78 0  L 68 0  L 59 0  L 49 0  L 39 0  L 28 0  L 19 0  L 9 0  L 0 0  N"/>
          </draw:custom-shape>
          <draw:custom-shape draw:style-name="gr27" draw:text-style-name="P2" draw:layer="layout" svg:width="0.103cm" svg:height="0.005cm" draw:transform="rotate (-2.3537510292403) translate (24.482cm 6.494cm)">
            <text:p/>
            <draw:enhanced-geometry svg:viewBox="0 0 106 0" draw:type="non-primitive" draw:enhanced-path="M 106 0  L 106 0  L 97 0  L 87 0  L 78 0  L 70 0  L 61 0  L 52 0  L 43 0  L 34 0  L 34 0  L 30 0  L 26 0  L 22 0  L 17 0  L 13 0  L 8 0  L 5 0  L 0 0  N"/>
          </draw:custom-shape>
          <draw:custom-shape draw:style-name="gr27" draw:text-style-name="P2" draw:layer="layout" svg:width="0.054cm" svg:height="0.016cm" draw:transform="rotate (-2.3537510292403) translate (24.33cm 6.473cm)">
            <text:p/>
            <draw:enhanced-geometry svg:viewBox="0 0 53 17" draw:type="non-primitive" draw:enhanced-path="M 0 17  L 0 17  L 6 15  L 12 12  L 19 10  L 26 8  L 32 6  L 39 4  L 46 2  L 53 0  N"/>
          </draw:custom-shape>
          <draw:custom-shape draw:style-name="gr27" draw:text-style-name="P2" draw:layer="layout" svg:width="0.063cm" svg:height="0.021cm" draw:transform="rotate (-2.3537510292403) translate (24.297cm 6.317cm)">
            <text:p/>
            <draw:enhanced-geometry svg:viewBox="0 0 61 17" draw:type="non-primitive" draw:enhanced-path="M 0 0  L 0 0  L 7 3  L 15 5  L 23 7  L 31 9  L 38 12  L 46 13  L 54 15  L 61 17  N"/>
          </draw:custom-shape>
          <draw:custom-shape draw:style-name="gr27" draw:text-style-name="P2" draw:layer="layout" svg:width="0.103cm" svg:height="0.045cm" draw:transform="rotate (-2.3537510292403) translate (24.264cm 6.187cm)">
            <text:p/>
            <draw:enhanced-geometry svg:viewBox="0 0 105 39" draw:type="non-primitive" draw:enhanced-path="M 0 0  L 0 0  L 13 5  L 26 13  L 40 22  L 54 30  L 68 36  L 80 39  L 93 39  L 105 34  N"/>
          </draw:custom-shape>
          <draw:custom-shape draw:style-name="gr27" draw:text-style-name="P2" draw:layer="layout" svg:width="0.044cm" svg:height="0.005cm" draw:transform="rotate (-2.3537510292403) translate (22.954cm 8.029cm)">
            <text:p/>
            <draw:enhanced-geometry svg:viewBox="0 0 44 0" draw:type="non-primitive" draw:enhanced-path="M 0 0  L 0 0  L 5 0  L 11 0  L 16 0  L 21 0  L 27 0  L 33 0  L 38 0  L 44 0  N"/>
          </draw:custom-shape>
          <draw:custom-shape draw:style-name="gr27" draw:text-style-name="P2" draw:layer="layout" svg:width="0.083cm" svg:height="0.044cm" draw:transform="rotate (-2.3537510292403) translate (23.696cm 5.212cm)">
            <text:p/>
            <draw:enhanced-geometry svg:viewBox="0 0 88 36" draw:type="non-primitive" draw:enhanced-path="M 88 0  L 88 0  L 77 5  L 65 10  L 54 14  L 44 17  L 32 22  L 21 27  L 11 31  L 0 36  N"/>
          </draw:custom-shape>
          <draw:custom-shape draw:style-name="gr27" draw:text-style-name="P2" draw:layer="layout" svg:width="0.034cm" svg:height="0.094cm" draw:transform="rotate (-2.3537510292403) translate (23.601cm 5.277cm)">
            <text:p/>
            <draw:enhanced-geometry svg:viewBox="0 0 35 86" draw:type="non-primitive" draw:enhanced-path="M 0 0  L 0 0  L 4 11  L 7 22  L 9 35  L 11 47  L 15 59  L 19 69  L 26 78  L 35 86  N"/>
          </draw:custom-shape>
          <draw:custom-shape draw:style-name="gr27" draw:text-style-name="P2" draw:layer="layout" svg:width="0.132cm" svg:height="0.11cm" draw:transform="rotate (-2.3537510292403) translate (23.679cm 5.16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27" draw:text-style-name="P2" draw:layer="layout" svg:width="0.024cm" svg:height="0.094cm" draw:transform="rotate (-2.3537510292403) translate (23.5cm 5.101cm)">
            <text:p/>
            <draw:enhanced-geometry svg:viewBox="0 0 27 87" draw:type="non-primitive" draw:enhanced-path="M 0 0  L 0 0  L 3 10  L 7 22  L 10 33  L 13 43  L 17 55  L 20 66  L 24 77  L 27 87  N"/>
          </draw:custom-shape>
          <draw:custom-shape draw:style-name="gr27" draw:text-style-name="P2" draw:layer="layout" svg:width="0.098cm" svg:height="0.039cm" draw:transform="rotate (-2.3537510292403) translate (23.55cm 4.943cm)">
            <text:p/>
            <draw:enhanced-geometry svg:viewBox="0 0 97 35" draw:type="non-primitive" draw:enhanced-path="M 97 0  L 97 0  L 84 5  L 72 9  L 60 14  L 48 18  L 36 23  L 24 26  L 13 31  L 0 35  N"/>
          </draw:custom-shape>
          <draw:custom-shape draw:style-name="gr27" draw:text-style-name="P2" draw:layer="layout" svg:width="0.063cm" svg:height="0.11cm" draw:transform="rotate (-2.3537510292403) translate (23.437cm 4.969cm)">
            <text:p/>
            <draw:enhanced-geometry svg:viewBox="0 0 69 103" draw:type="non-primitive" draw:enhanced-path="M 0 0  L 0 0  L 9 12  L 17 26  L 26 38  L 35 51  L 43 64  L 52 77  L 60 90  L 69 103  N"/>
          </draw:custom-shape>
          <draw:custom-shape draw:style-name="gr27" draw:text-style-name="P2" draw:layer="layout" svg:width="0.132cm" svg:height="0.005cm" draw:transform="rotate (-2.3537510292403) translate (23.515cm 4.756cm)">
            <text:p/>
            <draw:enhanced-geometry svg:viewBox="0 0 138 0" draw:type="non-primitive" draw:enhanced-path="M 138 0  L 138 0  L 119 0  L 97 0  L 75 0  L 52 0  L 32 0  L 14 0  L 4 0  L 0 0  N"/>
          </draw:custom-shape>
          <draw:custom-shape draw:style-name="gr27" draw:text-style-name="P2" draw:layer="layout" svg:width="0.054cm" svg:height="0.115cm" draw:transform="rotate (-2.3537510292403) translate (23.398cm 4.873cm)">
            <text:p/>
            <draw:enhanced-geometry svg:viewBox="0 0 53 105" draw:type="non-primitive" draw:enhanced-path="M 0 0  L 0 0  L 7 14  L 14 26  L 21 40  L 27 53  L 33 67  L 40 79  L 46 93  L 53 105  N"/>
          </draw:custom-shape>
          <draw:custom-shape draw:style-name="gr43" draw:text-style-name="P2" draw:layer="layout" svg:width="0.138cm" svg:height="0.177cm" draw:transform="rotate (-2.3537510292403) translate (24.961cm 8.052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27" draw:text-style-name="P2" draw:layer="layout" svg:width="0.138cm" svg:height="0.177cm" draw:transform="rotate (-2.3537510292403) translate (24.961cm 8.052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44" draw:text-style-name="P2" draw:layer="layout" svg:width="0.157cm" svg:height="0.193cm" draw:transform="rotate (-2.3537510292403) translate (24.961cm 8.052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27" draw:text-style-name="P2" draw:layer="layout" svg:width="0.157cm" svg:height="0.193cm" draw:transform="rotate (-2.3537510292403) translate (24.961cm 8.052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44" draw:text-style-name="P2" draw:layer="layout" svg:width="0.092cm" svg:height="0.039cm" draw:transform="rotate (-2.3537510292403) translate (24.962cm 8.075cm)">
            <text:p/>
            <draw:enhanced-geometry svg:viewBox="0 0 95 35" draw:type="non-primitive" draw:enhanced-path="M 95 18  L 87 15  L 80 13  L 72 9  L 64 6  L 56 3  L 50 1  L 42 0  L 34 1  L 28 4  L 22 6  L 18 11  L 13 14  L 9 18  L 5 24  L 2 30  L 0 35  L 95 18  Z N"/>
          </draw:custom-shape>
          <draw:custom-shape draw:style-name="gr27" draw:text-style-name="P2" draw:layer="layout" svg:width="0.092cm" svg:height="0.039cm" draw:transform="rotate (-2.3537510292403) translate (24.962cm 8.075cm)">
            <text:p/>
            <draw:enhanced-geometry svg:viewBox="0 0 95 35" draw:type="non-primitive" draw:enhanced-path="M 95 18  L 95 18  L 87 15  L 80 13  L 72 9  L 64 6  L 56 3  L 50 1  L 42 0  L 34 1  L 34 1  L 28 4  L 22 6  L 18 11  L 13 14  L 9 18  L 5 24  L 2 30  L 0 35  N"/>
          </draw:custom-shape>
          <draw:custom-shape draw:style-name="gr44" draw:text-style-name="P2" draw:layer="layout" svg:width="0.049cm" svg:height="0.039cm" draw:transform="rotate (-2.3537510292403) translate (24.968cm 8.045cm)">
            <text:p/>
            <draw:enhanced-geometry svg:viewBox="0 0 53 36" draw:type="non-primitive" draw:enhanced-path="M 53 0  L 46 5  L 38 8  L 31 12  L 23 15  L 16 19  L 10 23  L 4 29  L 0 36  L 53 0  Z N"/>
          </draw:custom-shape>
          <draw:custom-shape draw:style-name="gr27" draw:text-style-name="P2" draw:layer="layout" svg:width="0.049cm" svg:height="0.039cm" draw:transform="rotate (-2.3537510292403) translate (24.968cm 8.045cm)">
            <text:p/>
            <draw:enhanced-geometry svg:viewBox="0 0 53 36" draw:type="non-primitive" draw:enhanced-path="M 53 0  L 53 0  L 46 5  L 38 8  L 31 12  L 23 15  L 16 19  L 10 23  L 4 29  L 0 36  N"/>
          </draw:custom-shape>
          <draw:custom-shape draw:style-name="gr44" draw:text-style-name="P2" draw:layer="layout" svg:width="0.132cm" svg:height="0.078cm" draw:transform="rotate (-2.3537510292403) translate (24.606cm 8.433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27" draw:text-style-name="P2" draw:layer="layout" svg:width="0.132cm" svg:height="0.078cm" draw:transform="rotate (-2.3537510292403) translate (24.606cm 8.433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44" draw:text-style-name="P2" draw:layer="layout" svg:width="0.132cm" svg:height="0.133cm" draw:transform="rotate (-2.3537510292403) translate (24.583cm 8.424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27" draw:text-style-name="P2" draw:layer="layout" svg:width="0.132cm" svg:height="0.133cm" draw:transform="rotate (-2.3537510292403) translate (24.583cm 8.424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44" draw:text-style-name="P2" draw:layer="layout" svg:width="0.077cm" svg:height="0.076cm" draw:transform="rotate (-2.3537510292403) translate (24.968cm 8.04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27" draw:text-style-name="P2" draw:layer="layout" svg:width="0.077cm" svg:height="0.076cm" draw:transform="rotate (-2.3537510292403) translate (24.968cm 8.04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17" presentation:class="page"/>
          <draw:frame presentation:style-name="pr5"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Arrowheads_20_1" draw:display-name="Arrowheads 1" svg:viewBox="0 0 350 210" svg:d="m175 0 175 210h-35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writing-mode="lr-tb" style:font-independent-line-spacing="true"/>
    </style:style>
    <style:style style:name="MT1" style:family="text">
      <style:text-properties fo:color="#000000" fo:font-family="Arial" style:font-pitch="variable" fo:font-size="16pt" fo:text-shadow="1pt 1pt" fo:font-weight="bold" style:font-size-asian="16pt" style:font-weight-asian="bold" style:font-size-complex="16pt" style:font-weight-complex="bold"/>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6.934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1"><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2"><presentation:header/></text:span></text:p>
          </draw:text-box>
        </draw:frame>
        <draw:frame presentation:style-name="Mpr2" draw:text-style-name="MP10" draw:layer="backgroundobjects" svg:width="8.546cm" svg:height="1.249cm" svg:x="11.183cm" svg:y="0cm" presentation:class="date-time">
          <draw:text-box>
            <text:p text:style-name="MP9"><text:span text:style-name="MT2"><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2"><presentation:footer/></text:span></text:p>
          </draw:text-box>
        </draw:frame>
        <draw:frame presentation:style-name="Mpr4" draw:text-style-name="MP10" draw:layer="backgroundobjects" svg:width="8.335cm" svg:height="0.909cm" svg:x="11.12cm" svg:y="23.728cm" presentation:class="page-number">
          <draw:text-box>
            <text:p text:style-name="MP9"><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creator>Jon Jagger</dc:creator>
    <dc:date>2009-11-16T11:05:54</dc:date>
    <meta:print-date>1999-08-14T10:11:44</meta:print-date>
    <meta:editing-cycles>2636</meta:editing-cycles>
    <meta:editing-duration>PT567H54M51S</meta:editing-duration>
    <meta:document-statistic meta:object-count="1578"/>
    <meta:generator>NeoOffice/3.1.2$Unix OpenOffice.org_project/Patch 0</meta:generator>
  </office:meta>
</office:document-meta>
</file>